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9cm"/>
    </style:style>
    <style:style style:name="co2" style:family="table-column">
      <style:table-column-properties fo:break-before="auto" style:column-width="16.612cm"/>
    </style:style>
    <style:style style:name="co3" style:family="table-column">
      <style:table-column-properties fo:break-before="auto" style:column-width="5.255cm"/>
    </style:style>
    <style:style style:name="co4" style:family="table-column">
      <style:table-column-properties fo:break-before="auto" style:column-width="4.411cm"/>
    </style:style>
    <style:style style:name="co5" style:family="table-column">
      <style:table-column-properties fo:break-before="auto" style:column-width="2.258cm"/>
    </style:style>
    <style:style style:name="co6" style:family="table-column">
      <style:table-column-properties fo:break-before="auto" style:column-width="25.816cm"/>
    </style:style>
    <style:style style:name="co7" style:family="table-column">
      <style:table-column-properties fo:break-before="auto" style:column-width="6.699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fd095"/>
    </style:style>
    <style:style style:name="ce3" style:family="table-cell" style:parent-style-name="Default">
      <style:table-cell-properties fo:background-color="#afd095"/>
    </style:style>
  </office:automatic-styles>
  <office:body>
    <office:spreadsheet>
      <table:calculation-settings table:automatic-find-labels="false" table:use-regular-expressions="false" table:use-wildcards="true"/>
      <table:table table:name="Russi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row table:style-name="ro1">
          <table:table-cell office:value-type="string" calcext:value-type="string">
            <text:p>&lt;yes&gt;</text:p>
          </table:table-cell>
          <table:table-cell office:value-type="string" calcext:value-type="string">
            <text:p>да</text:p>
          </table:table-cell>
          <table:table-cell office:value-type="string" calcext:value-type="string">
            <text:p>&lt;/yes&gt;</text:p>
          </table:table-cell>
          <table:table-cell table:formula="of:=CONCATENATE([.A1];[.B1];[.C1])" office:value-type="string" office:string-value="&lt;yes&gt;да&lt;/yes&gt;" calcext:value-type="string">
            <text:p>&lt;yes&gt;да&lt;/yes&gt;</text:p>
          </table:table-cell>
        </table:table-row>
        <table:table-row table:style-name="ro1">
          <table:table-cell office:value-type="string" calcext:value-type="string">
            <text:p>&lt;no&gt;</text:p>
          </table:table-cell>
          <table:table-cell office:value-type="string" calcext:value-type="string">
            <text:p>Нет</text:p>
          </table:table-cell>
          <table:table-cell office:value-type="string" calcext:value-type="string">
            <text:p>&lt;/no&gt;</text:p>
          </table:table-cell>
          <table:table-cell table:formula="of:=CONCATENATE([.A2];[.B2];[.C2])" office:value-type="string" office:string-value="&lt;no&gt;Нет&lt;/no&gt;" calcext:value-type="string">
            <text:p>&lt;no&gt;Нет&lt;/no&gt;</text:p>
          </table:table-cell>
        </table:table-row>
        <table:table-row table:style-name="ro1">
          <table:table-cell office:value-type="string" calcext:value-type="string">
            <text:p>&lt;none&gt;</text:p>
          </table:table-cell>
          <table:table-cell office:value-type="string" calcext:value-type="string">
            <text:p>Никто</text:p>
          </table:table-cell>
          <table:table-cell office:value-type="string" calcext:value-type="string">
            <text:p>&lt;/none&gt;</text:p>
          </table:table-cell>
          <table:table-cell table:formula="of:=CONCATENATE([.A3];[.B3];[.C3])" office:value-type="string" office:string-value="&lt;none&gt;Никто&lt;/none&gt;" calcext:value-type="string">
            <text:p>&lt;none&gt;Никто&lt;/none&gt;</text:p>
          </table:table-cell>
        </table:table-row>
        <table:table-row table:style-name="ro1">
          <table:table-cell office:value-type="string" calcext:value-type="string">
            <text:p>&lt;sysmusic&gt;</text:p>
          </table:table-cell>
          <table:table-cell office:value-type="string" calcext:value-type="string">
            <text:p>На</text:p>
          </table:table-cell>
          <table:table-cell office:value-type="string" calcext:value-type="string">
            <text:p>&lt;/sysmusic&gt;</text:p>
          </table:table-cell>
          <table:table-cell table:formula="of:=CONCATENATE([.A4];[.B4];[.C4])" office:value-type="string" office:string-value="&lt;sysmusic&gt;На&lt;/sysmusic&gt;" calcext:value-type="string">
            <text:p>&lt;sysmusic&gt;На&lt;/sysmusic&gt;</text:p>
          </table:table-cell>
        </table:table-row>
        <table:table-row table:style-name="ro1">
          <table:table-cell office:value-type="string" calcext:value-type="string">
            <text:p>&lt;nomusic&gt;</text:p>
          </table:table-cell>
          <table:table-cell office:value-type="string" calcext:value-type="string">
            <text:p>Случайный</text:p>
          </table:table-cell>
          <table:table-cell office:value-type="string" calcext:value-type="string">
            <text:p>&lt;/nomusic&gt;</text:p>
          </table:table-cell>
          <table:table-cell table:formula="of:=CONCATENATE([.A5];[.B5];[.C5])" office:value-type="string" office:string-value="&lt;nomusic&gt;Случайный&lt;/nomusic&gt;" calcext:value-type="string">
            <text:p>&lt;nomusic&gt;Случайный&lt;/nomusic&gt;</text:p>
          </table:table-cell>
        </table:table-row>
        <table:table-row table:style-name="ro1">
          <table:table-cell office:value-type="string" calcext:value-type="string">
            <text:p>&lt;silence&gt;</text:p>
          </table:table-cell>
          <table:table-cell office:value-type="string" calcext:value-type="string">
            <text:p>Без фоновой музыки</text:p>
          </table:table-cell>
          <table:table-cell office:value-type="string" calcext:value-type="string">
            <text:p>&lt;/silence&gt;</text:p>
          </table:table-cell>
          <table:table-cell table:formula="of:=CONCATENATE([.A6];[.B6];[.C6])" office:value-type="string" office:string-value="&lt;silence&gt;Без фоновой музыки&lt;/silence&gt;" calcext:value-type="string">
            <text:p>&lt;silence&gt;Без фоновой музыки&lt;/silence&gt;</text:p>
          </table:table-cell>
        </table:table-row>
        <table:table-row table:style-name="ro1">
          <table:table-cell office:value-type="string" calcext:value-type="string">
            <text:p>&lt;default&gt;</text:p>
          </table:table-cell>
          <table:table-cell office:value-type="string" calcext:value-type="string">
            <text:p>Дефолт</text:p>
          </table:table-cell>
          <table:table-cell office:value-type="string" calcext:value-type="string">
            <text:p>&lt;/default&gt;</text:p>
          </table:table-cell>
          <table:table-cell table:formula="of:=CONCATENATE([.A7];[.B7];[.C7])" office:value-type="string" office:string-value="&lt;default&gt;Дефолт&lt;/default&gt;" calcext:value-type="string">
            <text:p>&lt;default&gt;Дефолт&lt;/default&gt;</text:p>
          </table:table-cell>
        </table:table-row>
        <table:table-row table:style-name="ro1">
          <table:table-cell office:value-type="string" calcext:value-type="string">
            <text:p>&lt;basiclist&gt;</text:p>
          </table:table-cell>
          <table:table-cell office:value-type="string" calcext:value-type="string">
            <text:p>Простой список</text:p>
          </table:table-cell>
          <table:table-cell office:value-type="string" calcext:value-type="string">
            <text:p>&lt;/basiclist&gt;</text:p>
          </table:table-cell>
          <table:table-cell table:formula="of:=CONCATENATE([.A8];[.B8];[.C8])" office:value-type="string" office:string-value="&lt;basiclist&gt;Простой список&lt;/basiclist&gt;" calcext:value-type="string">
            <text:p>&lt;basiclist&gt;Простой список&lt;/basiclist&gt;</text:p>
          </table:table-cell>
        </table:table-row>
        <table:table-row table:style-name="ro1">
          <table:table-cell office:value-type="string" calcext:value-type="string">
            <text:p>&lt;simplegridName&gt;</text:p>
          </table:table-cell>
          <table:table-cell office:value-type="string" calcext:value-type="string">
            <text:p>Сетка простая</text:p>
          </table:table-cell>
          <table:table-cell office:value-type="string" calcext:value-type="string">
            <text:p>&lt;/simplegridName&gt;</text:p>
          </table:table-cell>
          <table:table-cell table:formula="of:=CONCATENATE([.A9];[.B9];[.C9])" office:value-type="string" office:string-value="&lt;simplegridName&gt;Сетка простая&lt;/simplegridName&gt;" calcext:value-type="string">
            <text:p>&lt;simplegridName&gt;Сетка простая&lt;/simplegridName&gt;</text:p>
          </table:table-cell>
        </table:table-row>
        <table:table-row table:style-name="ro1">
          <table:table-cell office:value-type="string" calcext:value-type="string">
            <text:p>&lt;carouselViewName&gt;</text:p>
          </table:table-cell>
          <table:table-cell office:value-type="string" calcext:value-type="string">
            <text:p>Карусель</text:p>
          </table:table-cell>
          <table:table-cell office:value-type="string" calcext:value-type="string">
            <text:p>&lt;/carouselViewName&gt;</text:p>
          </table:table-cell>
          <table:table-cell table:formula="of:=CONCATENATE([.A10];[.B10];[.C10])" office:value-type="string" office:string-value="&lt;carouselViewName&gt;Карусель&lt;/carouselViewName&gt;" calcext:value-type="string">
            <text:p>&lt;carouselViewName&gt;Карусель&lt;/carouselViewName&gt;</text:p>
          </table:table-cell>
        </table:table-row>
        <table:table-row table:style-name="ro1">
          <table:table-cell office:value-type="string" calcext:value-type="string">
            <text:p>&lt;carouselposterViewName&gt;</text:p>
          </table:table-cell>
          <table:table-cell office:value-type="string" calcext:value-type="string">
            <text:p>Подробная карусель</text:p>
          </table:table-cell>
          <table:table-cell office:value-type="string" calcext:value-type="string">
            <text:p>&lt;/carouselposterViewName&gt;</text:p>
          </table:table-cell>
          <table:table-cell table:formula="of:=CONCATENATE([.A11];[.B11];[.C11])" office:value-type="string" office:string-value="&lt;carouselposterViewName&gt;Подробная карусель&lt;/carouselposterViewName&gt;" calcext:value-type="string">
            <text:p>&lt;carouselposterViewName&gt;Подробная карусель&lt;/carouselposterViewName&gt;</text:p>
          </table:table-cell>
        </table:table-row>
        <table:table-row table:style-name="ro1">
          <table:table-cell office:value-type="string" calcext:value-type="string">
            <text:p>&lt;tilesViewName&gt;</text:p>
          </table:table-cell>
          <table:table-cell office:value-type="string" calcext:value-type="string">
            <text:p>Плитки</text:p>
          </table:table-cell>
          <table:table-cell office:value-type="string" calcext:value-type="string">
            <text:p>&lt;/tilesViewName&gt;</text:p>
          </table:table-cell>
          <table:table-cell table:formula="of:=CONCATENATE([.A12];[.B12];[.C12])" office:value-type="string" office:string-value="&lt;tilesViewName&gt;Плитки&lt;/tilesViewName&gt;" calcext:value-type="string">
            <text:p>&lt;tilesViewName&gt;Плитки&lt;/tilesViewName&gt;</text:p>
          </table:table-cell>
        </table:table-row>
        <table:table-row table:style-name="ro1">
          <table:table-cell office:value-type="string" calcext:value-type="string">
            <text:p>&lt;tilesVideoViewName&gt;</text:p>
          </table:table-cell>
          <table:table-cell office:value-type="string" calcext:value-type="string">
            <text:p>Плитка с видео</text:p>
          </table:table-cell>
          <table:table-cell office:value-type="string" calcext:value-type="string">
            <text:p>&lt;/tilesVideoViewName&gt;</text:p>
          </table:table-cell>
          <table:table-cell table:formula="of:=CONCATENATE([.A13];[.B13];[.C13])" office:value-type="string" office:string-value="&lt;tilesVideoViewName&gt;Плитка с видео&lt;/tilesVideoViewName&gt;" calcext:value-type="string">
            <text:p>&lt;tilesVideoViewName&gt;Плитка с видео&lt;/tilesVideoViewName&gt;</text:p>
          </table:table-cell>
        </table:table-row>
        <table:table-row table:style-name="ro1">
          <table:table-cell office:value-type="string" calcext:value-type="string">
            <text:p>&lt;tilesVideoMarqueeViewName&gt;</text:p>
          </table:table-cell>
          <table:table-cell office:value-type="string" calcext:value-type="string">
            <text:p>Плитка с видео и логотипами</text:p>
          </table:table-cell>
          <table:table-cell office:value-type="string" calcext:value-type="string">
            <text:p>&lt;/tilesVideoMarqueeViewName&gt;</text:p>
          </table:table-cell>
          <table:table-cell table:formula="of:=CONCATENATE([.A14];[.B14];[.C14])" office:value-type="string" office:string-value="&lt;tilesVideoMarqueeViewName&gt;Плитка с видео и логотипами&lt;/tilesVideoMarqueeViewName&gt;" calcext:value-type="string">
            <text:p>&lt;tilesVideoMarqueeViewName&gt;Плитка с видео и логотипами&lt;/tilesVideoMarqueeViewName&gt;</text:p>
          </table:table-cell>
        </table:table-row>
        <table:table-row table:style-name="ro1">
          <table:table-cell office:value-type="string" calcext:value-type="string">
            <text:p>&lt;fanartViewName&gt;</text:p>
          </table:table-cell>
          <table:table-cell office:value-type="string" calcext:value-type="string">
            <text:p>Фанарт (по умолчанию)</text:p>
          </table:table-cell>
          <table:table-cell office:value-type="string" calcext:value-type="string">
            <text:p>&lt;/fanartViewName&gt;</text:p>
          </table:table-cell>
          <table:table-cell table:formula="of:=CONCATENATE([.A15];[.B15];[.C15])" office:value-type="string" office:string-value="&lt;fanartViewName&gt;Фанарт (по умолчанию)&lt;/fanartViewName&gt;" calcext:value-type="string">
            <text:p>&lt;fanartViewName&gt;Фанарт (по умолчанию)&lt;/fanartViewName&gt;</text:p>
          </table:table-cell>
        </table:table-row>
        <table:table-row table:style-name="ro1">
          <table:table-cell office:value-type="string" calcext:value-type="string">
            <text:p>&lt;fanartvlViewName&gt;</text:p>
          </table:table-cell>
          <table:table-cell office:value-type="string" calcext:value-type="string">
            <text:p>Фанарт (полноэкранное видео)</text:p>
          </table:table-cell>
          <table:table-cell office:value-type="string" calcext:value-type="string">
            <text:p>&lt;/fanartvlViewName&gt;</text:p>
          </table:table-cell>
          <table:table-cell table:formula="of:=CONCATENATE([.A16];[.B16];[.C16])" office:value-type="string" office:string-value="&lt;fanartvlViewName&gt;Фанарт (полноэкранное видео)&lt;/fanartvlViewName&gt;" calcext:value-type="string">
            <text:p>&lt;fanartvlViewName&gt;Фанарт (полноэкранное видео)&lt;/fanartvlViewName&gt;</text:p>
          </table:table-cell>
        </table:table-row>
        <table:table-row table:style-name="ro1">
          <table:table-cell office:value-type="string" calcext:value-type="string">
            <text:p>&lt;carouselvideoName&gt;</text:p>
          </table:table-cell>
          <table:table-cell office:value-type="string" calcext:value-type="string">
            <text:p>Карусель видео</text:p>
          </table:table-cell>
          <table:table-cell office:value-type="string" calcext:value-type="string">
            <text:p>&lt;/carouselvideoName&gt;</text:p>
          </table:table-cell>
          <table:table-cell table:formula="of:=CONCATENATE([.A17];[.B17];[.C17])" office:value-type="string" office:string-value="&lt;carouselvideoName&gt;Карусель видео&lt;/carouselvideoName&gt;" calcext:value-type="string">
            <text:p>&lt;carouselvideoName&gt;Карусель видео&lt;/carouselvideoName&gt;</text:p>
          </table:table-cell>
        </table:table-row>
        <table:table-row table:style-name="ro1">
          <table:table-cell office:value-type="string" calcext:value-type="string">
            <text:p>&lt;smallscreengamelist&gt;</text:p>
          </table:table-cell>
          <table:table-cell office:value-type="string" calcext:value-type="string">
            <text:p>Маленький экран</text:p>
          </table:table-cell>
          <table:table-cell office:value-type="string" calcext:value-type="string">
            <text:p>&lt;/smallscreengamelist&gt;</text:p>
          </table:table-cell>
          <table:table-cell table:formula="of:=CONCATENATE([.A18];[.B18];[.C18])" office:value-type="string" office:string-value="&lt;smallscreengamelist&gt;Маленький экран&lt;/smallscreengamelist&gt;" calcext:value-type="string">
            <text:p>&lt;smallscreengamelist&gt;Маленький экран&lt;/smallscreengamelist&gt;</text:p>
          </table:table-cell>
        </table:table-row>
        <table:table-row table:style-name="ro1">
          <table:table-cell office:value-type="string" calcext:value-type="string">
            <text:p>&lt;smallscreengamelistnh&gt;</text:p>
          </table:table-cell>
          <table:table-cell office:value-type="string" calcext:value-type="string">
            <text:p>Маленький экран (без справки)</text:p>
          </table:table-cell>
          <table:table-cell office:value-type="string" calcext:value-type="string">
            <text:p>&lt;/smallscreengamelistnh&gt;</text:p>
          </table:table-cell>
          <table:table-cell table:formula="of:=CONCATENATE([.A19];[.B19];[.C19])" office:value-type="string" office:string-value="&lt;smallscreengamelistnh&gt;Маленький экран (без справки)&lt;/smallscreengamelistnh&gt;" calcext:value-type="string">
            <text:p>&lt;smallscreengamelistnh&gt;Маленький экран (без справки)&lt;/smallscreengamelistnh&gt;</text:p>
          </table:table-cell>
        </table:table-row>
        <table:table-row table:style-name="ro1">
          <table:table-cell office:value-type="string" calcext:value-type="string">
            <text:p>&lt;ctblue&gt;</text:p>
          </table:table-cell>
          <table:table-cell office:value-type="string" calcext:value-type="string">
            <text:p>Сапфир</text:p>
          </table:table-cell>
          <table:table-cell office:value-type="string" calcext:value-type="string">
            <text:p>&lt;/ctblue&gt;</text:p>
          </table:table-cell>
          <table:table-cell table:formula="of:=CONCATENATE([.A20];[.B20];[.C20])" office:value-type="string" office:string-value="&lt;ctblue&gt;Сапфир&lt;/ctblue&gt;" calcext:value-type="string">
            <text:p>&lt;ctblue&gt;Сапфир&lt;/ctblue&gt;</text:p>
          </table:table-cell>
        </table:table-row>
        <table:table-row table:style-name="ro1">
          <table:table-cell office:value-type="string" calcext:value-type="string">
            <text:p>&lt;ctred&gt;</text:p>
          </table:table-cell>
          <table:table-cell office:value-type="string" calcext:value-type="string">
            <text:p>Рубин</text:p>
          </table:table-cell>
          <table:table-cell office:value-type="string" calcext:value-type="string">
            <text:p>&lt;/ctred&gt;</text:p>
          </table:table-cell>
          <table:table-cell table:formula="of:=CONCATENATE([.A21];[.B21];[.C21])" office:value-type="string" office:string-value="&lt;ctred&gt;Рубин&lt;/ctred&gt;" calcext:value-type="string">
            <text:p>&lt;ctred&gt;Рубин&lt;/ctred&gt;</text:p>
          </table:table-cell>
        </table:table-row>
        <table:table-row table:style-name="ro1">
          <table:table-cell office:value-type="string" calcext:value-type="string">
            <text:p>&lt;ctgreen&gt;</text:p>
          </table:table-cell>
          <table:table-cell office:value-type="string" calcext:value-type="string">
            <text:p>Изумруд</text:p>
          </table:table-cell>
          <table:table-cell office:value-type="string" calcext:value-type="string">
            <text:p>&lt;/ctgreen&gt;</text:p>
          </table:table-cell>
          <table:table-cell table:formula="of:=CONCATENATE([.A22];[.B22];[.C22])" office:value-type="string" office:string-value="&lt;ctgreen&gt;Изумруд&lt;/ctgreen&gt;" calcext:value-type="string">
            <text:p>&lt;ctgreen&gt;Изумруд&lt;/ctgreen&gt;</text:p>
          </table:table-cell>
        </table:table-row>
        <table:table-row table:style-name="ro1">
          <table:table-cell office:value-type="string" calcext:value-type="string">
            <text:p>&lt;ctblack&gt;</text:p>
          </table:table-cell>
          <table:table-cell office:value-type="string" calcext:value-type="string">
            <text:p>Углерод</text:p>
          </table:table-cell>
          <table:table-cell office:value-type="string" calcext:value-type="string">
            <text:p>&lt;/ctblack&gt;</text:p>
          </table:table-cell>
          <table:table-cell table:formula="of:=CONCATENATE([.A23];[.B23];[.C23])" office:value-type="string" office:string-value="&lt;ctblack&gt;Углерод&lt;/ctblack&gt;" calcext:value-type="string">
            <text:p>&lt;ctblack&gt;Углерод&lt;/ctblack&gt;</text:p>
          </table:table-cell>
        </table:table-row>
        <table:table-row table:style-name="ro1">
          <table:table-cell office:value-type="string" calcext:value-type="string">
            <text:p>&lt;ctgold&gt;</text:p>
          </table:table-cell>
          <table:table-cell office:value-type="string" calcext:value-type="string">
            <text:p>Золото</text:p>
          </table:table-cell>
          <table:table-cell office:value-type="string" calcext:value-type="string">
            <text:p>&lt;/ctgold&gt;</text:p>
          </table:table-cell>
          <table:table-cell table:formula="of:=CONCATENATE([.A24];[.B24];[.C24])" office:value-type="string" office:string-value="&lt;ctgold&gt;Золото&lt;/ctgold&gt;" calcext:value-type="string">
            <text:p>&lt;ctgold&gt;Золото&lt;/ctgold&gt;</text:p>
          </table:table-cell>
        </table:table-row>
        <table:table-row table:style-name="ro1">
          <table:table-cell office:value-type="string" calcext:value-type="string">
            <text:p>&lt;defaultbg&gt;</text:p>
          </table:table-cell>
          <table:table-cell office:value-type="string" calcext:value-type="string">
            <text:p>СОЛО (Свет)</text:p>
          </table:table-cell>
          <table:table-cell office:value-type="string" calcext:value-type="string">
            <text:p>&lt;/defaultbg&gt;</text:p>
          </table:table-cell>
          <table:table-cell table:formula="of:=CONCATENATE([.A25];[.B25];[.C25])" office:value-type="string" office:string-value="&lt;defaultbg&gt;СОЛО (Свет)&lt;/defaultbg&gt;" calcext:value-type="string">
            <text:p>&lt;defaultbg&gt;СОЛО (Свет)&lt;/defaultbg&gt;</text:p>
          </table:table-cell>
        </table:table-row>
        <table:table-row table:style-name="ro1">
          <table:table-cell office:value-type="string" calcext:value-type="string">
            <text:p>&lt;darkbg&gt;</text:p>
          </table:table-cell>
          <table:table-cell office:value-type="string" calcext:value-type="string">
            <text:p>СОЛО (Темный)</text:p>
          </table:table-cell>
          <table:table-cell office:value-type="string" calcext:value-type="string">
            <text:p>&lt;/darkbg&gt;</text:p>
          </table:table-cell>
          <table:table-cell table:formula="of:=CONCATENATE([.A26];[.B26];[.C26])" office:value-type="string" office:string-value="&lt;darkbg&gt;СОЛО (Темный)&lt;/darkbg&gt;" calcext:value-type="string">
            <text:p>&lt;darkbg&gt;СОЛО (Темный)&lt;/darkbg&gt;</text:p>
          </table:table-cell>
        </table:table-row>
        <table:table-row table:style-name="ro1">
          <table:table-cell office:value-type="string" calcext:value-type="string">
            <text:p>&lt;bellabg&gt;</text:p>
          </table:table-cell>
          <table:table-cell office:value-type="string" calcext:value-type="string">
            <text:p>Белла</text:p>
          </table:table-cell>
          <table:table-cell office:value-type="string" calcext:value-type="string">
            <text:p>&lt;/bellabg&gt;</text:p>
          </table:table-cell>
          <table:table-cell table:formula="of:=CONCATENATE([.A27];[.B27];[.C27])" office:value-type="string" office:string-value="&lt;bellabg&gt;Белла&lt;/bellabg&gt;" calcext:value-type="string">
            <text:p>&lt;bellabg&gt;Белла&lt;/bellabg&gt;</text:p>
          </table:table-cell>
        </table:table-row>
        <table:table-row table:style-name="ro1">
          <table:table-cell office:value-type="string" calcext:value-type="string">
            <text:p>&lt;systembg&gt;</text:p>
          </table:table-cell>
          <table:table-cell office:value-type="string" calcext:value-type="string">
            <text:p>Консоль</text:p>
          </table:table-cell>
          <table:table-cell office:value-type="string" calcext:value-type="string">
            <text:p>&lt;/systembg&gt;</text:p>
          </table:table-cell>
          <table:table-cell table:formula="of:=CONCATENATE([.A28];[.B28];[.C28])" office:value-type="string" office:string-value="&lt;systembg&gt;Консоль&lt;/systembg&gt;" calcext:value-type="string">
            <text:p>&lt;systembg&gt;Консоль&lt;/systembg&gt;</text:p>
          </table:table-cell>
        </table:table-row>
        <table:table-row table:style-name="ro1">
          <table:table-cell office:value-type="string" calcext:value-type="string">
            <text:p>&lt;artflixbg&gt;</text:p>
          </table:table-cell>
          <table:table-cell office:value-type="string" calcext:value-type="string">
            <text:p>Artflix</text:p>
          </table:table-cell>
          <table:table-cell office:value-type="string" calcext:value-type="string">
            <text:p>&lt;/artflixbg&gt;</text:p>
          </table:table-cell>
          <table:table-cell table:formula="of:=CONCATENATE([.A29];[.B29];[.C29])" office:value-type="string" office:string-value="&lt;artflixbg&gt;Artflix&lt;/artflixbg&gt;" calcext:value-type="string">
            <text:p>&lt;artflixbg&gt;Artflix&lt;/artflixbg&gt;</text:p>
          </table:table-cell>
        </table:table-row>
        <table:table-row table:style-name="ro1">
          <table:table-cell office:value-type="string" calcext:value-type="string">
            <text:p>&lt;whitelog&gt;</text:p>
          </table:table-cell>
          <table:table-cell office:value-type="string" calcext:value-type="string">
            <text:p>Белый логотип</text:p>
          </table:table-cell>
          <table:table-cell office:value-type="string" calcext:value-type="string">
            <text:p>&lt;/whitelog&gt;</text:p>
          </table:table-cell>
          <table:table-cell table:formula="of:=CONCATENATE([.A30];[.B30];[.C30])" office:value-type="string" office:string-value="&lt;whitelog&gt;Белый логотип&lt;/whitelog&gt;" calcext:value-type="string">
            <text:p>&lt;whitelog&gt;Белый логотип&lt;/whitelog&gt;</text:p>
          </table:table-cell>
        </table:table-row>
        <table:table-row table:style-name="ro1">
          <table:table-cell office:value-type="string" calcext:value-type="string">
            <text:p>&lt;colorlog&gt;</text:p>
          </table:table-cell>
          <table:table-cell office:value-type="string" calcext:value-type="string">
            <text:p>Цветной логотип</text:p>
          </table:table-cell>
          <table:table-cell office:value-type="string" calcext:value-type="string">
            <text:p>&lt;/colorlog&gt;</text:p>
          </table:table-cell>
          <table:table-cell table:formula="of:=CONCATENATE([.A31];[.B31];[.C31])" office:value-type="string" office:string-value="&lt;colorlog&gt;Цветной логотип&lt;/colorlog&gt;" calcext:value-type="string">
            <text:p>&lt;colorlog&gt;Цветной логотип&lt;/colorlog&gt;</text:p>
          </table:table-cell>
        </table:table-row>
        <table:table-row table:style-name="ro1">
          <table:table-cell office:value-type="string" calcext:value-type="string">
            <text:p>&lt;conlog&gt;</text:p>
          </table:table-cell>
          <table:table-cell office:value-type="string" calcext:value-type="string">
            <text:p>Контроллеры</text:p>
          </table:table-cell>
          <table:table-cell office:value-type="string" calcext:value-type="string">
            <text:p>&lt;/conlog&gt;</text:p>
          </table:table-cell>
          <table:table-cell table:formula="of:=CONCATENATE([.A32];[.B32];[.C32])" office:value-type="string" office:string-value="&lt;conlog&gt;Контроллеры&lt;/conlog&gt;" calcext:value-type="string">
            <text:p>&lt;conlog&gt;Контроллеры&lt;/conlog&gt;</text:p>
          </table:table-cell>
        </table:table-row>
        <table:table-row table:style-name="ro1">
          <table:table-cell office:value-type="string" calcext:value-type="string">
            <text:p>&lt;textlog&gt;</text:p>
          </table:table-cell>
          <table:table-cell office:value-type="string" calcext:value-type="string">
            <text:p>Текстовый логотип</text:p>
          </table:table-cell>
          <table:table-cell office:value-type="string" calcext:value-type="string">
            <text:p>&lt;/textlog&gt;</text:p>
          </table:table-cell>
          <table:table-cell table:formula="of:=CONCATENATE([.A33];[.B33];[.C33])" office:value-type="string" office:string-value="&lt;textlog&gt;Текстовый логотип&lt;/textlog&gt;" calcext:value-type="string">
            <text:p>&lt;textlog&gt;Текстовый логотип&lt;/textlog&gt;</text:p>
          </table:table-cell>
        </table:table-row>
        <table:table-row table:style-name="ro1">
          <table:table-cell office:value-type="string" calcext:value-type="string">
            <text:p>&lt;idefault&gt;</text:p>
          </table:table-cell>
          <table:table-cell office:value-type="string" calcext:value-type="string">
            <text:p>Кристалл</text:p>
          </table:table-cell>
          <table:table-cell office:value-type="string" calcext:value-type="string">
            <text:p>&lt;/idefault&gt;</text:p>
          </table:table-cell>
          <table:table-cell table:formula="of:=CONCATENATE([.A34];[.B34];[.C34])" office:value-type="string" office:string-value="&lt;idefault&gt;Кристалл&lt;/idefault&gt;" calcext:value-type="string">
            <text:p>&lt;idefault&gt;Кристалл&lt;/idefault&gt;</text:p>
          </table:table-cell>
        </table:table-row>
        <table:table-row table:style-name="ro1">
          <table:table-cell office:value-type="string" calcext:value-type="string">
            <text:p>&lt;idefaultrev&gt;</text:p>
          </table:table-cell>
          <table:table-cell office:value-type="string" calcext:value-type="string">
            <text:p>Кристалл (обратный)</text:p>
          </table:table-cell>
          <table:table-cell office:value-type="string" calcext:value-type="string">
            <text:p>&lt;/idefaultrev&gt;</text:p>
          </table:table-cell>
          <table:table-cell table:formula="of:=CONCATENATE([.A35];[.B35];[.C35])" office:value-type="string" office:string-value="&lt;idefaultrev&gt;Кристалл (обратный)&lt;/idefaultrev&gt;" calcext:value-type="string">
            <text:p>&lt;idefaultrev&gt;Кристалл (обратный)&lt;/idefaultrev&gt;</text:p>
          </table:table-cell>
        </table:table-row>
        <table:table-row table:style-name="ro1">
          <table:table-cell office:value-type="string" calcext:value-type="string">
            <text:p>&lt;horizontal&gt;</text:p>
          </table:table-cell>
          <table:table-cell office:value-type="string" calcext:value-type="string">
            <text:p>Базовое горизонтальное меню</text:p>
          </table:table-cell>
          <table:table-cell office:value-type="string" calcext:value-type="string">
            <text:p>&lt;/horizontal&gt;</text:p>
          </table:table-cell>
          <table:table-cell table:formula="of:=CONCATENATE([.A36];[.B36];[.C36])" office:value-type="string" office:string-value="&lt;horizontal&gt;Базовое горизонтальное меню&lt;/horizontal&gt;" calcext:value-type="string">
            <text:p>&lt;horizontal&gt;Базовое горизонтальное меню&lt;/horizontal&gt;</text:p>
          </table:table-cell>
        </table:table-row>
        <table:table-row table:style-name="ro1">
          <table:table-cell office:value-type="string" calcext:value-type="string">
            <text:p>&lt;hordetail&gt;</text:p>
          </table:table-cell>
          <table:table-cell office:value-type="string" calcext:value-type="string">
            <text:p>Подробный (Horizonta)</text:p>
          </table:table-cell>
          <table:table-cell office:value-type="string" calcext:value-type="string">
            <text:p>&lt;/hordetail&gt;</text:p>
          </table:table-cell>
          <table:table-cell table:formula="of:=CONCATENATE([.A37];[.B37];[.C37])" office:value-type="string" office:string-value="&lt;hordetail&gt;Подробный (Horizonta)&lt;/hordetail&gt;" calcext:value-type="string">
            <text:p>&lt;hordetail&gt;Подробный (Horizonta)&lt;/hordetail&gt;</text:p>
          </table:table-cell>
        </table:table-row>
        <table:table-row table:style-name="ro1">
          <table:table-cell office:value-type="string" calcext:value-type="string">
            <text:p>&lt;rhc&gt;</text:p>
          </table:table-cell>
          <table:table-cell office:value-type="string" calcext:value-type="string">
            <text:p>Карусель с правой стороны</text:p>
          </table:table-cell>
          <table:table-cell office:value-type="string" calcext:value-type="string">
            <text:p>&lt;/rhc&gt;</text:p>
          </table:table-cell>
          <table:table-cell table:formula="of:=CONCATENATE([.A38];[.B38];[.C38])" office:value-type="string" office:string-value="&lt;rhc&gt;Карусель с правой стороны&lt;/rhc&gt;" calcext:value-type="string">
            <text:p>&lt;rhc&gt;Карусель с правой стороны&lt;/rhc&gt;</text:p>
          </table:table-cell>
        </table:table-row>
        <table:table-row table:style-name="ro1">
          <table:table-cell office:value-type="string" calcext:value-type="string">
            <text:p>&lt;lhc&gt;</text:p>
          </table:table-cell>
          <table:table-cell office:value-type="string" calcext:value-type="string">
            <text:p>Левая карусель</text:p>
          </table:table-cell>
          <table:table-cell office:value-type="string" calcext:value-type="string">
            <text:p>&lt;/lhc&gt;</text:p>
          </table:table-cell>
          <table:table-cell table:formula="of:=CONCATENATE([.A39];[.B39];[.C39])" office:value-type="string" office:string-value="&lt;lhc&gt;Левая карусель&lt;/lhc&gt;" calcext:value-type="string">
            <text:p>&lt;lhc&gt;Левая карусель&lt;/lhc&gt;</text:p>
          </table:table-cell>
        </table:table-row>
        <table:table-row table:style-name="ro1">
          <table:table-cell office:value-type="string" calcext:value-type="string">
            <text:p>&lt;systemdetails&gt;</text:p>
          </table:table-cell>
          <table:table-cell office:value-type="string" calcext:value-type="string">
            <text:p>Подробный (вертикальный)</text:p>
          </table:table-cell>
          <table:table-cell office:value-type="string" calcext:value-type="string">
            <text:p>&lt;/systemdetails&gt;</text:p>
          </table:table-cell>
          <table:table-cell table:formula="of:=CONCATENATE([.A40];[.B40];[.C40])" office:value-type="string" office:string-value="&lt;systemdetails&gt;Подробный (вертикальный)&lt;/systemdetails&gt;" calcext:value-type="string">
            <text:p>&lt;systemdetails&gt;Подробный (вертикальный)&lt;/systemdetails&gt;</text:p>
          </table:table-cell>
        </table:table-row>
        <table:table-row table:style-name="ro1">
          <table:table-cell office:value-type="string" calcext:value-type="string">
            <text:p>&lt;delay1&gt;</text:p>
          </table:table-cell>
          <table:table-cell office:value-type="string" calcext:value-type="string">
            <text:p>1 секунда</text:p>
          </table:table-cell>
          <table:table-cell office:value-type="string" calcext:value-type="string">
            <text:p>&lt;/delay1&gt;</text:p>
          </table:table-cell>
          <table:table-cell table:formula="of:=CONCATENATE([.A41];[.B41];[.C41])" office:value-type="string" office:string-value="&lt;delay1&gt;1 секунда&lt;/delay1&gt;" calcext:value-type="string">
            <text:p>&lt;delay1&gt;1 секунда&lt;/delay1&gt;</text:p>
          </table:table-cell>
        </table:table-row>
        <table:table-row table:style-name="ro1">
          <table:table-cell office:value-type="string" calcext:value-type="string">
            <text:p>&lt;delay2&gt;</text:p>
          </table:table-cell>
          <table:table-cell office:value-type="string" calcext:value-type="string">
            <text:p>2 секунды</text:p>
          </table:table-cell>
          <table:table-cell office:value-type="string" calcext:value-type="string">
            <text:p>&lt;/delay2&gt;</text:p>
          </table:table-cell>
          <table:table-cell table:formula="of:=CONCATENATE([.A42];[.B42];[.C42])" office:value-type="string" office:string-value="&lt;delay2&gt;2 секунды&lt;/delay2&gt;" calcext:value-type="string">
            <text:p>&lt;delay2&gt;2 секунды&lt;/delay2&gt;</text:p>
          </table:table-cell>
        </table:table-row>
        <table:table-row table:style-name="ro1">
          <table:table-cell office:value-type="string" calcext:value-type="string">
            <text:p>&lt;delay3&gt;</text:p>
          </table:table-cell>
          <table:table-cell office:value-type="string" calcext:value-type="string">
            <text:p>3 секунды</text:p>
          </table:table-cell>
          <table:table-cell office:value-type="string" calcext:value-type="string">
            <text:p>&lt;/delay3&gt;</text:p>
          </table:table-cell>
          <table:table-cell table:formula="of:=CONCATENATE([.A43];[.B43];[.C43])" office:value-type="string" office:string-value="&lt;delay3&gt;3 секунды&lt;/delay3&gt;" calcext:value-type="string">
            <text:p>&lt;delay3&gt;3 секунды&lt;/delay3&gt;</text:p>
          </table:table-cell>
        </table:table-row>
        <table:table-row table:style-name="ro1">
          <table:table-cell office:value-type="string" calcext:value-type="string">
            <text:p>&lt;delay5&gt;</text:p>
          </table:table-cell>
          <table:table-cell office:value-type="string" calcext:value-type="string">
            <text:p>5 секунд</text:p>
          </table:table-cell>
          <table:table-cell office:value-type="string" calcext:value-type="string">
            <text:p>&lt;/delay5&gt;</text:p>
          </table:table-cell>
          <table:table-cell table:formula="of:=CONCATENATE([.A44];[.B44];[.C44])" office:value-type="string" office:string-value="&lt;delay5&gt;5 секунд&lt;/delay5&gt;" calcext:value-type="string">
            <text:p>&lt;delay5&gt;5 секунд&lt;/delay5&gt;</text:p>
          </table:table-cell>
        </table:table-row>
        <table:table-row table:style-name="ro1">
          <table:table-cell office:value-type="string" calcext:value-type="string">
            <text:p>&lt;delay10&gt;</text:p>
          </table:table-cell>
          <table:table-cell office:value-type="string" calcext:value-type="string">
            <text:p>10 секунд</text:p>
          </table:table-cell>
          <table:table-cell office:value-type="string" calcext:value-type="string">
            <text:p>&lt;/delay10&gt;</text:p>
          </table:table-cell>
          <table:table-cell table:formula="of:=CONCATENATE([.A45];[.B45];[.C45])" office:value-type="string" office:string-value="&lt;delay10&gt;10 секунд&lt;/delay10&gt;" calcext:value-type="string">
            <text:p>&lt;delay10&gt;10 секунд&lt;/delay10&gt;</text:p>
          </table:table-cell>
        </table:table-row>
        <table:table-row table:style-name="ro1">
          <table:table-cell office:value-type="string" calcext:value-type="string">
            <text:p>&lt;delay20&gt;</text:p>
          </table:table-cell>
          <table:table-cell office:value-type="string" calcext:value-type="string">
            <text:p>20 секунд</text:p>
          </table:table-cell>
          <table:table-cell office:value-type="string" calcext:value-type="string">
            <text:p>&lt;/delay20&gt;</text:p>
          </table:table-cell>
          <table:table-cell table:formula="of:=CONCATENATE([.A46];[.B46];[.C46])" office:value-type="string" office:string-value="&lt;delay20&gt;20 секунд&lt;/delay20&gt;" calcext:value-type="string">
            <text:p>&lt;delay20&gt;20 секунд&lt;/delay20&gt;</text:p>
          </table:table-cell>
        </table:table-row>
        <table:table-row table:style-name="ro1">
          <table:table-cell office:value-type="string" calcext:value-type="string">
            <text:p>&lt;delay0&gt;</text:p>
          </table:table-cell>
          <table:table-cell office:value-type="string" calcext:value-type="string">
            <text:p>без задержки</text:p>
          </table:table-cell>
          <table:table-cell office:value-type="string" calcext:value-type="string">
            <text:p>&lt;/delay0&gt;</text:p>
          </table:table-cell>
          <table:table-cell table:formula="of:=CONCATENATE([.A47];[.B47];[.C47])" office:value-type="string" office:string-value="&lt;delay0&gt;без задержки&lt;/delay0&gt;" calcext:value-type="string">
            <text:p>&lt;delay0&gt;без задержки&lt;/delay0&gt;</text:p>
          </table:table-cell>
        </table:table-row>
        <table:table-row table:style-name="ro1">
          <table:table-cell office:value-type="string" calcext:value-type="string">
            <text:p>&lt;novideo&gt;</text:p>
          </table:table-cell>
          <table:table-cell office:value-type="string" calcext:value-type="string">
            <text:p>отключить видео</text:p>
          </table:table-cell>
          <table:table-cell office:value-type="string" calcext:value-type="string">
            <text:p>&lt;/novideo&gt;</text:p>
          </table:table-cell>
          <table:table-cell table:formula="of:=CONCATENATE([.A48];[.B48];[.C48])" office:value-type="string" office:string-value="&lt;novideo&gt;отключить видео&lt;/novideo&gt;" calcext:value-type="string">
            <text:p>&lt;novideo&gt;отключить видео&lt;/novideo&gt;</text:p>
          </table:table-cell>
        </table:table-row>
        <table:table-row table:style-name="ro1">
          <table:table-cell office:value-type="string" calcext:value-type="string">
            <text:p>&lt;subset.systemview&gt;</text:p>
          </table:table-cell>
          <table:table-cell office:value-type="string" calcext:value-type="string">
            <text:p>Макет домашней страницы</text:p>
          </table:table-cell>
          <table:table-cell office:value-type="string" calcext:value-type="string">
            <text:p>&lt;/subset.systemview&gt;</text:p>
          </table:table-cell>
          <table:table-cell table:formula="of:=CONCATENATE([.A49];[.B49];[.C49])" office:value-type="string" office:string-value="&lt;subset.systemview&gt;Макет домашней страницы&lt;/subset.systemview&gt;" calcext:value-type="string">
            <text:p>&lt;subset.systemview&gt;Макет домашней страницы&lt;/subset.systemview&gt;</text:p>
          </table:table-cell>
        </table:table-row>
        <table:table-row table:style-name="ro1">
          <table:table-cell office:value-type="string" calcext:value-type="string">
            <text:p>&lt;subset.bgset&gt;</text:p>
          </table:table-cell>
          <table:table-cell office:value-type="string" calcext:value-type="string">
            <text:p>Фоновые изображения</text:p>
          </table:table-cell>
          <table:table-cell office:value-type="string" calcext:value-type="string">
            <text:p>&lt;/subset.bgset&gt;</text:p>
          </table:table-cell>
          <table:table-cell table:formula="of:=CONCATENATE([.A50];[.B50];[.C50])" office:value-type="string" office:string-value="&lt;subset.bgset&gt;Фоновые изображения&lt;/subset.bgset&gt;" calcext:value-type="string">
            <text:p>&lt;subset.bgset&gt;Фоновые изображения&lt;/subset.bgset&gt;</text:p>
          </table:table-cell>
        </table:table-row>
        <table:table-row table:style-name="ro1">
          <table:table-cell office:value-type="string" calcext:value-type="string">
            <text:p>&lt;subset.iconset&gt;</text:p>
          </table:table-cell>
          <table:table-cell office:value-type="string" calcext:value-type="string">
            <text:p>Значки помощи</text:p>
          </table:table-cell>
          <table:table-cell office:value-type="string" calcext:value-type="string">
            <text:p>&lt;/subset.iconset&gt;</text:p>
          </table:table-cell>
          <table:table-cell table:formula="of:=CONCATENATE([.A51];[.B51];[.C51])" office:value-type="string" office:string-value="&lt;subset.iconset&gt;Значки помощи&lt;/subset.iconset&gt;" calcext:value-type="string">
            <text:p>&lt;subset.iconset&gt;Значки помощи&lt;/subset.iconset&gt;</text:p>
          </table:table-cell>
        </table:table-row>
        <table:table-row table:style-name="ro1">
          <table:table-cell office:value-type="string" calcext:value-type="string">
            <text:p>&lt;subset.shader&gt;</text:p>
          </table:table-cell>
          <table:table-cell office:value-type="string" calcext:value-type="string">
            <text:p>Тематические шейдеры</text:p>
          </table:table-cell>
          <table:table-cell office:value-type="string" calcext:value-type="string">
            <text:p>&lt;/subset.shader&gt;</text:p>
          </table:table-cell>
          <table:table-cell table:formula="of:=CONCATENATE([.A52];[.B52];[.C52])" office:value-type="string" office:string-value="&lt;subset.shader&gt;Тематические шейдеры&lt;/subset.shader&gt;" calcext:value-type="string">
            <text:p>&lt;subset.shader&gt;Тематические шейдеры&lt;/subset.shader&gt;</text:p>
          </table:table-cell>
        </table:table-row>
        <table:table-row table:style-name="ro1">
          <table:table-cell office:value-type="string" calcext:value-type="string">
            <text:p>&lt;subset.music&gt;</text:p>
          </table:table-cell>
          <table:table-cell office:value-type="string" calcext:value-type="string">
            <text:p>Системная музыка</text:p>
          </table:table-cell>
          <table:table-cell office:value-type="string" calcext:value-type="string">
            <text:p>&lt;/subset.music&gt;</text:p>
          </table:table-cell>
          <table:table-cell table:formula="of:=CONCATENATE([.A53];[.B53];[.C53])" office:value-type="string" office:string-value="&lt;subset.music&gt;Системная музыка&lt;/subset.music&gt;" calcext:value-type="string">
            <text:p>&lt;subset.music&gt;Системная музыка&lt;/subset.music&gt;</text:p>
          </table:table-cell>
        </table:table-row>
        <table:table-row table:style-name="ro1">
          <table:table-cell office:value-type="string" calcext:value-type="string">
            <text:p>&lt;subset.logoset&gt;</text:p>
          </table:table-cell>
          <table:table-cell office:value-type="string" calcext:value-type="string">
            <text:p>Системный стиль логотипа</text:p>
          </table:table-cell>
          <table:table-cell office:value-type="string" calcext:value-type="string">
            <text:p>&lt;/subset.logoset&gt;</text:p>
          </table:table-cell>
          <table:table-cell table:formula="of:=CONCATENATE([.A54];[.B54];[.C54])" office:value-type="string" office:string-value="&lt;subset.logoset&gt;Системный стиль логотипа&lt;/subset.logoset&gt;" calcext:value-type="string">
            <text:p>&lt;subset.logoset&gt;Системный стиль логотипа&lt;/subset.logoset&gt;</text:p>
          </table:table-cell>
        </table:table-row>
        <table:table-row table:style-name="ro1">
          <table:table-cell office:value-type="string" calcext:value-type="string">
            <text:p>&lt;subset.thememusic&gt;</text:p>
          </table:table-cell>
          <table:table-cell office:value-type="string" calcext:value-type="string">
            <text:p>Тематическая Фоновая Музыка</text:p>
          </table:table-cell>
          <table:table-cell office:value-type="string" calcext:value-type="string">
            <text:p>&lt;/subset.thememusic&gt;</text:p>
          </table:table-cell>
          <table:table-cell table:formula="of:=CONCATENATE([.A55];[.B55];[.C55])" office:value-type="string" office:string-value="&lt;subset.thememusic&gt;Тематическая Фоновая Музыка&lt;/subset.thememusic&gt;" calcext:value-type="string">
            <text:p>&lt;subset.thememusic&gt;Тематическая Фоновая Музыка&lt;/subset.thememusic&gt;</text:p>
          </table:table-cell>
        </table:table-row>
        <table:table-row table:style-name="ro1">
          <table:table-cell office:value-type="string" calcext:value-type="string">
            <text:p>&lt;subset.vdelay&gt;</text:p>
          </table:table-cell>
          <table:table-cell office:value-type="string" calcext:value-type="string">
            <text:p>Задержка видео в списке игр</text:p>
          </table:table-cell>
          <table:table-cell office:value-type="string" calcext:value-type="string">
            <text:p>&lt;/subset.vdelay&gt;</text:p>
          </table:table-cell>
          <table:table-cell table:formula="of:=CONCATENATE([.A56];[.B56];[.C56])" office:value-type="string" office:string-value="&lt;subset.vdelay&gt;Задержка видео в списке игр&lt;/subset.vdelay&gt;" calcext:value-type="string">
            <text:p>&lt;subset.vdelay&gt;Задержка видео в списке игр&lt;/subset.vdelay&gt;</text:p>
          </table:table-cell>
        </table:table-row>
        <table:table-row table:style-name="ro1">
          <table:table-cell office:value-type="string" calcext:value-type="string">
            <text:p>&lt;subset.slog&gt;</text:p>
          </table:table-cell>
          <table:table-cell office:value-type="string" calcext:value-type="string">
            <text:p>Системный логотип в списках игр</text:p>
          </table:table-cell>
          <table:table-cell office:value-type="string" calcext:value-type="string">
            <text:p>&lt;/subset.slog&gt;</text:p>
          </table:table-cell>
          <table:table-cell table:formula="of:=CONCATENATE([.A57];[.B57];[.C57])" office:value-type="string" office:string-value="&lt;subset.slog&gt;Системный логотип в списках игр&lt;/subset.slog&gt;" calcext:value-type="string">
            <text:p>&lt;subset.slog&gt;Системный логотип в списках игр&lt;/subset.slog&gt;</text:p>
          </table:table-cell>
        </table:table-row>
        <table:table-row table:style-name="ro1">
          <table:table-cell office:value-type="string" calcext:value-type="string">
            <text:p>&lt;subset.colorset&gt;</text:p>
          </table:table-cell>
          <table:table-cell office:value-type="string" calcext:value-type="string">
            <text:p>Цветовая схема темы</text:p>
          </table:table-cell>
          <table:table-cell office:value-type="string" calcext:value-type="string">
            <text:p>&lt;/subset.colorset&gt;</text:p>
          </table:table-cell>
          <table:table-cell table:formula="of:=CONCATENATE([.A58];[.B58];[.C58])" office:value-type="string" office:string-value="&lt;subset.colorset&gt;Цветовая схема темы&lt;/subset.colorset&gt;" calcext:value-type="string">
            <text:p>&lt;subset.colorset&gt;Цветовая схема темы&lt;/subset.colorset&gt;</text:p>
          </table:table-cell>
        </table:table-row>
        <table:table-row table:style-name="ro1">
          <table:table-cell office:value-type="string" calcext:value-type="string">
            <text:p>&lt;subset.videoview&gt;</text:p>
          </table:table-cell>
          <table:table-cell office:value-type="string" calcext:value-type="string">
            <text:p>Задержка видео в списке игр</text:p>
          </table:table-cell>
          <table:table-cell office:value-type="string" calcext:value-type="string">
            <text:p>&lt;/subset.videoview&gt;</text:p>
          </table:table-cell>
          <table:table-cell table:formula="of:=CONCATENATE([.A59];[.B59];[.C59])" office:value-type="string" office:string-value="&lt;subset.videoview&gt;Задержка видео в списке игр&lt;/subset.videoview&gt;" calcext:value-type="string">
            <text:p>&lt;subset.videoview&gt;Задержка видео в списке игр&lt;/subset.videoview&gt;</text:p>
          </table:table-cell>
        </table:table-row>
        <table:table-row table:style-name="ro1">
          <table:table-cell office:value-type="string" calcext:value-type="string">
            <text:p>&lt;subset.sysvdelay&gt;</text:p>
          </table:table-cell>
          <table:table-cell office:value-type="string" calcext:value-type="string">
            <text:p>Системный просмотр видео задержки</text:p>
          </table:table-cell>
          <table:table-cell office:value-type="string" calcext:value-type="string">
            <text:p>&lt;/subset.sysvdelay&gt;</text:p>
          </table:table-cell>
          <table:table-cell table:formula="of:=CONCATENATE([.A60];[.B60];[.C60])" office:value-type="string" office:string-value="&lt;subset.sysvdelay&gt;Системный просмотр видео задержки&lt;/subset.sysvdelay&gt;" calcext:value-type="string">
            <text:p>&lt;subset.sysvdelay&gt;Системный просмотр видео задержки&lt;/subset.sysvdelay&gt;</text:p>
          </table:table-cell>
        </table:table-row>
        <table:table-row table:style-name="ro1">
          <table:table-cell office:value-type="string" calcext:value-type="string">
            <text:p>&lt;psx&gt;</text:p>
          </table:table-cell>
          <table:table-cell office:value-type="string" calcext:value-type="string">
            <text:p>PlayStation (неофициально сокращенно PSX) - это домашняя игровая консоль, разработанная и проданная Sony Computer Entertainment. Первоначальная консоль в этой серии была первой консолью любого типа, отгруженной более 100 миллионов единиц менее чем за десять лет.</text:p>
          </table:table-cell>
          <table:table-cell office:value-type="string" calcext:value-type="string">
            <text:p>&lt;/psx&gt;</text:p>
          </table:table-cell>
          <table:table-cell table:formula="of:=CONCATENATE([.A61];[.B61];[.C61])" office:value-type="string" office:string-value="&lt;psx&gt;PlayStation (неофициально сокращенно PSX) - это домашняя игровая консоль, разработанная и проданная Sony Computer Entertainment. Первоначальная консоль в этой серии была первой консолью любого типа, отгруженной более 100 миллионов единиц менее чем за десять лет.&lt;/psx&gt;" calcext:value-type="string">
            <text:p>&lt;psx&gt;PlayStation (неофициально сокращенно PSX) - это домашняя игровая консоль, разработанная и проданная Sony Computer Entertainment. Первоначальная консоль в этой серии была первой консолью любого типа, отгруженной более 100 миллионов единиц менее чем за десять лет.&lt;/psx&gt;</text:p>
          </table:table-cell>
        </table:table-row>
        <table:table-row table:style-name="ro1">
          <table:table-cell office:value-type="string" calcext:value-type="string">
            <text:p>&lt;threedo&gt;</text:p>
          </table:table-cell>
          <table:table-cell office:value-type="string" calcext:value-type="string">
            <text:p>3DO - это домашняя игровая приставка, созданная предпринимателем и основателем Electronic Arts Трипом Хокинсом. 3DO не производилась самой компанией. Panasonic произвела первые модели, а дальнейшие версии оборудования были выпущены GoldStar и Sanyo.</text:p>
          </table:table-cell>
          <table:table-cell office:value-type="string" calcext:value-type="string">
            <text:p>&lt;/threedo&gt;</text:p>
          </table:table-cell>
          <table:table-cell table:formula="of:=CONCATENATE([.A62];[.B62];[.C62])" office:value-type="string" office:string-value="&lt;threedo&gt;3DO - это домашняя игровая приставка, созданная предпринимателем и основателем Electronic Arts Трипом Хокинсом. 3DO не производилась самой компанией. Panasonic произвела первые модели, а дальнейшие версии оборудования были выпущены GoldStar и Sanyo.&lt;/threedo&gt;" calcext:value-type="string">
            <text:p>&lt;threedo&gt;3DO - это домашняя игровая приставка, созданная предпринимателем и основателем Electronic Arts Трипом Хокинсом. 3DO не производилась самой компанией. Panasonic произвела первые модели, а дальнейшие версии оборудования были выпущены GoldStar и Sanyo.&lt;/threedo&gt;</text:p>
          </table:table-cell>
        </table:table-row>
        <table:table-row table:style-name="ro1">
          <table:table-cell office:value-type="string" calcext:value-type="string">
            <text:p>&lt;amiga&gt;</text:p>
          </table:table-cell>
          <table:table-cell office:value-type="string" calcext:value-type="string">
            <text:p>Amiga - это семейство персональных компьютеров, продаваемых Commodore в 1980-х и 1990-х годах. Первая модель была выпущена в 1985 году как домашний компьютер высокого класса и стала популярной благодаря своим графическим, звуковым и многозадачным возможностям.</text:p>
          </table:table-cell>
          <table:table-cell office:value-type="string" calcext:value-type="string">
            <text:p>&lt;/amiga&gt;</text:p>
          </table:table-cell>
          <table:table-cell table:formula="of:=CONCATENATE([.A63];[.B63];[.C63])" office:value-type="string" office:string-value="&lt;amiga&gt;Amiga - это семейство персональных компьютеров, продаваемых Commodore в 1980-х и 1990-х годах. Первая модель была выпущена в 1985 году как домашний компьютер высокого класса и стала популярной благодаря своим графическим, звуковым и многозадачным возможностям.&lt;/amiga&gt;" calcext:value-type="string">
            <text:p>&lt;amiga&gt;Amiga - это семейство персональных компьютеров, продаваемых Commodore в 1980-х и 1990-х годах. Первая модель была выпущена в 1985 году как домашний компьютер высокого класса и стала популярной благодаря своим графическим, звуковым и многозадачным возможностям.&lt;/amiga&gt;</text:p>
          </table:table-cell>
        </table:table-row>
        <table:table-row table:style-name="ro1">
          <table:table-cell office:value-type="string" calcext:value-type="string">
            <text:p>&lt;cpc&gt;</text:p>
          </table:table-cell>
          <table:table-cell office:value-type="string" calcext:value-type="string">
            <text:p>CPC 464 был первым персональным домашним компьютером, построенным Amstrad в 1984 году. Это был один из самых продаваемых и производимых микрокомпьютеров, в Европе было продано более 2 миллионов единиц.</text:p>
          </table:table-cell>
          <table:table-cell office:value-type="string" calcext:value-type="string">
            <text:p>&lt;/cpc&gt;</text:p>
          </table:table-cell>
          <table:table-cell table:formula="of:=CONCATENATE([.A64];[.B64];[.C64])" office:value-type="string" office:string-value="&lt;cpc&gt;CPC 464 был первым персональным домашним компьютером, построенным Amstrad в 1984 году. Это был один из самых продаваемых и производимых микрокомпьютеров, в Европе было продано более 2 миллионов единиц.&lt;/cpc&gt;" calcext:value-type="string">
            <text:p>&lt;cpc&gt;CPC 464 был первым персональным домашним компьютером, построенным Amstrad в 1984 году. Это был один из самых продаваемых и производимых микрокомпьютеров, в Европе было продано более 2 миллионов единиц.&lt;/cpc&gt;</text:p>
          </table:table-cell>
        </table:table-row>
        <table:table-row table:style-name="ro1">
          <table:table-cell office:value-type="string" calcext:value-type="string">
            <text:p>&lt;arcade&gt;</text:p>
          </table:table-cell>
          <table:table-cell office:value-type="string" calcext:value-type="string">
            <text:p>Аркадная игра или игра с монетами - это монетный развлекательный автомат, обычно устанавливаемый в общественных заведениях, таких как рестораны, бары и игровые залы. Золотой век аркадных видеоигр обычно определяется как период, начинающийся где-то в конце 1970-х и заканчивающийся где-то в середине 1980-х.</text:p>
          </table:table-cell>
          <table:table-cell office:value-type="string" calcext:value-type="string">
            <text:p>&lt;/arcade&gt;</text:p>
          </table:table-cell>
          <table:table-cell table:formula="of:=CONCATENATE([.A65];[.B65];[.C65])" office:value-type="string" office:string-value="&lt;arcade&gt;Аркадная игра или игра с монетами - это монетный развлекательный автомат, обычно устанавливаемый в общественных заведениях, таких как рестораны, бары и игровые залы. Золотой век аркадных видеоигр обычно определяется как период, начинающийся где-то в конце 1970-х и заканчивающийся где-то в середине 1980-х.&lt;/arcade&gt;" calcext:value-type="string">
            <text:p>&lt;arcade&gt;Аркадная игра или игра с монетами - это монетный развлекательный автомат, обычно устанавливаемый в общественных заведениях, таких как рестораны, бары и игровые залы. Золотой век аркадных видеоигр обычно определяется как период, начинающийся где-то в конце 1970-х и заканчивающийся где-то в середине 1980-х.&lt;/arcade&gt;</text:p>
          </table:table-cell>
        </table:table-row>
        <table:table-row table:style-name="ro1">
          <table:table-cell office:value-type="string" calcext:value-type="string">
            <text:p>&lt;atari2600&gt;</text:p>
          </table:table-cell>
          <table:table-cell office:value-type="string" calcext:value-type="string">
            <text:p>Видеокомпьютерная система Atari (VCS) - это домашняя игровая консоль второго поколения (1976–1992), разработанная и распространяемая Atari, Inc. Она была выпущена 11 сентября 1977 года в Северной Америке по розничной цене 199 долларов.</text:p>
          </table:table-cell>
          <table:table-cell office:value-type="string" calcext:value-type="string">
            <text:p>&lt;/atari2600&gt;</text:p>
          </table:table-cell>
          <table:table-cell table:formula="of:=CONCATENATE([.A66];[.B66];[.C66])" office:value-type="string" office:string-value="&lt;atari2600&gt;Видеокомпьютерная система Atari (VCS) - это домашняя игровая консоль второго поколения (1976–1992), разработанная и распространяемая Atari, Inc. Она была выпущена 11 сентября 1977 года в Северной Америке по розничной цене 199 долларов.&lt;/atari2600&gt;" calcext:value-type="string">
            <text:p>&lt;atari2600&gt;Видеокомпьютерная система Atari (VCS) - это домашняя игровая консоль второго поколения (1976–1992), разработанная и распространяемая Atari, Inc. Она была выпущена 11 сентября 1977 года в Северной Америке по розничной цене 199 долларов.&lt;/atari2600&gt;</text:p>
          </table:table-cell>
        </table:table-row>
        <table:table-row table:style-name="ro1">
          <table:table-cell office:value-type="string" calcext:value-type="string">
            <text:p>&lt;atari5200&gt;</text:p>
          </table:table-cell>
          <table:table-cell office:value-type="string" calcext:value-type="string">
            <text:p>Atari 5200 SuperSystem - это консоль второго поколения, разработанная и распространяемая Atari. 5200 поставляется с инновационным контроллером с нецентрирующимся на 360 градусов джойстиком с цифровой клавиатурой, кнопками запуска, паузы и сброса.</text:p>
          </table:table-cell>
          <table:table-cell office:value-type="string" calcext:value-type="string">
            <text:p>&lt;/atari5200&gt;</text:p>
          </table:table-cell>
          <table:table-cell table:formula="of:=CONCATENATE([.A67];[.B67];[.C67])" office:value-type="string" office:string-value="&lt;atari5200&gt;Atari 5200 SuperSystem - это консоль второго поколения, разработанная и распространяемая Atari. 5200 поставляется с инновационным контроллером с нецентрирующимся на 360 градусов джойстиком с цифровой клавиатурой, кнопками запуска, паузы и сброса.&lt;/atari5200&gt;" calcext:value-type="string">
            <text:p>&lt;atari5200&gt;Atari 5200 SuperSystem - это консоль второго поколения, разработанная и распространяемая Atari. 5200 поставляется с инновационным контроллером с нецентрирующимся на 360 градусов джойстиком с цифровой клавиатурой, кнопками запуска, паузы и сброса.&lt;/atari5200&gt;</text:p>
          </table:table-cell>
        </table:table-row>
        <table:table-row table:style-name="ro1">
          <table:table-cell office:value-type="string" calcext:value-type="string">
            <text:p>&lt;atari7800&gt;</text:p>
          </table:table-cell>
          <table:table-cell office:value-type="string" calcext:value-type="string">
            <text:p>Система Atari 7800 Pro - это консоль третьего поколения, разработанная и распространяемая Atari Corporation. 7800 считается одной из первых консолей с обратной совместимостью, поскольку на ней можно играть в игры Atari 2600 без использования дополнительных модулей.</text:p>
          </table:table-cell>
          <table:table-cell office:value-type="string" calcext:value-type="string">
            <text:p>&lt;/atari7800&gt;</text:p>
          </table:table-cell>
          <table:table-cell table:formula="of:=CONCATENATE([.A68];[.B68];[.C68])" office:value-type="string" office:string-value="&lt;atari7800&gt;Система Atari 7800 Pro - это консоль третьего поколения, разработанная и распространяемая Atari Corporation. 7800 считается одной из первых консолей с обратной совместимостью, поскольку на ней можно играть в игры Atari 2600 без использования дополнительных модулей.&lt;/atari7800&gt;" calcext:value-type="string">
            <text:p>&lt;atari7800&gt;Система Atari 7800 Pro - это консоль третьего поколения, разработанная и распространяемая Atari Corporation. 7800 считается одной из первых консолей с обратной совместимостью, поскольку на ней можно играть в игры Atari 2600 без использования дополнительных модулей.&lt;/atari7800&gt;</text:p>
          </table:table-cell>
        </table:table-row>
        <table:table-row table:style-name="ro1">
          <table:table-cell office:value-type="string" calcext:value-type="string">
            <text:p>&lt;jaguar&gt;</text:p>
          </table:table-cell>
          <table:table-cell office:value-type="string" calcext:value-type="string">
            <text:p>Atari Jaguar - это домашняя игровая консоль, разработанная Atari Corporation и выпущенная в Северной Америке в ноябре 1993 года. Являясь частью пятого поколения игровых консолей, она конкурировала с 16-битными Sega Genesis и Super NES и 32-битным 3DO. Интерактивный мультиплеер, запущенный в том же году.</text:p>
          </table:table-cell>
          <table:table-cell office:value-type="string" calcext:value-type="string">
            <text:p>&lt;/jaguar&gt;</text:p>
          </table:table-cell>
          <table:table-cell table:formula="of:=CONCATENATE([.A69];[.B69];[.C69])" office:value-type="string" office:string-value="&lt;jaguar&gt;Atari Jaguar - это домашняя игровая консоль, разработанная Atari Corporation и выпущенная в Северной Америке в ноябре 1993 года. Являясь частью пятого поколения игровых консолей, она конкурировала с 16-битными Sega Genesis и Super NES и 32-битным 3DO. Интерактивный мультиплеер, запущенный в том же году.&lt;/jaguar&gt;" calcext:value-type="string">
            <text:p>&lt;jaguar&gt;Atari Jaguar - это домашняя игровая консоль, разработанная Atari Corporation и выпущенная в Северной Америке в ноябре 1993 года. Являясь частью пятого поколения игровых консолей, она конкурировала с 16-битными Sega Genesis и Super NES и 32-битным 3DO. Интерактивный мультиплеер, запущенный в том же году.&lt;/jaguar&gt;</text:p>
          </table:table-cell>
        </table:table-row>
        <table:table-row table:style-name="ro1">
          <table:table-cell office:value-type="string" calcext:value-type="string">
            <text:p>&lt;lynx&gt;</text:p>
          </table:table-cell>
          <table:table-cell office:value-type="string" calcext:value-type="string">
            <text:p>Atari Lynx - это 16-битная портативная игровая консоль, разработанная и распространяемая Atari Corporation. Он был выпущен в сентябре 1989 года в Северной Америке по розничной цене 149,95 долларов. Lynx была первой в мире портативной электронной игрой с цветным ЖК-экраном.</text:p>
          </table:table-cell>
          <table:table-cell office:value-type="string" calcext:value-type="string">
            <text:p>&lt;/lynx&gt;</text:p>
          </table:table-cell>
          <table:table-cell table:formula="of:=CONCATENATE([.A70];[.B70];[.C70])" office:value-type="string" office:string-value="&lt;lynx&gt;Atari Lynx - это 16-битная портативная игровая консоль, разработанная и распространяемая Atari Corporation. Он был выпущен в сентябре 1989 года в Северной Америке по розничной цене 149,95 долларов. Lynx была первой в мире портативной электронной игрой с цветным ЖК-экраном.&lt;/lynx&gt;" calcext:value-type="string">
            <text:p>&lt;lynx&gt;Atari Lynx - это 16-битная портативная игровая консоль, разработанная и распространяемая Atari Corporation. Он был выпущен в сентябре 1989 года в Северной Америке по розничной цене 149,95 долларов. Lynx была первой в мире портативной электронной игрой с цветным ЖК-экраном.&lt;/lynx&gt;</text:p>
          </table:table-cell>
        </table:table-row>
        <table:table-row table:style-name="ro1">
          <table:table-cell office:value-type="string" calcext:value-type="string">
            <text:p>&lt;atarist&gt;</text:p>
          </table:table-cell>
          <table:table-cell office:value-type="string" calcext:value-type="string">
            <text:p>Atari ST - это линейка домашних компьютеров от Atari Corporation, преемница семейства 8-битных Atari. 1040ST, выпущенный в 1986 году, является первым персональным компьютером, поставляемым с мегабайтом оперативной памяти в базовой конфигурации, а также первым с ценой за килобайт менее 1 доллара США.</text:p>
          </table:table-cell>
          <table:table-cell office:value-type="string" calcext:value-type="string">
            <text:p>&lt;/atarist&gt;</text:p>
          </table:table-cell>
          <table:table-cell table:formula="of:=CONCATENATE([.A71];[.B71];[.C71])" office:value-type="string" office:string-value="&lt;atarist&gt;Atari ST - это линейка домашних компьютеров от Atari Corporation, преемница семейства 8-битных Atari. 1040ST, выпущенный в 1986 году, является первым персональным компьютером, поставляемым с мегабайтом оперативной памяти в базовой конфигурации, а также первым с ценой за килобайт менее 1 доллара США.&lt;/atarist&gt;" calcext:value-type="string">
            <text:p>&lt;atarist&gt;Atari ST - это линейка домашних компьютеров от Atari Corporation, преемница семейства 8-битных Atari. 1040ST, выпущенный в 1986 году, является первым персональным компьютером, поставляемым с мегабайтом оперативной памяти в базовой конфигурации, а также первым с ценой за килобайт менее 1 доллара США.&lt;/atarist&gt;</text:p>
          </table:table-cell>
        </table:table-row>
        <table:table-row table:style-name="ro1">
          <table:table-cell office:value-type="string" calcext:value-type="string">
            <text:p>&lt;atomis&gt;</text:p>
          </table:table-cell>
          <table:table-cell office:value-type="string" calcext:value-type="string">
            <text:p>Atomiswave - это специализированная системная плата и корпус для игровых автоматов от Sammy Corporation, основанная на системной плате Sega NAOMI. Atomiswave использует сменные игровые картриджи, а панель управления шкафа можно легко отключить с помощью двойных джойстиков, двойных световых пушек или рулевого колеса.</text:p>
          </table:table-cell>
          <table:table-cell office:value-type="string" calcext:value-type="string">
            <text:p>&lt;/atomis&gt;</text:p>
          </table:table-cell>
          <table:table-cell table:formula="of:=CONCATENATE([.A72];[.B72];[.C72])" office:value-type="string" office:string-value="&lt;atomis&gt;Atomiswave - это специализированная системная плата и корпус для игровых автоматов от Sammy Corporation, основанная на системной плате Sega NAOMI. Atomiswave использует сменные игровые картриджи, а панель управления шкафа можно легко отключить с помощью двойных джойстиков, двойных световых пушек или рулевого колеса.&lt;/atomis&gt;" calcext:value-type="string">
            <text:p>&lt;atomis&gt;Atomiswave - это специализированная системная плата и корпус для игровых автоматов от Sammy Corporation, основанная на системной плате Sega NAOMI. Atomiswave использует сменные игровые картриджи, а панель управления шкафа можно легко отключить с помощью двойных джойстиков, двойных световых пушек или рулевого колеса.&lt;/atomis&gt;</text:p>
          </table:table-cell>
        </table:table-row>
        <table:table-row table:style-name="ro1">
          <table:table-cell office:value-type="string" calcext:value-type="string">
            <text:p>&lt;c16&gt;</text:p>
          </table:table-cell>
          <table:table-cell office:value-type="string" calcext:value-type="string">
            <text:p>C16 был домашним компьютером Commodore International, предназначенным для использования в качестве компьютера начального уровня, который заменит VIC-20.</text:p>
          </table:table-cell>
          <table:table-cell office:value-type="string" calcext:value-type="string">
            <text:p>&lt;/c16&gt;</text:p>
          </table:table-cell>
          <table:table-cell table:formula="of:=CONCATENATE([.A73];[.B73];[.C73])" office:value-type="string" office:string-value="&lt;c16&gt;C16 был домашним компьютером Commodore International, предназначенным для использования в качестве компьютера начального уровня, который заменит VIC-20.&lt;/c16&gt;" calcext:value-type="string">
            <text:p>&lt;c16&gt;C16 был домашним компьютером Commodore International, предназначенным для использования в качестве компьютера начального уровня, который заменит VIC-20.&lt;/c16&gt;</text:p>
          </table:table-cell>
        </table:table-row>
        <table:table-row table:style-name="ro1">
          <table:table-cell office:value-type="string" calcext:value-type="string">
            <text:p>&lt;c64&gt;</text:p>
          </table:table-cell>
          <table:table-cell office:value-type="string" calcext:value-type="string">
            <text:p>Commodore 64 - это 8-битный домашний компьютер, представленный в январе 1982 года компанией Commodore International. Он занесен в Книгу рекордов Гиннеса как самая продаваемая модель одного компьютера за все время, по независимым оценкам, было продано от 10 до 17 миллионов единиц.</text:p>
          </table:table-cell>
          <table:table-cell office:value-type="string" calcext:value-type="string">
            <text:p>&lt;/c64&gt;</text:p>
          </table:table-cell>
          <table:table-cell table:formula="of:=CONCATENATE([.A74];[.B74];[.C74])" office:value-type="string" office:string-value="&lt;c64&gt;Commodore 64 - это 8-битный домашний компьютер, представленный в январе 1982 года компанией Commodore International. Он занесен в Книгу рекордов Гиннеса как самая продаваемая модель одного компьютера за все время, по независимым оценкам, было продано от 10 до 17 миллионов единиц.&lt;/c64&gt;" calcext:value-type="string">
            <text:p>&lt;c64&gt;Commodore 64 - это 8-битный домашний компьютер, представленный в январе 1982 года компанией Commodore International. Он занесен в Книгу рекордов Гиннеса как самая продаваемая модель одного компьютера за все время, по независимым оценкам, было продано от 10 до 17 миллионов единиц.&lt;/c64&gt;</text:p>
          </table:table-cell>
        </table:table-row>
        <table:table-row table:style-name="ro1">
          <table:table-cell office:value-type="string" calcext:value-type="string">
            <text:p>&lt;c128&gt;</text:p>
          </table:table-cell>
          <table:table-cell office:value-type="string" calcext:value-type="string">
            <text:p>Commodore 128, также известный как C128, C-128, C = 128, является последним 8-битным домашним компьютером, коммерчески выпущенным Commodore Business Machines (CBM). Представленный в январе 1985 года на выставке CES в Лас-Вегасе, он появился через три года после своего предшественника, бестселлера Commodore 64.</text:p>
          </table:table-cell>
          <table:table-cell office:value-type="string" calcext:value-type="string">
            <text:p>&lt;/c128&gt;</text:p>
          </table:table-cell>
          <table:table-cell table:formula="of:=CONCATENATE([.A75];[.B75];[.C75])" office:value-type="string" office:string-value="&lt;c128&gt;Commodore 128, также известный как C128, C-128, C = 128, является последним 8-битным домашним компьютером, коммерчески выпущенным Commodore Business Machines (CBM). Представленный в январе 1985 года на выставке CES в Лас-Вегасе, он появился через три года после своего предшественника, бестселлера Commodore 64.&lt;/c128&gt;" calcext:value-type="string">
            <text:p>&lt;c128&gt;Commodore 128, также известный как C128, C-128, C = 128, является последним 8-битным домашним компьютером, коммерчески выпущенным Commodore Business Machines (CBM). Представленный в январе 1985 года на выставке CES в Лас-Вегасе, он появился через три года после своего предшественника, бестселлера Commodore 64.&lt;/c128&gt;</text:p>
          </table:table-cell>
        </table:table-row>
        <table:table-row table:style-name="ro1">
          <table:table-cell office:value-type="string" calcext:value-type="string">
            <text:p>&lt;dreamcast&gt;</text:p>
          </table:table-cell>
          <table:table-cell office:value-type="string" calcext:value-type="string">
            <text:p>Dreamcast - это 128-битная игровая консоль, выпущенная Sega в конце 1998 года в Японии и с сентября 1999 года на других территориях. Это была первая игра в шестом поколении игровых консолей, предшествовавшая Sony PlayStation 2, Microsoft Xbox и Nintendo GameCube.</text:p>
          </table:table-cell>
          <table:table-cell office:value-type="string" calcext:value-type="string">
            <text:p>&lt;/dreamcast&gt;</text:p>
          </table:table-cell>
          <table:table-cell table:formula="of:=CONCATENATE([.A76];[.B76];[.C76])" office:value-type="string" office:string-value="&lt;dreamcast&gt;Dreamcast - это 128-битная игровая консоль, выпущенная Sega в конце 1998 года в Японии и с сентября 1999 года на других территориях. Это была первая игра в шестом поколении игровых консолей, предшествовавшая Sony PlayStation 2, Microsoft Xbox и Nintendo GameCube.&lt;/dreamcast&gt;" calcext:value-type="string">
            <text:p>&lt;dreamcast&gt;Dreamcast - это 128-битная игровая консоль, выпущенная Sega в конце 1998 года в Японии и с сентября 1999 года на других территориях. Это была первая игра в шестом поколении игровых консолей, предшествовавшая Sony PlayStation 2, Microsoft Xbox и Nintendo GameCube.&lt;/dreamcast&gt;</text:p>
          </table:table-cell>
        </table:table-row>
        <table:table-row table:style-name="ro1">
          <table:table-cell office:value-type="string" calcext:value-type="string">
            <text:p>&lt;famicom&gt;</text:p>
          </table:table-cell>
          <table:table-cell office:value-type="string" calcext:value-type="string">
            <text:p>Nintendo Famicom - это 8-битная игровая консоль, выпущенная Nintendo в Японии в 1983 году. Она была выпущена как Family Computer, обычно сокращенно от латинизированного сокращения Famicom или сокращенно до FC.</text:p>
          </table:table-cell>
          <table:table-cell office:value-type="string" calcext:value-type="string">
            <text:p>&lt;/famicom&gt;</text:p>
          </table:table-cell>
          <table:table-cell table:formula="of:=CONCATENATE([.A77];[.B77];[.C77])" office:value-type="string" office:string-value="&lt;famicom&gt;Nintendo Famicom - это 8-битная игровая консоль, выпущенная Nintendo в Японии в 1983 году. Она была выпущена как Family Computer, обычно сокращенно от латинизированного сокращения Famicom или сокращенно до FC.&lt;/famicom&gt;" calcext:value-type="string">
            <text:p>&lt;famicom&gt;Nintendo Famicom - это 8-битная игровая консоль, выпущенная Nintendo в Японии в 1983 году. Она была выпущена как Family Computer, обычно сокращенно от латинизированного сокращения Famicom или сокращенно до FC.&lt;/famicom&gt;</text:p>
          </table:table-cell>
        </table:table-row>
        <table:table-row table:style-name="ro1">
          <table:table-cell office:value-type="string" calcext:value-type="string">
            <text:p>&lt;fds&gt;</text:p>
          </table:table-cell>
          <table:table-cell office:value-type="string" calcext:value-type="string">
            <text:p>Семейная компьютерная дисковая система - это периферийное устройство для игровой консоли Nintendo Family Computer, выпущенной в Японии 21 февраля 1986 года. Для хранения данных в ней используются фирменные гибкие диски, называемые «дисковыми картами».</text:p>
          </table:table-cell>
          <table:table-cell office:value-type="string" calcext:value-type="string">
            <text:p>&lt;/fds&gt;</text:p>
          </table:table-cell>
          <table:table-cell table:formula="of:=CONCATENATE([.A78];[.B78];[.C78])" office:value-type="string" office:string-value="&lt;fds&gt;Семейная компьютерная дисковая система - это периферийное устройство для игровой консоли Nintendo Family Computer, выпущенной в Японии 21 февраля 1986 года. Для хранения данных в ней используются фирменные гибкие диски, называемые «дисковыми картами».&lt;/fds&gt;" calcext:value-type="string">
            <text:p>&lt;fds&gt;Семейная компьютерная дисковая система - это периферийное устройство для игровой консоли Nintendo Family Computer, выпущенной в Японии 21 февраля 1986 года. Для хранения данных в ней используются фирменные гибкие диски, называемые «дисковыми картами».&lt;/fds&gt;</text:p>
          </table:table-cell>
        </table:table-row>
        <table:table-row table:style-name="ro1">
          <table:table-cell office:value-type="string" calcext:value-type="string">
            <text:p>&lt;gameandwatch&gt;</text:p>
          </table:table-cell>
          <table:table-cell office:value-type="string" calcext:value-type="string">
            <text:p>Game and Watch - это серия портативных электронных игр, выпущенных Nintendo с 1980 по 1991 год. Созданная гейм-дизайнером Гунпэем Ёкоем, каждая из них содержала отдельную игру и часы на ЖК-экране.</text:p>
          </table:table-cell>
          <table:table-cell office:value-type="string" calcext:value-type="string">
            <text:p>&lt;/gameandwatch&gt;</text:p>
          </table:table-cell>
          <table:table-cell table:formula="of:=CONCATENATE([.A79];[.B79];[.C79])" office:value-type="string" office:string-value="&lt;gameandwatch&gt;Game and Watch - это серия портативных электронных игр, выпущенных Nintendo с 1980 по 1991 год. Созданная гейм-дизайнером Гунпэем Ёкоем, каждая из них содержала отдельную игру и часы на ЖК-экране.&lt;/gameandwatch&gt;" calcext:value-type="string">
            <text:p>&lt;gameandwatch&gt;Game and Watch - это серия портативных электронных игр, выпущенных Nintendo с 1980 по 1991 год. Созданная гейм-дизайнером Гунпэем Ёкоем, каждая из них содержала отдельную игру и часы на ЖК-экране.&lt;/gameandwatch&gt;</text:p>
          </table:table-cell>
        </table:table-row>
        <table:table-row table:style-name="ro1">
          <table:table-cell office:value-type="string" calcext:value-type="string">
            <text:p>&lt;gamegear&gt;</text:p>
          </table:table-cell>
          <table:table-cell office:value-type="string" calcext:value-type="string">
            <text:p>Sega Game Gear была первой портативной игровой консолью Sega. Это была третья коммерчески доступная цветная портативная консоль после Atari Lynx и TurboExpress. Он разделяет большую часть своего оборудования с Master System и может играть в игры Master System с помощью адаптера.</text:p>
          </table:table-cell>
          <table:table-cell office:value-type="string" calcext:value-type="string">
            <text:p>&lt;/gamegear&gt;</text:p>
          </table:table-cell>
          <table:table-cell table:formula="of:=CONCATENATE([.A80];[.B80];[.C80])" office:value-type="string" office:string-value="&lt;gamegear&gt;Sega Game Gear была первой портативной игровой консолью Sega. Это была третья коммерчески доступная цветная портативная консоль после Atari Lynx и TurboExpress. Он разделяет большую часть своего оборудования с Master System и может играть в игры Master System с помощью адаптера.&lt;/gamegear&gt;" calcext:value-type="string">
            <text:p>&lt;gamegear&gt;Sega Game Gear была первой портативной игровой консолью Sega. Это была третья коммерчески доступная цветная портативная консоль после Atari Lynx и TurboExpress. Он разделяет большую часть своего оборудования с Master System и может играть в игры Master System с помощью адаптера.&lt;/gamegear&gt;</text:p>
          </table:table-cell>
        </table:table-row>
        <table:table-row table:style-name="ro1">
          <table:table-cell office:value-type="string" calcext:value-type="string">
            <text:p>&lt;gb&gt;</text:p>
          </table:table-cell>
          <table:table-cell office:value-type="string" calcext:value-type="string">
            <text:p>Game Boy - это 8-битная портативная игровая консоль, выпущенная в 1989 году. Как первая портативная консоль в линейке Game Boy, она была создана Гунпей Ёкоем и отделом исследований и разработок Nintendo, которые разработали серию Game and Watch.</text:p>
          </table:table-cell>
          <table:table-cell office:value-type="string" calcext:value-type="string">
            <text:p>&lt;/gb&gt;</text:p>
          </table:table-cell>
          <table:table-cell table:formula="of:=CONCATENATE([.A81];[.B81];[.C81])" office:value-type="string" office:string-value="&lt;gb&gt;Game Boy - это 8-битная портативная игровая консоль, выпущенная в 1989 году. Как первая портативная консоль в линейке Game Boy, она была создана Гунпей Ёкоем и отделом исследований и разработок Nintendo, которые разработали серию Game and Watch.&lt;/gb&gt;" calcext:value-type="string">
            <text:p>&lt;gb&gt;Game Boy - это 8-битная портативная игровая консоль, выпущенная в 1989 году. Как первая портативная консоль в линейке Game Boy, она была создана Гунпей Ёкоем и отделом исследований и разработок Nintendo, которые разработали серию Game and Watch.&lt;/gb&gt;</text:p>
          </table:table-cell>
        </table:table-row>
        <table:table-row table:style-name="ro1">
          <table:table-cell office:value-type="string" calcext:value-type="string">
            <text:p>&lt;gba&gt;</text:p>
          </table:table-cell>
          <table:table-cell office:value-type="string" calcext:value-type="string">
            <text:p>Game Boy Advance - это 32-разрядная портативная игровая консоль, разработанная Nintendo как преемница Game Boy Color. В то время конкурентами Nintendo на рынке портативных устройств были Neo Geo Pocket Color, WonderSwan, GP32, Tapwave Zodiac и N-Gage.</text:p>
          </table:table-cell>
          <table:table-cell office:value-type="string" calcext:value-type="string">
            <text:p>&lt;/gba&gt;</text:p>
          </table:table-cell>
          <table:table-cell table:formula="of:=CONCATENATE([.A82];[.B82];[.C82])" office:value-type="string" office:string-value="&lt;gba&gt;Game Boy Advance - это 32-разрядная портативная игровая консоль, разработанная Nintendo как преемница Game Boy Color. В то время конкурентами Nintendo на рынке портативных устройств были Neo Geo Pocket Color, WonderSwan, GP32, Tapwave Zodiac и N-Gage.&lt;/gba&gt;" calcext:value-type="string">
            <text:p>&lt;gba&gt;Game Boy Advance - это 32-разрядная портативная игровая консоль, разработанная Nintendo как преемница Game Boy Color. В то время конкурентами Nintendo на рынке портативных устройств были Neo Geo Pocket Color, WonderSwan, GP32, Tapwave Zodiac и N-Gage.&lt;/gba&gt;</text:p>
          </table:table-cell>
        </table:table-row>
        <table:table-row table:style-name="ro1">
          <table:table-cell office:value-type="string" calcext:value-type="string">
            <text:p>&lt;gbc&gt;</text:p>
          </table:table-cell>
          <table:table-cell office:value-type="string" calcext:value-type="string">
            <text:p>Game Boy Color (сокращенно GBC) - это портативная игровая консоль производства Nintendo, выпущенная в 1998 году. Она является преемником Game Boy и имеет цветной экран, но без подсветки.</text:p>
          </table:table-cell>
          <table:table-cell office:value-type="string" calcext:value-type="string">
            <text:p>&lt;/gbc&gt;</text:p>
          </table:table-cell>
          <table:table-cell table:formula="of:=CONCATENATE([.A83];[.B83];[.C83])" office:value-type="string" office:string-value="&lt;gbc&gt;Game Boy Color (сокращенно GBC) - это портативная игровая консоль производства Nintendo, выпущенная в 1998 году. Она является преемником Game Boy и имеет цветной экран, но без подсветки.&lt;/gbc&gt;" calcext:value-type="string">
            <text:p>&lt;gbc&gt;Game Boy Color (сокращенно GBC) - это портативная игровая консоль производства Nintendo, выпущенная в 1998 году. Она является преемником Game Boy и имеет цветной экран, но без подсветки.&lt;/gbc&gt;</text:p>
          </table:table-cell>
        </table:table-row>
        <table:table-row table:style-name="ro1">
          <table:table-cell office:value-type="string" calcext:value-type="string">
            <text:p>&lt;genesis&gt;</text:p>
          </table:table-cell>
          <table:table-cell office:value-type="string" calcext:value-type="string">
            <text:p>Genesis (Mega Drive за пределами США) была третьей консолью Sega и преемницей Master System. Основным микропроцессором Genesis является 1632-битный процессор Motorola 68000 с тактовой частотой 7,6 МГц. Консоль также обеспечивала обратную совместимость с Master System.</text:p>
          </table:table-cell>
          <table:table-cell office:value-type="string" calcext:value-type="string">
            <text:p>&lt;/genesis&gt;</text:p>
          </table:table-cell>
          <table:table-cell table:formula="of:=CONCATENATE([.A84];[.B84];[.C84])" office:value-type="string" office:string-value="&lt;genesis&gt;Genesis (Mega Drive за пределами США) была третьей консолью Sega и преемницей Master System. Основным микропроцессором Genesis является 1632-битный процессор Motorola 68000 с тактовой частотой 7,6 МГц. Консоль также обеспечивала обратную совместимость с Master System.&lt;/genesis&gt;" calcext:value-type="string">
            <text:p>&lt;genesis&gt;Genesis (Mega Drive за пределами США) была третьей консолью Sega и преемницей Master System. Основным микропроцессором Genesis является 1632-битный процессор Motorola 68000 с тактовой частотой 7,6 МГц. Консоль также обеспечивала обратную совместимость с Master System.&lt;/genesis&gt;</text:p>
          </table:table-cell>
        </table:table-row>
        <table:table-row table:style-name="ro1">
          <table:table-cell office:value-type="string" calcext:value-type="string">
            <text:p>&lt;intellivision&gt;</text:p>
          </table:table-cell>
          <table:table-cell office:value-type="string" calcext:value-type="string">
            <text:p>Intellivision Intelligent Telivision - это домашняя игровая консоль, выпущенная Mattel Electronics в 1979 году. Разработка консоли началась в 1977 году, в том же году, когда был представлен ее главный конкурент - Atari 2600.</text:p>
          </table:table-cell>
          <table:table-cell office:value-type="string" calcext:value-type="string">
            <text:p>&lt;/intellivision&gt;</text:p>
          </table:table-cell>
          <table:table-cell table:formula="of:=CONCATENATE([.A85];[.B85];[.C85])" office:value-type="string" office:string-value="&lt;intellivision&gt;Intellivision Intelligent Telivision - это домашняя игровая консоль, выпущенная Mattel Electronics в 1979 году. Разработка консоли началась в 1977 году, в том же году, когда был представлен ее главный конкурент - Atari 2600.&lt;/intellivision&gt;" calcext:value-type="string">
            <text:p>&lt;intellivision&gt;Intellivision Intelligent Telivision - это домашняя игровая консоль, выпущенная Mattel Electronics в 1979 году. Разработка консоли началась в 1977 году, в том же году, когда был представлен ее главный конкурент - Atari 2600.&lt;/intellivision&gt;</text:p>
          </table:table-cell>
        </table:table-row>
        <table:table-row table:style-name="ro1">
          <table:table-cell office:value-type="string" calcext:value-type="string">
            <text:p>&lt;mame&gt;</text:p>
          </table:table-cell>
          <table:table-cell office:value-type="string" calcext:value-type="string">
            <text:p>MAME (первоначально аббревиатура от Multiple Arcade Machine Emulator) - это бесплатный эмулятор с открытым исходным кодом, предназначенный для воссоздания аппаратного обеспечения аркадных игровых систем в программном обеспечении на современных персональных компьютерах и других платформах.</text:p>
          </table:table-cell>
          <table:table-cell office:value-type="string" calcext:value-type="string">
            <text:p>&lt;/mame&gt;</text:p>
          </table:table-cell>
          <table:table-cell table:formula="of:=CONCATENATE([.A86];[.B86];[.C86])" office:value-type="string" office:string-value="&lt;mame&gt;MAME (первоначально аббревиатура от Multiple Arcade Machine Emulator) - это бесплатный эмулятор с открытым исходным кодом, предназначенный для воссоздания аппаратного обеспечения аркадных игровых систем в программном обеспечении на современных персональных компьютерах и других платформах.&lt;/mame&gt;" calcext:value-type="string">
            <text:p>&lt;mame&gt;MAME (первоначально аббревиатура от Multiple Arcade Machine Emulator) - это бесплатный эмулятор с открытым исходным кодом, предназначенный для воссоздания аппаратного обеспечения аркадных игровых систем в программном обеспечении на современных персональных компьютерах и других платформах.&lt;/mame&gt;</text:p>
          </table:table-cell>
        </table:table-row>
        <table:table-row table:style-name="ro1">
          <table:table-cell office:value-type="string" calcext:value-type="string">
            <text:p>&lt;mastersystem&gt;</text:p>
          </table:table-cell>
          <table:table-cell office:value-type="string" calcext:value-type="string">
            <text:p>Master System - это игровая консоль третьего поколения, выпущенная Sega в 1985 году. Master System была прямым конкурентом Nintendo Entertainment System и технически превосходила NES, которая значительно предшествовала ее выпуску.</text:p>
          </table:table-cell>
          <table:table-cell office:value-type="string" calcext:value-type="string">
            <text:p>&lt;/mastersystem&gt;</text:p>
          </table:table-cell>
          <table:table-cell table:formula="of:=CONCATENATE([.A87];[.B87];[.C87])" office:value-type="string" office:string-value="&lt;mastersystem&gt;Master System - это игровая консоль третьего поколения, выпущенная Sega в 1985 году. Master System была прямым конкурентом Nintendo Entertainment System и технически превосходила NES, которая значительно предшествовала ее выпуску.&lt;/mastersystem&gt;" calcext:value-type="string">
            <text:p>&lt;mastersystem&gt;Master System - это игровая консоль третьего поколения, выпущенная Sega в 1985 году. Master System была прямым конкурентом Nintendo Entertainment System и технически превосходила NES, которая значительно предшествовала ее выпуску.&lt;/mastersystem&gt;</text:p>
          </table:table-cell>
        </table:table-row>
        <table:table-row table:style-name="ro1">
          <table:table-cell office:value-type="string" calcext:value-type="string">
            <text:p>&lt;megadrive&gt;</text:p>
          </table:table-cell>
          <table:table-cell office:value-type="string" calcext:value-type="string">
            <text:p>Megadrive был третьей консолью Sega и преемником Master System. Основным микропроцессором Megadrive является 1632-битный процессор Motorola 68000 с тактовой частотой 7,6 МГц. Консоль также обеспечивала обратную совместимость с Master System.</text:p>
          </table:table-cell>
          <table:table-cell office:value-type="string" calcext:value-type="string">
            <text:p>&lt;/megadrive&gt;</text:p>
          </table:table-cell>
          <table:table-cell table:formula="of:=CONCATENATE([.A88];[.B88];[.C88])" office:value-type="string" office:string-value="&lt;megadrive&gt;Megadrive был третьей консолью Sega и преемником Master System. Основным микропроцессором Megadrive является 1632-битный процессор Motorola 68000 с тактовой частотой 7,6 МГц. Консоль также обеспечивала обратную совместимость с Master System.&lt;/megadrive&gt;" calcext:value-type="string">
            <text:p>&lt;megadrive&gt;Megadrive был третьей консолью Sega и преемником Master System. Основным микропроцессором Megadrive является 1632-битный процессор Motorola 68000 с тактовой частотой 7,6 МГц. Консоль также обеспечивала обратную совместимость с Master System.&lt;/megadrive&gt;</text:p>
          </table:table-cell>
        </table:table-row>
        <table:table-row table:style-name="ro1">
          <table:table-cell office:value-type="string" calcext:value-type="string">
            <text:p>&lt;msx&gt;</text:p>
          </table:table-cell>
          <table:table-cell office:value-type="string" calcext:value-type="string">
            <text:p>MSX - это стандартизированная архитектура домашнего компьютера, анонсированная Microsoft и ASCII 16 июня 1983 года. До успеха семейного компьютера Nintendo MSX была платформой, для которой крупные японские игровые студии, такие как Konami и Hudson Soft, производили видеоигры.</text:p>
          </table:table-cell>
          <table:table-cell office:value-type="string" calcext:value-type="string">
            <text:p>&lt;/msx&gt;</text:p>
          </table:table-cell>
          <table:table-cell table:formula="of:=CONCATENATE([.A89];[.B89];[.C89])" office:value-type="string" office:string-value="&lt;msx&gt;MSX - это стандартизированная архитектура домашнего компьютера, анонсированная Microsoft и ASCII 16 июня 1983 года. До успеха семейного компьютера Nintendo MSX была платформой, для которой крупные японские игровые студии, такие как Konami и Hudson Soft, производили видеоигры.&lt;/msx&gt;" calcext:value-type="string">
            <text:p>&lt;msx&gt;MSX - это стандартизированная архитектура домашнего компьютера, анонсированная Microsoft и ASCII 16 июня 1983 года. До успеха семейного компьютера Nintendo MSX была платформой, для которой крупные японские игровые студии, такие как Konami и Hudson Soft, производили видеоигры.&lt;/msx&gt;</text:p>
          </table:table-cell>
        </table:table-row>
        <table:table-row table:style-name="ro1">
          <table:table-cell office:value-type="string" calcext:value-type="string">
            <text:p>&lt;n64&gt;</text:p>
          </table:table-cell>
          <table:table-cell office:value-type="string" calcext:value-type="string">
            <text:p>Nintendo 64 под кодовым названием Ultra64 была выпущена в 1996 году и была последней крупной домашней консолью, которая использовала картридж в качестве основного формата хранения. По всему миру было продано 32,93 миллиона устройств, основными конкурентами которых являются Sony PlayStation и Sega Saturn.</text:p>
          </table:table-cell>
          <table:table-cell office:value-type="string" calcext:value-type="string">
            <text:p>&lt;/n64&gt;</text:p>
          </table:table-cell>
          <table:table-cell table:formula="of:=CONCATENATE([.A90];[.B90];[.C90])" office:value-type="string" office:string-value="&lt;n64&gt;Nintendo 64 под кодовым названием Ultra64 была выпущена в 1996 году и была последней крупной домашней консолью, которая использовала картридж в качестве основного формата хранения. По всему миру было продано 32,93 миллиона устройств, основными конкурентами которых являются Sony PlayStation и Sega Saturn.&lt;/n64&gt;" calcext:value-type="string">
            <text:p>&lt;n64&gt;Nintendo 64 под кодовым названием Ultra64 была выпущена в 1996 году и была последней крупной домашней консолью, которая использовала картридж в качестве основного формата хранения. По всему миру было продано 32,93 миллиона устройств, основными конкурентами которых являются Sony PlayStation и Sega Saturn.&lt;/n64&gt;</text:p>
          </table:table-cell>
        </table:table-row>
        <table:table-row table:style-name="ro1">
          <table:table-cell office:value-type="string" calcext:value-type="string">
            <text:p>&lt;naomi&gt;</text:p>
          </table:table-cell>
          <table:table-cell office:value-type="string" calcext:value-type="string">
            <text:p>Sega NAOMI (New Arcade Operation Machine Idea) - это системная плата для игровых автоматов, выпущенная в 1998 году в качестве преемника оборудования Sega Model 3. Он использует ту же архитектуру, что и Sega Dreamcast, и является одной из самых успешных аркадных систем Sega всех времен, наряду с Sega Model 2.</text:p>
          </table:table-cell>
          <table:table-cell office:value-type="string" calcext:value-type="string">
            <text:p>&lt;/naomi&gt;</text:p>
          </table:table-cell>
          <table:table-cell table:formula="of:=CONCATENATE([.A91];[.B91];[.C91])" office:value-type="string" office:string-value="&lt;naomi&gt;Sega NAOMI (New Arcade Operation Machine Idea) - это системная плата для игровых автоматов, выпущенная в 1998 году в качестве преемника оборудования Sega Model 3. Он использует ту же архитектуру, что и Sega Dreamcast, и является одной из самых успешных аркадных систем Sega всех времен, наряду с Sega Model 2.&lt;/naomi&gt;" calcext:value-type="string">
            <text:p>&lt;naomi&gt;Sega NAOMI (New Arcade Operation Machine Idea) - это системная плата для игровых автоматов, выпущенная в 1998 году в качестве преемника оборудования Sega Model 3. Он использует ту же архитектуру, что и Sega Dreamcast, и является одной из самых успешных аркадных систем Sega всех времен, наряду с Sega Model 2.&lt;/naomi&gt;</text:p>
          </table:table-cell>
        </table:table-row>
        <table:table-row table:style-name="ro1">
          <table:table-cell office:value-type="string" calcext:value-type="string">
            <text:p>&lt;nds&gt;</text:p>
          </table:table-cell>
          <table:table-cell office:value-type="string" calcext:value-type="string">
            <text:p>Nintendo DS - это 32-битная портативная игровая консоль с двумя экранами, разработанная и выпущенная Nintendo. Устройство поступило в продажу в Северной Америке 21 ноября 2004 года. DS, сокращение от «Система разработчиков» или «Двойной экран», представил новые отличительные особенности портативных игр.</text:p>
          </table:table-cell>
          <table:table-cell office:value-type="string" calcext:value-type="string">
            <text:p>&lt;/nds&gt;</text:p>
          </table:table-cell>
          <table:table-cell table:formula="of:=CONCATENATE([.A92];[.B92];[.C92])" office:value-type="string" office:string-value="&lt;nds&gt;Nintendo DS - это 32-битная портативная игровая консоль с двумя экранами, разработанная и выпущенная Nintendo. Устройство поступило в продажу в Северной Америке 21 ноября 2004 года. DS, сокращение от «Система разработчиков» или «Двойной экран», представил новые отличительные особенности портативных игр.&lt;/nds&gt;" calcext:value-type="string">
            <text:p>&lt;nds&gt;Nintendo DS - это 32-битная портативная игровая консоль с двумя экранами, разработанная и выпущенная Nintendo. Устройство поступило в продажу в Северной Америке 21 ноября 2004 года. DS, сокращение от «Система разработчиков» или «Двойной экран», представил новые отличительные особенности портативных игр.&lt;/nds&gt;</text:p>
          </table:table-cell>
        </table:table-row>
        <table:table-row table:style-name="ro1">
          <table:table-cell office:value-type="string" calcext:value-type="string">
            <text:p>&lt;neocd&gt;</text:p>
          </table:table-cell>
          <table:table-cell office:value-type="string" calcext:value-type="string">
            <text:p>Neo • Geo CD был второй домашней консолью SNK, выпущенной как более дешевая альтернатива системе AES. Внутреннее оборудование такое же, но игры работают намного дешевле, чем CD-ROM. Это позволило SNK продавать игры по более конкурентоспособной цене.</text:p>
          </table:table-cell>
          <table:table-cell office:value-type="string" calcext:value-type="string">
            <text:p>&lt;/neocd&gt;</text:p>
          </table:table-cell>
          <table:table-cell table:formula="of:=CONCATENATE([.A93];[.B93];[.C93])" office:value-type="string" office:string-value="&lt;neocd&gt;Neo • Geo CD был второй домашней консолью SNK, выпущенной как более дешевая альтернатива системе AES. Внутреннее оборудование такое же, но игры работают намного дешевле, чем CD-ROM. Это позволило SNK продавать игры по более конкурентоспособной цене.&lt;/neocd&gt;" calcext:value-type="string">
            <text:p>&lt;neocd&gt;Neo • Geo CD был второй домашней консолью SNK, выпущенной как более дешевая альтернатива системе AES. Внутреннее оборудование такое же, но игры работают намного дешевле, чем CD-ROM. Это позволило SNK продавать игры по более конкурентоспособной цене.&lt;/neocd&gt;</text:p>
          </table:table-cell>
        </table:table-row>
        <table:table-row table:style-name="ro1">
          <table:table-cell office:value-type="string" calcext:value-type="string">
            <text:p>&lt;neogeo&gt;</text:p>
          </table:table-cell>
          <table:table-cell office:value-type="string" calcext:value-type="string">
            <text:p>Neo • Geo AES изначально был запущен как консоль для аренды для магазинов видеоигр в Японии (так называемая Neo Geo Rental System), из-за высокой цены, из-за которой SNK не выпускал ее для домашнего использования - позже это было отменено из-за высокого спроса и вышла на рынок как роскошная консоль.</text:p>
          </table:table-cell>
          <table:table-cell office:value-type="string" calcext:value-type="string">
            <text:p>&lt;/neogeo&gt;</text:p>
          </table:table-cell>
          <table:table-cell table:formula="of:=CONCATENATE([.A94];[.B94];[.C94])" office:value-type="string" office:string-value="&lt;neogeo&gt;Neo • Geo AES изначально был запущен как консоль для аренды для магазинов видеоигр в Японии (так называемая Neo Geo Rental System), из-за высокой цены, из-за которой SNK не выпускал ее для домашнего использования - позже это было отменено из-за высокого спроса и вышла на рынок как роскошная консоль.&lt;/neogeo&gt;" calcext:value-type="string">
            <text:p>&lt;neogeo&gt;Neo • Geo AES изначально был запущен как консоль для аренды для магазинов видеоигр в Японии (так называемая Neo Geo Rental System), из-за высокой цены, из-за которой SNK не выпускал ее для домашнего использования - позже это было отменено из-за высокого спроса и вышла на рынок как роскошная консоль.&lt;/neogeo&gt;</text:p>
          </table:table-cell>
        </table:table-row>
        <table:table-row table:style-name="ro1">
          <table:table-cell office:value-type="string" calcext:value-type="string">
            <text:p>&lt;nes&gt;</text:p>
          </table:table-cell>
          <table:table-cell office:value-type="string" calcext:value-type="string">
            <text:p>Nintendo Entertainment System - это 8-битная игровая консоль, выпущенная Nintendo в Северной Америке в 1985 году. Будучи самой продаваемой игровой консолью своего времени, NES помогла оживить индустрию видеоигр в США после краха видеоигр в 1983 году.</text:p>
          </table:table-cell>
          <table:table-cell office:value-type="string" calcext:value-type="string">
            <text:p>&lt;/nes&gt;</text:p>
          </table:table-cell>
          <table:table-cell table:formula="of:=CONCATENATE([.A95];[.B95];[.C95])" office:value-type="string" office:string-value="&lt;nes&gt;Nintendo Entertainment System - это 8-битная игровая консоль, выпущенная Nintendo в Северной Америке в 1985 году. Будучи самой продаваемой игровой консолью своего времени, NES помогла оживить индустрию видеоигр в США после краха видеоигр в 1983 году.&lt;/nes&gt;" calcext:value-type="string">
            <text:p>&lt;nes&gt;Nintendo Entertainment System - это 8-битная игровая консоль, выпущенная Nintendo в Северной Америке в 1985 году. Будучи самой продаваемой игровой консолью своего времени, NES помогла оживить индустрию видеоигр в США после краха видеоигр в 1983 году.&lt;/nes&gt;</text:p>
          </table:table-cell>
        </table:table-row>
        <table:table-row table:style-name="ro1">
          <table:table-cell office:value-type="string" calcext:value-type="string">
            <text:p>&lt;ngp&gt;</text:p>
          </table:table-cell>
          <table:table-cell office:value-type="string" calcext:value-type="string">
            <text:p>Neo Geo Pocket - монохромная портативная игровая консоль, выпущенная компанией SNK. Это была первая портативная система компании, входящая в семейство Neo Geo. Он дебютировал в Японии в конце 1998 года.</text:p>
          </table:table-cell>
          <table:table-cell office:value-type="string" calcext:value-type="string">
            <text:p>&lt;/ngp&gt;</text:p>
          </table:table-cell>
          <table:table-cell table:formula="of:=CONCATENATE([.A96];[.B96];[.C96])" office:value-type="string" office:string-value="&lt;ngp&gt;Neo Geo Pocket - монохромная портативная игровая консоль, выпущенная компанией SNK. Это была первая портативная система компании, входящая в семейство Neo Geo. Он дебютировал в Японии в конце 1998 года.&lt;/ngp&gt;" calcext:value-type="string">
            <text:p>&lt;ngp&gt;Neo Geo Pocket - монохромная портативная игровая консоль, выпущенная компанией SNK. Это была первая портативная система компании, входящая в семейство Neo Geo. Он дебютировал в Японии в конце 1998 года.&lt;/ngp&gt;</text:p>
          </table:table-cell>
        </table:table-row>
        <table:table-row table:style-name="ro1">
          <table:table-cell office:value-type="string" calcext:value-type="string">
            <text:p>&lt;openbor&gt;</text:p>
          </table:table-cell>
          <table:table-cell office:value-type="string" calcext:value-type="string">
            <text:p>OpenBOR - это игровой движок с боковой прокруткой, не требующий лицензионных отчислений. ... OpenBOR является опцией</text:p>
          </table:table-cell>
          <table:table-cell office:value-type="string" calcext:value-type="string">
            <text:p>&lt;/openbor&gt;</text:p>
          </table:table-cell>
          <table:table-cell table:formula="of:=CONCATENATE([.A97];[.B97];[.C97])" office:value-type="string" office:string-value="&lt;openbor&gt;OpenBOR - это игровой движок с боковой прокруткой, не требующий лицензионных отчислений. ... OpenBOR является опцией&lt;/openbor&gt;" calcext:value-type="string">
            <text:p>&lt;openbor&gt;OpenBOR - это игровой движок с боковой прокруткой, не требующий лицензионных отчислений. ... OpenBOR является опцией&lt;/openbor&gt;</text:p>
          </table:table-cell>
        </table:table-row>
        <table:table-row table:style-name="ro1">
          <table:table-cell office:value-type="string" calcext:value-type="string">
            <text:p>&lt;ngpc&gt;</text:p>
          </table:table-cell>
          <table:table-cell office:value-type="string" calcext:value-type="string">
            <text:p>Neo Geo Pocket Color - это портативная игровая консоль с 16-битной цветной подсветкой, производимая компанией SNK. Это преемник монохромного карманного компьютера Neo Geo Pocket от SNK, который дебютировал в 1998 году в Японии, причем Color был полностью обратно совместим.</text:p>
          </table:table-cell>
          <table:table-cell office:value-type="string" calcext:value-type="string">
            <text:p>&lt;/ngpc&gt;</text:p>
          </table:table-cell>
          <table:table-cell table:formula="of:=CONCATENATE([.A98];[.B98];[.C98])" office:value-type="string" office:string-value="&lt;ngpc&gt;Neo Geo Pocket Color - это портативная игровая консоль с 16-битной цветной подсветкой, производимая компанией SNK. Это преемник монохромного карманного компьютера Neo Geo Pocket от SNK, который дебютировал в 1998 году в Японии, причем Color был полностью обратно совместим.&lt;/ngpc&gt;" calcext:value-type="string">
            <text:p>&lt;ngpc&gt;Neo Geo Pocket Color - это портативная игровая консоль с 16-битной цветной подсветкой, производимая компанией SNK. Это преемник монохромного карманного компьютера Neo Geo Pocket от SNK, который дебютировал в 1998 году в Японии, причем Color был полностью обратно совместим.&lt;/ngpc&gt;</text:p>
          </table:table-cell>
        </table:table-row>
        <table:table-row table:style-name="ro1">
          <table:table-cell office:value-type="string" calcext:value-type="string">
            <text:p>&lt;pc88&gt;</text:p>
          </table:table-cell>
          <table:table-cell office:value-type="string" calcext:value-type="string">
            <text:p>Модельный ряд японских 8-битных персональных компьютеров, выпускаемых NEC с 1979 по 1989 год.</text:p>
          </table:table-cell>
          <table:table-cell office:value-type="string" calcext:value-type="string">
            <text:p>&lt;/pc88&gt;</text:p>
          </table:table-cell>
          <table:table-cell table:formula="of:=CONCATENATE([.A99];[.B99];[.C99])" office:value-type="string" office:string-value="&lt;pc88&gt;Модельный ряд японских 8-битных персональных компьютеров, выпускаемых NEC с 1979 по 1989 год.&lt;/pc88&gt;" calcext:value-type="string">
            <text:p>&lt;pc88&gt;Модельный ряд японских 8-битных персональных компьютеров, выпускаемых NEC с 1979 по 1989 год.&lt;/pc88&gt;</text:p>
          </table:table-cell>
        </table:table-row>
        <table:table-row table:style-name="ro1">
          <table:table-cell office:value-type="string" calcext:value-type="string">
            <text:p>&lt;pc98&gt;</text:p>
          </table:table-cell>
          <table:table-cell office:value-type="string" calcext:value-type="string">
            <text:p>Модельный ряд японских 16-битных и 32-битных персональных компьютеров, выпускаемых NEC с 1982 по 2000 год.</text:p>
          </table:table-cell>
          <table:table-cell office:value-type="string" calcext:value-type="string">
            <text:p>&lt;/pc98&gt;</text:p>
          </table:table-cell>
          <table:table-cell table:formula="of:=CONCATENATE([.A100];[.B100];[.C100])" office:value-type="string" office:string-value="&lt;pc98&gt;Модельный ряд японских 16-битных и 32-битных персональных компьютеров, выпускаемых NEC с 1982 по 2000 год.&lt;/pc98&gt;" calcext:value-type="string">
            <text:p>&lt;pc98&gt;Модельный ряд японских 16-битных и 32-битных персональных компьютеров, выпускаемых NEC с 1982 по 2000 год.&lt;/pc98&gt;</text:p>
          </table:table-cell>
        </table:table-row>
        <table:table-row table:style-name="ro1">
          <table:table-cell office:value-type="string" calcext:value-type="string">
            <text:p>&lt;pcengine&gt;</text:p>
          </table:table-cell>
          <table:table-cell office:value-type="string" calcext:value-type="string">
            <text:p>PC Engine был выпущен в Японии 30 октября 1987 года. Он получил сильную стороннюю поддержку и превзошел по продажам Famicom во время своего дебюта в 1987 году, в конечном итоге став главным конкурентом Super Famicom.</text:p>
          </table:table-cell>
          <table:table-cell office:value-type="string" calcext:value-type="string">
            <text:p>&lt;/pcengine&gt;</text:p>
          </table:table-cell>
          <table:table-cell table:formula="of:=CONCATENATE([.A101];[.B101];[.C101])" office:value-type="string" office:string-value="&lt;pcengine&gt;PC Engine был выпущен в Японии 30 октября 1987 года. Он получил сильную стороннюю поддержку и превзошел по продажам Famicom во время своего дебюта в 1987 году, в конечном итоге став главным конкурентом Super Famicom.&lt;/pcengine&gt;" calcext:value-type="string">
            <text:p>&lt;pcengine&gt;PC Engine был выпущен в Японии 30 октября 1987 года. Он получил сильную стороннюю поддержку и превзошел по продажам Famicom во время своего дебюта в 1987 году, в конечном итоге став главным конкурентом Super Famicom.&lt;/pcengine&gt;</text:p>
          </table:table-cell>
        </table:table-row>
        <table:table-row table:style-name="ro1">
          <table:table-cell office:value-type="string" calcext:value-type="string">
            <text:p>&lt;pcfx&gt;</text:p>
          </table:table-cell>
          <table:table-cell office:value-type="string" calcext:value-type="string">
            <text:p>PC-FX - это 32-битная домашняя игровая консоль, выпущенная в 1994 году. Она была задумана как преемник PC Engine и его международного аналога TurboGrafx-16, двух успешных игровых консолей конца 1980-х годов. Это последний набег NEC на рынок домашних консолей.</text:p>
          </table:table-cell>
          <table:table-cell office:value-type="string" calcext:value-type="string">
            <text:p>&lt;/pcfx&gt;</text:p>
          </table:table-cell>
          <table:table-cell table:formula="of:=CONCATENATE([.A102];[.B102];[.C102])" office:value-type="string" office:string-value="&lt;pcfx&gt;PC-FX - это 32-битная домашняя игровая консоль, выпущенная в 1994 году. Она была задумана как преемник PC Engine и его международного аналога TurboGrafx-16, двух успешных игровых консолей конца 1980-х годов. Это последний набег NEC на рынок домашних консолей.&lt;/pcfx&gt;" calcext:value-type="string">
            <text:p>&lt;pcfx&gt;PC-FX - это 32-битная домашняя игровая консоль, выпущенная в 1994 году. Она была задумана как преемник PC Engine и его международного аналога TurboGrafx-16, двух успешных игровых консолей конца 1980-х годов. Это последний набег NEC на рынок домашних консолей.&lt;/pcfx&gt;</text:p>
          </table:table-cell>
        </table:table-row>
        <table:table-row table:style-name="ro1">
          <table:table-cell office:value-type="string" calcext:value-type="string">
            <text:p>&lt;ports&gt;</text:p>
          </table:table-cell>
          <table:table-cell office:value-type="string" calcext:value-type="string">
            <text:p>Мультиплатформенный перенос программного обеспечения и игровых движков с ПК на DOS</text:p>
          </table:table-cell>
          <table:table-cell office:value-type="string" calcext:value-type="string">
            <text:p>&lt;/ports&gt;</text:p>
          </table:table-cell>
          <table:table-cell table:formula="of:=CONCATENATE([.A103];[.B103];[.C103])" office:value-type="string" office:string-value="&lt;ports&gt;Мультиплатформенный перенос программного обеспечения и игровых движков с ПК на DOS&lt;/ports&gt;" calcext:value-type="string">
            <text:p>&lt;ports&gt;Мультиплатформенный перенос программного обеспечения и игровых движков с ПК на DOS&lt;/ports&gt;</text:p>
          </table:table-cell>
        </table:table-row>
        <table:table-row table:style-name="ro1">
          <table:table-cell office:value-type="string" calcext:value-type="string">
            <text:p>&lt;psp&gt;</text:p>
          </table:table-cell>
          <table:table-cell office:value-type="string" calcext:value-type="string">
            <text:p>PlayStation Portable (PSP) - портативная игровая консоль, разработанная Sony и выпущенная в 2005 году. Это была первая реальная конкуренция доминирующей роли портативных компьютеров Nintendo, в которой многие претенденты, такие как Neo Geo Pocket от SNK и N-Gage от Nokia, потерпели неудачу.</text:p>
          </table:table-cell>
          <table:table-cell office:value-type="string" calcext:value-type="string">
            <text:p>&lt;/psp&gt;</text:p>
          </table:table-cell>
          <table:table-cell table:formula="of:=CONCATENATE([.A104];[.B104];[.C104])" office:value-type="string" office:string-value="&lt;psp&gt;PlayStation Portable (PSP) - портативная игровая консоль, разработанная Sony и выпущенная в 2005 году. Это была первая реальная конкуренция доминирующей роли портативных компьютеров Nintendo, в которой многие претенденты, такие как Neo Geo Pocket от SNK и N-Gage от Nokia, потерпели неудачу.&lt;/psp&gt;" calcext:value-type="string">
            <text:p>&lt;psp&gt;PlayStation Portable (PSP) - портативная игровая консоль, разработанная Sony и выпущенная в 2005 году. Это была первая реальная конкуренция доминирующей роли портативных компьютеров Nintendo, в которой многие претенденты, такие как Neo Geo Pocket от SNK и N-Gage от Nokia, потерпели неудачу.&lt;/psp&gt;</text:p>
          </table:table-cell>
        </table:table-row>
        <table:table-row table:style-name="ro1">
          <table:table-cell office:value-type="string" calcext:value-type="string">
            <text:p>&lt;residual&gt;</text:p>
          </table:table-cell>
          <table:table-cell office:value-type="string" calcext:value-type="string">
            <text:p>ResidualVM - это кроссплатформенная компьютерная программа, включающая в себя воссозданные трехмерные игровые движки с общим графическим пользовательским интерфейсом. Он поддерживает Grim Fandango, Myst III: Exile и The Longest Journey.</text:p>
          </table:table-cell>
          <table:table-cell office:value-type="string" calcext:value-type="string">
            <text:p>&lt;/residual&gt;</text:p>
          </table:table-cell>
          <table:table-cell table:formula="of:=CONCATENATE([.A105];[.B105];[.C105])" office:value-type="string" office:string-value="&lt;residual&gt;ResidualVM - это кроссплатформенная компьютерная программа, включающая в себя воссозданные трехмерные игровые движки с общим графическим пользовательским интерфейсом. Он поддерживает Grim Fandango, Myst III: Exile и The Longest Journey.&lt;/residual&gt;" calcext:value-type="string">
            <text:p>&lt;residual&gt;ResidualVM - это кроссплатформенная компьютерная программа, включающая в себя воссозданные трехмерные игровые движки с общим графическим пользовательским интерфейсом. Он поддерживает Grim Fandango, Myst III: Exile и The Longest Journey.&lt;/residual&gt;</text:p>
          </table:table-cell>
        </table:table-row>
        <table:table-row table:style-name="ro1">
          <table:table-cell office:value-type="string" calcext:value-type="string">
            <text:p>&lt;saturn&gt;</text:p>
          </table:table-cell>
          <table:table-cell office:value-type="string" calcext:value-type="string">
            <text:p>Saturn изначально имел успех в Японии, но не смог продать в больших количествах в США после запуска в мае 1995 года, за четыре месяца до запланированной даты выпуска. Хотя его помнят по нескольким хорошо зарекомендовавшим себя играм, его репутация неоднозначна из-за сложной конструкции оборудования.</text:p>
          </table:table-cell>
          <table:table-cell office:value-type="string" calcext:value-type="string">
            <text:p>&lt;/saturn&gt;</text:p>
          </table:table-cell>
          <table:table-cell table:formula="of:=CONCATENATE([.A106];[.B106];[.C106])" office:value-type="string" office:string-value="&lt;saturn&gt;Saturn изначально имел успех в Японии, но не смог продать в больших количествах в США после запуска в мае 1995 года, за четыре месяца до запланированной даты выпуска. Хотя его помнят по нескольким хорошо зарекомендовавшим себя играм, его репутация неоднозначна из-за сложной конструкции оборудования.&lt;/saturn&gt;" calcext:value-type="string">
            <text:p>&lt;saturn&gt;Saturn изначально имел успех в Японии, но не смог продать в больших количествах в США после запуска в мае 1995 года, за четыре месяца до запланированной даты выпуска. Хотя его помнят по нескольким хорошо зарекомендовавшим себя играм, его репутация неоднозначна из-за сложной конструкции оборудования.&lt;/saturn&gt;</text:p>
          </table:table-cell>
        </table:table-row>
        <table:table-row table:style-name="ro1">
          <table:table-cell office:value-type="string" calcext:value-type="string">
            <text:p>&lt;scumm&gt;</text:p>
          </table:table-cell>
          <table:table-cell office:value-type="string" calcext:value-type="string">
            <text:p>Утилита создания скриптов для виртуальной машины Maniac Mansion (ScummVM) - это набор воссозданий игрового движка. Первоначально разработанный для игры в приключенческие игры LucasArts, в которых используется система SCUMM, он также поддерживает различные игры, не относящиеся к SCUMM.</text:p>
          </table:table-cell>
          <table:table-cell office:value-type="string" calcext:value-type="string">
            <text:p>&lt;/scumm&gt;</text:p>
          </table:table-cell>
          <table:table-cell table:formula="of:=CONCATENATE([.A107];[.B107];[.C107])" office:value-type="string" office:string-value="&lt;scumm&gt;Утилита создания скриптов для виртуальной машины Maniac Mansion (ScummVM) - это набор воссозданий игрового движка. Первоначально разработанный для игры в приключенческие игры LucasArts, в которых используется система SCUMM, он также поддерживает различные игры, не относящиеся к SCUMM.&lt;/scumm&gt;" calcext:value-type="string">
            <text:p>&lt;scumm&gt;Утилита создания скриптов для виртуальной машины Maniac Mansion (ScummVM) - это набор воссозданий игрового движка. Первоначально разработанный для игры в приключенческие игры LucasArts, в которых используется система SCUMM, он также поддерживает различные игры, не относящиеся к SCUMM.&lt;/scumm&gt;</text:p>
          </table:table-cell>
        </table:table-row>
        <table:table-row table:style-name="ro1">
          <table:table-cell office:value-type="string" calcext:value-type="string">
            <text:p>&lt;sega32x&gt;</text:p>
          </table:table-cell>
          <table:table-cell office:value-type="string" calcext:value-type="string">
            <text:p>Sega 32X - это дополнение к игровой консоли Sega Genesis. Модель 32X под кодовым названием «Project Mars» была разработана для расширения возможностей Genesis до выхода Sega Saturn. Независимо от Genesis, 32X использует собственные картриджи ROM и собственную библиотеку игр.</text:p>
          </table:table-cell>
          <table:table-cell office:value-type="string" calcext:value-type="string">
            <text:p>&lt;/sega32x&gt;</text:p>
          </table:table-cell>
          <table:table-cell table:formula="of:=CONCATENATE([.A108];[.B108];[.C108])" office:value-type="string" office:string-value="&lt;sega32x&gt;Sega 32X - это дополнение к игровой консоли Sega Genesis. Модель 32X под кодовым названием «Project Mars» была разработана для расширения возможностей Genesis до выхода Sega Saturn. Независимо от Genesis, 32X использует собственные картриджи ROM и собственную библиотеку игр.&lt;/sega32x&gt;" calcext:value-type="string">
            <text:p>&lt;sega32x&gt;Sega 32X - это дополнение к игровой консоли Sega Genesis. Модель 32X под кодовым названием «Project Mars» была разработана для расширения возможностей Genesis до выхода Sega Saturn. Независимо от Genesis, 32X использует собственные картриджи ROM и собственную библиотеку игр.&lt;/sega32x&gt;</text:p>
          </table:table-cell>
        </table:table-row>
        <table:table-row table:style-name="ro1">
          <table:table-cell office:value-type="string" calcext:value-type="string">
            <text:p>&lt;segacd&gt;</text:p>
          </table:table-cell>
          <table:table-cell office:value-type="string" calcext:value-type="string">
            <text:p>Sega CD - это аксессуар CD-ROM для игровой приставки Sega Genesis, выпускаемой Sega как часть четвертого поколения игровых приставок. Sega CD позволяет пользователю играть в игры на компакт-дисках и добавляет дополнительные аппаратные функции, такие как более быстрый центральный процессор и графические улучшения.</text:p>
          </table:table-cell>
          <table:table-cell office:value-type="string" calcext:value-type="string">
            <text:p>&lt;/segacd&gt;</text:p>
          </table:table-cell>
          <table:table-cell table:formula="of:=CONCATENATE([.A109];[.B109];[.C109])" office:value-type="string" office:string-value="&lt;segacd&gt;Sega CD - это аксессуар CD-ROM для игровой приставки Sega Genesis, выпускаемой Sega как часть четвертого поколения игровых приставок. Sega CD позволяет пользователю играть в игры на компакт-дисках и добавляет дополнительные аппаратные функции, такие как более быстрый центральный процессор и графические улучшения.&lt;/segacd&gt;" calcext:value-type="string">
            <text:p>&lt;segacd&gt;Sega CD - это аксессуар CD-ROM для игровой приставки Sega Genesis, выпускаемой Sega как часть четвертого поколения игровых приставок. Sega CD позволяет пользователю играть в игры на компакт-дисках и добавляет дополнительные аппаратные функции, такие как более быстрый центральный процессор и графические улучшения.&lt;/segacd&gt;</text:p>
          </table:table-cell>
        </table:table-row>
        <table:table-row table:style-name="ro1">
          <table:table-cell office:value-type="string" calcext:value-type="string">
            <text:p>&lt;sfc&gt;</text:p>
          </table:table-cell>
          <table:table-cell office:value-type="string" calcext:value-type="string">
            <text:p>Super Famicom - это 16-битная домашняя игровая консоль, разработанная Nintendo и выпущенная в 1990 году в Японии. Система была переименована в Super Nintendo в других странах.</text:p>
          </table:table-cell>
          <table:table-cell office:value-type="string" calcext:value-type="string">
            <text:p>&lt;/sfc&gt;</text:p>
          </table:table-cell>
          <table:table-cell table:formula="of:=CONCATENATE([.A110];[.B110];[.C110])" office:value-type="string" office:string-value="&lt;sfc&gt;Super Famicom - это 16-битная домашняя игровая консоль, разработанная Nintendo и выпущенная в 1990 году в Японии. Система была переименована в Super Nintendo в других странах.&lt;/sfc&gt;" calcext:value-type="string">
            <text:p>&lt;sfc&gt;Super Famicom - это 16-битная домашняя игровая консоль, разработанная Nintendo и выпущенная в 1990 году в Японии. Система была переименована в Super Nintendo в других странах.&lt;/sfc&gt;</text:p>
          </table:table-cell>
        </table:table-row>
        <table:table-row table:style-name="ro1">
          <table:table-cell office:value-type="string" calcext:value-type="string">
            <text:p>&lt;sg-1000&gt;</text:p>
          </table:table-cell>
          <table:table-cell office:value-type="string" calcext:value-type="string">
            <text:p>Sega SG-1000 (также известная как Mark I) была первой попыткой компании создать домашние консоли, выпущенной в июле 1983 года. Это была довольно продвинутая система для своего времени с впечатляющими техническими характеристиками. Sega выпустила обновленную версию консоли под названием SG-1000 Mark II.</text:p>
          </table:table-cell>
          <table:table-cell office:value-type="string" calcext:value-type="string">
            <text:p>&lt;/sg-1000&gt;</text:p>
          </table:table-cell>
          <table:table-cell table:formula="of:=CONCATENATE([.A111];[.B111];[.C111])" office:value-type="string" office:string-value="&lt;sg-1000&gt;Sega SG-1000 (также известная как Mark I) была первой попыткой компании создать домашние консоли, выпущенной в июле 1983 года. Это была довольно продвинутая система для своего времени с впечатляющими техническими характеристиками. Sega выпустила обновленную версию консоли под названием SG-1000 Mark II.&lt;/sg-1000&gt;" calcext:value-type="string">
            <text:p>&lt;sg-1000&gt;Sega SG-1000 (также известная как Mark I) была первой попыткой компании создать домашние консоли, выпущенной в июле 1983 года. Это была довольно продвинутая система для своего времени с впечатляющими техническими характеристиками. Sega выпустила обновленную версию консоли под названием SG-1000 Mark II.&lt;/sg-1000&gt;</text:p>
          </table:table-cell>
        </table:table-row>
        <table:table-row table:style-name="ro1">
          <table:table-cell office:value-type="string" calcext:value-type="string">
            <text:p>&lt;snes&gt;</text:p>
          </table:table-cell>
          <table:table-cell office:value-type="string" calcext:value-type="string">
            <text:p>Вторая домашняя консоль Nintendo представила расширенные графические и звуковые возможности по сравнению с другими системами того времени, и было продано более 49 миллионов единиц по всему миру. Консоль представила расширенные графические и звуковые возможности по сравнению с другими системами того времени.</text:p>
          </table:table-cell>
          <table:table-cell office:value-type="string" calcext:value-type="string">
            <text:p>&lt;/snes&gt;</text:p>
          </table:table-cell>
          <table:table-cell table:formula="of:=CONCATENATE([.A112];[.B112];[.C112])" office:value-type="string" office:string-value="&lt;snes&gt;Вторая домашняя консоль Nintendo представила расширенные графические и звуковые возможности по сравнению с другими системами того времени, и было продано более 49 миллионов единиц по всему миру. Консоль представила расширенные графические и звуковые возможности по сравнению с другими системами того времени.&lt;/snes&gt;" calcext:value-type="string">
            <text:p>&lt;snes&gt;Вторая домашняя консоль Nintendo представила расширенные графические и звуковые возможности по сравнению с другими системами того времени, и было продано более 49 миллионов единиц по всему миру. Консоль представила расширенные графические и звуковые возможности по сравнению с другими системами того времени.&lt;/snes&gt;</text:p>
          </table:table-cell>
        </table:table-row>
        <table:table-row table:style-name="ro1">
          <table:table-cell office:value-type="string" calcext:value-type="string">
            <text:p>&lt;supergrafx&gt;</text:p>
          </table:table-cell>
          <table:table-cell office:value-type="string" calcext:value-type="string">
            <text:p>SuperGrafx является преемником PC Engine. Первоначально известный как PC Engine 2 на этапе производства, он задумывался как настоящая 16-битная домашняя консоль с улучшенными графическими и звуковыми возможностями по сравнению с его предшественником. Было выпущено всего 6 игр, в которых использовалось железо.</text:p>
          </table:table-cell>
          <table:table-cell office:value-type="string" calcext:value-type="string">
            <text:p>&lt;/supergrafx&gt;</text:p>
          </table:table-cell>
          <table:table-cell table:formula="of:=CONCATENATE([.A113];[.B113];[.C113])" office:value-type="string" office:string-value="&lt;supergrafx&gt;SuperGrafx является преемником PC Engine. Первоначально известный как PC Engine 2 на этапе производства, он задумывался как настоящая 16-битная домашняя консоль с улучшенными графическими и звуковыми возможностями по сравнению с его предшественником. Было выпущено всего 6 игр, в которых использовалось железо.&lt;/supergrafx&gt;" calcext:value-type="string">
            <text:p>&lt;supergrafx&gt;SuperGrafx является преемником PC Engine. Первоначально известный как PC Engine 2 на этапе производства, он задумывался как настоящая 16-битная домашняя консоль с улучшенными графическими и звуковыми возможностями по сравнению с его предшественником. Было выпущено всего 6 игр, в которых использовалось железо.&lt;/supergrafx&gt;</text:p>
          </table:table-cell>
        </table:table-row>
        <table:table-row table:style-name="ro1">
          <table:table-cell office:value-type="string" calcext:value-type="string">
            <text:p>&lt;tg16&gt;</text:p>
          </table:table-cell>
          <table:table-cell office:value-type="string" calcext:value-type="string">
            <text:p>TurboGrafx-16, полностью названная TurboGrafx-16 Entertainment SuperSystem и известная в Японии как PC Engine, представляет собой игровую консоль, разработанную Hudson Soft и NEC, выпущенную в Японии 30 октября 1987 года и в Северной Америке 29 августа. 1989 г.</text:p>
          </table:table-cell>
          <table:table-cell office:value-type="string" calcext:value-type="string">
            <text:p>&lt;/tg16&gt;</text:p>
          </table:table-cell>
          <table:table-cell table:formula="of:=CONCATENATE([.A114];[.B114];[.C114])" office:value-type="string" office:string-value="&lt;tg16&gt;TurboGrafx-16, полностью названная TurboGrafx-16 Entertainment SuperSystem и известная в Японии как PC Engine, представляет собой игровую консоль, разработанную Hudson Soft и NEC, выпущенную в Японии 30 октября 1987 года и в Северной Америке 29 августа. 1989 г.&lt;/tg16&gt;" calcext:value-type="string">
            <text:p>&lt;tg16&gt;TurboGrafx-16, полностью названная TurboGrafx-16 Entertainment SuperSystem и известная в Японии как PC Engine, представляет собой игровую консоль, разработанную Hudson Soft и NEC, выпущенную в Японии 30 октября 1987 года и в Северной Америке 29 августа. 1989 г.&lt;/tg16&gt;</text:p>
          </table:table-cell>
        </table:table-row>
        <table:table-row table:style-name="ro1">
          <table:table-cell office:value-type="string" calcext:value-type="string">
            <text:p>&lt;tg16cd&gt;</text:p>
          </table:table-cell>
          <table:table-cell office:value-type="string" calcext:value-type="string">
            <text:p>TurboGrafx-CD является дополнением к TurboGrafx-16. Он был выпущен для расширения библиотеки игр TurboGrafx 16. В нем добавлена ​​возможность воспроизведения видео с движущимися движениями и аудио с компакт-дисков, а также значительно увеличен объем памяти.</text:p>
          </table:table-cell>
          <table:table-cell office:value-type="string" calcext:value-type="string">
            <text:p>&lt;/tg16cd&gt;</text:p>
          </table:table-cell>
          <table:table-cell table:formula="of:=CONCATENATE([.A115];[.B115];[.C115])" office:value-type="string" office:string-value="&lt;tg16cd&gt;TurboGrafx-CD является дополнением к TurboGrafx-16. Он был выпущен для расширения библиотеки игр TurboGrafx 16. В нем добавлена ​​возможность воспроизведения видео с движущимися движениями и аудио с компакт-дисков, а также значительно увеличен объем памяти.&lt;/tg16cd&gt;" calcext:value-type="string">
            <text:p>&lt;tg16cd&gt;TurboGrafx-CD является дополнением к TurboGrafx-16. Он был выпущен для расширения библиотеки игр TurboGrafx 16. В нем добавлена ​​возможность воспроизведения видео с движущимися движениями и аудио с компакт-дисков, а также значительно увеличен объем памяти.&lt;/tg16cd&gt;</text:p>
          </table:table-cell>
        </table:table-row>
        <table:table-row table:style-name="ro1">
          <table:table-cell office:value-type="string" calcext:value-type="string">
            <text:p>&lt;vectrex&gt;</text:p>
          </table:table-cell>
          <table:table-cell office:value-type="string" calcext:value-type="string">
            <text:p>Vectrex - это уникальная домашняя игровая консоль с векторным дисплеем, разработанная Smith Engineering. Впервые он был выпущен в Северной Америке в ноябре 1982 года, а затем в Европе и Японии в 1983 году.</text:p>
          </table:table-cell>
          <table:table-cell office:value-type="string" calcext:value-type="string">
            <text:p>&lt;/vectrex&gt;</text:p>
          </table:table-cell>
          <table:table-cell table:formula="of:=CONCATENATE([.A116];[.B116];[.C116])" office:value-type="string" office:string-value="&lt;vectrex&gt;Vectrex - это уникальная домашняя игровая консоль с векторным дисплеем, разработанная Smith Engineering. Впервые он был выпущен в Северной Америке в ноябре 1982 года, а затем в Европе и Японии в 1983 году.&lt;/vectrex&gt;" calcext:value-type="string">
            <text:p>&lt;vectrex&gt;Vectrex - это уникальная домашняя игровая консоль с векторным дисплеем, разработанная Smith Engineering. Впервые он был выпущен в Северной Америке в ноябре 1982 года, а затем в Европе и Японии в 1983 году.&lt;/vectrex&gt;</text:p>
          </table:table-cell>
        </table:table-row>
        <table:table-row table:style-name="ro1">
          <table:table-cell office:value-type="string" calcext:value-type="string">
            <text:p>&lt;vic20&gt;</text:p>
          </table:table-cell>
          <table:table-cell office:value-type="string" calcext:value-type="string">
            <text:p>VIC-20 был первым компьютером любого описания, проданным в один миллион единиц.</text:p>
          </table:table-cell>
          <table:table-cell office:value-type="string" calcext:value-type="string">
            <text:p>&lt;/vic20&gt;</text:p>
          </table:table-cell>
          <table:table-cell table:formula="of:=CONCATENATE([.A117];[.B117];[.C117])" office:value-type="string" office:string-value="&lt;vic20&gt;VIC-20 был первым компьютером любого описания, проданным в один миллион единиц.&lt;/vic20&gt;" calcext:value-type="string">
            <text:p>&lt;vic20&gt;VIC-20 был первым компьютером любого описания, проданным в один миллион единиц.&lt;/vic20&gt;</text:p>
          </table:table-cell>
        </table:table-row>
        <table:table-row table:style-name="ro1">
          <table:table-cell office:value-type="string" calcext:value-type="string">
            <text:p>&lt;videopac&gt;</text:p>
          </table:table-cell>
          <table:table-cell office:value-type="string" calcext:value-type="string">
            <text:p>Magnavox Odyssey 2, также известный как Philips Odyssey 2, представляет собой домашнюю игровую приставку второго поколения, выпущенную в 1978 году. Она продавалась в Европе как Philips Videopac G7000, в Бразилии как Philips Odyssey и в Японии как Odyssey2.</text:p>
          </table:table-cell>
          <table:table-cell office:value-type="string" calcext:value-type="string">
            <text:p>&lt;/videopac&gt;</text:p>
          </table:table-cell>
          <table:table-cell table:formula="of:=CONCATENATE([.A118];[.B118];[.C118])" office:value-type="string" office:string-value="&lt;videopac&gt;Magnavox Odyssey 2, также известный как Philips Odyssey 2, представляет собой домашнюю игровую приставку второго поколения, выпущенную в 1978 году. Она продавалась в Европе как Philips Videopac G7000, в Бразилии как Philips Odyssey и в Японии как Odyssey2.&lt;/videopac&gt;" calcext:value-type="string">
            <text:p>&lt;videopac&gt;Magnavox Odyssey 2, также известный как Philips Odyssey 2, представляет собой домашнюю игровую приставку второго поколения, выпущенную в 1978 году. Она продавалась в Европе как Philips Videopac G7000, в Бразилии как Philips Odyssey и в Японии как Odyssey2.&lt;/videopac&gt;</text:p>
          </table:table-cell>
        </table:table-row>
        <table:table-row table:style-name="ro1">
          <table:table-cell office:value-type="string" calcext:value-type="string">
            <text:p>&lt;virtualboy&gt;</text:p>
          </table:table-cell>
          <table:table-cell office:value-type="string" calcext:value-type="string">
            <text:p>Virtual Boy - это 32-битная настольная портативная игровая консоль, созданная Nintendo. Он был продан как первая консоль, способная отображать стереоскопическую «3D» графику. Продажи не достигли запланированных показателей, и Nintendo прекратила распространение и разработку игр в 1996 году.</text:p>
          </table:table-cell>
          <table:table-cell office:value-type="string" calcext:value-type="string">
            <text:p>&lt;/virtualboy&gt;</text:p>
          </table:table-cell>
          <table:table-cell table:formula="of:=CONCATENATE([.A119];[.B119];[.C119])" office:value-type="string" office:string-value="&lt;virtualboy&gt;Virtual Boy - это 32-битная настольная портативная игровая консоль, созданная Nintendo. Он был продан как первая консоль, способная отображать стереоскопическую «3D» графику. Продажи не достигли запланированных показателей, и Nintendo прекратила распространение и разработку игр в 1996 году.&lt;/virtualboy&gt;" calcext:value-type="string">
            <text:p>&lt;virtualboy&gt;Virtual Boy - это 32-битная настольная портативная игровая консоль, созданная Nintendo. Он был продан как первая консоль, способная отображать стереоскопическую «3D» графику. Продажи не достигли запланированных показателей, и Nintendo прекратила распространение и разработку игр в 1996 году.&lt;/virtualboy&gt;</text:p>
          </table:table-cell>
        </table:table-row>
        <table:table-row table:style-name="ro1">
          <table:table-cell office:value-type="string" calcext:value-type="string">
            <text:p>&lt;wonderswan&gt;</text:p>
          </table:table-cell>
          <table:table-cell office:value-type="string" calcext:value-type="string">
            <text:p>WonderSwan - портативная игровая консоль, выпущенная в Японии компанией Bandai. Оснащенный 16-битным центральным процессором, он выгодно отличается низкой ценой и длительным временем автономной работы по сравнению с его конкурентами, включая Nintendo.</text:p>
          </table:table-cell>
          <table:table-cell office:value-type="string" calcext:value-type="string">
            <text:p>&lt;/wonderswan&gt;</text:p>
          </table:table-cell>
          <table:table-cell table:formula="of:=CONCATENATE([.A120];[.B120];[.C120])" office:value-type="string" office:string-value="&lt;wonderswan&gt;WonderSwan - портативная игровая консоль, выпущенная в Японии компанией Bandai. Оснащенный 16-битным центральным процессором, он выгодно отличается низкой ценой и длительным временем автономной работы по сравнению с его конкурентами, включая Nintendo.&lt;/wonderswan&gt;" calcext:value-type="string">
            <text:p>&lt;wonderswan&gt;WonderSwan - портативная игровая консоль, выпущенная в Японии компанией Bandai. Оснащенный 16-битным центральным процессором, он выгодно отличается низкой ценой и длительным временем автономной работы по сравнению с его конкурентами, включая Nintendo.&lt;/wonderswan&gt;</text:p>
          </table:table-cell>
        </table:table-row>
        <table:table-row table:style-name="ro1">
          <table:table-cell office:value-type="string" calcext:value-type="string">
            <text:p>&lt;wsc&gt;</text:p>
          </table:table-cell>
          <table:table-cell office:value-type="string" calcext:value-type="string">
            <text:p>WonderSwan - портативная игровая консоль, выпущенная в Японии компанией Bandai. Оснащенный 16-битным центральным процессором, он выгодно отличается низкой ценой и длительным временем автономной работы по сравнению с его конкурентами, включая Game Boy от Nintendo.</text:p>
          </table:table-cell>
          <table:table-cell office:value-type="string" calcext:value-type="string">
            <text:p>&lt;/wsc&gt;</text:p>
          </table:table-cell>
          <table:table-cell table:formula="of:=CONCATENATE([.A121];[.B121];[.C121])" office:value-type="string" office:string-value="&lt;wsc&gt;WonderSwan - портативная игровая консоль, выпущенная в Японии компанией Bandai. Оснащенный 16-битным центральным процессором, он выгодно отличается низкой ценой и длительным временем автономной работы по сравнению с его конкурентами, включая Game Boy от Nintendo.&lt;/wsc&gt;" calcext:value-type="string">
            <text:p>&lt;wsc&gt;WonderSwan - портативная игровая консоль, выпущенная в Японии компанией Bandai. Оснащенный 16-битным центральным процессором, он выгодно отличается низкой ценой и длительным временем автономной работы по сравнению с его конкурентами, включая Game Boy от Nintendo.&lt;/wsc&gt;</text:p>
          </table:table-cell>
        </table:table-row>
        <table:table-row table:style-name="ro1">
          <table:table-cell office:value-type="string" calcext:value-type="string">
            <text:p>&lt;x68000&gt;</text:p>
          </table:table-cell>
          <table:table-cell office:value-type="string" calcext:value-type="string">
            <text:p>X68000 - это серия 32-битных японских компьютеров, созданных Sharp. Это была первая домашняя система, которая предлагала графику настоящего аркадного качества, а также использовалась в качестве машины для разработки аркадной системы Capcom CPS.</text:p>
          </table:table-cell>
          <table:table-cell office:value-type="string" calcext:value-type="string">
            <text:p>&lt;/x68000&gt;</text:p>
          </table:table-cell>
          <table:table-cell table:formula="of:=CONCATENATE([.A122];[.B122];[.C122])" office:value-type="string" office:string-value="&lt;x68000&gt;X68000 - это серия 32-битных японских компьютеров, созданных Sharp. Это была первая домашняя система, которая предлагала графику настоящего аркадного качества, а также использовалась в качестве машины для разработки аркадной системы Capcom CPS.&lt;/x68000&gt;" calcext:value-type="string">
            <text:p>&lt;x68000&gt;X68000 - это серия 32-битных японских компьютеров, созданных Sharp. Это была первая домашняя система, которая предлагала графику настоящего аркадного качества, а также использовалась в качестве машины для разработки аркадной системы Capcom CPS.&lt;/x68000&gt;</text:p>
          </table:table-cell>
        </table:table-row>
        <table:table-row table:style-name="ro1">
          <table:table-cell office:value-type="string" calcext:value-type="string">
            <text:p>&lt;zx81&gt;</text:p>
          </table:table-cell>
          <table:table-cell office:value-type="string" calcext:value-type="string">
            <text:p>ZX81 - это домашний компьютер, который был произведен Sinclair Research и произведен в Данди, Шотландия, Timex Corporation. Он был запущен в Соединенном Королевстве в марте 1981 года как преемник Sinclair ZX80 и призван стать недорогим введением в домашние компьютеры для широкой публики.</text:p>
          </table:table-cell>
          <table:table-cell office:value-type="string" calcext:value-type="string">
            <text:p>&lt;/zx81&gt;</text:p>
          </table:table-cell>
          <table:table-cell table:formula="of:=CONCATENATE([.A123];[.B123];[.C123])" office:value-type="string" office:string-value="&lt;zx81&gt;ZX81 - это домашний компьютер, который был произведен Sinclair Research и произведен в Данди, Шотландия, Timex Corporation. Он был запущен в Соединенном Королевстве в марте 1981 года как преемник Sinclair ZX80 и призван стать недорогим введением в домашние компьютеры для широкой публики.&lt;/zx81&gt;" calcext:value-type="string">
            <text:p>&lt;zx81&gt;ZX81 - это домашний компьютер, который был произведен Sinclair Research и произведен в Данди, Шотландия, Timex Corporation. Он был запущен в Соединенном Королевстве в марте 1981 года как преемник Sinclair ZX80 и призван стать недорогим введением в домашние компьютеры для широкой публики.&lt;/zx81&gt;</text:p>
          </table:table-cell>
        </table:table-row>
        <table:table-row table:style-name="ro1">
          <table:table-cell office:value-type="string" calcext:value-type="string">
            <text:p>&lt;spectrum&gt;</text:p>
          </table:table-cell>
          <table:table-cell office:value-type="string" calcext:value-type="string">
            <text:p>ZX Spectrum - это 8-битный персональный домашний компьютер, выпущенный в Великобритании в 1982 году компанией Sinclair Research. Во время разработки назывался ZX81 Color и ZX82, он был запущен Sinclair как ZX Spectrum для выделения цветного дисплея устройства.</text:p>
          </table:table-cell>
          <table:table-cell office:value-type="string" calcext:value-type="string">
            <text:p>&lt;/spectrum&gt;</text:p>
          </table:table-cell>
          <table:table-cell table:formula="of:=CONCATENATE([.A124];[.B124];[.C124])" office:value-type="string" office:string-value="&lt;spectrum&gt;ZX Spectrum - это 8-битный персональный домашний компьютер, выпущенный в Великобритании в 1982 году компанией Sinclair Research. Во время разработки назывался ZX81 Color и ZX82, он был запущен Sinclair как ZX Spectrum для выделения цветного дисплея устройства.&lt;/spectrum&gt;" calcext:value-type="string">
            <text:p>&lt;spectrum&gt;ZX Spectrum - это 8-битный персональный домашний компьютер, выпущенный в Великобритании в 1982 году компанией Sinclair Research. Во время разработки назывался ZX81 Color и ZX82, он был запущен Sinclair как ZX Spectrum для выделения цветного дисплея устройства.&lt;/spectrum&gt;</text:p>
          </table:table-cell>
        </table:table-row>
        <table:table-row table:style-name="ro1">
          <table:table-cell office:value-type="string" calcext:value-type="string">
            <text:p>&lt;coleco&gt;</text:p>
          </table:table-cell>
          <table:table-cell office:value-type="string" calcext:value-type="string">
            <text:p>ColecoVision - это домашняя игровая консоль второго поколения Coleco Industries, выпущенная в августе 1982 года.</text:p>
          </table:table-cell>
          <table:table-cell office:value-type="string" calcext:value-type="string">
            <text:p>&lt;/coleco&gt;</text:p>
          </table:table-cell>
          <table:table-cell table:formula="of:=CONCATENATE([.A125];[.B125];[.C125])" office:value-type="string" office:string-value="&lt;coleco&gt;ColecoVision - это домашняя игровая консоль второго поколения Coleco Industries, выпущенная в августе 1982 года.&lt;/coleco&gt;" calcext:value-type="string">
            <text:p>&lt;coleco&gt;ColecoVision - это домашняя игровая консоль второго поколения Coleco Industries, выпущенная в августе 1982 года.&lt;/coleco&gt;</text:p>
          </table:table-cell>
        </table:table-row>
        <table:table-row table:style-name="ro1">
          <table:table-cell office:value-type="string" calcext:value-type="string">
            <text:p>&lt;cps1&gt;</text:p>
          </table:table-cell>
          <table:table-cell office:value-type="string" calcext:value-type="string">
            <text:p>Capcom Play System 1 - это системная плата для игровых автоматов, разработанная Capcom, на которой запускается игровое программное обеспечение, хранящееся на съемных картриджах ПЗУ. Для CPS-1 было выпущено более двух десятков аркадных игр, прежде чем Capcom переключила разработку игр на своего преемника, CP System II.</text:p>
          </table:table-cell>
          <table:table-cell office:value-type="string" calcext:value-type="string">
            <text:p>&lt;/cps1&gt;</text:p>
          </table:table-cell>
          <table:table-cell table:formula="of:=CONCATENATE([.A126];[.B126];[.C126])" office:value-type="string" office:string-value="&lt;cps1&gt;Capcom Play System 1 - это системная плата для игровых автоматов, разработанная Capcom, на которой запускается игровое программное обеспечение, хранящееся на съемных картриджах ПЗУ. Для CPS-1 было выпущено более двух десятков аркадных игр, прежде чем Capcom переключила разработку игр на своего преемника, CP System II.&lt;/cps1&gt;" calcext:value-type="string">
            <text:p>&lt;cps1&gt;Capcom Play System 1 - это системная плата для игровых автоматов, разработанная Capcom, на которой запускается игровое программное обеспечение, хранящееся на съемных картриджах ПЗУ. Для CPS-1 было выпущено более двух десятков аркадных игр, прежде чем Capcom переключила разработку игр на своего преемника, CP System II.&lt;/cps1&gt;</text:p>
          </table:table-cell>
        </table:table-row>
        <table:table-row table:style-name="ro1">
          <table:table-cell office:value-type="string" calcext:value-type="string">
            <text:p>&lt;cps2&gt;</text:p>
          </table:table-cell>
          <table:table-cell office:value-type="string" calcext:value-type="string">
            <text:p>CPS-2 - это системная плата для игровых автоматов, которую Capcom впервые использовала в 1993 году для Super Street Fighter II. Он был преемником их предыдущего аркадного оборудования CP System и Capcom Power System Changer, а в 1996 году ему на смену пришло оборудование CP System III.</text:p>
          </table:table-cell>
          <table:table-cell office:value-type="string" calcext:value-type="string">
            <text:p>&lt;/cps2&gt;</text:p>
          </table:table-cell>
          <table:table-cell table:formula="of:=CONCATENATE([.A127];[.B127];[.C127])" office:value-type="string" office:string-value="&lt;cps2&gt;CPS-2 - это системная плата для игровых автоматов, которую Capcom впервые использовала в 1993 году для Super Street Fighter II. Он был преемником их предыдущего аркадного оборудования CP System и Capcom Power System Changer, а в 1996 году ему на смену пришло оборудование CP System III.&lt;/cps2&gt;" calcext:value-type="string">
            <text:p>&lt;cps2&gt;CPS-2 - это системная плата для игровых автоматов, которую Capcom впервые использовала в 1993 году для Super Street Fighter II. Он был преемником их предыдущего аркадного оборудования CP System и Capcom Power System Changer, а в 1996 году ему на смену пришло оборудование CP System III.&lt;/cps2&gt;</text:p>
          </table:table-cell>
        </table:table-row>
        <table:table-row table:style-name="ro1">
          <table:table-cell office:value-type="string" calcext:value-type="string">
            <text:p>&lt;cps3&gt;</text:p>
          </table:table-cell>
          <table:table-cell office:value-type="string" calcext:value-type="string">
            <text:p>CPS-3 - это системная плата для аркад, которая была впервые использована Capcom в 1996 году с аркадной игрой Red Earth. Это был второй преемник аркадного оборудования CP System после CP System II. Это будет последняя системная плата, выпускаемая Capcom.</text:p>
          </table:table-cell>
          <table:table-cell office:value-type="string" calcext:value-type="string">
            <text:p>&lt;/cps3&gt;</text:p>
          </table:table-cell>
          <table:table-cell table:formula="of:=CONCATENATE([.A128];[.B128];[.C128])" office:value-type="string" office:string-value="&lt;cps3&gt;CPS-3 - это системная плата для аркад, которая была впервые использована Capcom в 1996 году с аркадной игрой Red Earth. Это был второй преемник аркадного оборудования CP System после CP System II. Это будет последняя системная плата, выпускаемая Capcom.&lt;/cps3&gt;" calcext:value-type="string">
            <text:p>&lt;cps3&gt;CPS-3 - это системная плата для аркад, которая была впервые использована Capcom в 1996 году с аркадной игрой Red Earth. Это был второй преемник аркадного оборудования CP System после CP System II. Это будет последняя системная плата, выпускаемая Capcom.&lt;/cps3&gt;</text:p>
          </table:table-cell>
        </table:table-row>
        <table:table-row table:style-name="ro1">
          <table:table-cell office:value-type="string" calcext:value-type="string">
            <text:p>&lt;uzebox&gt;</text:p>
          </table:table-cell>
          <table:table-cell office:value-type="string" calcext:value-type="string">
            <text:p>Uzebox - ретро-минималистичная 8-битная игровая консоль с открытым исходным кодом. Он основан на 8-битном микроконтроллере общего назначения AVR производства Atmel.</text:p>
          </table:table-cell>
          <table:table-cell office:value-type="string" calcext:value-type="string">
            <text:p>&lt;/uzebox&gt;</text:p>
          </table:table-cell>
          <table:table-cell table:formula="of:=CONCATENATE([.A129];[.B129];[.C129])" office:value-type="string" office:string-value="&lt;uzebox&gt;Uzebox - ретро-минималистичная 8-битная игровая консоль с открытым исходным кодом. Он основан на 8-битном микроконтроллере общего назначения AVR производства Atmel.&lt;/uzebox&gt;" calcext:value-type="string">
            <text:p>&lt;uzebox&gt;Uzebox - ретро-минималистичная 8-битная игровая консоль с открытым исходным кодом. Он основан на 8-битном микроконтроллере общего назначения AVR производства Atmel.&lt;/uzebox&gt;</text:p>
          </table:table-cell>
        </table:table-row>
        <table:table-row table:style-name="ro1">
          <table:table-cell office:value-type="string" calcext:value-type="string">
            <text:p>&lt;amigacd32&gt;</text:p>
          </table:table-cell>
          <table:table-cell office:value-type="string" calcext:value-type="string">
            <text:p>Amiga CD32 - это 32-битная домашняя игровая консоль, разработанная Commodore и выпущенная в Европе, Австралии, Канаде и Бразилии. Впервые о нем было объявлено в Музее науки в Лондоне 16 июля 1993 года, а в сентябре того же года он был выпущен.</text:p>
          </table:table-cell>
          <table:table-cell office:value-type="string" calcext:value-type="string">
            <text:p>&lt;/amigacd32&gt;</text:p>
          </table:table-cell>
          <table:table-cell table:formula="of:=CONCATENATE([.A130];[.B130];[.C130])" office:value-type="string" office:string-value="&lt;amigacd32&gt;Amiga CD32 - это 32-битная домашняя игровая консоль, разработанная Commodore и выпущенная в Европе, Австралии, Канаде и Бразилии. Впервые о нем было объявлено в Музее науки в Лондоне 16 июля 1993 года, а в сентябре того же года он был выпущен.&lt;/amigacd32&gt;" calcext:value-type="string">
            <text:p>&lt;amigacd32&gt;Amiga CD32 - это 32-битная домашняя игровая консоль, разработанная Commodore и выпущенная в Европе, Австралии, Канаде и Бразилии. Впервые о нем было объявлено в Музее науки в Лондоне 16 июля 1993 года, а в сентябре того же года он был выпущен.&lt;/amigacd32&gt;</text:p>
          </table:table-cell>
        </table:table-row>
        <table:table-row table:style-name="ro1">
          <table:table-cell office:value-type="string" calcext:value-type="string">
            <text:p>&lt;atari800&gt;</text:p>
          </table:table-cell>
          <table:table-cell office:value-type="string" calcext:value-type="string">
            <text:p>Семейство 8-битных компьютеров Atari - это серия 8-битных домашних компьютеров, представленных Atari, Inc. в 1979 году под названиями Atari 400 и Atari 800 и выпускавшихся до 1992 года. Все машины в этом семействе технически схожи и отличаются в первую очередь упаковкой. .</text:p>
          </table:table-cell>
          <table:table-cell office:value-type="string" calcext:value-type="string">
            <text:p>&lt;/atari800&gt;</text:p>
          </table:table-cell>
          <table:table-cell table:formula="of:=CONCATENATE([.A131];[.B131];[.C131])" office:value-type="string" office:string-value="&lt;atari800&gt;Семейство 8-битных компьютеров Atari - это серия 8-битных домашних компьютеров, представленных Atari, Inc. в 1979 году под названиями Atari 400 и Atari 800 и выпускавшихся до 1992 года. Все машины в этом семействе технически схожи и отличаются в первую очередь упаковкой. .&lt;/atari800&gt;" calcext:value-type="string">
            <text:p>&lt;atari800&gt;Семейство 8-битных компьютеров Atari - это серия 8-битных домашних компьютеров, представленных Atari, Inc. в 1979 году под названиями Atari 400 и Atari 800 и выпускавшихся до 1992 года. Все машины в этом семействе технически схожи и отличаются в первую очередь упаковкой. .&lt;/atari800&gt;</text:p>
          </table:table-cell>
        </table:table-row>
        <table:table-row table:style-name="ro1">
          <table:table-cell office:value-type="string" calcext:value-type="string">
            <text:p>&lt;daphne&gt;</text:p>
          </table:table-cell>
          <table:table-cell office:value-type="string" calcext:value-type="string">
            <text:p>Daphne - это эмулятор аркадных игр для Windows, Linux и Mac OS X, разработанный Мэттом Оунби. Он запускает игры для нескольких систем на основе LaserDisc, включая большинство игр для оборудования Sega LaserDisc.</text:p>
          </table:table-cell>
          <table:table-cell office:value-type="string" calcext:value-type="string">
            <text:p>&lt;/daphne&gt;</text:p>
          </table:table-cell>
          <table:table-cell table:formula="of:=CONCATENATE([.A132];[.B132];[.C132])" office:value-type="string" office:string-value="&lt;daphne&gt;Daphne - это эмулятор аркадных игр для Windows, Linux и Mac OS X, разработанный Мэттом Оунби. Он запускает игры для нескольких систем на основе LaserDisc, включая большинство игр для оборудования Sega LaserDisc.&lt;/daphne&gt;" calcext:value-type="string">
            <text:p>&lt;daphne&gt;Daphne - это эмулятор аркадных игр для Windows, Linux и Mac OS X, разработанный Мэттом Оунби. Он запускает игры для нескольких систем на основе LaserDisc, включая большинство игр для оборудования Sega LaserDisc.&lt;/daphne&gt;</text:p>
          </table:table-cell>
        </table:table-row>
        <table:table-row table:style-name="ro1">
          <table:table-cell office:value-type="string" calcext:value-type="string">
            <text:p>&lt;fbneo&gt;</text:p>
          </table:table-cell>
          <table:table-cell office:value-type="string" calcext:value-type="string">
            <text:p>Final Burn Neo - это эмулятор для аркадных игр и избранных консолей. Он основан на эмуляторах FinalBurn и старых версиях MAME.</text:p>
          </table:table-cell>
          <table:table-cell office:value-type="string" calcext:value-type="string">
            <text:p>&lt;/fbneo&gt;</text:p>
          </table:table-cell>
          <table:table-cell table:formula="of:=CONCATENATE([.A133];[.B133];[.C133])" office:value-type="string" office:string-value="&lt;fbneo&gt;Final Burn Neo - это эмулятор для аркадных игр и избранных консолей. Он основан на эмуляторах FinalBurn и старых версиях MAME.&lt;/fbneo&gt;" calcext:value-type="string">
            <text:p>&lt;fbneo&gt;Final Burn Neo - это эмулятор для аркадных игр и избранных консолей. Он основан на эмуляторах FinalBurn и старых версиях MAME.&lt;/fbneo&gt;</text:p>
          </table:table-cell>
        </table:table-row>
        <table:table-row table:style-name="ro1">
          <table:table-cell office:value-type="string" calcext:value-type="string">
            <text:p>&lt;gc&gt;</text:p>
          </table:table-cell>
          <table:table-cell office:value-type="string" calcext:value-type="string">
            <text:p>GameCube - это продукт Nintendo в шестом поколении игровых консолей, который является преемником их предыдущей консоли, Nintendo 64. GameCube конкурировал с Sony PlayStation 2 и Microsoft Xbox.</text:p>
          </table:table-cell>
          <table:table-cell office:value-type="string" calcext:value-type="string">
            <text:p>&lt;/gc&gt;</text:p>
          </table:table-cell>
          <table:table-cell table:formula="of:=CONCATENATE([.A134];[.B134];[.C134])" office:value-type="string" office:string-value="&lt;gc&gt;GameCube - это продукт Nintendo в шестом поколении игровых консолей, который является преемником их предыдущей консоли, Nintendo 64. GameCube конкурировал с Sony PlayStation 2 и Microsoft Xbox.&lt;/gc&gt;" calcext:value-type="string">
            <text:p>&lt;gc&gt;GameCube - это продукт Nintendo в шестом поколении игровых консолей, который является преемником их предыдущей консоли, Nintendo 64. GameCube конкурировал с Sony PlayStation 2 и Microsoft Xbox.&lt;/gc&gt;</text:p>
          </table:table-cell>
        </table:table-row>
        <table:table-row table:style-name="ro1">
          <table:table-cell office:value-type="string" calcext:value-type="string">
            <text:p>&lt;mplayer &gt;</text:p>
          </table:table-cell>
          <table:table-cell/>
          <table:table-cell office:value-type="string" calcext:value-type="string">
            <text:p>&lt;/&gt;</text:p>
          </table:table-cell>
          <table:table-cell table:formula="of:=CONCATENATE([.A135];[.B135];[.C135])" office:value-type="string" office:string-value="&lt;mplayer &gt;&lt;/&gt;" calcext:value-type="string">
            <text:p>&lt;mplayer &gt;&lt;/&gt;</text:p>
          </table:table-cell>
        </table:table-row>
        <table:table-row table:style-name="ro1">
          <table:table-cell office:value-type="string" calcext:value-type="string">
            <text:p>&lt;msx2&gt;</text:p>
          </table:table-cell>
          <table:table-cell office:value-type="string" calcext:value-type="string">
            <text:p>MSX - это стандартизированная архитектура домашнего компьютера, анонсированная Microsoft и ASCII 16 июня 1983 года. Первоначально она была задумана Microsoft как продукт для восточного сектора и совместно продавалась Казухико Ниши, тогдашним вице-президентом Microsoft и директором ASCII. Корпорация.</text:p>
          </table:table-cell>
          <table:table-cell office:value-type="string" calcext:value-type="string">
            <text:p>&lt;/msx2&gt;</text:p>
          </table:table-cell>
          <table:table-cell table:formula="of:=CONCATENATE([.A136];[.B136];[.C136])" office:value-type="string" office:string-value="&lt;msx2&gt;MSX - это стандартизированная архитектура домашнего компьютера, анонсированная Microsoft и ASCII 16 июня 1983 года. Первоначально она была задумана Microsoft как продукт для восточного сектора и совместно продавалась Казухико Ниши, тогдашним вице-президентом Microsoft и директором ASCII. Корпорация.&lt;/msx2&gt;" calcext:value-type="string">
            <text:p>&lt;msx2&gt;MSX - это стандартизированная архитектура домашнего компьютера, анонсированная Microsoft и ASCII 16 июня 1983 года. Первоначально она была задумана Microsoft как продукт для восточного сектора и совместно продавалась Казухико Ниши, тогдашним вице-президентом Microsoft и директором ASCII. Корпорация.&lt;/msx2&gt;</text:p>
          </table:table-cell>
        </table:table-row>
        <table:table-row table:style-name="ro1">
          <table:table-cell office:value-type="string" calcext:value-type="string">
            <text:p>&lt;pc &gt;</text:p>
          </table:table-cell>
          <table:table-cell/>
          <table:table-cell office:value-type="string" calcext:value-type="string">
            <text:p>&lt;/&gt;</text:p>
          </table:table-cell>
          <table:table-cell table:formula="of:=CONCATENATE([.A137];[.B137];[.C137])" office:value-type="string" office:string-value="&lt;pc &gt;&lt;/&gt;" calcext:value-type="string">
            <text:p>&lt;pc &gt;&lt;/&gt;</text:p>
          </table:table-cell>
        </table:table-row>
        <table:table-row table:style-name="ro1">
          <table:table-cell office:value-type="string" calcext:value-type="string">
            <text:p>&lt;pce-cd&gt;</text:p>
          </table:table-cell>
          <table:table-cell office:value-type="string" calcext:value-type="string">
            <text:p>TurboGrafx-16, полностью названная TurboGrafx-16 Entertainment SuperSystem и известная в Японии как PC Engine, представляет собой игровую консоль, разработанную Hudson Soft и NEC, выпущенную в Японии 30 октября 1987 года и в Северной Америке 29 августа. 1989 г.</text:p>
          </table:table-cell>
          <table:table-cell office:value-type="string" calcext:value-type="string">
            <text:p>&lt;/pce-cd&gt;</text:p>
          </table:table-cell>
          <table:table-cell table:formula="of:=CONCATENATE([.A138];[.B138];[.C138])" office:value-type="string" office:string-value="&lt;pce-cd&gt;TurboGrafx-16, полностью названная TurboGrafx-16 Entertainment SuperSystem и известная в Японии как PC Engine, представляет собой игровую консоль, разработанную Hudson Soft и NEC, выпущенную в Японии 30 октября 1987 года и в Северной Америке 29 августа. 1989 г.&lt;/pce-cd&gt;" calcext:value-type="string">
            <text:p>&lt;pce-cd&gt;TurboGrafx-16, полностью названная TurboGrafx-16 Entertainment SuperSystem и известная в Японии как PC Engine, представляет собой игровую консоль, разработанную Hudson Soft и NEC, выпущенную в Японии 30 октября 1987 года и в Северной Америке 29 августа. 1989 г.&lt;/pce-cd&gt;</text:p>
          </table:table-cell>
        </table:table-row>
        <table:table-row table:style-name="ro1">
          <table:table-cell office:value-type="string" calcext:value-type="string">
            <text:p>&lt;pokemini&gt;</text:p>
          </table:table-cell>
          <table:table-cell office:value-type="string" calcext:value-type="string">
            <text:p>Pokémon Mini - это портативная игровая консоль, разработанная и произведенная Nintendo и посвященная медиа-франшизе Pokémon. Это самая маленькая игровая система со сменными картриджами, когда-либо производимая Nintendo.</text:p>
          </table:table-cell>
          <table:table-cell office:value-type="string" calcext:value-type="string">
            <text:p>&lt;/pokemini&gt;</text:p>
          </table:table-cell>
          <table:table-cell table:formula="of:=CONCATENATE([.A139];[.B139];[.C139])" office:value-type="string" office:string-value="&lt;pokemini&gt;Pokémon Mini - это портативная игровая консоль, разработанная и произведенная Nintendo и посвященная медиа-франшизе Pokémon. Это самая маленькая игровая система со сменными картриджами, когда-либо производимая Nintendo.&lt;/pokemini&gt;" calcext:value-type="string">
            <text:p>&lt;pokemini&gt;Pokémon Mini - это портативная игровая консоль, разработанная и произведенная Nintendo и посвященная медиа-франшизе Pokémon. Это самая маленькая игровая система со сменными картриджами, когда-либо производимая Nintendo.&lt;/pokemini&gt;</text:p>
          </table:table-cell>
        </table:table-row>
        <table:table-row table:style-name="ro1">
          <table:table-cell office:value-type="string" calcext:value-type="string">
            <text:p>&lt;pspminis&gt;</text:p>
          </table:table-cell>
          <table:table-cell office:value-type="string" calcext:value-type="string">
            <text:p>PSP Minis - это цифровые игры размером 100 МБ или меньше, выпущенные вместе с PSPgo. Всего было выпущено 290 игр Mini.</text:p>
          </table:table-cell>
          <table:table-cell office:value-type="string" calcext:value-type="string">
            <text:p>&lt;/pspminis&gt;</text:p>
          </table:table-cell>
          <table:table-cell table:formula="of:=CONCATENATE([.A140];[.B140];[.C140])" office:value-type="string" office:string-value="&lt;pspminis&gt;PSP Minis - это цифровые игры размером 100 МБ или меньше, выпущенные вместе с PSPgo. Всего было выпущено 290 игр Mini.&lt;/pspminis&gt;" calcext:value-type="string">
            <text:p>&lt;pspminis&gt;PSP Minis - это цифровые игры размером 100 МБ или меньше, выпущенные вместе с PSPgo. Всего было выпущено 290 игр Mini.&lt;/pspminis&gt;</text:p>
          </table:table-cell>
        </table:table-row>
        <table:table-row table:style-name="ro1">
          <table:table-cell office:value-type="string" calcext:value-type="string">
            <text:p>&lt;sc-3000&gt;</text:p>
          </table:table-cell>
          <table:table-cell office:value-type="string" calcext:value-type="string">
            <text:p>SC-3000 - первый и единственный компьютер, разработанный и произведенный Sega. Впервые он был выпущен в июле 1983 года в Японии и служит домашним компьютерным эквивалентом игровой приставки SG-1000 на основе картриджа.</text:p>
          </table:table-cell>
          <table:table-cell office:value-type="string" calcext:value-type="string">
            <text:p>&lt;/sc-3000&gt;</text:p>
          </table:table-cell>
          <table:table-cell table:formula="of:=CONCATENATE([.A141];[.B141];[.C141])" office:value-type="string" office:string-value="&lt;sc-3000&gt;SC-3000 - первый и единственный компьютер, разработанный и произведенный Sega. Впервые он был выпущен в июле 1983 года в Японии и служит домашним компьютерным эквивалентом игровой приставки SG-1000 на основе картриджа.&lt;/sc-3000&gt;" calcext:value-type="string">
            <text:p>&lt;sc-3000&gt;SC-3000 - первый и единственный компьютер, разработанный и произведенный Sega. Впервые он был выпущен в июле 1983 года в Японии и служит домашним компьютерным эквивалентом игровой приставки SG-1000 на основе картриджа.&lt;/sc-3000&gt;</text:p>
          </table:table-cell>
        </table:table-row>
        <table:table-row table:style-name="ro1">
          <table:table-cell office:value-type="string" calcext:value-type="string">
            <text:p>&lt;snesmsu1&gt;</text:p>
          </table:table-cell>
          <table:table-cell office:value-type="string" calcext:value-type="string">
            <text:p>MSU-1 - это дополнительный чип для картриджей, который позволяет вносить множество улучшений в игры для SNES, включая, помимо прочего, полноэкранное видео и звук с качеством компакт-диска, добавляя до 4 ГБ памяти для дополнительного контента.</text:p>
          </table:table-cell>
          <table:table-cell office:value-type="string" calcext:value-type="string">
            <text:p>&lt;/snesmsu1&gt;</text:p>
          </table:table-cell>
          <table:table-cell table:formula="of:=CONCATENATE([.A142];[.B142];[.C142])" office:value-type="string" office:string-value="&lt;snesmsu1&gt;MSU-1 - это дополнительный чип для картриджей, который позволяет вносить множество улучшений в игры для SNES, включая, помимо прочего, полноэкранное видео и звук с качеством компакт-диска, добавляя до 4 ГБ памяти для дополнительного контента.&lt;/snesmsu1&gt;" calcext:value-type="string">
            <text:p>&lt;snesmsu1&gt;MSU-1 - это дополнительный чип для картриджей, который позволяет вносить множество улучшений в игры для SNES, включая, помимо прочего, полноэкранное видео и звук с качеством компакт-диска, добавляя до 4 ГБ памяти для дополнительного контента.&lt;/snesmsu1&gt;</text:p>
          </table:table-cell>
        </table:table-row>
        <table:table-row table:style-name="ro1">
          <table:table-cell office:value-type="string" calcext:value-type="string">
            <text:p>&lt;wii&gt;</text:p>
          </table:table-cell>
          <table:table-cell office:value-type="string" calcext:value-type="string">
            <text:p>Wii - это домашняя игровая консоль, выпущенная Nintendo в 2006 году. В качестве консоли седьмого поколения Wii конкурировала с Microsoft Xbox 360 и Sony PlayStation 3. Nintendo заявила, что ее консоль нацелена на более широкую аудиторию, чем две другие.</text:p>
          </table:table-cell>
          <table:table-cell office:value-type="string" calcext:value-type="string">
            <text:p>&lt;/wii&gt;</text:p>
          </table:table-cell>
          <table:table-cell table:formula="of:=CONCATENATE([.A143];[.B143];[.C143])" office:value-type="string" office:string-value="&lt;wii&gt;Wii - это домашняя игровая консоль, выпущенная Nintendo в 2006 году. В качестве консоли седьмого поколения Wii конкурировала с Microsoft Xbox 360 и Sony PlayStation 3. Nintendo заявила, что ее консоль нацелена на более широкую аудиторию, чем две другие.&lt;/wii&gt;" calcext:value-type="string">
            <text:p>&lt;wii&gt;Wii - это домашняя игровая консоль, выпущенная Nintendo в 2006 году. В качестве консоли седьмого поколения Wii конкурировала с Microsoft Xbox 360 и Sony PlayStation 3. Nintendo заявила, что ее консоль нацелена на более широкую аудиторию, чем две другие.&lt;/wii&gt;</text:p>
          </table:table-cell>
        </table:table-row>
        <table:table-row table:style-name="ro1">
          <table:table-cell office:value-type="string" calcext:value-type="string">
            <text:p>&lt;pico8&gt;</text:p>
          </table:table-cell>
          <table:table-cell office:value-type="string" calcext:value-type="string">
            <text:p>Pico-8 (стилизованный под PICO-8) - это виртуальная машина и игровой движок, созданные Lexaloffle Games. Он разработан для имитации фэнтезийной игровой консоли, имитируя жесткие аппаратные ограничения игровых консолей 1980-х годов.</text:p>
          </table:table-cell>
          <table:table-cell office:value-type="string" calcext:value-type="string">
            <text:p>&lt;/pico8&gt;</text:p>
          </table:table-cell>
          <table:table-cell table:formula="of:=CONCATENATE([.A144];[.B144];[.C144])" office:value-type="string" office:string-value="&lt;pico8&gt;Pico-8 (стилизованный под PICO-8) - это виртуальная машина и игровой движок, созданные Lexaloffle Games. Он разработан для имитации фэнтезийной игровой консоли, имитируя жесткие аппаратные ограничения игровых консолей 1980-х годов.&lt;/pico8&gt;" calcext:value-type="string">
            <text:p>&lt;pico8&gt;Pico-8 (стилизованный под PICO-8) - это виртуальная машина и игровой движок, созданные Lexaloffle Games. Он разработан для имитации фэнтезийной игровой консоли, имитируя жесткие аппаратные ограничения игровых консолей 1980-х годов.&lt;/pico8&gt;</text:p>
          </table:table-cell>
        </table:table-row>
        <table:table-row table:style-name="ro1">
          <table:table-cell office:value-type="string" calcext:value-type="string">
            <text:p>&lt;artoffighting&gt;</text:p>
          </table:table-cell>
          <table:table-cell office:value-type="string" calcext:value-type="string">
            <text:p>Art of Fighting - это трилогия боевых видеоигр, выпущенная для платформы Neo Geo в начале 1990-х годов. Это вторая франшиза файтингов, созданная SNK после серии Fatal Fury, действие которой происходит в той же вымышленной вселенной, что и приквел к серии Fatal Fury.</text:p>
          </table:table-cell>
          <table:table-cell office:value-type="string" calcext:value-type="string">
            <text:p>&lt;/artoffighting&gt;</text:p>
          </table:table-cell>
          <table:table-cell table:formula="of:=CONCATENATE([.A145];[.B145];[.C145])" office:value-type="string" office:string-value="&lt;artoffighting&gt;Art of Fighting - это трилогия боевых видеоигр, выпущенная для платформы Neo Geo в начале 1990-х годов. Это вторая франшиза файтингов, созданная SNK после серии Fatal Fury, действие которой происходит в той же вымышленной вселенной, что и приквел к серии Fatal Fury.&lt;/artoffighting&gt;" calcext:value-type="string">
            <text:p>&lt;artoffighting&gt;Art of Fighting - это трилогия боевых видеоигр, выпущенная для платформы Neo Geo в начале 1990-х годов. Это вторая франшиза файтингов, созданная SNK после серии Fatal Fury, действие которой происходит в той же вымышленной вселенной, что и приквел к серии Fatal Fury.&lt;/artoffighting&gt;</text:p>
          </table:table-cell>
        </table:table-row>
        <table:table-row table:style-name="ro1">
          <table:table-cell office:value-type="string" calcext:value-type="string">
            <text:p>&lt;batman&gt;</text:p>
          </table:table-cell>
          <table:table-cell office:value-type="string" calcext:value-type="string">
            <text:p>Бэтмен появился в более чем 50 видеоиграх, включая компьютерные, мобильные телефоны и консольные системы с 1980-х годов.</text:p>
          </table:table-cell>
          <table:table-cell office:value-type="string" calcext:value-type="string">
            <text:p>&lt;/batman&gt;</text:p>
          </table:table-cell>
          <table:table-cell table:formula="of:=CONCATENATE([.A146];[.B146];[.C146])" office:value-type="string" office:string-value="&lt;batman&gt;Бэтмен появился в более чем 50 видеоиграх, включая компьютерные, мобильные телефоны и консольные системы с 1980-х годов.&lt;/batman&gt;" calcext:value-type="string">
            <text:p>&lt;batman&gt;Бэтмен появился в более чем 50 видеоиграх, включая компьютерные, мобильные телефоны и консольные системы с 1980-х годов.&lt;/batman&gt;</text:p>
          </table:table-cell>
        </table:table-row>
        <table:table-row table:style-name="ro1">
          <table:table-cell office:value-type="string" calcext:value-type="string">
            <text:p>&lt;capcom&gt;</text:p>
          </table:table-cell>
          <table:table-cell office:value-type="string" calcext:value-type="string">
            <text:p>Capcom - японский разработчик и издатель видеоигр. Она создала ряд игровых франшиз с многомиллионными продажами, включая Street Fighter, Mega Man, Darkstalkers, Resident Evil и Ghosts 'n Goblins.</text:p>
          </table:table-cell>
          <table:table-cell office:value-type="string" calcext:value-type="string">
            <text:p>&lt;/capcom&gt;</text:p>
          </table:table-cell>
          <table:table-cell table:formula="of:=CONCATENATE([.A147];[.B147];[.C147])" office:value-type="string" office:string-value="&lt;capcom&gt;Capcom - японский разработчик и издатель видеоигр. Она создала ряд игровых франшиз с многомиллионными продажами, включая Street Fighter, Mega Man, Darkstalkers, Resident Evil и Ghosts 'n Goblins.&lt;/capcom&gt;" calcext:value-type="string">
            <text:p>&lt;capcom&gt;Capcom - японский разработчик и издатель видеоигр. Она создала ряд игровых франшиз с многомиллионными продажами, включая Street Fighter, Mega Man, Darkstalkers, Resident Evil и Ghosts 'n Goblins.&lt;/capcom&gt;</text:p>
          </table:table-cell>
        </table:table-row>
        <table:table-row table:style-name="ro1">
          <table:table-cell office:value-type="string" calcext:value-type="string">
            <text:p>&lt;crashbandicoot&gt;</text:p>
          </table:table-cell>
          <table:table-cell office:value-type="string" calcext:value-type="string">
            <text:p>Crash Bandicoot - это франшиза платформеров. Изначально разработанная Naughty Dog как эксклюзив для консоли Sony PlayStation, в серию были включены многочисленные выпуски, созданные многочисленными разработчиками и опубликованные на разных платформах. В настоящее время франшиза принадлежит и издается Activision Blizzard.</text:p>
          </table:table-cell>
          <table:table-cell office:value-type="string" calcext:value-type="string">
            <text:p>&lt;/crashbandicoot&gt;</text:p>
          </table:table-cell>
          <table:table-cell table:formula="of:=CONCATENATE([.A148];[.B148];[.C148])" office:value-type="string" office:string-value="&lt;crashbandicoot&gt;Crash Bandicoot - это франшиза платформеров. Изначально разработанная Naughty Dog как эксклюзив для консоли Sony PlayStation, в серию были включены многочисленные выпуски, созданные многочисленными разработчиками и опубликованные на разных платформах. В настоящее время франшиза принадлежит и издается Activision Blizzard.&lt;/crashbandicoot&gt;" calcext:value-type="string">
            <text:p>&lt;crashbandicoot&gt;Crash Bandicoot - это франшиза платформеров. Изначально разработанная Naughty Dog как эксклюзив для консоли Sony PlayStation, в серию были включены многочисленные выпуски, созданные многочисленными разработчиками и опубликованные на разных платформах. В настоящее время франшиза принадлежит и издается Activision Blizzard.&lt;/crashbandicoot&gt;</text:p>
          </table:table-cell>
        </table:table-row>
        <table:table-row table:style-name="ro1">
          <table:table-cell office:value-type="string" calcext:value-type="string">
            <text:p>&lt;dbz&gt;</text:p>
          </table:table-cell>
          <table:table-cell office:value-type="string" calcext:value-type="string">
            <text:p>Серия видеоигр Dragon Ball основана на одноименной манге и аниме, созданной Акирой Торияма. Сериал рассказывает о приключениях Гоку, когда он тренируется в боевых искусствах и исследует мир в поисках семи исполняющих желания сфер, известных как шары дракона.</text:p>
          </table:table-cell>
          <table:table-cell office:value-type="string" calcext:value-type="string">
            <text:p>&lt;/dbz&gt;</text:p>
          </table:table-cell>
          <table:table-cell table:formula="of:=CONCATENATE([.A149];[.B149];[.C149])" office:value-type="string" office:string-value="&lt;dbz&gt;Серия видеоигр Dragon Ball основана на одноименной манге и аниме, созданной Акирой Торияма. Сериал рассказывает о приключениях Гоку, когда он тренируется в боевых искусствах и исследует мир в поисках семи исполняющих желания сфер, известных как шары дракона.&lt;/dbz&gt;" calcext:value-type="string">
            <text:p>&lt;dbz&gt;Серия видеоигр Dragon Ball основана на одноименной манге и аниме, созданной Акирой Торияма. Сериал рассказывает о приключениях Гоку, когда он тренируется в боевых искусствах и исследует мир в поисках семи исполняющих желания сфер, известных как шары дракона.&lt;/dbz&gt;</text:p>
          </table:table-cell>
        </table:table-row>
        <table:table-row table:style-name="ro1">
          <table:table-cell office:value-type="string" calcext:value-type="string">
            <text:p>&lt;donkeykong&gt;</text:p>
          </table:table-cell>
          <table:table-cell office:value-type="string" calcext:value-type="string">
            <text:p>Donkey Kong - это серия видеоигр о приключениях гориллы по имени Donkey Kong, задуманная Сигеру Миямото в 1981 году. Франшиза состоит в основном из двух игровых жанров, но также включает в себя дополнительные побочные игры различных жанров.</text:p>
          </table:table-cell>
          <table:table-cell office:value-type="string" calcext:value-type="string">
            <text:p>&lt;/donkeykong&gt;</text:p>
          </table:table-cell>
          <table:table-cell table:formula="of:=CONCATENATE([.A150];[.B150];[.C150])" office:value-type="string" office:string-value="&lt;donkeykong&gt;Donkey Kong - это серия видеоигр о приключениях гориллы по имени Donkey Kong, задуманная Сигеру Миямото в 1981 году. Франшиза состоит в основном из двух игровых жанров, но также включает в себя дополнительные побочные игры различных жанров.&lt;/donkeykong&gt;" calcext:value-type="string">
            <text:p>&lt;donkeykong&gt;Donkey Kong - это серия видеоигр о приключениях гориллы по имени Donkey Kong, задуманная Сигеру Миямото в 1981 году. Франшиза состоит в основном из двух игровых жанров, но также включает в себя дополнительные побочные игры различных жанров.&lt;/donkeykong&gt;</text:p>
          </table:table-cell>
        </table:table-row>
        <table:table-row table:style-name="ro1">
          <table:table-cell office:value-type="string" calcext:value-type="string">
            <text:p>&lt;cavestory&gt;</text:p>
          </table:table-cell>
          <table:table-cell office:value-type="string" calcext:value-type="string">
            <text:p>Cave Story - это приключенческая игра-платформер Metroidvania 2004 года для Microsoft Windows. Его разрабатывал в свободное время японский разработчик Дайсуке «Pixel» Амая более пяти лет. Cave Story отличается механикой 2D-платформы и напоминает игры, в которые Амая играла в юности, такие как Metroid и Castlevania.</text:p>
          </table:table-cell>
          <table:table-cell office:value-type="string" calcext:value-type="string">
            <text:p>&lt;/cavestory&gt;</text:p>
          </table:table-cell>
          <table:table-cell table:formula="of:=CONCATENATE([.A151];[.B151];[.C151])" office:value-type="string" office:string-value="&lt;cavestory&gt;Cave Story - это приключенческая игра-платформер Metroidvania 2004 года для Microsoft Windows. Его разрабатывал в свободное время японский разработчик Дайсуке «Pixel» Амая более пяти лет. Cave Story отличается механикой 2D-платформы и напоминает игры, в которые Амая играла в юности, такие как Metroid и Castlevania.&lt;/cavestory&gt;" calcext:value-type="string">
            <text:p>&lt;cavestory&gt;Cave Story - это приключенческая игра-платформер Metroidvania 2004 года для Microsoft Windows. Его разрабатывал в свободное время японский разработчик Дайсуке «Pixel» Амая более пяти лет. Cave Story отличается механикой 2D-платформы и напоминает игры, в которые Амая играла в юности, такие как Metroid и Castlevania.&lt;/cavestory&gt;</text:p>
          </table:table-cell>
        </table:table-row>
        <table:table-row table:style-name="ro1">
          <table:table-cell office:value-type="string" calcext:value-type="string">
            <text:p>&lt;castlevania&gt;</text:p>
          </table:table-cell>
          <table:table-cell office:value-type="string" calcext:value-type="string">
            <text:p>Castlevania - это приключенческий готический сериал ужасов об охотниках на вампиров, созданный и разработанный Konami. Он был выпущен на различных платформах, от ранних систем до современных консолей, а также на портативных устройствах, таких как мобильные телефоны.</text:p>
          </table:table-cell>
          <table:table-cell office:value-type="string" calcext:value-type="string">
            <text:p>&lt;/castlevania&gt;</text:p>
          </table:table-cell>
          <table:table-cell table:formula="of:=CONCATENATE([.A152];[.B152];[.C152])" office:value-type="string" office:string-value="&lt;castlevania&gt;Castlevania - это приключенческий готический сериал ужасов об охотниках на вампиров, созданный и разработанный Konami. Он был выпущен на различных платформах, от ранних систем до современных консолей, а также на портативных устройствах, таких как мобильные телефоны.&lt;/castlevania&gt;" calcext:value-type="string">
            <text:p>&lt;castlevania&gt;Castlevania - это приключенческий готический сериал ужасов об охотниках на вампиров, созданный и разработанный Konami. Он был выпущен на различных платформах, от ранних систем до современных консолей, а также на портативных устройствах, таких как мобильные телефоны.&lt;/castlevania&gt;</text:p>
          </table:table-cell>
        </table:table-row>
        <table:table-row table:style-name="ro1">
          <table:table-cell office:value-type="string" calcext:value-type="string">
            <text:p>&lt;doom&gt;</text:p>
          </table:table-cell>
          <table:table-cell office:value-type="string" calcext:value-type="string">
            <text:p>Doom - это франшиза видеоигр, первый выпуск которой состоялся в 1993 году. Сериал фокусируется на подвигах безымянного космического десантника, действующего под эгидой Union Aerospace Corporation (UAC), который сражается с ордами демонов и нежитью.</text:p>
          </table:table-cell>
          <table:table-cell office:value-type="string" calcext:value-type="string">
            <text:p>&lt;/doom&gt;</text:p>
          </table:table-cell>
          <table:table-cell table:formula="of:=CONCATENATE([.A153];[.B153];[.C153])" office:value-type="string" office:string-value="&lt;doom&gt;Doom - это франшиза видеоигр, первый выпуск которой состоялся в 1993 году. Сериал фокусируется на подвигах безымянного космического десантника, действующего под эгидой Union Aerospace Corporation (UAC), который сражается с ордами демонов и нежитью.&lt;/doom&gt;" calcext:value-type="string">
            <text:p>&lt;doom&gt;Doom - это франшиза видеоигр, первый выпуск которой состоялся в 1993 году. Сериал фокусируется на подвигах безымянного космического десантника, действующего под эгидой Union Aerospace Corporation (UAC), который сражается с ордами демонов и нежитью.&lt;/doom&gt;</text:p>
          </table:table-cell>
        </table:table-row>
        <table:table-row table:style-name="ro1">
          <table:table-cell office:value-type="string" calcext:value-type="string">
            <text:p>&lt;doubledragon&gt;</text:p>
          </table:table-cell>
          <table:table-cell office:value-type="string" calcext:value-type="string">
            <text:p>Double Dragon - это видеоигра «beat 'em up» 1987 года, разработанная Technōs Japan и распространяемая Taito в Северной Америке и Европе. Игра является духовным и технологическим преемником более ранней игры «beat 'em up» от Technos, Неккетсу Коха Кунио-кун (выпущен за пределами Японии Тайто как Renegade).</text:p>
          </table:table-cell>
          <table:table-cell office:value-type="string" calcext:value-type="string">
            <text:p>&lt;/doubledragon&gt;</text:p>
          </table:table-cell>
          <table:table-cell table:formula="of:=CONCATENATE([.A154];[.B154];[.C154])" office:value-type="string" office:string-value="&lt;doubledragon&gt;Double Dragon - это видеоигра «beat 'em up» 1987 года, разработанная Technōs Japan и распространяемая Taito в Северной Америке и Европе. Игра является духовным и технологическим преемником более ранней игры «beat 'em up» от Technos, Неккетсу Коха Кунио-кун (выпущен за пределами Японии Тайто как Renegade).&lt;/doubledragon&gt;" calcext:value-type="string">
            <text:p>&lt;doubledragon&gt;Double Dragon - это видеоигра «beat 'em up» 1987 года, разработанная Technōs Japan и распространяемая Taito в Северной Америке и Европе. Игра является духовным и технологическим преемником более ранней игры «beat 'em up» от Technos, Неккетсу Коха Кунио-кун (выпущен за пределами Японии Тайто как Renegade).&lt;/doubledragon&gt;</text:p>
          </table:table-cell>
        </table:table-row>
        <table:table-row table:style-name="ro1">
          <table:table-cell office:value-type="string" calcext:value-type="string">
            <text:p>&lt;fatalfury&gt;</text:p>
          </table:table-cell>
          <table:table-cell office:value-type="string" calcext:value-type="string">
            <text:p>Fatal Fury - это серия файтингов, разработанная SNK для системы Neo Geo. Fatal Fury и родственная ей серия Art of Fighting происходят в одной вымышленной вселенной. «Искусство боя» происходило за несколько лет до первой «Фатальной ярости».</text:p>
          </table:table-cell>
          <table:table-cell office:value-type="string" calcext:value-type="string">
            <text:p>&lt;/fatalfury&gt;</text:p>
          </table:table-cell>
          <table:table-cell table:formula="of:=CONCATENATE([.A155];[.B155];[.C155])" office:value-type="string" office:string-value="&lt;fatalfury&gt;Fatal Fury - это серия файтингов, разработанная SNK для системы Neo Geo. Fatal Fury и родственная ей серия Art of Fighting происходят в одной вымышленной вселенной. «Искусство боя» происходило за несколько лет до первой «Фатальной ярости».&lt;/fatalfury&gt;" calcext:value-type="string">
            <text:p>&lt;fatalfury&gt;Fatal Fury - это серия файтингов, разработанная SNK для системы Neo Geo. Fatal Fury и родственная ей серия Art of Fighting происходят в одной вымышленной вселенной. «Искусство боя» происходило за несколько лет до первой «Фатальной ярости».&lt;/fatalfury&gt;</text:p>
          </table:table-cell>
        </table:table-row>
        <table:table-row table:style-name="ro1">
          <table:table-cell office:value-type="string" calcext:value-type="string">
            <text:p>&lt;finalfantasy&gt;</text:p>
          </table:table-cell>
          <table:table-cell office:value-type="string" calcext:value-type="string">
            <text:p>Final Fantasy - это японская фэнтези-антология. Франшиза основана на серии ролевых видеоигр в жанре фэнтези и научно-фантастический жанр. Первая игра в серии была выпущена в 1987 году, с тех пор было выпущено еще 15 игр с основным номером.</text:p>
          </table:table-cell>
          <table:table-cell office:value-type="string" calcext:value-type="string">
            <text:p>&lt;/finalfantasy&gt;</text:p>
          </table:table-cell>
          <table:table-cell table:formula="of:=CONCATENATE([.A156];[.B156];[.C156])" office:value-type="string" office:string-value="&lt;finalfantasy&gt;Final Fantasy - это японская фэнтези-антология. Франшиза основана на серии ролевых видеоигр в жанре фэнтези и научно-фантастический жанр. Первая игра в серии была выпущена в 1987 году, с тех пор было выпущено еще 15 игр с основным номером.&lt;/finalfantasy&gt;" calcext:value-type="string">
            <text:p>&lt;finalfantasy&gt;Final Fantasy - это японская фэнтези-антология. Франшиза основана на серии ролевых видеоигр в жанре фэнтези и научно-фантастический жанр. Первая игра в серии была выпущена в 1987 году, с тех пор было выпущено еще 15 игр с основным номером.&lt;/finalfantasy&gt;</text:p>
          </table:table-cell>
        </table:table-row>
        <table:table-row table:style-name="ro1">
          <table:table-cell office:value-type="string" calcext:value-type="string">
            <text:p>&lt;tekken&gt;</text:p>
          </table:table-cell>
          <table:table-cell office:value-type="string" calcext:value-type="string">
            <text:p>Tekken - это японская медиа-франшиза, основанная на серии боевых видео и аркадных игр, разработанных и опубликованных Bandai Namco Entertainment. Основные игры серии следуют за событиями турнира King of Iron Fist Tournament, где игроки управляют множеством персонажей, чтобы выиграть турнир и получить контроль над компанией.</text:p>
          </table:table-cell>
          <table:table-cell office:value-type="string" calcext:value-type="string">
            <text:p>&lt;/tekken&gt;</text:p>
          </table:table-cell>
          <table:table-cell table:formula="of:=CONCATENATE([.A157];[.B157];[.C157])" office:value-type="string" office:string-value="&lt;tekken&gt;Tekken - это японская медиа-франшиза, основанная на серии боевых видео и аркадных игр, разработанных и опубликованных Bandai Namco Entertainment. Основные игры серии следуют за событиями турнира King of Iron Fist Tournament, где игроки управляют множеством персонажей, чтобы выиграть турнир и получить контроль над компанией.&lt;/tekken&gt;" calcext:value-type="string">
            <text:p>&lt;tekken&gt;Tekken - это японская медиа-франшиза, основанная на серии боевых видео и аркадных игр, разработанных и опубликованных Bandai Namco Entertainment. Основные игры серии следуют за событиями турнира King of Iron Fist Tournament, где игроки управляют множеством персонажей, чтобы выиграть турнир и получить контроль над компанией.&lt;/tekken&gt;</text:p>
          </table:table-cell>
        </table:table-row>
        <table:table-row table:style-name="ro1">
          <table:table-cell office:value-type="string" calcext:value-type="string">
            <text:p>&lt;finalfight&gt;</text:p>
          </table:table-cell>
          <table:table-cell office:value-type="string" calcext:value-type="string">
            <text:p>Final Fight - это серия видеоигр beat 'em up от Capcom, которая началась с аркадного выпуска Final Fight в 1989 году. Действие происходит в вымышленном Metro City,</text:p>
          </table:table-cell>
          <table:table-cell office:value-type="string" calcext:value-type="string">
            <text:p>&lt;/finalfight&gt;</text:p>
          </table:table-cell>
          <table:table-cell table:formula="of:=CONCATENATE([.A158];[.B158];[.C158])" office:value-type="string" office:string-value="&lt;finalfight&gt;Final Fight - это серия видеоигр beat 'em up от Capcom, которая началась с аркадного выпуска Final Fight в 1989 году. Действие происходит в вымышленном Metro City,&lt;/finalfight&gt;" calcext:value-type="string">
            <text:p>&lt;finalfight&gt;Final Fight - это серия видеоигр beat 'em up от Capcom, которая началась с аркадного выпуска Final Fight в 1989 году. Действие происходит в вымышленном Metro City,&lt;/finalfight&gt;</text:p>
          </table:table-cell>
        </table:table-row>
        <table:table-row table:style-name="ro1">
          <table:table-cell office:value-type="string" calcext:value-type="string">
            <text:p>&lt;gta&gt;</text:p>
          </table:table-cell>
          <table:table-cell office:value-type="string" calcext:value-type="string">
            <text:p>Grand Theft Auto - это приключенческий боевик, впервые выпущенный на PlayStation в 1997 году. Большинство игр серии разворачиваются в вымышленных местах, смоделированных по образцу городов, обычно либо Либерти-Сити как Нью-Йорк, либо Вайс-Сити как Майами, либо штата Сан-Андреас как штаты Калифорния и Невада,</text:p>
          </table:table-cell>
          <table:table-cell office:value-type="string" calcext:value-type="string">
            <text:p>&lt;/gta&gt;</text:p>
          </table:table-cell>
          <table:table-cell table:formula="of:=CONCATENATE([.A159];[.B159];[.C159])" office:value-type="string" office:string-value="&lt;gta&gt;Grand Theft Auto - это приключенческий боевик, впервые выпущенный на PlayStation в 1997 году. Большинство игр серии разворачиваются в вымышленных местах, смоделированных по образцу городов, обычно либо Либерти-Сити как Нью-Йорк, либо Вайс-Сити как Майами, либо штата Сан-Андреас как штаты Калифорния и Невада,&lt;/gta&gt;" calcext:value-type="string">
            <text:p>&lt;gta&gt;Grand Theft Auto - это приключенческий боевик, впервые выпущенный на PlayStation в 1997 году. Большинство игр серии разворачиваются в вымышленных местах, смоделированных по образцу городов, обычно либо Либерти-Сити как Нью-Йорк, либо Вайс-Сити как Майами, либо штата Сан-Андреас как штаты Калифорния и Невада,&lt;/gta&gt;</text:p>
          </table:table-cell>
        </table:table-row>
        <table:table-row table:style-name="ro1">
          <table:table-cell office:value-type="string" calcext:value-type="string">
            <text:p>&lt;kof&gt;</text:p>
          </table:table-cell>
          <table:table-cell office:value-type="string" calcext:value-type="string">
            <text:p>The King of Fighters - это серия игр-файтингов от SNK, которая началась с выпуска The King of Fighters '94 в 1994 году. Серия изначально была разработана для аркадного оборудования SNK Neo Geo MVS.</text:p>
          </table:table-cell>
          <table:table-cell office:value-type="string" calcext:value-type="string">
            <text:p>&lt;/kof&gt;</text:p>
          </table:table-cell>
          <table:table-cell table:formula="of:=CONCATENATE([.A160];[.B160];[.C160])" office:value-type="string" office:string-value="&lt;kof&gt;The King of Fighters - это серия игр-файтингов от SNK, которая началась с выпуска The King of Fighters '94 в 1994 году. Серия изначально была разработана для аркадного оборудования SNK Neo Geo MVS.&lt;/kof&gt;" calcext:value-type="string">
            <text:p>&lt;kof&gt;The King of Fighters - это серия игр-файтингов от SNK, которая началась с выпуска The King of Fighters '94 в 1994 году. Серия изначально была разработана для аркадного оборудования SNK Neo Geo MVS.&lt;/kof&gt;</text:p>
          </table:table-cell>
        </table:table-row>
        <table:table-row table:style-name="ro1">
          <table:table-cell office:value-type="string" calcext:value-type="string">
            <text:p>&lt;konami&gt;</text:p>
          </table:table-cell>
          <table:table-cell office:value-type="string" calcext:value-type="string">
            <text:p>Konami - издатель видеоигр, среди основных названий которого - экшен Castlevania, серия Survival Horror Silent Hill, экшн-шутер Contra, платформенная приключенческая серия Ganbare Goemon, серия стелс-экшен Metal Gear.</text:p>
          </table:table-cell>
          <table:table-cell office:value-type="string" calcext:value-type="string">
            <text:p>&lt;/konami&gt;</text:p>
          </table:table-cell>
          <table:table-cell table:formula="of:=CONCATENATE([.A161];[.B161];[.C161])" office:value-type="string" office:string-value="&lt;konami&gt;Konami - издатель видеоигр, среди основных названий которого - экшен Castlevania, серия Survival Horror Silent Hill, экшн-шутер Contra, платформенная приключенческая серия Ganbare Goemon, серия стелс-экшен Metal Gear.&lt;/konami&gt;" calcext:value-type="string">
            <text:p>&lt;konami&gt;Konami - издатель видеоигр, среди основных названий которого - экшен Castlevania, серия Survival Horror Silent Hill, экшн-шутер Contra, платформенная приключенческая серия Ganbare Goemon, серия стелс-экшен Metal Gear.&lt;/konami&gt;</text:p>
          </table:table-cell>
        </table:table-row>
        <table:table-row table:style-name="ro1">
          <table:table-cell office:value-type="string" calcext:value-type="string">
            <text:p>&lt;mario&gt;</text:p>
          </table:table-cell>
          <table:table-cell office:value-type="string" calcext:value-type="string">
            <text:p>Марио - вымышленный персонаж франшизы видеоигр Mario, принадлежащей Nintendo и созданной японским дизайнером видеоигр Сигэру Миямото. Выступая в роли талисмана компании, а также являясь одноименным главным героем сериала, Марио появился в более чем 200 видеоиграх с момента своего создания.</text:p>
          </table:table-cell>
          <table:table-cell office:value-type="string" calcext:value-type="string">
            <text:p>&lt;/mario&gt;</text:p>
          </table:table-cell>
          <table:table-cell table:formula="of:=CONCATENATE([.A162];[.B162];[.C162])" office:value-type="string" office:string-value="&lt;mario&gt;Марио - вымышленный персонаж франшизы видеоигр Mario, принадлежащей Nintendo и созданной японским дизайнером видеоигр Сигэру Миямото. Выступая в роли талисмана компании, а также являясь одноименным главным героем сериала, Марио появился в более чем 200 видеоиграх с момента своего создания.&lt;/mario&gt;" calcext:value-type="string">
            <text:p>&lt;mario&gt;Марио - вымышленный персонаж франшизы видеоигр Mario, принадлежащей Nintendo и созданной японским дизайнером видеоигр Сигэру Миямото. Выступая в роли талисмана компании, а также являясь одноименным главным героем сериала, Марио появился в более чем 200 видеоиграх с момента своего создания.&lt;/mario&gt;</text:p>
          </table:table-cell>
        </table:table-row>
        <table:table-row table:style-name="ro1">
          <table:table-cell office:value-type="string" calcext:value-type="string">
            <text:p>&lt;megaman&gt;</text:p>
          </table:table-cell>
          <table:table-cell office:value-type="string" calcext:value-type="string">
            <text:p>Mega Man, известный в Японии как Rockman, - это франшиза научно-фантастической видеоигры, созданная Capcom, в которой в главной роли представлены персонажи-роботы, каждый из которых известен под прозвищем «Mega Man». Mega Man, выпущенный для Nintendo Entertainment System в 1987 году, был первым из серии, которая расширилась до более чем 50 игр на нескольких системах.</text:p>
          </table:table-cell>
          <table:table-cell office:value-type="string" calcext:value-type="string">
            <text:p>&lt;/megaman&gt;</text:p>
          </table:table-cell>
          <table:table-cell table:formula="of:=CONCATENATE([.A163];[.B163];[.C163])" office:value-type="string" office:string-value="&lt;megaman&gt;Mega Man, известный в Японии как Rockman, - это франшиза научно-фантастической видеоигры, созданная Capcom, в которой в главной роли представлены персонажи-роботы, каждый из которых известен под прозвищем «Mega Man». Mega Man, выпущенный для Nintendo Entertainment System в 1987 году, был первым из серии, которая расширилась до более чем 50 игр на нескольких системах.&lt;/megaman&gt;" calcext:value-type="string">
            <text:p>&lt;megaman&gt;Mega Man, известный в Японии как Rockman, - это франшиза научно-фантастической видеоигры, созданная Capcom, в которой в главной роли представлены персонажи-роботы, каждый из которых известен под прозвищем «Mega Man». Mega Man, выпущенный для Nintendo Entertainment System в 1987 году, был первым из серии, которая расширилась до более чем 50 игр на нескольких системах.&lt;/megaman&gt;</text:p>
          </table:table-cell>
        </table:table-row>
        <table:table-row table:style-name="ro1">
          <table:table-cell office:value-type="string" calcext:value-type="string">
            <text:p>&lt;metalslug&gt;</text:p>
          </table:table-cell>
          <table:table-cell office:value-type="string" calcext:value-type="string">
            <text:p>Metal Slug - это серия видеоигр в жанре "беги и стреляй", изначально созданная Nazca Corpora.</text:p>
          </table:table-cell>
          <table:table-cell office:value-type="string" calcext:value-type="string">
            <text:p>&lt;/metalslug&gt;</text:p>
          </table:table-cell>
          <table:table-cell table:formula="of:=CONCATENATE([.A164];[.B164];[.C164])" office:value-type="string" office:string-value="&lt;metalslug&gt;Metal Slug - это серия видеоигр в жанре &quot;беги и стреляй&quot;, изначально созданная Nazca Corpora.&lt;/metalslug&gt;" calcext:value-type="string">
            <text:p>&lt;metalslug&gt;Metal Slug - это серия видеоигр в жанре "беги и стреляй", изначально созданная Nazca Corpora.&lt;/metalslug&gt;</text:p>
          </table:table-cell>
        </table:table-row>
        <table:table-row table:style-name="ro1">
          <table:table-cell office:value-type="string" calcext:value-type="string">
            <text:p>&lt;metroid&gt;</text:p>
          </table:table-cell>
          <table:table-cell office:value-type="string" calcext:value-type="string">
            <text:p>Metroid - это франшиза научно-фантастического боевика, созданная Nintendo. Metroid следует за космической охотницей за головами Самус Аран, которая защищает галактику от космических пиратов и их попыток использовать силу паразитических существ Metroid.</text:p>
          </table:table-cell>
          <table:table-cell office:value-type="string" calcext:value-type="string">
            <text:p>&lt;/metroid&gt;</text:p>
          </table:table-cell>
          <table:table-cell table:formula="of:=CONCATENATE([.A165];[.B165];[.C165])" office:value-type="string" office:string-value="&lt;metroid&gt;Metroid - это франшиза научно-фантастического боевика, созданная Nintendo. Metroid следует за космической охотницей за головами Самус Аран, которая защищает галактику от космических пиратов и их попыток использовать силу паразитических существ Metroid.&lt;/metroid&gt;" calcext:value-type="string">
            <text:p>&lt;metroid&gt;Metroid - это франшиза научно-фантастического боевика, созданная Nintendo. Metroid следует за космической охотницей за головами Самус Аран, которая защищает галактику от космических пиратов и их попыток использовать силу паразитических существ Metroid.&lt;/metroid&gt;</text:p>
          </table:table-cell>
        </table:table-row>
        <table:table-row table:style-name="ro1">
          <table:table-cell office:value-type="string" calcext:value-type="string">
            <text:p>&lt;midway&gt;</text:p>
          </table:table-cell>
          <table:table-cell office:value-type="string" calcext:value-type="string">
            <text:p>Midway была американским разработчиком и издателем видеоигр. Франшизы Midway включали Mortal Kombat, Rampage, Spy Hunter, NBA Jam, Cruis'n и NFL Blitz. Midway закрылась в 2009 году</text:p>
          </table:table-cell>
          <table:table-cell office:value-type="string" calcext:value-type="string">
            <text:p>&lt;/midway&gt;</text:p>
          </table:table-cell>
          <table:table-cell table:formula="of:=CONCATENATE([.A166];[.B166];[.C166])" office:value-type="string" office:string-value="&lt;midway&gt;Midway была американским разработчиком и издателем видеоигр. Франшизы Midway включали Mortal Kombat, Rampage, Spy Hunter, NBA Jam, Cruis'n и NFL Blitz. Midway закрылась в 2009 году&lt;/midway&gt;" calcext:value-type="string">
            <text:p>&lt;midway&gt;Midway была американским разработчиком и издателем видеоигр. Франшизы Midway включали Mortal Kombat, Rampage, Spy Hunter, NBA Jam, Cruis'n и NFL Blitz. Midway закрылась в 2009 году&lt;/midway&gt;</text:p>
          </table:table-cell>
        </table:table-row>
        <table:table-row table:style-name="ro1">
          <table:table-cell office:value-type="string" calcext:value-type="string">
            <text:p>&lt;mortalkombat&gt;</text:p>
          </table:table-cell>
          <table:table-cell office:value-type="string" calcext:value-type="string">
            <text:p>Mortal Kombat - это серия игр, впервые выпущенная в 1992 году. Оригинальная игра породила множество сиквелов и спин-оффов, состоящих из нескольких приключенческих игр, а также серии комиксов и карточной игры.</text:p>
          </table:table-cell>
          <table:table-cell office:value-type="string" calcext:value-type="string">
            <text:p>&lt;/mortalkombat&gt;</text:p>
          </table:table-cell>
          <table:table-cell table:formula="of:=CONCATENATE([.A167];[.B167];[.C167])" office:value-type="string" office:string-value="&lt;mortalkombat&gt;Mortal Kombat - это серия игр, впервые выпущенная в 1992 году. Оригинальная игра породила множество сиквелов и спин-оффов, состоящих из нескольких приключенческих игр, а также серии комиксов и карточной игры.&lt;/mortalkombat&gt;" calcext:value-type="string">
            <text:p>&lt;mortalkombat&gt;Mortal Kombat - это серия игр, впервые выпущенная в 1992 году. Оригинальная игра породила множество сиквелов и спин-оффов, состоящих из нескольких приключенческих игр, а также серии комиксов и карточной игры.&lt;/mortalkombat&gt;</text:p>
          </table:table-cell>
        </table:table-row>
        <table:table-row table:style-name="ro1">
          <table:table-cell office:value-type="string" calcext:value-type="string">
            <text:p>&lt;namco&gt;</text:p>
          </table:table-cell>
          <table:table-cell office:value-type="string" calcext:value-type="string">
            <text:p>Namco была японским разработчиком и издателем аркадных видеоигр и видеоигр для домашних консолей, штаб-квартира которой первоначально находилась в Ота, Токио. В 2005 году, спустя 50 лет, они объединились в Bandai.</text:p>
          </table:table-cell>
          <table:table-cell office:value-type="string" calcext:value-type="string">
            <text:p>&lt;/namco&gt;</text:p>
          </table:table-cell>
          <table:table-cell table:formula="of:=CONCATENATE([.A168];[.B168];[.C168])" office:value-type="string" office:string-value="&lt;namco&gt;Namco была японским разработчиком и издателем аркадных видеоигр и видеоигр для домашних консолей, штаб-квартира которой первоначально находилась в Ота, Токио. В 2005 году, спустя 50 лет, они объединились в Bandai.&lt;/namco&gt;" calcext:value-type="string">
            <text:p>&lt;namco&gt;Namco была японским разработчиком и издателем аркадных видеоигр и видеоигр для домашних консолей, штаб-квартира которой первоначально находилась в Ота, Токио. В 2005 году, спустя 50 лет, они объединились в Bandai.&lt;/namco&gt;</text:p>
          </table:table-cell>
        </table:table-row>
        <table:table-row table:style-name="ro1">
          <table:table-cell office:value-type="string" calcext:value-type="string">
            <text:p>&lt;residentevil&gt;</text:p>
          </table:table-cell>
          <table:table-cell office:value-type="string" calcext:value-type="string">
            <text:p>Resident Evil - это серия игр, созданная Capcom. Франшиза началась с игры Resident Evil, выпущенной в 1996 году для PlayStation, и приписывают определение жанра ужасов выживания и возвращение зомби в популярную культуру.</text:p>
          </table:table-cell>
          <table:table-cell office:value-type="string" calcext:value-type="string">
            <text:p>&lt;/residentevil&gt;</text:p>
          </table:table-cell>
          <table:table-cell table:formula="of:=CONCATENATE([.A169];[.B169];[.C169])" office:value-type="string" office:string-value="&lt;residentevil&gt;Resident Evil - это серия игр, созданная Capcom. Франшиза началась с игры Resident Evil, выпущенной в 1996 году для PlayStation, и приписывают определение жанра ужасов выживания и возвращение зомби в популярную культуру.&lt;/residentevil&gt;" calcext:value-type="string">
            <text:p>&lt;residentevil&gt;Resident Evil - это серия игр, созданная Capcom. Франшиза началась с игры Resident Evil, выпущенной в 1996 году для PlayStation, и приписывают определение жанра ужасов выживания и возвращение зомби в популярную культуру.&lt;/residentevil&gt;</text:p>
          </table:table-cell>
        </table:table-row>
        <table:table-row table:style-name="ro1">
          <table:table-cell office:value-type="string" calcext:value-type="string">
            <text:p>&lt;silenthill&gt;</text:p>
          </table:table-cell>
          <table:table-cell office:value-type="string" calcext:value-type="string">
            <text:p>Silent Hill - это медиа-франшиза ужасов, основанная на серии видеоигр ужасов на выживание, созданных Кейитиро Тояма, разработанных и изданных Konami.</text:p>
          </table:table-cell>
          <table:table-cell office:value-type="string" calcext:value-type="string">
            <text:p>&lt;/silenthill&gt;</text:p>
          </table:table-cell>
          <table:table-cell table:formula="of:=CONCATENATE([.A170];[.B170];[.C170])" office:value-type="string" office:string-value="&lt;silenthill&gt;Silent Hill - это медиа-франшиза ужасов, основанная на серии видеоигр ужасов на выживание, созданных Кейитиро Тояма, разработанных и изданных Konami.&lt;/silenthill&gt;" calcext:value-type="string">
            <text:p>&lt;silenthill&gt;Silent Hill - это медиа-франшиза ужасов, основанная на серии видеоигр ужасов на выживание, созданных Кейитиро Тояма, разработанных и изданных Konami.&lt;/silenthill&gt;</text:p>
          </table:table-cell>
        </table:table-row>
        <table:table-row table:style-name="ro1">
          <table:table-cell office:value-type="string" calcext:value-type="string">
            <text:p>&lt;sonic&gt;</text:p>
          </table:table-cell>
          <table:table-cell office:value-type="string" calcext:value-type="string">
            <text:p>Sonic - это франшиза, созданная и принадлежащая Sega. Франшиза рассказывает о Сонике, антропоморфном синем еже, который сражается со злым доктором Эггманом, безумным ученым.</text:p>
          </table:table-cell>
          <table:table-cell office:value-type="string" calcext:value-type="string">
            <text:p>&lt;/sonic&gt;</text:p>
          </table:table-cell>
          <table:table-cell table:formula="of:=CONCATENATE([.A171];[.B171];[.C171])" office:value-type="string" office:string-value="&lt;sonic&gt;Sonic - это франшиза, созданная и принадлежащая Sega. Франшиза рассказывает о Сонике, антропоморфном синем еже, который сражается со злым доктором Эггманом, безумным ученым.&lt;/sonic&gt;" calcext:value-type="string">
            <text:p>&lt;sonic&gt;Sonic - это франшиза, созданная и принадлежащая Sega. Франшиза рассказывает о Сонике, антропоморфном синем еже, который сражается со злым доктором Эггманом, безумным ученым.&lt;/sonic&gt;</text:p>
          </table:table-cell>
        </table:table-row>
        <table:table-row table:style-name="ro1">
          <table:table-cell office:value-type="string" calcext:value-type="string">
            <text:p>&lt;streetfighter&gt;</text:p>
          </table:table-cell>
          <table:table-cell office:value-type="string" calcext:value-type="string">
            <text:p>Street Fighter - это франшиза, разработанная и изданная Capcom. Первая игра в серии была выпущена в 1987 году, за ней последовали пять других игр основной серии, различные спин-оффы и кроссоверы, а также многочисленные появления в различных других средствах массовой информации.</text:p>
          </table:table-cell>
          <table:table-cell office:value-type="string" calcext:value-type="string">
            <text:p>&lt;/streetfighter&gt;</text:p>
          </table:table-cell>
          <table:table-cell table:formula="of:=CONCATENATE([.A172];[.B172];[.C172])" office:value-type="string" office:string-value="&lt;streetfighter&gt;Street Fighter - это франшиза, разработанная и изданная Capcom. Первая игра в серии была выпущена в 1987 году, за ней последовали пять других игр основной серии, различные спин-оффы и кроссоверы, а также многочисленные появления в различных других средствах массовой информации.&lt;/streetfighter&gt;" calcext:value-type="string">
            <text:p>&lt;streetfighter&gt;Street Fighter - это франшиза, разработанная и изданная Capcom. Первая игра в серии была выпущена в 1987 году, за ней последовали пять других игр основной серии, различные спин-оффы и кроссоверы, а также многочисленные появления в различных других средствах массовой информации.&lt;/streetfighter&gt;</text:p>
          </table:table-cell>
        </table:table-row>
        <table:table-row table:style-name="ro1">
          <table:table-cell office:value-type="string" calcext:value-type="string">
            <text:p>&lt;tombraider&gt;</text:p>
          </table:table-cell>
          <table:table-cell office:value-type="string" calcext:value-type="string">
            <text:p>Tomb Raider - это медиа-франшиза, которая дебютировала в 1996 году. С момента выпуска оригинальной Tomb Raider серия превратилась в одноименную франшизу, и Лара стала главной иконой индустрии видеоигр.</text:p>
          </table:table-cell>
          <table:table-cell office:value-type="string" calcext:value-type="string">
            <text:p>&lt;/tombraider&gt;</text:p>
          </table:table-cell>
          <table:table-cell table:formula="of:=CONCATENATE([.A173];[.B173];[.C173])" office:value-type="string" office:string-value="&lt;tombraider&gt;Tomb Raider - это медиа-франшиза, которая дебютировала в 1996 году. С момента выпуска оригинальной Tomb Raider серия превратилась в одноименную франшизу, и Лара стала главной иконой индустрии видеоигр.&lt;/tombraider&gt;" calcext:value-type="string">
            <text:p>&lt;tombraider&gt;Tomb Raider - это медиа-франшиза, которая дебютировала в 1996 году. С момента выпуска оригинальной Tomb Raider серия превратилась в одноименную франшизу, и Лара стала главной иконой индустрии видеоигр.&lt;/tombraider&gt;</text:p>
          </table:table-cell>
        </table:table-row>
        <table:table-row table:style-name="ro1">
          <table:table-cell office:value-type="string" calcext:value-type="string">
            <text:p>&lt;zelda&gt;</text:p>
          </table:table-cell>
          <table:table-cell office:value-type="string" calcext:value-type="string">
            <text:p>The Legend of Zelda - это франшиза в жанре приключенческого фэнтези, созданная японскими разработчиками игр Сигэру Миямото и Такаши Тэдзука. В первую очередь он разработан и издан Nintendo.</text:p>
          </table:table-cell>
          <table:table-cell office:value-type="string" calcext:value-type="string">
            <text:p>&lt;/zelda&gt;</text:p>
          </table:table-cell>
          <table:table-cell table:formula="of:=CONCATENATE([.A174];[.B174];[.C174])" office:value-type="string" office:string-value="&lt;zelda&gt;The Legend of Zelda - это франшиза в жанре приключенческого фэнтези, созданная японскими разработчиками игр Сигэру Миямото и Такаши Тэдзука. В первую очередь он разработан и издан Nintendo.&lt;/zelda&gt;" calcext:value-type="string">
            <text:p>&lt;zelda&gt;The Legend of Zelda - это франшиза в жанре приключенческого фэнтези, созданная японскими разработчиками игр Сигэру Миямото и Такаши Тэдзука. В первую очередь он разработан и издан Nintendo.&lt;/zelda&gt;</text:p>
          </table:table-cell>
        </table:table-row>
        <table:table-row table:style-name="ro1">
          <table:table-cell office:value-type="string" calcext:value-type="string">
            <text:p>&lt;irem&gt;</text:p>
          </table:table-cell>
          <table:table-cell office:value-type="string" calcext:value-type="string">
            <text:p>Irem Software Engineering - японский разработчик и издатель игровых консолей, а также ранее разработчик и производитель аркадных игр. Штаб-квартира компании находится в Тиёде, Токио.</text:p>
          </table:table-cell>
          <table:table-cell office:value-type="string" calcext:value-type="string">
            <text:p>&lt;/irem&gt;</text:p>
          </table:table-cell>
          <table:table-cell table:formula="of:=CONCATENATE([.A175];[.B175];[.C175])" office:value-type="string" office:string-value="&lt;irem&gt;Irem Software Engineering - японский разработчик и издатель игровых консолей, а также ранее разработчик и производитель аркадных игр. Штаб-квартира компании находится в Тиёде, Токио.&lt;/irem&gt;" calcext:value-type="string">
            <text:p>&lt;irem&gt;Irem Software Engineering - японский разработчик и издатель игровых консолей, а также ранее разработчик и производитель аркадных игр. Штаб-квартира компании находится в Тиёде, Токио.&lt;/irem&gt;</text:p>
          </table:table-cell>
        </table:table-row>
        <table:table-row table:style-name="ro1">
          <table:table-cell office:value-type="string" calcext:value-type="string">
            <text:p>&lt;metalgear&gt;</text:p>
          </table:table-cell>
          <table:table-cell office:value-type="string" calcext:value-type="string">
            <text:p>Metal Gear - это серия стелс-приключенческих видеоигр, созданных Хидео Кодзима и разработанных и опубликованных Konami. Первая игра, Metal Gear, была выпущена в 1987 году для домашних компьютеров MSX. Было выпущено несколько сиквелов для нескольких консолей, которые расширили сюжет оригинальной игры.</text:p>
          </table:table-cell>
          <table:table-cell office:value-type="string" calcext:value-type="string">
            <text:p>&lt;/metalgear&gt;</text:p>
          </table:table-cell>
          <table:table-cell table:formula="of:=CONCATENATE([.A176];[.B176];[.C176])" office:value-type="string" office:string-value="&lt;metalgear&gt;Metal Gear - это серия стелс-приключенческих видеоигр, созданных Хидео Кодзима и разработанных и опубликованных Konami. Первая игра, Metal Gear, была выпущена в 1987 году для домашних компьютеров MSX. Было выпущено несколько сиквелов для нескольких консолей, которые расширили сюжет оригинальной игры.&lt;/metalgear&gt;" calcext:value-type="string">
            <text:p>&lt;metalgear&gt;Metal Gear - это серия стелс-приключенческих видеоигр, созданных Хидео Кодзима и разработанных и опубликованных Konami. Первая игра, Metal Gear, была выпущена в 1987 году для домашних компьютеров MSX. Было выпущено несколько сиквелов для нескольких консолей, которые расширили сюжет оригинальной игры.&lt;/metalgear&gt;</text:p>
          </table:table-cell>
        </table:table-row>
        <table:table-row table:style-name="ro1">
          <table:table-cell office:value-type="string" calcext:value-type="string">
            <text:p>&lt;atari&gt;</text:p>
          </table:table-cell>
          <table:table-cell office:value-type="string" calcext:value-type="string">
            <text:p>Изначально Atari, Inc., основанная в Саннивейле, Калифорния, в 1972 году Ноланом Бушнеллом и Тедом Дабни, была пионером в области аркадных игр, домашних игровых консолей и домашних компьютеров. Продукты компании, такие как Pong и Atari 2600, помогли определить индустрию электронных развлечений с 1970-х до середины 1980-х годов.</text:p>
          </table:table-cell>
          <table:table-cell office:value-type="string" calcext:value-type="string">
            <text:p>&lt;/atari&gt;</text:p>
          </table:table-cell>
          <table:table-cell table:formula="of:=CONCATENATE([.A177];[.B177];[.C177])" office:value-type="string" office:string-value="&lt;atari&gt;Изначально Atari, Inc., основанная в Саннивейле, Калифорния, в 1972 году Ноланом Бушнеллом и Тедом Дабни, была пионером в области аркадных игр, домашних игровых консолей и домашних компьютеров. Продукты компании, такие как Pong и Atari 2600, помогли определить индустрию электронных развлечений с 1970-х до середины 1980-х годов.&lt;/atari&gt;" calcext:value-type="string">
            <text:p>&lt;atari&gt;Изначально Atari, Inc., основанная в Саннивейле, Калифорния, в 1972 году Ноланом Бушнеллом и Тедом Дабни, была пионером в области аркадных игр, домашних игровых консолей и домашних компьютеров. Продукты компании, такие как Pong и Atari 2600, помогли определить индустрию электронных развлечений с 1970-х до середины 1980-х годов.&lt;/atari&gt;</text:p>
          </table:table-cell>
        </table:table-row>
        <table:table-row table:style-name="ro2">
          <table:table-cell office:value-type="string" calcext:value-type="string">
            <text:p>&lt;dataeast&gt;</text:p>
          </table:table-cell>
          <table:table-cell office:value-type="string" calcext:value-type="string">
            <text:p>Data East Corporation (デ ー タ イ ー ス ト 株式会社, Dēta Īsuto kabushiki gaisha), также сокращенно DECO, была японской компанией по разработке видеоигр и электроники. Компания работала с 1976 по 2003 год и выпустила 150 наименований видеоигр.</text:p>
          </table:table-cell>
          <table:table-cell office:value-type="string" calcext:value-type="string">
            <text:p>&lt;/dataeast&gt;</text:p>
          </table:table-cell>
          <table:table-cell table:formula="of:=CONCATENATE([.A178];[.B178];[.C178])" office:value-type="string" office:string-value="&lt;dataeast&gt;Data East Corporation (デ ー タ イ ー ス ト 株式会社, Dēta Īsuto kabushiki gaisha), также сокращенно DECO, была японской компанией по разработке видеоигр и электроники. Компания работала с 1976 по 2003 год и выпустила 150 наименований видеоигр.&lt;/dataeast&gt;" calcext:value-type="string">
            <text:p>&lt;dataeast&gt;Data East Corporation (デ ー タ イ ー ス ト 株式会社, Dēta Īsuto kabushiki gaisha), также сокращенно DECO, была японской компанией по разработке видеоигр и электроники. Компания работала с 1976 по 2003 год и выпустила 150 наименований видеоигр.&lt;/dataeast&gt;</text:p>
          </table:table-cell>
        </table:table-row>
        <table:table-row table:style-name="ro2">
          <table:table-cell office:value-type="string" calcext:value-type="string">
            <text:p>&lt;kaneko&gt;</text:p>
          </table:table-cell>
          <table:table-cell office:value-type="string" calcext:value-type="string">
            <text:p>Kaneko Co. Ltd. (カ ネ コ 株式会社), японское издательство видеоигр, основанное Хироши Канеко в Сугинами, Токио, Япония. Он выпустил ряд игр как под своим брендом, так и под другими компаниями, такими как Air Buster, Nexzr, Shogun Warriors, DJ Boy, Guts'n и серия Gals Panic.</text:p>
          </table:table-cell>
          <table:table-cell office:value-type="string" calcext:value-type="string">
            <text:p>&lt;/kaneko&gt;</text:p>
          </table:table-cell>
          <table:table-cell table:formula="of:=CONCATENATE([.A179];[.B179];[.C179])" office:value-type="string" office:string-value="&lt;kaneko&gt;Kaneko Co. Ltd. (カ ネ コ 株式会社), японское издательство видеоигр, основанное Хироши Канеко в Сугинами, Токио, Япония. Он выпустил ряд игр как под своим брендом, так и под другими компаниями, такими как Air Buster, Nexzr, Shogun Warriors, DJ Boy, Guts'n и серия Gals Panic.&lt;/kaneko&gt;" calcext:value-type="string">
            <text:p>&lt;kaneko&gt;Kaneko Co. Ltd. (カ ネ コ 株式会社), японское издательство видеоигр, основанное Хироши Канеко в Сугинами, Токио, Япония. Он выпустил ряд игр как под своим брендом, так и под другими компаниями, такими как Air Buster, Nexzr, Shogun Warriors, DJ Boy, Guts'n и серия Gals Panic.&lt;/kaneko&gt;</text:p>
          </table:table-cell>
        </table:table-row>
        <table:table-row table:style-name="ro1">
          <table:table-cell office:value-type="string" calcext:value-type="string">
            <text:p>&lt;nintendo&gt;</text:p>
          </table:table-cell>
          <table:table-cell office:value-type="string" calcext:value-type="string">
            <text:p>Nintendo выпустила одни из самых успешных консолей в индустрии видеоигр, такие как Game Boy, Super Nintendo Entertainment System, Nintendo DS, Wii и Nintendo Switch.</text:p>
          </table:table-cell>
          <table:table-cell office:value-type="string" calcext:value-type="string">
            <text:p>&lt;/nintendo&gt;</text:p>
          </table:table-cell>
          <table:table-cell table:formula="of:=CONCATENATE([.A180];[.B180];[.C180])" office:value-type="string" office:string-value="&lt;nintendo&gt;Nintendo выпустила одни из самых успешных консолей в индустрии видеоигр, такие как Game Boy, Super Nintendo Entertainment System, Nintendo DS, Wii и Nintendo Switch.&lt;/nintendo&gt;" calcext:value-type="string">
            <text:p>&lt;nintendo&gt;Nintendo выпустила одни из самых успешных консолей в индустрии видеоигр, такие как Game Boy, Super Nintendo Entertainment System, Nintendo DS, Wii и Nintendo Switch.&lt;/nintendo&gt;</text:p>
          </table:table-cell>
        </table:table-row>
        <table:table-row table:style-name="ro1">
          <table:table-cell office:value-type="string" calcext:value-type="string">
            <text:p>&lt;sega&gt;</text:p>
          </table:table-cell>
          <table:table-cell office:value-type="string" calcext:value-type="string">
            <text:p>Sega - это японский многонациональный разработчик и издатель видеоигр со штаб-квартирой в Синагаве, Токио. Sega выпустила несколько игровых франшиз с многомиллионными продажами, включая Sonic the Hedgehog, Total War и Yakuza, и является самым плодовитым производителем аркадных игр в мире.</text:p>
          </table:table-cell>
          <table:table-cell office:value-type="string" calcext:value-type="string">
            <text:p>&lt;/sega&gt;</text:p>
          </table:table-cell>
          <table:table-cell table:formula="of:=CONCATENATE([.A181];[.B181];[.C181])" office:value-type="string" office:string-value="&lt;sega&gt;Sega - это японский многонациональный разработчик и издатель видеоигр со штаб-квартирой в Синагаве, Токио. Sega выпустила несколько игровых франшиз с многомиллионными продажами, включая Sonic the Hedgehog, Total War и Yakuza, и является самым плодовитым производителем аркадных игр в мире.&lt;/sega&gt;" calcext:value-type="string">
            <text:p>&lt;sega&gt;Sega - это японский многонациональный разработчик и издатель видеоигр со штаб-квартирой в Синагаве, Токио. Sega выпустила несколько игровых франшиз с многомиллионными продажами, включая Sonic the Hedgehog, Total War и Yakuza, и является самым плодовитым производителем аркадных игр в мире.&lt;/sega&gt;</text:p>
          </table:table-cell>
        </table:table-row>
        <table:table-row table:style-name="ro2">
          <table:table-cell office:value-type="string" calcext:value-type="string">
            <text:p>&lt;snk&gt;</text:p>
          </table:table-cell>
          <table:table-cell office:value-type="string" calcext:value-type="string">
            <text:p>Корпорация SNK (株式会社 SNK, Kabushiki-gaisha Esu Enu Kē) - японская компания по производству оборудования и программного обеспечения для видеоигр. Компания SNK известна созданием семейства аркадных, домашних и портативных игровых консолей Neo Geo в 1990 году.</text:p>
          </table:table-cell>
          <table:table-cell office:value-type="string" calcext:value-type="string">
            <text:p>&lt;/snk&gt;</text:p>
          </table:table-cell>
          <table:table-cell table:formula="of:=CONCATENATE([.A182];[.B182];[.C182])" office:value-type="string" office:string-value="&lt;snk&gt;Корпорация SNK (株式会社 SNK, Kabushiki-gaisha Esu Enu Kē) - японская компания по производству оборудования и программного обеспечения для видеоигр. Компания SNK известна созданием семейства аркадных, домашних и портативных игровых консолей Neo Geo в 1990 году.&lt;/snk&gt;" calcext:value-type="string">
            <text:p>&lt;snk&gt;Корпорация SNK (株式会社 SNK, Kabushiki-gaisha Esu Enu Kē) - японская компания по производству оборудования и программного обеспечения для видеоигр. Компания SNK известна созданием семейства аркадных, домашних и портативных игровых консолей Neo Geo в 1990 году.&lt;/snk&gt;</text:p>
          </table:table-cell>
        </table:table-row>
        <table:table-row table:style-name="ro1">
          <table:table-cell office:value-type="string" calcext:value-type="string">
            <text:p>&lt;taito&gt;</text:p>
          </table:table-cell>
          <table:table-cell office:value-type="string" calcext:value-type="string">
            <text:p>Taito - японская компания, специализирующаяся на видеоиграх, игрушках, игровых автоматах и ​​игровых центрах, базирующаяся в Синдзюку, Токио. Компания была основана Майклом Коганом в 1953 году как Taito Trading Company и занималась импортом водки, торговых автоматов и музыкальных автоматов в Японию. Производство видеоигр начнется в 1973 году.</text:p>
          </table:table-cell>
          <table:table-cell office:value-type="string" calcext:value-type="string">
            <text:p>&lt;/taito&gt;</text:p>
          </table:table-cell>
          <table:table-cell table:formula="of:=CONCATENATE([.A183];[.B183];[.C183])" office:value-type="string" office:string-value="&lt;taito&gt;Taito - японская компания, специализирующаяся на видеоиграх, игрушках, игровых автоматах и ​​игровых центрах, базирующаяся в Синдзюку, Токио. Компания была основана Майклом Коганом в 1953 году как Taito Trading Company и занималась импортом водки, торговых автоматов и музыкальных автоматов в Японию. Производство видеоигр начнется в 1973 году.&lt;/taito&gt;" calcext:value-type="string">
            <text:p>&lt;taito&gt;Taito - японская компания, специализирующаяся на видеоиграх, игрушках, игровых автоматах и ​​игровых центрах, базирующаяся в Синдзюку, Токио. Компания была основана Майклом Коганом в 1953 году как Taito Trading Company и занималась импортом водки, торговых автоматов и музыкальных автоматов в Японию. Производство видеоигр начнется в 1973 году.&lt;/taito&gt;</text:p>
          </table:table-cell>
        </table:table-row>
        <table:table-row table:style-name="ro1">
          <table:table-cell office:value-type="string" calcext:value-type="string">
            <text:p>&lt;toaplan&gt;</text:p>
          </table:table-cell>
          <table:table-cell office:value-type="string" calcext:value-type="string">
            <text:p>Toaplan был японским разработчиком видеоигр, ответственным за создание широкого спектра скролл-шутеров и других аркад. Их первая игра-стрелялка, Tiger-Heli на аркадных автоматах, имела успех и помогла Toaplan стать ведущим производителем шутеров на протяжении 1980-х и 1990-х годов.</text:p>
          </table:table-cell>
          <table:table-cell office:value-type="string" calcext:value-type="string">
            <text:p>&lt;/toaplan&gt;</text:p>
          </table:table-cell>
          <table:table-cell table:formula="of:=CONCATENATE([.A184];[.B184];[.C184])" office:value-type="string" office:string-value="&lt;toaplan&gt;Toaplan был японским разработчиком видеоигр, ответственным за создание широкого спектра скролл-шутеров и других аркад. Их первая игра-стрелялка, Tiger-Heli на аркадных автоматах, имела успех и помогла Toaplan стать ведущим производителем шутеров на протяжении 1980-х и 1990-х годов.&lt;/toaplan&gt;" calcext:value-type="string">
            <text:p>&lt;toaplan&gt;Toaplan был японским разработчиком видеоигр, ответственным за создание широкого спектра скролл-шутеров и других аркад. Их первая игра-стрелялка, Tiger-Heli на аркадных автоматах, имела успех и помогла Toaplan стать ведущим производителем шутеров на протяжении 1980-х и 1990-х годов.&lt;/toaplan&gt;</text:p>
          </table:table-cell>
        </table:table-row>
        <table:table-row table:style-name="ro1">
          <table:table-cell office:value-type="string" calcext:value-type="string">
            <text:p>&lt;twoplayer&gt;</text:p>
          </table:table-cell>
          <table:table-cell office:value-type="string" calcext:value-type="string">
            <text:p>«Если бы Pac-Man повлиял на нас в детстве, мы бы все бегали по темным комнатам, жевали таблетки и слушали повторяющуюся электронную музыку». - Маркус Бригсток</text:p>
          </table:table-cell>
          <table:table-cell office:value-type="string" calcext:value-type="string">
            <text:p>&lt;/twoplayer&gt;</text:p>
          </table:table-cell>
          <table:table-cell table:formula="of:=CONCATENATE([.A185];[.B185];[.C185])" office:value-type="string" office:string-value="&lt;twoplayer&gt;«Если бы Pac-Man повлиял на нас в детстве, мы бы все бегали по темным комнатам, жевали таблетки и слушали повторяющуюся электронную музыку». - Маркус Бригсток&lt;/twoplayer&gt;" calcext:value-type="string">
            <text:p>&lt;twoplayer&gt;«Если бы Pac-Man повлиял на нас в детстве, мы бы все бегали по темным комнатам, жевали таблетки и слушали повторяющуюся электронную музыку». - Маркус Бригсток&lt;/twoplayer&gt;</text:p>
          </table:table-cell>
        </table:table-row>
        <table:table-row table:style-name="ro1">
          <table:table-cell office:value-type="string" calcext:value-type="string">
            <text:p>&lt;fourplayer&gt;</text:p>
          </table:table-cell>
          <table:table-cell office:value-type="string" calcext:value-type="string">
            <text:p>«Есть разница между игрой и игрой. Первое - это акт радости, второе - поступок ». - Вера Назарян</text:p>
          </table:table-cell>
          <table:table-cell office:value-type="string" calcext:value-type="string">
            <text:p>&lt;/fourplayer&gt;</text:p>
          </table:table-cell>
          <table:table-cell table:formula="of:=CONCATENATE([.A186];[.B186];[.C186])" office:value-type="string" office:string-value="&lt;fourplayer&gt;«Есть разница между игрой и игрой. Первое - это акт радости, второе - поступок ». - Вера Назарян&lt;/fourplayer&gt;" calcext:value-type="string">
            <text:p>&lt;fourplayer&gt;«Есть разница между игрой и игрой. Первое - это акт радости, второе - поступок ». - Вера Назарян&lt;/fourplayer&gt;</text:p>
          </table:table-cell>
        </table:table-row>
        <table:table-row table:style-name="ro1">
          <table:table-cell office:value-type="string" calcext:value-type="string">
            <text:p>&lt;setupscripts&gt;</text:p>
          </table:table-cell>
          <table:table-cell office:value-type="string" calcext:value-type="string">
            <text:p>«Конечная игра ведется с целью выигрыша, бесконечная игра - с целью продолжения игры». - Джеймс П. Карс</text:p>
          </table:table-cell>
          <table:table-cell office:value-type="string" calcext:value-type="string">
            <text:p>&lt;/setupscripts&gt;</text:p>
          </table:table-cell>
          <table:table-cell table:formula="of:=CONCATENATE([.A187];[.B187];[.C187])" office:value-type="string" office:string-value="&lt;setupscripts&gt;«Конечная игра ведется с целью выигрыша, бесконечная игра - с целью продолжения игры». - Джеймс П. Карс&lt;/setupscripts&gt;" calcext:value-type="string">
            <text:p>&lt;setupscripts&gt;«Конечная игра ведется с целью выигрыша, бесконечная игра - с целью продолжения игры». - Джеймс П. Карс&lt;/setupscripts&gt;</text:p>
          </table:table-cell>
        </table:table-row>
        <table:table-row table:style-name="ro1">
          <table:table-cell office:value-type="string" calcext:value-type="string">
            <text:p>&lt;favorites&gt;</text:p>
          </table:table-cell>
          <table:table-cell office:value-type="string" calcext:value-type="string">
            <text:p>«Люди говорили, что видеоигры плохи, потому что заставляют нас онеметь до смерти. Настоящая проблема с играми в том, что игрок должен пробовать все. Если там была пещера, заходите внутрь. Если там был таинственный незнакомец, вы говорите с ним. Но в играх у вас миллион жизней, в жизни только одна »- Холли Блэк.</text:p>
          </table:table-cell>
          <table:table-cell office:value-type="string" calcext:value-type="string">
            <text:p>&lt;/favorites&gt;</text:p>
          </table:table-cell>
          <table:table-cell table:formula="of:=CONCATENATE([.A188];[.B188];[.C188])" office:value-type="string" office:string-value="&lt;favorites&gt;«Люди говорили, что видеоигры плохи, потому что заставляют нас онеметь до смерти. Настоящая проблема с играми в том, что игрок должен пробовать все. Если там была пещера, заходите внутрь. Если там был таинственный незнакомец, вы говорите с ним. Но в играх у вас миллион жизней, в жизни только одна »- Холли Блэк.&lt;/favorites&gt;" calcext:value-type="string">
            <text:p>&lt;favorites&gt;«Люди говорили, что видеоигры плохи, потому что заставляют нас онеметь до смерти. Настоящая проблема с играми в том, что игрок должен пробовать все. Если там была пещера, заходите внутрь. Если там был таинственный незнакомец, вы говорите с ним. Но в играх у вас миллион жизней, в жизни только одна »- Холли Блэк.&lt;/favorites&gt;</text:p>
          </table:table-cell>
        </table:table-row>
        <table:table-row table:style-name="ro1">
          <table:table-cell office:value-type="string" calcext:value-type="string">
            <text:p>&lt;notplayed&gt;</text:p>
          </table:table-cell>
          <table:table-cell office:value-type="string" calcext:value-type="string">
            <text:p>«Отложенная игра - это в конечном итоге хорошо, а плохая - навсегда». - Сигэру Миямото</text:p>
          </table:table-cell>
          <table:table-cell office:value-type="string" calcext:value-type="string">
            <text:p>&lt;/notplayed&gt;</text:p>
          </table:table-cell>
          <table:table-cell table:formula="of:=CONCATENATE([.A189];[.B189];[.C189])" office:value-type="string" office:string-value="&lt;notplayed&gt;«Отложенная игра - это в конечном итоге хорошо, а плохая - навсегда». - Сигэру Миямото&lt;/notplayed&gt;" calcext:value-type="string">
            <text:p>&lt;notplayed&gt;«Отложенная игра - это в конечном итоге хорошо, а плохая - навсегда». - Сигэру Миямото&lt;/notplayed&gt;</text:p>
          </table:table-cell>
        </table:table-row>
        <table:table-row table:style-name="ro1">
          <table:table-cell office:value-type="string" calcext:value-type="string">
            <text:p>&lt;lastplayed&gt;</text:p>
          </table:table-cell>
          <table:table-cell office:value-type="string" calcext:value-type="string">
            <text:p>«Худшее, что ребенок может сказать о домашнем задании, - это то, что оно слишком сложно. Худшее, что ребенок может сказать об игре, - это то, что она слишком проста ». - Генри Дженкинс</text:p>
          </table:table-cell>
          <table:table-cell office:value-type="string" calcext:value-type="string">
            <text:p>&lt;/lastplayed&gt;</text:p>
          </table:table-cell>
          <table:table-cell table:formula="of:=CONCATENATE([.A190];[.B190];[.C190])" office:value-type="string" office:string-value="&lt;lastplayed&gt;«Худшее, что ребенок может сказать о домашнем задании, - это то, что оно слишком сложно. Худшее, что ребенок может сказать об игре, - это то, что она слишком проста ». - Генри Дженкинс&lt;/lastplayed&gt;" calcext:value-type="string">
            <text:p>&lt;lastplayed&gt;«Худшее, что ребенок может сказать о домашнем задании, - это то, что оно слишком сложно. Худшее, что ребенок может сказать об игре, - это то, что она слишком проста ». - Генри Дженкинс&lt;/lastplayed&gt;</text:p>
          </table:table-cell>
        </table:table-row>
        <table:table-row table:style-name="ro1">
          <table:table-cell office:value-type="string" calcext:value-type="string">
            <text:p>&lt;allgames&gt;</text:p>
          </table:table-cell>
          <table:table-cell office:value-type="string" calcext:value-type="string">
            <text:p>«Мы не перестаем играть, потому что стареем, мы стареем, потому что перестаем играть!» - Бенджамин Франклин</text:p>
          </table:table-cell>
          <table:table-cell office:value-type="string" calcext:value-type="string">
            <text:p>&lt;/allgames&gt;</text:p>
          </table:table-cell>
          <table:table-cell table:formula="of:=CONCATENATE([.A191];[.B191];[.C191])" office:value-type="string" office:string-value="&lt;allgames&gt;«Мы не перестаем играть, потому что стареем, мы стареем, потому что перестаем играть!» - Бенджамин Франклин&lt;/allgames&gt;" calcext:value-type="string">
            <text:p>&lt;allgames&gt;«Мы не перестаем играть, потому что стареем, мы стареем, потому что перестаем играть!» - Бенджамин Франклин&lt;/allgames&gt;</text:p>
          </table:table-cell>
        </table:table-row>
        <table:table-row table:style-name="ro1">
          <table:table-cell office:value-type="string" calcext:value-type="string">
            <text:p>&lt;quake&gt;</text:p>
          </table:table-cell>
          <table:table-cell office:value-type="string" calcext:value-type="string">
            <text:p>Quake - это серия видеоигр-шутеров от первого лица, разработанная id Software и с 2010 года опубликованная Bethesda Softworks. Сериал состоит из одноименной игры 1996 года и ее нелинейных автономных сиквелов, которые различаются по сеттингу и сюжету.</text:p>
          </table:table-cell>
          <table:table-cell office:value-type="string" calcext:value-type="string">
            <text:p>&lt;/quake&gt;</text:p>
          </table:table-cell>
          <table:table-cell table:formula="of:=CONCATENATE([.A192];[.B192];[.C192])" office:value-type="string" office:string-value="&lt;quake&gt;Quake - это серия видеоигр-шутеров от первого лица, разработанная id Software и с 2010 года опубликованная Bethesda Softworks. Сериал состоит из одноименной игры 1996 года и ее нелинейных автономных сиквелов, которые различаются по сеттингу и сюжету.&lt;/quake&gt;" calcext:value-type="string">
            <text:p>&lt;quake&gt;Quake - это серия видеоигр-шутеров от первого лица, разработанная id Software и с 2010 года опубликованная Bethesda Softworks. Сериал состоит из одноименной игры 1996 года и ее нелинейных автономных сиквелов, которые различаются по сеттингу и сюжету.&lt;/quake&gt;</text:p>
          </table:table-cell>
        </table:table-row>
        <table:table-row table:style-name="ro1">
          <table:table-cell office:value-type="string" calcext:value-type="string">
            <text:p>&lt;cheevos&gt;</text:p>
          </table:table-cell>
          <table:table-cell office:value-type="string" calcext:value-type="string">
            <text:p>Retroachievements.org - это сервис, который предоставляет механизм разблокировки трофейных достижений, аналогичный современным консолям, для ретро-игр. Поддерживаемые системы включают Sega Megadrive, Super Nintendo, Nintendo 64, Playstation и Neo-Geo.</text:p>
          </table:table-cell>
          <table:table-cell office:value-type="string" calcext:value-type="string">
            <text:p>&lt;/cheevos&gt;</text:p>
          </table:table-cell>
          <table:table-cell table:formula="of:=CONCATENATE([.A193];[.B193];[.C193])" office:value-type="string" office:string-value="&lt;cheevos&gt;Retroachievements.org - это сервис, который предоставляет механизм разблокировки трофейных достижений, аналогичный современным консолям, для ретро-игр. Поддерживаемые системы включают Sega Megadrive, Super Nintendo, Nintendo 64, Playstation и Neo-Geo.&lt;/cheevos&gt;" calcext:value-type="string">
            <text:p>&lt;cheevos&gt;Retroachievements.org - это сервис, который предоставляет механизм разблокировки трофейных достижений, аналогичный современным консолям, для ретро-игр. Поддерживаемые системы включают Sega Megadrive, Super Nintendo, Nintendo 64, Playstation и Neo-Geo.&lt;/cheevos&gt;</text:p>
          </table:table-cell>
        </table:table-row>
        <table:table-row table:style-name="ro1">
          <table:table-cell office:value-type="string" calcext:value-type="string">
            <text:p>&lt;atlus&gt;</text:p>
          </table:table-cell>
          <table:table-cell office:value-type="string" calcext:value-type="string">
            <text:p>Atlus - японская компания-разработчик, издатель и дистрибьютор видеоигр, базирующаяся в Токио. Дочерняя компания Sega, компания известна, среди прочего, своими сериями Megami Tensei, Persona, Etrian Odyssey и Trauma Center. Его корпоративный талисман - Джек Фрост, похожий на снеговика персонаж из их сериала Shin Megami Tensei.</text:p>
          </table:table-cell>
          <table:table-cell office:value-type="string" calcext:value-type="string">
            <text:p>&lt;/atlus&gt;</text:p>
          </table:table-cell>
          <table:table-cell table:formula="of:=CONCATENATE([.A194];[.B194];[.C194])" office:value-type="string" office:string-value="&lt;atlus&gt;Atlus - японская компания-разработчик, издатель и дистрибьютор видеоигр, базирующаяся в Токио. Дочерняя компания Sega, компания известна, среди прочего, своими сериями Megami Tensei, Persona, Etrian Odyssey и Trauma Center. Его корпоративный талисман - Джек Фрост, похожий на снеговика персонаж из их сериала Shin Megami Tensei.&lt;/atlus&gt;" calcext:value-type="string">
            <text:p>&lt;atlus&gt;Atlus - японская компания-разработчик, издатель и дистрибьютор видеоигр, базирующаяся в Токио. Дочерняя компания Sega, компания известна, среди прочего, своими сериями Megami Tensei, Persona, Etrian Odyssey и Trauma Center. Его корпоративный талисман - Джек Фрост, похожий на снеговика персонаж из их сериала Shin Megami Tensei.&lt;/atlus&gt;</text:p>
          </table:table-cell>
        </table:table-row>
        <table:table-row table:style-name="ro1">
          <table:table-cell office:value-type="string" calcext:value-type="string">
            <text:p>&lt;activision&gt;</text:p>
          </table:table-cell>
          <table:table-cell office:value-type="string" calcext:value-type="string">
            <text:p>Activision была основана в октябре 1979 года в Саннивейле, Калифорния, бывшими разработчиками игр Atari, расстроенными тем, как к ним относились в Atari, для разработки собственных игр для популярной домашней игровой консоли Atari 2600. Activision была первым независимым сторонним разработчиком консольных видеоигр.</text:p>
          </table:table-cell>
          <table:table-cell office:value-type="string" calcext:value-type="string">
            <text:p>&lt;/activision&gt;</text:p>
          </table:table-cell>
          <table:table-cell table:formula="of:=CONCATENATE([.A195];[.B195];[.C195])" office:value-type="string" office:string-value="&lt;activision&gt;Activision была основана в октябре 1979 года в Саннивейле, Калифорния, бывшими разработчиками игр Atari, расстроенными тем, как к ним относились в Atari, для разработки собственных игр для популярной домашней игровой консоли Atari 2600. Activision была первым независимым сторонним разработчиком консольных видеоигр.&lt;/activision&gt;" calcext:value-type="string">
            <text:p>&lt;activision&gt;Activision была основана в октябре 1979 года в Саннивейле, Калифорния, бывшими разработчиками игр Atari, расстроенными тем, как к ним относились в Atari, для разработки собственных игр для популярной домашней игровой консоли Atari 2600. Activision была первым независимым сторонним разработчиком консольных видеоигр.&lt;/activision&gt;</text:p>
          </table:table-cell>
        </table:table-row>
        <table:table-row table:style-name="ro1">
          <table:table-cell office:value-type="string" calcext:value-type="string">
            <text:p>&lt;codemasters&gt;</text:p>
          </table:table-cell>
          <table:table-cell office:value-type="string" calcext:value-type="string">
            <text:p>Компания Codemasters Software - британский разработчик и издатель видеоигр, базирующаяся в Саутхэме, Англия. Codemasters, основанная братьями Ричардом и Дэвидом Дарлингом в октябре 1986 года, является одной из старейших британских игровых студий, а в 2005 году журнал Develop назвал ее лучшим независимым разработчиком видеоигр.</text:p>
          </table:table-cell>
          <table:table-cell office:value-type="string" calcext:value-type="string">
            <text:p>&lt;/codemasters&gt;</text:p>
          </table:table-cell>
          <table:table-cell table:formula="of:=CONCATENATE([.A196];[.B196];[.C196])" office:value-type="string" office:string-value="&lt;codemasters&gt;Компания Codemasters Software - британский разработчик и издатель видеоигр, базирующаяся в Саутхэме, Англия. Codemasters, основанная братьями Ричардом и Дэвидом Дарлингом в октябре 1986 года, является одной из старейших британских игровых студий, а в 2005 году журнал Develop назвал ее лучшим независимым разработчиком видеоигр.&lt;/codemasters&gt;" calcext:value-type="string">
            <text:p>&lt;codemasters&gt;Компания Codemasters Software - британский разработчик и издатель видеоигр, базирующаяся в Саутхэме, Англия. Codemasters, основанная братьями Ричардом и Дэвидом Дарлингом в октябре 1986 года, является одной из старейших британских игровых студий, а в 2005 году журнал Develop назвал ее лучшим независимым разработчиком видеоигр.&lt;/codemasters&gt;</text:p>
          </table:table-cell>
        </table:table-row>
        <table:table-row table:style-name="ro1">
          <table:table-cell office:value-type="string" calcext:value-type="string">
            <text:p>&lt;acclaim&gt;</text:p>
          </table:table-cell>
          <table:table-cell office:value-type="string" calcext:value-type="string">
            <text:p>Acclaim Entertainment, Inc. была американским издателем видеоигр, базирующимся в Глен-Коув, Нью-Йорк. Создан бывшими сотрудниками Activision с именем Acclaim, чтобы он был выше Activision и Accolade (также сформирован бывшими сотрудниками Activision) в алфавитных списках.</text:p>
          </table:table-cell>
          <table:table-cell office:value-type="string" calcext:value-type="string">
            <text:p>&lt;/acclaim&gt;</text:p>
          </table:table-cell>
          <table:table-cell table:formula="of:=CONCATENATE([.A197];[.B197];[.C197])" office:value-type="string" office:string-value="&lt;acclaim&gt;Acclaim Entertainment, Inc. была американским издателем видеоигр, базирующимся в Глен-Коув, Нью-Йорк. Создан бывшими сотрудниками Activision с именем Acclaim, чтобы он был выше Activision и Accolade (также сформирован бывшими сотрудниками Activision) в алфавитных списках.&lt;/acclaim&gt;" calcext:value-type="string">
            <text:p>&lt;acclaim&gt;Acclaim Entertainment, Inc. была американским издателем видеоигр, базирующимся в Глен-Коув, Нью-Йорк. Создан бывшими сотрудниками Activision с именем Acclaim, чтобы он был выше Activision и Accolade (также сформирован бывшими сотрудниками Activision) в алфавитных списках.&lt;/acclaim&gt;</text:p>
          </table:table-cell>
        </table:table-row>
        <table:table-row table:style-name="ro1">
          <table:table-cell office:value-type="string" calcext:value-type="string">
            <text:p>&lt;ocean&gt;</text:p>
          </table:table-cell>
          <table:table-cell office:value-type="string" calcext:value-type="string">
            <text:p>Ocean Software Ltd была британской компанией по разработке программного обеспечения, которая стала одним из крупнейших европейских разработчиков и издателей видеоигр в 1980-х и 1990-х годах. Ocean была первой игровой компанией, которая получила лицензии на фильмы, включая Rambo, Short Circuit и Cobra.</text:p>
          </table:table-cell>
          <table:table-cell office:value-type="string" calcext:value-type="string">
            <text:p>&lt;/ocean&gt;</text:p>
          </table:table-cell>
          <table:table-cell table:formula="of:=CONCATENATE([.A198];[.B198];[.C198])" office:value-type="string" office:string-value="&lt;ocean&gt;Ocean Software Ltd была британской компанией по разработке программного обеспечения, которая стала одним из крупнейших европейских разработчиков и издателей видеоигр в 1980-х и 1990-х годах. Ocean была первой игровой компанией, которая получила лицензии на фильмы, включая Rambo, Short Circuit и Cobra.&lt;/ocean&gt;" calcext:value-type="string">
            <text:p>&lt;ocean&gt;Ocean Software Ltd была британской компанией по разработке программного обеспечения, которая стала одним из крупнейших европейских разработчиков и издателей видеоигр в 1980-х и 1990-х годах. Ocean была первой игровой компанией, которая получила лицензии на фильмы, включая Rambo, Short Circuit и Cobra.&lt;/ocean&gt;</text:p>
          </table:table-cell>
        </table:table-row>
        <table:table-row table:style-name="ro1">
          <table:table-cell office:value-type="string" calcext:value-type="string">
            <text:p>&lt;rockstar&gt;</text:p>
          </table:table-cell>
          <table:table-cell office:value-type="string" calcext:value-type="string">
            <text:p>Rockstar Games, Inc. - американский издатель видеоигр, базирующийся в Нью-Йорке. Компания была основана в декабре 1998 года как дочерняя компания Take-Two Interactive с использованием активов, ранее приобретенных Take-Two у BMG Interactive, включая DMA Design, создателя Grand Theft Auto.</text:p>
          </table:table-cell>
          <table:table-cell office:value-type="string" calcext:value-type="string">
            <text:p>&lt;/rockstar&gt;</text:p>
          </table:table-cell>
          <table:table-cell table:formula="of:=CONCATENATE([.A199];[.B199];[.C199])" office:value-type="string" office:string-value="&lt;rockstar&gt;Rockstar Games, Inc. - американский издатель видеоигр, базирующийся в Нью-Йорке. Компания была основана в декабре 1998 года как дочерняя компания Take-Two Interactive с использованием активов, ранее приобретенных Take-Two у BMG Interactive, включая DMA Design, создателя Grand Theft Auto.&lt;/rockstar&gt;" calcext:value-type="string">
            <text:p>&lt;rockstar&gt;Rockstar Games, Inc. - американский издатель видеоигр, базирующийся в Нью-Йорке. Компания была основана в декабре 1998 года как дочерняя компания Take-Two Interactive с использованием активов, ранее приобретенных Take-Two у BMG Interactive, включая DMA Design, создателя Grand Theft Auto.&lt;/rockstar&gt;</text:p>
          </table:table-cell>
        </table:table-row>
        <table:table-row table:style-name="ro1">
          <table:table-cell office:value-type="string" calcext:value-type="string">
            <text:p>&lt;ultimate&gt;</text:p>
          </table:table-cell>
          <table:table-cell office:value-type="string" calcext:value-type="string">
            <text:p>Ashby Computers and Graphics Limited - британский разработчик и издатель видеоигр, основанный в 1982 году бывшими разработчиками аркад Тимом и Крисом Стамперами. Ultimate выпустила серию успешных игр для компьютеров ZX Spectrum, Amstrad CPC, BBC Micro, MSX и Commodore 64 с 1983 года до своего закрытия в 1988 году.</text:p>
          </table:table-cell>
          <table:table-cell office:value-type="string" calcext:value-type="string">
            <text:p>&lt;/ultimate&gt;</text:p>
          </table:table-cell>
          <table:table-cell table:formula="of:=CONCATENATE([.A200];[.B200];[.C200])" office:value-type="string" office:string-value="&lt;ultimate&gt;Ashby Computers and Graphics Limited - британский разработчик и издатель видеоигр, основанный в 1982 году бывшими разработчиками аркад Тимом и Крисом Стамперами. Ultimate выпустила серию успешных игр для компьютеров ZX Spectrum, Amstrad CPC, BBC Micro, MSX и Commodore 64 с 1983 года до своего закрытия в 1988 году.&lt;/ultimate&gt;" calcext:value-type="string">
            <text:p>&lt;ultimate&gt;Ashby Computers and Graphics Limited - британский разработчик и издатель видеоигр, основанный в 1982 году бывшими разработчиками аркад Тимом и Крисом Стамперами. Ultimate выпустила серию успешных игр для компьютеров ZX Spectrum, Amstrad CPC, BBC Micro, MSX и Commodore 64 с 1983 года до своего закрытия в 1988 году.&lt;/ultimate&gt;</text:p>
          </table:table-cell>
        </table:table-row>
        <table:table-row table:style-name="ro1">
          <table:table-cell office:value-type="string" calcext:value-type="string">
            <text:p>&lt;ea&gt;</text:p>
          </table:table-cell>
          <table:table-cell office:value-type="string" calcext:value-type="string">
            <text:p>Electronic Arts Inc. (EA) - американская компания по производству видеоигр со штаб-квартирой в Редвуд-Сити, Калифорния. Это вторая по величине игровая компания в Северной и Южной Америке и Европе по выручке и рыночной капитализации после Activision Blizzard и опережая Take-Two Interactive, CD Projekt и Ubisoft по состоянию на май 2020 года.</text:p>
          </table:table-cell>
          <table:table-cell office:value-type="string" calcext:value-type="string">
            <text:p>&lt;/ea&gt;</text:p>
          </table:table-cell>
          <table:table-cell table:formula="of:=CONCATENATE([.A201];[.B201];[.C201])" office:value-type="string" office:string-value="&lt;ea&gt;Electronic Arts Inc. (EA) - американская компания по производству видеоигр со штаб-квартирой в Редвуд-Сити, Калифорния. Это вторая по величине игровая компания в Северной и Южной Америке и Европе по выручке и рыночной капитализации после Activision Blizzard и опережая Take-Two Interactive, CD Projekt и Ubisoft по состоянию на май 2020 года.&lt;/ea&gt;" calcext:value-type="string">
            <text:p>&lt;ea&gt;Electronic Arts Inc. (EA) - американская компания по производству видеоигр со штаб-квартирой в Редвуд-Сити, Калифорния. Это вторая по величине игровая компания в Северной и Южной Америке и Европе по выручке и рыночной капитализации после Activision Blizzard и опережая Take-Two Interactive, CD Projekt и Ubisoft по состоянию на май 2020 года.&lt;/ea&gt;</text:p>
          </table:table-cell>
        </table:table-row>
        <table:table-row table:style-name="ro1">
          <table:table-cell office:value-type="string" calcext:value-type="string">
            <text:p>&lt;easports&gt;</text:p>
          </table:table-cell>
          <table:table-cell office:value-type="string" calcext:value-type="string">
            <text:p>EA Sports - это подразделение Electronic Arts, которое разрабатывает и издает спортивные видеоигры. Раньше это была маркетинговая уловка EA, в которой они пытались имитировать реальные спортивные сети, называя себя «EA Sports Network». Вскоре компания превратилась в отдельный суббренд, выпустив такие серии игр, как FIFA и Madden NFL. .</text:p>
          </table:table-cell>
          <table:table-cell office:value-type="string" calcext:value-type="string">
            <text:p>&lt;/easports&gt;</text:p>
          </table:table-cell>
          <table:table-cell table:formula="of:=CONCATENATE([.A202];[.B202];[.C202])" office:value-type="string" office:string-value="&lt;easports&gt;EA Sports - это подразделение Electronic Arts, которое разрабатывает и издает спортивные видеоигры. Раньше это была маркетинговая уловка EA, в которой они пытались имитировать реальные спортивные сети, называя себя «EA Sports Network». Вскоре компания превратилась в отдельный суббренд, выпустив такие серии игр, как FIFA и Madden NFL. .&lt;/easports&gt;" calcext:value-type="string">
            <text:p>&lt;easports&gt;EA Sports - это подразделение Electronic Arts, которое разрабатывает и издает спортивные видеоигры. Раньше это была маркетинговая уловка EA, в которой они пытались имитировать реальные спортивные сети, называя себя «EA Sports Network». Вскоре компания превратилась в отдельный суббренд, выпустив такие серии игр, как FIFA и Madden NFL. .&lt;/easports&gt;</text:p>
          </table:table-cell>
        </table:table-row>
        <table:table-row table:style-name="ro1">
          <table:table-cell office:value-type="string" calcext:value-type="string">
            <text:p>&lt;eidos&gt;</text:p>
          </table:table-cell>
          <table:table-cell office:value-type="string" calcext:value-type="string">
            <text:p>Eidos Interactive была британским издателем программного обеспечения с 1995 по 2005 год, наиболее известным благодаря серии игр Tomb Raider.</text:p>
          </table:table-cell>
          <table:table-cell office:value-type="string" calcext:value-type="string">
            <text:p>&lt;/eidos&gt;</text:p>
          </table:table-cell>
          <table:table-cell table:formula="of:=CONCATENATE([.A203];[.B203];[.C203])" office:value-type="string" office:string-value="&lt;eidos&gt;Eidos Interactive была британским издателем программного обеспечения с 1995 по 2005 год, наиболее известным благодаря серии игр Tomb Raider.&lt;/eidos&gt;" calcext:value-type="string">
            <text:p>&lt;eidos&gt;Eidos Interactive была британским издателем программного обеспечения с 1995 по 2005 год, наиболее известным благодаря серии игр Tomb Raider.&lt;/eidos&gt;</text:p>
          </table:table-cell>
        </table:table-row>
        <table:table-row table:style-name="ro1">
          <table:table-cell office:value-type="string" calcext:value-type="string">
            <text:p>&lt;gt&gt;</text:p>
          </table:table-cell>
          <table:table-cell office:value-type="string" calcext:value-type="string">
            <text:p>GT Interactive Software Corporation (GTI) была основана в феврале 1993 года как подразделение GoodTimes Home Video, дистрибьютора видеокассет, принадлежащего семье Кайр, с Роном Чаймовицем в качестве соучредителя и президента. После нескольких слияний и поглощений компания в настоящее время является частью Atari.inc.</text:p>
          </table:table-cell>
          <table:table-cell office:value-type="string" calcext:value-type="string">
            <text:p>&lt;/gt&gt;</text:p>
          </table:table-cell>
          <table:table-cell table:formula="of:=CONCATENATE([.A204];[.B204];[.C204])" office:value-type="string" office:string-value="&lt;gt&gt;GT Interactive Software Corporation (GTI) была основана в феврале 1993 года как подразделение GoodTimes Home Video, дистрибьютора видеокассет, принадлежащего семье Кайр, с Роном Чаймовицем в качестве соучредителя и президента. После нескольких слияний и поглощений компания в настоящее время является частью Atari.inc.&lt;/gt&gt;" calcext:value-type="string">
            <text:p>&lt;gt&gt;GT Interactive Software Corporation (GTI) была основана в феврале 1993 года как подразделение GoodTimes Home Video, дистрибьютора видеокассет, принадлежащего семье Кайр, с Роном Чаймовицем в качестве соучредителя и президента. После нескольких слияний и поглощений компания в настоящее время является частью Atari.inc.&lt;/gt&gt;</text:p>
          </table:table-cell>
        </table:table-row>
        <table:table-row table:style-name="ro1">
          <table:table-cell office:value-type="string" calcext:value-type="string">
            <text:p>&lt;infogrames&gt;</text:p>
          </table:table-cell>
          <table:table-cell office:value-type="string" calcext:value-type="string">
            <text:p>Infogrames был разработчиком и издателем программного обеспечения с 1983 по 2009 год, наиболее известным благодаря серии Alone In The Dark. В настоящее время компания является частью Atari.inc и известна как</text:p>
          </table:table-cell>
          <table:table-cell office:value-type="string" calcext:value-type="string">
            <text:p>&lt;/infogrames&gt;</text:p>
          </table:table-cell>
          <table:table-cell table:formula="of:=CONCATENATE([.A205];[.B205];[.C205])" office:value-type="string" office:string-value="&lt;infogrames&gt;Infogrames был разработчиком и издателем программного обеспечения с 1983 по 2009 год, наиболее известным благодаря серии Alone In The Dark. В настоящее время компания является частью Atari.inc и известна как&lt;/infogrames&gt;" calcext:value-type="string">
            <text:p>&lt;infogrames&gt;Infogrames был разработчиком и издателем программного обеспечения с 1983 по 2009 год, наиболее известным благодаря серии Alone In The Dark. В настоящее время компания является частью Atari.inc и известна как&lt;/infogrames&gt;</text:p>
          </table:table-cell>
        </table:table-row>
        <table:table-row table:style-name="ro1">
          <table:table-cell office:value-type="string" calcext:value-type="string">
            <text:p>&lt;lucasarts&gt;</text:p>
          </table:table-cell>
          <table:table-cell office:value-type="string" calcext:value-type="string">
            <text:p>Компания LucasArts Entertainment, ведущая бизнес как Lucasfilm Games, является американским лицензиаром. До 2013 года он также был разработчиком и издателем видеоигр. LucasArts наиболее известна своими графическими приключенческими играми, а также играми, основанными на франшизах «Звездных войн» и «Индианы Джонса».</text:p>
          </table:table-cell>
          <table:table-cell office:value-type="string" calcext:value-type="string">
            <text:p>&lt;/lucasarts&gt;</text:p>
          </table:table-cell>
          <table:table-cell table:formula="of:=CONCATENATE([.A206];[.B206];[.C206])" office:value-type="string" office:string-value="&lt;lucasarts&gt;Компания LucasArts Entertainment, ведущая бизнес как Lucasfilm Games, является американским лицензиаром. До 2013 года он также был разработчиком и издателем видеоигр. LucasArts наиболее известна своими графическими приключенческими играми, а также играми, основанными на франшизах «Звездных войн» и «Индианы Джонса».&lt;/lucasarts&gt;" calcext:value-type="string">
            <text:p>&lt;lucasarts&gt;Компания LucasArts Entertainment, ведущая бизнес как Lucasfilm Games, является американским лицензиаром. До 2013 года он также был разработчиком и издателем видеоигр. LucasArts наиболее известна своими графическими приключенческими играми, а также играми, основанными на франшизах «Звездных войн» и «Индианы Джонса».&lt;/lucasarts&gt;</text:p>
          </table:table-cell>
        </table:table-row>
        <table:table-row table:style-name="ro1">
          <table:table-cell office:value-type="string" calcext:value-type="string">
            <text:p>&lt;simpsons&gt;</text:p>
          </table:table-cell>
          <table:table-cell office:value-type="string" calcext:value-type="string">
            <text:p>Симпсоны - это сатирическое изображение американской жизни, воплощенное семьей Симпсонов, в которую входят Гомер, Мардж, Барт, Лиза и Мэгги. Действие оригинального телешоу происходит в вымышленном городе Спрингфилд и пародирует американскую культуру и общество, телевидение и условия жизни людей.</text:p>
          </table:table-cell>
          <table:table-cell office:value-type="string" calcext:value-type="string">
            <text:p>&lt;/simpsons&gt;</text:p>
          </table:table-cell>
          <table:table-cell table:formula="of:=CONCATENATE([.A207];[.B207];[.C207])" office:value-type="string" office:string-value="&lt;simpsons&gt;Симпсоны - это сатирическое изображение американской жизни, воплощенное семьей Симпсонов, в которую входят Гомер, Мардж, Барт, Лиза и Мэгги. Действие оригинального телешоу происходит в вымышленном городе Спрингфилд и пародирует американскую культуру и общество, телевидение и условия жизни людей.&lt;/simpsons&gt;" calcext:value-type="string">
            <text:p>&lt;simpsons&gt;Симпсоны - это сатирическое изображение американской жизни, воплощенное семьей Симпсонов, в которую входят Гомер, Мардж, Барт, Лиза и Мэгги. Действие оригинального телешоу происходит в вымышленном городе Спрингфилд и пародирует американскую культуру и общество, телевидение и условия жизни людей.&lt;/simpsons&gt;</text:p>
          </table:table-cell>
        </table:table-row>
        <table:table-row table:style-name="ro1">
          <table:table-cell office:value-type="string" calcext:value-type="string">
            <text:p>&lt;tmnt&gt;</text:p>
          </table:table-cell>
          <table:table-cell office:value-type="string" calcext:value-type="string">
            <text:p>Черепашки-ниндзя - четыре черепахи-супергероя. Названные в честь художников итальянского Возрождения, они обучались японскому боевому искусству ниндзюцу. Из своего дома в канализации Нью-Йорка они сражаются с различными врагами, пытаясь скрыться от общества.</text:p>
          </table:table-cell>
          <table:table-cell office:value-type="string" calcext:value-type="string">
            <text:p>&lt;/tmnt&gt;</text:p>
          </table:table-cell>
          <table:table-cell table:formula="of:=CONCATENATE([.A208];[.B208];[.C208])" office:value-type="string" office:string-value="&lt;tmnt&gt;Черепашки-ниндзя - четыре черепахи-супергероя. Названные в честь художников итальянского Возрождения, они обучались японскому боевому искусству ниндзюцу. Из своего дома в канализации Нью-Йорка они сражаются с различными врагами, пытаясь скрыться от общества.&lt;/tmnt&gt;" calcext:value-type="string">
            <text:p>&lt;tmnt&gt;Черепашки-ниндзя - четыре черепахи-супергероя. Названные в честь художников итальянского Возрождения, они обучались японскому боевому искусству ниндзюцу. Из своего дома в канализации Нью-Йорка они сражаются с различными врагами, пытаясь скрыться от общества.&lt;/tmnt&gt;</text:p>
          </table:table-cell>
        </table:table-row>
        <table:table-row table:style-name="ro1">
          <table:table-cell office:value-type="string" calcext:value-type="string">
            <text:p>&lt;battletoads&gt;</text:p>
          </table:table-cell>
          <table:table-cell office:value-type="string" calcext:value-type="string">
            <text:p>Battletoads - это медиа-франшиза видеоигр от Rare, которая началась с оригинальной игры Battletoads в жанре beat 'em up в 1991 году. В главных ролях три антропоморфных жабы, названные в честь кожных заболеваний: Раш, Зитц и Прыщ, сериал был создан для соперничества с черепашками-ниндзя. серия игр.</text:p>
          </table:table-cell>
          <table:table-cell office:value-type="string" calcext:value-type="string">
            <text:p>&lt;/battletoads&gt;</text:p>
          </table:table-cell>
          <table:table-cell table:formula="of:=CONCATENATE([.A209];[.B209];[.C209])" office:value-type="string" office:string-value="&lt;battletoads&gt;Battletoads - это медиа-франшиза видеоигр от Rare, которая началась с оригинальной игры Battletoads в жанре beat 'em up в 1991 году. В главных ролях три антропоморфных жабы, названные в честь кожных заболеваний: Раш, Зитц и Прыщ, сериал был создан для соперничества с черепашками-ниндзя. серия игр.&lt;/battletoads&gt;" calcext:value-type="string">
            <text:p>&lt;battletoads&gt;Battletoads - это медиа-франшиза видеоигр от Rare, которая началась с оригинальной игры Battletoads в жанре beat 'em up в 1991 году. В главных ролях три антропоморфных жабы, названные в честь кожных заболеваний: Раш, Зитц и Прыщ, сериал был создан для соперничества с черепашками-ниндзя. серия игр.&lt;/battletoads&gt;</text:p>
          </table:table-cell>
        </table:table-row>
        <table:table-row table:style-name="ro1">
          <table:table-cell office:value-type="string" calcext:value-type="string">
            <text:p>&lt;pokemon&gt;</text:p>
          </table:table-cell>
          <table:table-cell office:value-type="string" calcext:value-type="string">
            <text:p>Pokémon - это серия видеоигр, выпущенных Nintendo и The Pokémon Company. Созданные Сатоши Тадзири, первые игры Pocket Monsters Red and Green, выпущенные в 1996 году в Японии для Game Boy, и основная серия ролевых видеоигр (RPG), названная их разработчиками «основной серией». продолжаются на каждом поколении карманных компьютеров Nintendo.</text:p>
          </table:table-cell>
          <table:table-cell office:value-type="string" calcext:value-type="string">
            <text:p>&lt;/pokemon&gt;</text:p>
          </table:table-cell>
          <table:table-cell table:formula="of:=CONCATENATE([.A210];[.B210];[.C210])" office:value-type="string" office:string-value="&lt;pokemon&gt;Pokémon - это серия видеоигр, выпущенных Nintendo и The Pokémon Company. Созданные Сатоши Тадзири, первые игры Pocket Monsters Red and Green, выпущенные в 1996 году в Японии для Game Boy, и основная серия ролевых видеоигр (RPG), названная их разработчиками «основной серией». продолжаются на каждом поколении карманных компьютеров Nintendo.&lt;/pokemon&gt;" calcext:value-type="string">
            <text:p>&lt;pokemon&gt;Pokémon - это серия видеоигр, выпущенных Nintendo и The Pokémon Company. Созданные Сатоши Тадзири, первые игры Pocket Monsters Red and Green, выпущенные в 1996 году в Японии для Game Boy, и основная серия ролевых видеоигр (RPG), названная их разработчиками «основной серией». продолжаются на каждом поколении карманных компьютеров Nintendo.&lt;/pokemon&gt;</text:p>
          </table:table-cell>
        </table:table-row>
        <table:table-row table:style-name="ro1">
          <table:table-cell office:value-type="string" calcext:value-type="string">
            <text:p>&lt;lego&gt;</text:p>
          </table:table-cell>
          <table:table-cell office:value-type="string" calcext:value-type="string">
            <text:p>С 1995 года было выпущено 85 коммерческих видеоигр, основанных на конструкционной системе Lego, производимой The Lego Group. Жанры включали приключенческие игры, настольные и гоночные игры.</text:p>
          </table:table-cell>
          <table:table-cell office:value-type="string" calcext:value-type="string">
            <text:p>&lt;/lego&gt;</text:p>
          </table:table-cell>
          <table:table-cell table:formula="of:=CONCATENATE([.A211];[.B211];[.C211])" office:value-type="string" office:string-value="&lt;lego&gt;С 1995 года было выпущено 85 коммерческих видеоигр, основанных на конструкционной системе Lego, производимой The Lego Group. Жанры включали приключенческие игры, настольные и гоночные игры.&lt;/lego&gt;" calcext:value-type="string">
            <text:p>&lt;lego&gt;С 1995 года было выпущено 85 коммерческих видеоигр, основанных на конструкционной системе Lego, производимой The Lego Group. Жанры включали приключенческие игры, настольные и гоночные игры.&lt;/lego&gt;</text:p>
          </table:table-cell>
        </table:table-row>
        <table:table-row table:style-name="ro1">
          <table:table-cell office:value-type="string" calcext:value-type="string">
            <text:p>&lt;tic80&gt;</text:p>
          </table:table-cell>
          <table:table-cell office:value-type="string" calcext:value-type="string">
            <text:p>TIC-80 - это фантастический компьютер для создания, игры и обмена крошечными играми. Игры ограничены дисплеем 240x136 пикселей, 16 цветовой палитрой, 256 цветными спрайтами 8x8, 4-канальным звуком и т. Д.</text:p>
          </table:table-cell>
          <table:table-cell office:value-type="string" calcext:value-type="string">
            <text:p>&lt;/tic80&gt;</text:p>
          </table:table-cell>
          <table:table-cell table:formula="of:=CONCATENATE([.A212];[.B212];[.C212])" office:value-type="string" office:string-value="&lt;tic80&gt;TIC-80 - это фантастический компьютер для создания, игры и обмена крошечными играми. Игры ограничены дисплеем 240x136 пикселей, 16 цветовой палитрой, 256 цветными спрайтами 8x8, 4-канальным звуком и т. Д.&lt;/tic80&gt;" calcext:value-type="string">
            <text:p>&lt;tic80&gt;TIC-80 - это фантастический компьютер для создания, игры и обмена крошечными играми. Игры ограничены дисплеем 240x136 пикселей, 16 цветовой палитрой, 256 цветными спрайтами 8x8, 4-канальным звуком и т. Д.&lt;/tic80&gt;</text:p>
          </table:table-cell>
        </table:table-row>
        <table:table-row table:style-name="ro1">
          <table:table-cell office:value-type="string" calcext:value-type="string">
            <text:p>&lt;samsho&gt;</text:p>
          </table:table-cell>
          <table:table-cell office:value-type="string" calcext:value-type="string">
            <text:p>Samurai Shodown, известный в Японии как Samurai Spirits, представляет собой серию файтингов от SNK. Действие игры происходит в Японии 18-го века, в ней также есть персонажи иностранного происхождения и вымышленные монстры.</text:p>
          </table:table-cell>
          <table:table-cell office:value-type="string" calcext:value-type="string">
            <text:p>&lt;/samsho&gt;</text:p>
          </table:table-cell>
          <table:table-cell table:formula="of:=CONCATENATE([.A213];[.B213];[.C213])" office:value-type="string" office:string-value="&lt;samsho&gt;Samurai Shodown, известный в Японии как Samurai Spirits, представляет собой серию файтингов от SNK. Действие игры происходит в Японии 18-го века, в ней также есть персонажи иностранного происхождения и вымышленные монстры.&lt;/samsho&gt;" calcext:value-type="string">
            <text:p>&lt;samsho&gt;Samurai Shodown, известный в Японии как Samurai Spirits, представляет собой серию файтингов от SNK. Действие игры происходит в Японии 18-го века, в ней также есть персонажи иностранного происхождения и вымышленные монстры.&lt;/samsho&gt;</text:p>
          </table:table-cell>
        </table:table-row>
        <table:table-row table:style-name="ro1">
          <table:table-cell office:value-type="string" calcext:value-type="string">
            <text:p>&lt;solarus&gt;</text:p>
          </table:table-cell>
          <table:table-cell office:value-type="string" calcext:value-type="string">
            <text:p>Solarus - это легкий, бесплатный игровой движок с открытым исходным кодом для Action-RPG. Построенный на C ++, он запускает игры, созданные на Lua.</text:p>
          </table:table-cell>
          <table:table-cell office:value-type="string" calcext:value-type="string">
            <text:p>&lt;/solarus&gt;</text:p>
          </table:table-cell>
          <table:table-cell table:formula="of:=CONCATENATE([.A214];[.B214];[.C214])" office:value-type="string" office:string-value="&lt;solarus&gt;Solarus - это легкий, бесплатный игровой движок с открытым исходным кодом для Action-RPG. Построенный на C ++, он запускает игры, созданные на Lua.&lt;/solarus&gt;" calcext:value-type="string">
            <text:p>&lt;solarus&gt;Solarus - это легкий, бесплатный игровой движок с открытым исходным кодом для Action-RPG. Построенный на C ++, он запускает игры, созданные на Lua.&lt;/solarus&gt;</text:p>
          </table:table-cell>
        </table:table-row>
        <table:table-row table:style-name="ro1">
          <table:table-cell office:value-type="string" calcext:value-type="string">
            <text:p>&lt;ddr&gt;</text:p>
          </table:table-cell>
          <table:table-cell office:value-type="string" calcext:value-type="string">
            <text:p>Dance Dance Revolution (также известная как Dancing Stage в более ранних европейских играх) - это захватывающая серия музыкальных видеоигр, созданная Konami. Представленный в Японии в 1998 году, игроки стоят на «танцевальной платформе» и нажимают цветные стрелки в такт музыкальным и визуальным сигналам.</text:p>
          </table:table-cell>
          <table:table-cell office:value-type="string" calcext:value-type="string">
            <text:p>&lt;/ddr&gt;</text:p>
          </table:table-cell>
          <table:table-cell table:formula="of:=CONCATENATE([.A215];[.B215];[.C215])" office:value-type="string" office:string-value="&lt;ddr&gt;Dance Dance Revolution (также известная как Dancing Stage в более ранних европейских играх) - это захватывающая серия музыкальных видеоигр, созданная Konami. Представленный в Японии в 1998 году, игроки стоят на «танцевальной платформе» и нажимают цветные стрелки в такт музыкальным и визуальным сигналам.&lt;/ddr&gt;" calcext:value-type="string">
            <text:p>&lt;ddr&gt;Dance Dance Revolution (также известная как Dancing Stage в более ранних европейских играх) - это захватывающая серия музыкальных видеоигр, созданная Konami. Представленный в Японии в 1998 году, игроки стоят на «танцевальной платформе» и нажимают цветные стрелки в такт музыкальным и визуальным сигналам.&lt;/ddr&gt;</text:p>
          </table:table-cell>
        </table:table-row>
        <table:table-row table:style-name="ro1">
          <table:table-cell office:value-type="string" calcext:value-type="string">
            <text:p>&lt;tux&gt;</text:p>
          </table:table-cell>
          <table:table-cell office:value-type="string" calcext:value-type="string">
            <text:p>SuperTux, SuperTux Kart и SuperTux Party - это игры с открытым исходным кодом, вдохновленные играми Super Mario. Разработанные с середины 90-х годов, они содержат широкий спектр талисманов с открытым исходным кодом, таких как Tux, Mozilla Thunderbird и Pidgin.</text:p>
          </table:table-cell>
          <table:table-cell office:value-type="string" calcext:value-type="string">
            <text:p>&lt;/tux&gt;</text:p>
          </table:table-cell>
          <table:table-cell table:formula="of:=CONCATENATE([.A216];[.B216];[.C216])" office:value-type="string" office:string-value="&lt;tux&gt;SuperTux, SuperTux Kart и SuperTux Party - это игры с открытым исходным кодом, вдохновленные играми Super Mario. Разработанные с середины 90-х годов, они содержат широкий спектр талисманов с открытым исходным кодом, таких как Tux, Mozilla Thunderbird и Pidgin.&lt;/tux&gt;" calcext:value-type="string">
            <text:p>&lt;tux&gt;SuperTux, SuperTux Kart и SuperTux Party - это игры с открытым исходным кодом, вдохновленные играми Super Mario. Разработанные с середины 90-х годов, они содержат широкий спектр талисманов с открытым исходным кодом, таких как Tux, Mozilla Thunderbird и Pidgin.&lt;/tux&gt;</text:p>
          </table:table-cell>
        </table:table-row>
        <table:table-row table:style-name="ro1">
          <table:table-cell office:value-type="string" calcext:value-type="string">
            <text:p>&lt;subset.ratio&gt;</text:p>
          </table:table-cell>
          <table:table-cell office:value-type="string" calcext:value-type="string">
            <text:p>Соотношение сторон экрана</text:p>
          </table:table-cell>
          <table:table-cell office:value-type="string" calcext:value-type="string">
            <text:p>&lt;/subset.ratio&gt;</text:p>
          </table:table-cell>
          <table:table-cell table:formula="of:=CONCATENATE([.A217];[.B217];[.C217])" office:value-type="string" office:string-value="&lt;subset.ratio&gt;Соотношение сторон экрана&lt;/subset.ratio&gt;" calcext:value-type="string">
            <text:p>&lt;subset.ratio&gt;Соотношение сторон экрана&lt;/subset.ratio&gt;</text:p>
          </table:table-cell>
        </table:table-row>
        <table:table-row table:style-name="ro1">
          <table:table-cell office:value-type="string" calcext:value-type="string">
            <text:p>&lt;d1970s&gt;</text:p>
          </table:table-cell>
          <table:table-cell office:value-type="string" calcext:value-type="string">
            <text:p>1970-е годы стали началом золотого века аркадных игр. Стали популярными игровые автоматы с монетоприемниками, в которых представлены такие классические игры, как Pac-Man, Galaxians и Space Invaders.</text:p>
          </table:table-cell>
          <table:table-cell office:value-type="string" calcext:value-type="string">
            <text:p>&lt;/d1970s&gt;</text:p>
          </table:table-cell>
          <table:table-cell table:formula="of:=CONCATENATE([.A218];[.B218];[.C218])" office:value-type="string" office:string-value="&lt;d1970s&gt;1970-е годы стали началом золотого века аркадных игр. Стали популярными игровые автоматы с монетоприемниками, в которых представлены такие классические игры, как Pac-Man, Galaxians и Space Invaders.&lt;/d1970s&gt;" calcext:value-type="string">
            <text:p>&lt;d1970s&gt;1970-е годы стали началом золотого века аркадных игр. Стали популярными игровые автоматы с монетоприемниками, в которых представлены такие классические игры, как Pac-Man, Galaxians и Space Invaders.&lt;/d1970s&gt;</text:p>
          </table:table-cell>
        </table:table-row>
        <table:table-row table:style-name="ro1">
          <table:table-cell office:value-type="string" calcext:value-type="string">
            <text:p>&lt;d1980s&gt;</text:p>
          </table:table-cell>
          <table:table-cell office:value-type="string" calcext:value-type="string">
            <text:p>1980-е годы ознаменовались рассветом доступных домашних игровых систем с домашними компьютерами от Sinclair и Commadore, а также первыми крупномасштабными выпусками консолей от тяжеловесов Sega и Nintendo.</text:p>
          </table:table-cell>
          <table:table-cell office:value-type="string" calcext:value-type="string">
            <text:p>&lt;/d1980s&gt;</text:p>
          </table:table-cell>
          <table:table-cell table:formula="of:=CONCATENATE([.A219];[.B219];[.C219])" office:value-type="string" office:string-value="&lt;d1980s&gt;1980-е годы ознаменовались рассветом доступных домашних игровых систем с домашними компьютерами от Sinclair и Commadore, а также первыми крупномасштабными выпусками консолей от тяжеловесов Sega и Nintendo.&lt;/d1980s&gt;" calcext:value-type="string">
            <text:p>&lt;d1980s&gt;1980-е годы ознаменовались рассветом доступных домашних игровых систем с домашними компьютерами от Sinclair и Commadore, а также первыми крупномасштабными выпусками консолей от тяжеловесов Sega и Nintendo.&lt;/d1980s&gt;</text:p>
          </table:table-cell>
        </table:table-row>
        <table:table-row table:style-name="ro1">
          <table:table-cell office:value-type="string" calcext:value-type="string">
            <text:p>&lt;d1990s&gt;</text:p>
          </table:table-cell>
          <table:table-cell office:value-type="string" calcext:value-type="string">
            <text:p>В 1990-х годах аркады снова стали появляться, когда были выпущены тяжелые файтинги, такие как Streetfighter, Tekken и Moral Kombat. Для домашнего рынка были выпущены консоли 5-го поколения, такие как Sony Playstation, Sega Saturn и Nintendo 64.</text:p>
          </table:table-cell>
          <table:table-cell office:value-type="string" calcext:value-type="string">
            <text:p>&lt;/d1990s&gt;</text:p>
          </table:table-cell>
          <table:table-cell table:formula="of:=CONCATENATE([.A220];[.B220];[.C220])" office:value-type="string" office:string-value="&lt;d1990s&gt;В 1990-х годах аркады снова стали появляться, когда были выпущены тяжелые файтинги, такие как Streetfighter, Tekken и Moral Kombat. Для домашнего рынка были выпущены консоли 5-го поколения, такие как Sony Playstation, Sega Saturn и Nintendo 64.&lt;/d1990s&gt;" calcext:value-type="string">
            <text:p>&lt;d1990s&gt;В 1990-х годах аркады снова стали появляться, когда были выпущены тяжелые файтинги, такие как Streetfighter, Tekken и Moral Kombat. Для домашнего рынка были выпущены консоли 5-го поколения, такие как Sony Playstation, Sega Saturn и Nintendo 64.&lt;/d1990s&gt;</text:p>
          </table:table-cell>
        </table:table-row>
        <table:table-row table:style-name="ro1">
          <table:table-cell office:value-type="string" calcext:value-type="string">
            <text:p>&lt;easyrpg&gt;</text:p>
          </table:table-cell>
          <table:table-cell office:value-type="string" calcext:value-type="string">
            <text:p>Easy RPG - это бесплатный интерпретатор и редактор ролевых игр с открытым исходным кодом, который позволяет вам играть в игры, совместимые с RPG Maker 2000 и 2003.</text:p>
          </table:table-cell>
          <table:table-cell office:value-type="string" calcext:value-type="string">
            <text:p>&lt;/easyrpg&gt;</text:p>
          </table:table-cell>
          <table:table-cell table:formula="of:=CONCATENATE([.A221];[.B221];[.C221])" office:value-type="string" office:string-value="&lt;easyrpg&gt;Easy RPG - это бесплатный интерпретатор и редактор ролевых игр с открытым исходным кодом, который позволяет вам играть в игры, совместимые с RPG Maker 2000 и 2003.&lt;/easyrpg&gt;" calcext:value-type="string">
            <text:p>&lt;easyrpg&gt;Easy RPG - это бесплатный интерпретатор и редактор ролевых игр с открытым исходным кодом, который позволяет вам играть в игры, совместимые с RPG Maker 2000 и 2003.&lt;/easyrpg&gt;</text:p>
          </table:table-cell>
        </table:table-row>
        <table:table-row table:style-name="ro1">
          <table:table-cell office:value-type="string" calcext:value-type="string">
            <text:p>&lt;panlog&gt;</text:p>
          </table:table-cell>
          <table:table-cell office:value-type="string" calcext:value-type="string">
            <text:p>Логотипы панелей</text:p>
          </table:table-cell>
          <table:table-cell office:value-type="string" calcext:value-type="string">
            <text:p>&lt;/panlog&gt;</text:p>
          </table:table-cell>
          <table:table-cell table:formula="of:=CONCATENATE([.A222];[.B222];[.C222])" office:value-type="string" office:string-value="&lt;panlog&gt;Логотипы панелей&lt;/panlog&gt;" calcext:value-type="string">
            <text:p>&lt;panlog&gt;Логотипы панелей&lt;/panlog&gt;</text:p>
          </table:table-cell>
        </table:table-row>
        <table:table-row table:style-name="ro1">
          <table:table-cell office:value-type="string" calcext:value-type="string">
            <text:p>&lt;default&gt;</text:p>
          </table:table-cell>
          <table:table-cell office:value-type="string" calcext:value-type="string">
            <text:p>Дефолт</text:p>
          </table:table-cell>
          <table:table-cell office:value-type="string" calcext:value-type="string">
            <text:p>&lt;/default&gt;</text:p>
          </table:table-cell>
          <table:table-cell table:formula="of:=CONCATENATE([.A223];[.B223];[.C223])" office:value-type="string" office:string-value="&lt;default&gt;Дефолт&lt;/default&gt;" calcext:value-type="string">
            <text:p>&lt;default&gt;Дефолт&lt;/default&gt;</text:p>
          </table:table-cell>
        </table:table-row>
        <table:table-row table:style-name="ro1">
          <table:table-cell office:value-type="string" calcext:value-type="string">
            <text:p>&lt;panel&gt;</text:p>
          </table:table-cell>
          <table:table-cell office:value-type="string" calcext:value-type="string">
            <text:p>Панель</text:p>
          </table:table-cell>
          <table:table-cell office:value-type="string" calcext:value-type="string">
            <text:p>&lt;/panel&gt;</text:p>
          </table:table-cell>
          <table:table-cell table:formula="of:=CONCATENATE([.A224];[.B224];[.C224])" office:value-type="string" office:string-value="&lt;panel&gt;Панель&lt;/panel&gt;" calcext:value-type="string">
            <text:p>&lt;panel&gt;Панель&lt;/panel&gt;</text:p>
          </table:table-cell>
        </table:table-row>
        <table:table-row table:style-name="ro1">
          <table:table-cell office:value-type="string" calcext:value-type="string">
            <text:p>&lt;smallpanel&gt;</text:p>
          </table:table-cell>
          <table:table-cell office:value-type="string" calcext:value-type="string">
            <text:p>Малая панель</text:p>
          </table:table-cell>
          <table:table-cell office:value-type="string" calcext:value-type="string">
            <text:p>&lt;/smallpanel&gt;</text:p>
          </table:table-cell>
          <table:table-cell table:formula="of:=CONCATENATE([.A225];[.B225];[.C225])" office:value-type="string" office:string-value="&lt;smallpanel&gt;Малая панель&lt;/smallpanel&gt;" calcext:value-type="string">
            <text:p>&lt;smallpanel&gt;Малая панель&lt;/smallpanel&gt;</text:p>
          </table:table-cell>
        </table:table-row>
        <table:table-row table:style-name="ro1">
          <table:table-cell office:value-type="string" calcext:value-type="string">
            <text:p>&lt;panelbox&gt;</text:p>
          </table:table-cell>
          <table:table-cell office:value-type="string" calcext:value-type="string">
            <text:p>Панно с Boxart</text:p>
          </table:table-cell>
          <table:table-cell office:value-type="string" calcext:value-type="string">
            <text:p>&lt;/panelbox&gt;</text:p>
          </table:table-cell>
          <table:table-cell table:formula="of:=CONCATENATE([.A226];[.B226];[.C226])" office:value-type="string" office:string-value="&lt;panelbox&gt;Панно с Boxart&lt;/panelbox&gt;" calcext:value-type="string">
            <text:p>&lt;panelbox&gt;Панно с Boxart&lt;/panelbox&gt;</text:p>
          </table:table-cell>
        </table:table-row>
        <table:table-row table:style-name="ro1" table:number-rows-repeated="1048349">
          <table:table-cell table:number-columns-repeated="4"/>
        </table:table-row>
        <table:table-row table:style-name="ro1">
          <table:table-cell table:number-columns-repeated="4"/>
        </table:table-row>
      </table:table>
      <table:table table:name="English" table:style-name="ta1">
        <table:table-column table:style-name="co1" table:default-cell-style-name="Default"/>
        <table:table-column table:style-name="co6" table:default-cell-style-name="Default"/>
        <table:table-column table:style-name="co3" table:default-cell-style-name="Default"/>
        <table:table-column table:style-name="co7" table:default-cell-style-name="ce3"/>
        <table:table-row table:style-name="ro1">
          <table:table-cell office:value-type="string" calcext:value-type="string">
            <text:p>&lt;yes&gt;</text:p>
          </table:table-cell>
          <table:table-cell office:value-type="string" calcext:value-type="string">
            <text:p>Yes</text:p>
          </table:table-cell>
          <table:table-cell office:value-type="string" calcext:value-type="string">
            <text:p>&lt;/yes&gt;</text:p>
          </table:table-cell>
          <table:table-cell/>
        </table:table-row>
        <table:table-row table:style-name="ro1">
          <table:table-cell office:value-type="string" calcext:value-type="string">
            <text:p>&lt;no&gt;</text:p>
          </table:table-cell>
          <table:table-cell office:value-type="string" calcext:value-type="string">
            <text:p>No</text:p>
          </table:table-cell>
          <table:table-cell office:value-type="string" calcext:value-type="string">
            <text:p>&lt;/no&gt;</text:p>
          </table:table-cell>
          <table:table-cell/>
        </table:table-row>
        <table:table-row table:style-name="ro1">
          <table:table-cell office:value-type="string" calcext:value-type="string">
            <text:p>&lt;none&gt;</text:p>
          </table:table-cell>
          <table:table-cell office:value-type="string" calcext:value-type="string">
            <text:p>None</text:p>
          </table:table-cell>
          <table:table-cell office:value-type="string" calcext:value-type="string">
            <text:p>&lt;/none&gt;</text:p>
          </table:table-cell>
          <table:table-cell/>
        </table:table-row>
        <table:table-row table:style-name="ro1">
          <table:table-cell office:value-type="string" calcext:value-type="string">
            <text:p>&lt;sysmusic&gt;</text:p>
          </table:table-cell>
          <table:table-cell office:value-type="string" calcext:value-type="string">
            <text:p>On</text:p>
          </table:table-cell>
          <table:table-cell office:value-type="string" calcext:value-type="string">
            <text:p>&lt;/sysmusic&gt;</text:p>
          </table:table-cell>
          <table:table-cell/>
        </table:table-row>
        <table:table-row table:style-name="ro1">
          <table:table-cell office:value-type="string" calcext:value-type="string">
            <text:p>&lt;nomusic&gt;</text:p>
          </table:table-cell>
          <table:table-cell office:value-type="string" calcext:value-type="string">
            <text:p>Random</text:p>
          </table:table-cell>
          <table:table-cell office:value-type="string" calcext:value-type="string">
            <text:p>&lt;/nomusic&gt;</text:p>
          </table:table-cell>
          <table:table-cell/>
        </table:table-row>
        <table:table-row table:style-name="ro1">
          <table:table-cell office:value-type="string" calcext:value-type="string">
            <text:p>&lt;silence&gt;</text:p>
          </table:table-cell>
          <table:table-cell office:value-type="string" calcext:value-type="string">
            <text:p>Without Background Music</text:p>
          </table:table-cell>
          <table:table-cell office:value-type="string" calcext:value-type="string">
            <text:p>&lt;/silence&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basiclist&gt;</text:p>
          </table:table-cell>
          <table:table-cell office:value-type="string" calcext:value-type="string">
            <text:p>Simple List</text:p>
          </table:table-cell>
          <table:table-cell office:value-type="string" calcext:value-type="string">
            <text:p>&lt;/basiclist&gt;</text:p>
          </table:table-cell>
          <table:table-cell/>
        </table:table-row>
        <table:table-row table:style-name="ro1">
          <table:table-cell office:value-type="string" calcext:value-type="string">
            <text:p>&lt;simplegridName&gt;</text:p>
          </table:table-cell>
          <table:table-cell office:value-type="string" calcext:value-type="string">
            <text:p>Grid <text:s/>Simple</text:p>
          </table:table-cell>
          <table:table-cell office:value-type="string" calcext:value-type="string">
            <text:p>&lt;/simplegridName&gt;</text:p>
          </table:table-cell>
          <table:table-cell/>
        </table:table-row>
        <table:table-row table:style-name="ro1">
          <table:table-cell office:value-type="string" calcext:value-type="string">
            <text:p>&lt;carouselViewName&gt;</text:p>
          </table:table-cell>
          <table:table-cell office:value-type="string" calcext:value-type="string">
            <text:p>Carousel</text:p>
          </table:table-cell>
          <table:table-cell office:value-type="string" calcext:value-type="string">
            <text:p>&lt;/carouselViewName&gt;</text:p>
          </table:table-cell>
          <table:table-cell/>
        </table:table-row>
        <table:table-row table:style-name="ro1">
          <table:table-cell office:value-type="string" calcext:value-type="string">
            <text:p>&lt;carouselposterViewName&gt;</text:p>
          </table:table-cell>
          <table:table-cell office:value-type="string" calcext:value-type="string">
            <text:p>Carousel <text:s/>Detailed</text:p>
          </table:table-cell>
          <table:table-cell office:value-type="string" calcext:value-type="string">
            <text:p>&lt;/carouselposterViewName&gt;</text:p>
          </table:table-cell>
          <table:table-cell/>
        </table:table-row>
        <table:table-row table:style-name="ro1">
          <table:table-cell office:value-type="string" calcext:value-type="string">
            <text:p>&lt;tilesViewName&gt;</text:p>
          </table:table-cell>
          <table:table-cell office:value-type="string" calcext:value-type="string">
            <text:p>Tiles</text:p>
          </table:table-cell>
          <table:table-cell office:value-type="string" calcext:value-type="string">
            <text:p>&lt;/tilesViewName&gt;</text:p>
          </table:table-cell>
          <table:table-cell/>
        </table:table-row>
        <table:table-row table:style-name="ro1">
          <table:table-cell office:value-type="string" calcext:value-type="string">
            <text:p>&lt;tilesVideoViewName&gt;</text:p>
          </table:table-cell>
          <table:table-cell office:value-type="string" calcext:value-type="string">
            <text:p>Tiles with Video</text:p>
          </table:table-cell>
          <table:table-cell office:value-type="string" calcext:value-type="string">
            <text:p>&lt;/tilesVideoViewName&gt;</text:p>
          </table:table-cell>
          <table:table-cell/>
        </table:table-row>
        <table:table-row table:style-name="ro1">
          <table:table-cell office:value-type="string" calcext:value-type="string">
            <text:p>&lt;tilesVideoMarqueeViewName&gt;</text:p>
          </table:table-cell>
          <table:table-cell office:value-type="string" calcext:value-type="string">
            <text:p>Tiles with Video and Logos</text:p>
          </table:table-cell>
          <table:table-cell office:value-type="string" calcext:value-type="string">
            <text:p>&lt;/tilesVideoMarqueeViewName&gt;</text:p>
          </table:table-cell>
          <table:table-cell/>
        </table:table-row>
        <table:table-row table:style-name="ro1">
          <table:table-cell office:value-type="string" calcext:value-type="string">
            <text:p>&lt;fanartViewName&gt;</text:p>
          </table:table-cell>
          <table:table-cell office:value-type="string" calcext:value-type="string">
            <text:p>Fanart (Default)</text:p>
          </table:table-cell>
          <table:table-cell office:value-type="string" calcext:value-type="string">
            <text:p>&lt;/fanartViewName&gt;</text:p>
          </table:table-cell>
          <table:table-cell/>
        </table:table-row>
        <table:table-row table:style-name="ro1">
          <table:table-cell office:value-type="string" calcext:value-type="string">
            <text:p>&lt;fanartvlViewName&gt;</text:p>
          </table:table-cell>
          <table:table-cell office:value-type="string" calcext:value-type="string">
            <text:p>Fanart (Full Screen Video)</text:p>
          </table:table-cell>
          <table:table-cell office:value-type="string" calcext:value-type="string">
            <text:p>&lt;/fanartvlViewName&gt;</text:p>
          </table:table-cell>
          <table:table-cell/>
        </table:table-row>
        <table:table-row table:style-name="ro1">
          <table:table-cell office:value-type="string" calcext:value-type="string">
            <text:p>&lt;carouselvideoName&gt;</text:p>
          </table:table-cell>
          <table:table-cell office:value-type="string" calcext:value-type="string">
            <text:p>Carousel <text:s/>Video</text:p>
          </table:table-cell>
          <table:table-cell office:value-type="string" calcext:value-type="string">
            <text:p>&lt;/carouselvideoName&gt;</text:p>
          </table:table-cell>
          <table:table-cell/>
        </table:table-row>
        <table:table-row table:style-name="ro1">
          <table:table-cell office:value-type="string" calcext:value-type="string">
            <text:p>&lt;smallscreengamelist&gt;</text:p>
          </table:table-cell>
          <table:table-cell office:value-type="string" calcext:value-type="string">
            <text:p>Small Screen</text:p>
          </table:table-cell>
          <table:table-cell office:value-type="string" calcext:value-type="string">
            <text:p>&lt;/smallscreengamelist&gt;</text:p>
          </table:table-cell>
          <table:table-cell/>
        </table:table-row>
        <table:table-row table:style-name="ro1">
          <table:table-cell office:value-type="string" calcext:value-type="string">
            <text:p>&lt;smallscreengamelistnh&gt;</text:p>
          </table:table-cell>
          <table:table-cell office:value-type="string" calcext:value-type="string">
            <text:p>Small Screen (No Help)</text:p>
          </table:table-cell>
          <table:table-cell office:value-type="string" calcext:value-type="string">
            <text:p>&lt;/smallscreengamelistnh&gt;</text:p>
          </table:table-cell>
          <table:table-cell/>
        </table:table-row>
        <table:table-row table:style-name="ro1">
          <table:table-cell office:value-type="string" calcext:value-type="string">
            <text:p>&lt;ctblue&gt;</text:p>
          </table:table-cell>
          <table:table-cell office:value-type="string" calcext:value-type="string">
            <text:p>Sapphire</text:p>
          </table:table-cell>
          <table:table-cell office:value-type="string" calcext:value-type="string">
            <text:p>&lt;/ctblue&gt;</text:p>
          </table:table-cell>
          <table:table-cell/>
        </table:table-row>
        <table:table-row table:style-name="ro1">
          <table:table-cell office:value-type="string" calcext:value-type="string">
            <text:p>&lt;ctred&gt;</text:p>
          </table:table-cell>
          <table:table-cell office:value-type="string" calcext:value-type="string">
            <text:p>Ruby</text:p>
          </table:table-cell>
          <table:table-cell office:value-type="string" calcext:value-type="string">
            <text:p>&lt;/ctred&gt;</text:p>
          </table:table-cell>
          <table:table-cell/>
        </table:table-row>
        <table:table-row table:style-name="ro1">
          <table:table-cell office:value-type="string" calcext:value-type="string">
            <text:p>&lt;ctgreen&gt;</text:p>
          </table:table-cell>
          <table:table-cell office:value-type="string" calcext:value-type="string">
            <text:p>Emerald</text:p>
          </table:table-cell>
          <table:table-cell office:value-type="string" calcext:value-type="string">
            <text:p>&lt;/ctgreen&gt;</text:p>
          </table:table-cell>
          <table:table-cell/>
        </table:table-row>
        <table:table-row table:style-name="ro1">
          <table:table-cell office:value-type="string" calcext:value-type="string">
            <text:p>&lt;ctblack&gt;</text:p>
          </table:table-cell>
          <table:table-cell office:value-type="string" calcext:value-type="string">
            <text:p>Carbon</text:p>
          </table:table-cell>
          <table:table-cell office:value-type="string" calcext:value-type="string">
            <text:p>&lt;/ctblack&gt;</text:p>
          </table:table-cell>
          <table:table-cell/>
        </table:table-row>
        <table:table-row table:style-name="ro1">
          <table:table-cell office:value-type="string" calcext:value-type="string">
            <text:p>&lt;ctgold&gt;</text:p>
          </table:table-cell>
          <table:table-cell office:value-type="string" calcext:value-type="string">
            <text:p>Gold</text:p>
          </table:table-cell>
          <table:table-cell office:value-type="string" calcext:value-type="string">
            <text:p>&lt;/ctgold&gt;</text:p>
          </table:table-cell>
          <table:table-cell/>
        </table:table-row>
        <table:table-row table:style-name="ro1">
          <table:table-cell office:value-type="string" calcext:value-type="string">
            <text:p>&lt;defaultbg&gt;</text:p>
          </table:table-cell>
          <table:table-cell office:value-type="string" calcext:value-type="string">
            <text:p>SOLO (Light)</text:p>
          </table:table-cell>
          <table:table-cell office:value-type="string" calcext:value-type="string">
            <text:p>&lt;/defaultbg&gt;</text:p>
          </table:table-cell>
          <table:table-cell/>
        </table:table-row>
        <table:table-row table:style-name="ro1">
          <table:table-cell office:value-type="string" calcext:value-type="string">
            <text:p>&lt;darkbg&gt;</text:p>
          </table:table-cell>
          <table:table-cell office:value-type="string" calcext:value-type="string">
            <text:p>SOLO (Dark)</text:p>
          </table:table-cell>
          <table:table-cell office:value-type="string" calcext:value-type="string">
            <text:p>&lt;/darkbg&gt;</text:p>
          </table:table-cell>
          <table:table-cell/>
        </table:table-row>
        <table:table-row table:style-name="ro1">
          <table:table-cell office:value-type="string" calcext:value-type="string">
            <text:p>&lt;bellabg&gt;</text:p>
          </table:table-cell>
          <table:table-cell office:value-type="string" calcext:value-type="string">
            <text:p>Bella</text:p>
          </table:table-cell>
          <table:table-cell office:value-type="string" calcext:value-type="string">
            <text:p>&lt;/bellabg&gt;</text:p>
          </table:table-cell>
          <table:table-cell/>
        </table:table-row>
        <table:table-row table:style-name="ro1">
          <table:table-cell office:value-type="string" calcext:value-type="string">
            <text:p>&lt;systembg&gt;</text:p>
          </table:table-cell>
          <table:table-cell office:value-type="string" calcext:value-type="string">
            <text:p>Console</text:p>
          </table:table-cell>
          <table:table-cell office:value-type="string" calcext:value-type="string">
            <text:p>&lt;/systembg&gt;</text:p>
          </table:table-cell>
          <table:table-cell/>
        </table:table-row>
        <table:table-row table:style-name="ro1">
          <table:table-cell office:value-type="string" calcext:value-type="string">
            <text:p>&lt;artflixbg&gt;</text:p>
          </table:table-cell>
          <table:table-cell office:value-type="string" calcext:value-type="string">
            <text:p>Artflix</text:p>
          </table:table-cell>
          <table:table-cell office:value-type="string" calcext:value-type="string">
            <text:p>&lt;/artflixbg&gt;</text:p>
          </table:table-cell>
          <table:table-cell/>
        </table:table-row>
        <table:table-row table:style-name="ro1">
          <table:table-cell office:value-type="string" calcext:value-type="string">
            <text:p>&lt;whitelog&gt;</text:p>
          </table:table-cell>
          <table:table-cell office:value-type="string" calcext:value-type="string">
            <text:p>White Logo's</text:p>
          </table:table-cell>
          <table:table-cell office:value-type="string" calcext:value-type="string">
            <text:p>&lt;/whitelog&gt;</text:p>
          </table:table-cell>
          <table:table-cell/>
        </table:table-row>
        <table:table-row table:style-name="ro1">
          <table:table-cell office:value-type="string" calcext:value-type="string">
            <text:p>&lt;colorlog&gt;</text:p>
          </table:table-cell>
          <table:table-cell office:value-type="string" calcext:value-type="string">
            <text:p>Color Logo's</text:p>
          </table:table-cell>
          <table:table-cell office:value-type="string" calcext:value-type="string">
            <text:p>&lt;/colorlog&gt;</text:p>
          </table:table-cell>
          <table:table-cell/>
        </table:table-row>
        <table:table-row table:style-name="ro1">
          <table:table-cell office:value-type="string" calcext:value-type="string">
            <text:p>&lt;conlog&gt;</text:p>
          </table:table-cell>
          <table:table-cell office:value-type="string" calcext:value-type="string">
            <text:p>Controllers</text:p>
          </table:table-cell>
          <table:table-cell office:value-type="string" calcext:value-type="string">
            <text:p>&lt;/conlog&gt;</text:p>
          </table:table-cell>
          <table:table-cell/>
        </table:table-row>
        <table:table-row table:style-name="ro1">
          <table:table-cell office:value-type="string" calcext:value-type="string">
            <text:p>&lt;textlog&gt;</text:p>
          </table:table-cell>
          <table:table-cell office:value-type="string" calcext:value-type="string">
            <text:p>Text Logo's</text:p>
          </table:table-cell>
          <table:table-cell office:value-type="string" calcext:value-type="string">
            <text:p>&lt;/textlog&gt;</text:p>
          </table:table-cell>
          <table:table-cell/>
        </table:table-row>
        <table:table-row table:style-name="ro1">
          <table:table-cell office:value-type="string" calcext:value-type="string">
            <text:p>&lt;idefault&gt;</text:p>
          </table:table-cell>
          <table:table-cell office:value-type="string" calcext:value-type="string">
            <text:p>Crystal</text:p>
          </table:table-cell>
          <table:table-cell office:value-type="string" calcext:value-type="string">
            <text:p>&lt;/idefault&gt;</text:p>
          </table:table-cell>
          <table:table-cell/>
        </table:table-row>
        <table:table-row table:style-name="ro1">
          <table:table-cell office:value-type="string" calcext:value-type="string">
            <text:p>&lt;idefaultrev&gt;</text:p>
          </table:table-cell>
          <table:table-cell office:value-type="string" calcext:value-type="string">
            <text:p>Crystal (Reverse)</text:p>
          </table:table-cell>
          <table:table-cell office:value-type="string" calcext:value-type="string">
            <text:p>&lt;/idefaultrev&gt;</text:p>
          </table:table-cell>
          <table:table-cell/>
        </table:table-row>
        <table:table-row table:style-name="ro1">
          <table:table-cell office:value-type="string" calcext:value-type="string">
            <text:p>&lt;horizontal&gt;</text:p>
          </table:table-cell>
          <table:table-cell office:value-type="string" calcext:value-type="string">
            <text:p>Basic Horizontal Menu</text:p>
          </table:table-cell>
          <table:table-cell office:value-type="string" calcext:value-type="string">
            <text:p>&lt;/horizontal&gt;</text:p>
          </table:table-cell>
          <table:table-cell/>
        </table:table-row>
        <table:table-row table:style-name="ro1">
          <table:table-cell office:value-type="string" calcext:value-type="string">
            <text:p>&lt;hordetail&gt;</text:p>
          </table:table-cell>
          <table:table-cell office:value-type="string" calcext:value-type="string">
            <text:p>Detailed (Horizonta)</text:p>
          </table:table-cell>
          <table:table-cell office:value-type="string" calcext:value-type="string">
            <text:p>&lt;/hordetail&gt;</text:p>
          </table:table-cell>
          <table:table-cell/>
        </table:table-row>
        <table:table-row table:style-name="ro1">
          <table:table-cell office:value-type="string" calcext:value-type="string">
            <text:p>&lt;rhc&gt;</text:p>
          </table:table-cell>
          <table:table-cell office:value-type="string" calcext:value-type="string">
            <text:p>Right Side Carousel</text:p>
          </table:table-cell>
          <table:table-cell office:value-type="string" calcext:value-type="string">
            <text:p>&lt;/rhc&gt;</text:p>
          </table:table-cell>
          <table:table-cell/>
        </table:table-row>
        <table:table-row table:style-name="ro1">
          <table:table-cell office:value-type="string" calcext:value-type="string">
            <text:p>&lt;lhc&gt;</text:p>
          </table:table-cell>
          <table:table-cell office:value-type="string" calcext:value-type="string">
            <text:p>Left Side Carousel</text:p>
          </table:table-cell>
          <table:table-cell office:value-type="string" calcext:value-type="string">
            <text:p>&lt;/lhc&gt;</text:p>
          </table:table-cell>
          <table:table-cell/>
        </table:table-row>
        <table:table-row table:style-name="ro1">
          <table:table-cell office:value-type="string" calcext:value-type="string">
            <text:p>&lt;systemdetails&gt;</text:p>
          </table:table-cell>
          <table:table-cell office:value-type="string" calcext:value-type="string">
            <text:p>Detailed (Vertical)</text:p>
          </table:table-cell>
          <table:table-cell office:value-type="string" calcext:value-type="string">
            <text:p>&lt;/systemdetails&gt;</text:p>
          </table:table-cell>
          <table:table-cell/>
        </table:table-row>
        <table:table-row table:style-name="ro1">
          <table:table-cell office:value-type="string" calcext:value-type="string">
            <text:p>&lt;delay1&gt;</text:p>
          </table:table-cell>
          <table:table-cell office:value-type="string" calcext:value-type="string">
            <text:p>1 second</text:p>
          </table:table-cell>
          <table:table-cell office:value-type="string" calcext:value-type="string">
            <text:p>&lt;/delay1&gt;</text:p>
          </table:table-cell>
          <table:table-cell/>
        </table:table-row>
        <table:table-row table:style-name="ro1">
          <table:table-cell office:value-type="string" calcext:value-type="string">
            <text:p>&lt;delay2&gt;</text:p>
          </table:table-cell>
          <table:table-cell office:value-type="string" calcext:value-type="string">
            <text:p>2 seconds</text:p>
          </table:table-cell>
          <table:table-cell office:value-type="string" calcext:value-type="string">
            <text:p>&lt;/delay2&gt;</text:p>
          </table:table-cell>
          <table:table-cell/>
        </table:table-row>
        <table:table-row table:style-name="ro1">
          <table:table-cell office:value-type="string" calcext:value-type="string">
            <text:p>&lt;delay3&gt;</text:p>
          </table:table-cell>
          <table:table-cell office:value-type="string" calcext:value-type="string">
            <text:p>3 seconds</text:p>
          </table:table-cell>
          <table:table-cell office:value-type="string" calcext:value-type="string">
            <text:p>&lt;/delay3&gt;</text:p>
          </table:table-cell>
          <table:table-cell/>
        </table:table-row>
        <table:table-row table:style-name="ro1">
          <table:table-cell office:value-type="string" calcext:value-type="string">
            <text:p>&lt;delay5&gt;</text:p>
          </table:table-cell>
          <table:table-cell office:value-type="string" calcext:value-type="string">
            <text:p>5 seconds</text:p>
          </table:table-cell>
          <table:table-cell office:value-type="string" calcext:value-type="string">
            <text:p>&lt;/delay5&gt;</text:p>
          </table:table-cell>
          <table:table-cell/>
        </table:table-row>
        <table:table-row table:style-name="ro1">
          <table:table-cell office:value-type="string" calcext:value-type="string">
            <text:p>&lt;delay10&gt;</text:p>
          </table:table-cell>
          <table:table-cell office:value-type="string" calcext:value-type="string">
            <text:p>10 seconds</text:p>
          </table:table-cell>
          <table:table-cell office:value-type="string" calcext:value-type="string">
            <text:p>&lt;/delay10&gt;</text:p>
          </table:table-cell>
          <table:table-cell/>
        </table:table-row>
        <table:table-row table:style-name="ro1">
          <table:table-cell office:value-type="string" calcext:value-type="string">
            <text:p>&lt;delay20&gt;</text:p>
          </table:table-cell>
          <table:table-cell office:value-type="string" calcext:value-type="string">
            <text:p>20 seconds</text:p>
          </table:table-cell>
          <table:table-cell office:value-type="string" calcext:value-type="string">
            <text:p>&lt;/delay20&gt;</text:p>
          </table:table-cell>
          <table:table-cell/>
        </table:table-row>
        <table:table-row table:style-name="ro1">
          <table:table-cell office:value-type="string" calcext:value-type="string">
            <text:p>&lt;delay0&gt;</text:p>
          </table:table-cell>
          <table:table-cell office:value-type="string" calcext:value-type="string">
            <text:p>no delay</text:p>
          </table:table-cell>
          <table:table-cell office:value-type="string" calcext:value-type="string">
            <text:p>&lt;/delay0&gt;</text:p>
          </table:table-cell>
          <table:table-cell/>
        </table:table-row>
        <table:table-row table:style-name="ro1">
          <table:table-cell office:value-type="string" calcext:value-type="string">
            <text:p>&lt;novideo&gt;</text:p>
          </table:table-cell>
          <table:table-cell office:value-type="string" calcext:value-type="string">
            <text:p>disable videos</text:p>
          </table:table-cell>
          <table:table-cell office:value-type="string" calcext:value-type="string">
            <text:p>&lt;/novideo&gt;</text:p>
          </table:table-cell>
          <table:table-cell/>
        </table:table-row>
        <table:table-row table:style-name="ro1">
          <table:table-cell office:value-type="string" calcext:value-type="string">
            <text:p>&lt;subset.systemview&gt;</text:p>
          </table:table-cell>
          <table:table-cell office:value-type="string" calcext:value-type="string">
            <text:p>Homepage Layout</text:p>
          </table:table-cell>
          <table:table-cell office:value-type="string" calcext:value-type="string">
            <text:p>&lt;/subset.systemview&gt;</text:p>
          </table:table-cell>
          <table:table-cell/>
        </table:table-row>
        <table:table-row table:style-name="ro1">
          <table:table-cell office:value-type="string" calcext:value-type="string">
            <text:p>&lt;subset.bgset&gt;</text:p>
          </table:table-cell>
          <table:table-cell office:value-type="string" calcext:value-type="string">
            <text:p>Background Images</text:p>
          </table:table-cell>
          <table:table-cell office:value-type="string" calcext:value-type="string">
            <text:p>&lt;/subset.bgset&gt;</text:p>
          </table:table-cell>
          <table:table-cell/>
        </table:table-row>
        <table:table-row table:style-name="ro1">
          <table:table-cell office:value-type="string" calcext:value-type="string">
            <text:p>&lt;subset.iconset&gt;</text:p>
          </table:table-cell>
          <table:table-cell office:value-type="string" calcext:value-type="string">
            <text:p>Help Icons</text:p>
          </table:table-cell>
          <table:table-cell office:value-type="string" calcext:value-type="string">
            <text:p>&lt;/subset.iconset&gt;</text:p>
          </table:table-cell>
          <table:table-cell/>
        </table:table-row>
        <table:table-row table:style-name="ro1">
          <table:table-cell office:value-type="string" calcext:value-type="string">
            <text:p>&lt;subset.shader&gt;</text:p>
          </table:table-cell>
          <table:table-cell office:value-type="string" calcext:value-type="string">
            <text:p>Theme Shaders</text:p>
          </table:table-cell>
          <table:table-cell office:value-type="string" calcext:value-type="string">
            <text:p>&lt;/subset.shader&gt;</text:p>
          </table:table-cell>
          <table:table-cell/>
        </table:table-row>
        <table:table-row table:style-name="ro1">
          <table:table-cell office:value-type="string" calcext:value-type="string">
            <text:p>&lt;subset.music&gt;</text:p>
          </table:table-cell>
          <table:table-cell office:value-type="string" calcext:value-type="string">
            <text:p>System Music</text:p>
          </table:table-cell>
          <table:table-cell office:value-type="string" calcext:value-type="string">
            <text:p>&lt;/subset.music&gt;</text:p>
          </table:table-cell>
          <table:table-cell/>
        </table:table-row>
        <table:table-row table:style-name="ro1">
          <table:table-cell office:value-type="string" calcext:value-type="string">
            <text:p>&lt;subset.logoset&gt;</text:p>
          </table:table-cell>
          <table:table-cell office:value-type="string" calcext:value-type="string">
            <text:p>System Logo Style</text:p>
          </table:table-cell>
          <table:table-cell office:value-type="string" calcext:value-type="string">
            <text:p>&lt;/subset.logoset&gt;</text:p>
          </table:table-cell>
          <table:table-cell/>
        </table:table-row>
        <table:table-row table:style-name="ro1">
          <table:table-cell office:value-type="string" calcext:value-type="string">
            <text:p>&lt;subset.thememusic&gt;</text:p>
          </table:table-cell>
          <table:table-cell office:value-type="string" calcext:value-type="string">
            <text:p>Theme Background Music</text:p>
          </table:table-cell>
          <table:table-cell office:value-type="string" calcext:value-type="string">
            <text:p>&lt;/subset.thememusic&gt;</text:p>
          </table:table-cell>
          <table:table-cell/>
        </table:table-row>
        <table:table-row table:style-name="ro1">
          <table:table-cell office:value-type="string" calcext:value-type="string">
            <text:p>&lt;subset.vdelay&gt;</text:p>
          </table:table-cell>
          <table:table-cell office:value-type="string" calcext:value-type="string">
            <text:p>Video delay on gamelist</text:p>
          </table:table-cell>
          <table:table-cell office:value-type="string" calcext:value-type="string">
            <text:p>&lt;/subset.vdelay&gt;</text:p>
          </table:table-cell>
          <table:table-cell/>
        </table:table-row>
        <table:table-row table:style-name="ro1">
          <table:table-cell office:value-type="string" calcext:value-type="string">
            <text:p>&lt;subset.slog&gt;</text:p>
          </table:table-cell>
          <table:table-cell office:value-type="string" calcext:value-type="string">
            <text:p>System Logo on Gamelists</text:p>
          </table:table-cell>
          <table:table-cell office:value-type="string" calcext:value-type="string">
            <text:p>&lt;/subset.slog&gt;</text:p>
          </table:table-cell>
          <table:table-cell/>
        </table:table-row>
        <table:table-row table:style-name="ro1">
          <table:table-cell office:value-type="string" calcext:value-type="string">
            <text:p>&lt;subset.colorset&gt;</text:p>
          </table:table-cell>
          <table:table-cell office:value-type="string" calcext:value-type="string">
            <text:p>Theme Colour Scheme</text:p>
          </table:table-cell>
          <table:table-cell office:value-type="string" calcext:value-type="string">
            <text:p>&lt;/subset.colorset&gt;</text:p>
          </table:table-cell>
          <table:table-cell/>
        </table:table-row>
        <table:table-row table:style-name="ro1">
          <table:table-cell office:value-type="string" calcext:value-type="string">
            <text:p>&lt;subset.videoview&gt;</text:p>
          </table:table-cell>
          <table:table-cell office:value-type="string" calcext:value-type="string">
            <text:p>Gamelist Video Delay</text:p>
          </table:table-cell>
          <table:table-cell office:value-type="string" calcext:value-type="string">
            <text:p>&lt;/subset.videoview&gt;</text:p>
          </table:table-cell>
          <table:table-cell/>
        </table:table-row>
        <table:table-row table:style-name="ro1">
          <table:table-cell office:value-type="string" calcext:value-type="string">
            <text:p>&lt;subset.sysvdelay&gt;</text:p>
          </table:table-cell>
          <table:table-cell office:value-type="string" calcext:value-type="string">
            <text:p>System view Video Delay</text:p>
          </table:table-cell>
          <table:table-cell office:value-type="string" calcext:value-type="string">
            <text:p>&lt;/subset.sysvdelay&gt;</text:p>
          </table:table-cell>
          <table:table-cell/>
        </table:table-row>
        <table:table-row table:style-name="ro1">
          <table:table-cell office:value-type="string" calcext:value-type="string">
            <text:p>&lt;psx&gt;</text:p>
          </table:table-cell>
          <table:table-cell office:value-type="string" calcext:value-type="string">
            <text:p>The PlayStation (unofficially abbreviated as PSX) is a home video game console developed and marketed by Sony Computer Entertainment. <text:s/>The original console in the series was the first console of any type to ship over 100 million units, doing so in under a decade.</text:p>
          </table:table-cell>
          <table:table-cell office:value-type="string" calcext:value-type="string">
            <text:p>&lt;/psx&gt;</text:p>
          </table:table-cell>
          <table:table-cell/>
        </table:table-row>
        <table:table-row table:style-name="ro1">
          <table:table-cell office:value-type="string" calcext:value-type="string">
            <text:p>&lt;threedo&gt;</text:p>
          </table:table-cell>
          <table:table-cell office:value-type="string" calcext:value-type="string">
            <text:p>The 3DO is a home video game console conceived by entrepreneur and Electronic Arts founder Trip Hawkins, the 3DO was not manufactured by the company itself. Panasonic produced the first models, and further renditions of the hardware were released by GoldStar and Sanyo.</text:p>
          </table:table-cell>
          <table:table-cell office:value-type="string" calcext:value-type="string">
            <text:p>&lt;/threedo&gt;</text:p>
          </table:table-cell>
          <table:table-cell/>
        </table:table-row>
        <table:table-row table:style-name="ro1">
          <table:table-cell office:value-type="string" calcext:value-type="string">
            <text:p>&lt;amiga&gt;</text:p>
          </table:table-cell>
          <table:table-cell office:value-type="string" calcext:value-type="string">
            <text:p>The Amiga is a family of personal computers marketed by Commodore in the 1980s and 1990s. The first model was launched in 1985 as a high-end home computer and became popular for its graphical, audio and multi-tasking abilities</text:p>
          </table:table-cell>
          <table:table-cell office:value-type="string" calcext:value-type="string">
            <text:p>&lt;/amiga&gt;</text:p>
          </table:table-cell>
          <table:table-cell/>
        </table:table-row>
        <table:table-row table:style-name="ro1">
          <table:table-cell office:value-type="string" calcext:value-type="string">
            <text:p>&lt;cpc&gt;</text:p>
          </table:table-cell>
          <table:table-cell office:value-type="string" calcext:value-type="string">
            <text:p>The CPC 464 was the first personal home computer built by Amstrad in 1984. It was one of the bestselling and best produced microcomputers, with more than 2 million units sold in Europe.</text:p>
          </table:table-cell>
          <table:table-cell office:value-type="string" calcext:value-type="string">
            <text:p>&lt;/cpc&gt;</text:p>
          </table:table-cell>
          <table:table-cell/>
        </table:table-row>
        <table:table-row table:style-name="ro1">
          <table:table-cell office:value-type="string" calcext:value-type="string">
            <text:p>&lt;arcade&gt;</text:p>
          </table:table-cell>
          <table:table-cell office:value-type="string" calcext:value-type="string">
            <text:p>An arcade game or coin-op is a coin-operated entertainment machine typically installed in public businesses such as restaurants, bars and amusement arcades. The golden age of arcade video games is usually defined as a period beginning sometime in the late 1970s and ending sometime in the mid-1980s.</text:p>
          </table:table-cell>
          <table:table-cell office:value-type="string" calcext:value-type="string">
            <text:p>&lt;/arcade&gt;</text:p>
          </table:table-cell>
          <table:table-cell/>
        </table:table-row>
        <table:table-row table:style-name="ro1">
          <table:table-cell office:value-type="string" calcext:value-type="string">
            <text:p>&lt;atari2600&gt;</text:p>
          </table:table-cell>
          <table:table-cell office:value-type="string" calcext:value-type="string">
            <text:p>The Atari Video Computer System (VCS), is a second generation (1976–1992) home video game console developed and distributed by Atari, Inc. It was released on September 11, 1977 in North America at a retail price of $199.</text:p>
          </table:table-cell>
          <table:table-cell office:value-type="string" calcext:value-type="string">
            <text:p>&lt;/atari2600&gt;</text:p>
          </table:table-cell>
          <table:table-cell/>
        </table:table-row>
        <table:table-row table:style-name="ro1">
          <table:table-cell office:value-type="string" calcext:value-type="string">
            <text:p>&lt;atari5200&gt;</text:p>
          </table:table-cell>
          <table:table-cell office:value-type="string" calcext:value-type="string">
            <text:p>The Atari 5200 SuperSystem, is a second generation console developed and distributed by Atari. The 5200 came with an innovative controller featuring a 360-degree non-centering joystick with a numeric keypad, start, pause, and reset buttons.</text:p>
          </table:table-cell>
          <table:table-cell office:value-type="string" calcext:value-type="string">
            <text:p>&lt;/atari5200&gt;</text:p>
          </table:table-cell>
          <table:table-cell/>
        </table:table-row>
        <table:table-row table:style-name="ro1">
          <table:table-cell office:value-type="string" calcext:value-type="string">
            <text:p>&lt;atari7800&gt;</text:p>
          </table:table-cell>
          <table:table-cell office:value-type="string" calcext:value-type="string">
            <text:p>The Atari 7800 Pro System is a third generation console developed and distributed by Atari Corporation. The 7800 is considered one of the first backward-compatible consoles as it could play Atari 2600 games without the use of additional modules.</text:p>
          </table:table-cell>
          <table:table-cell office:value-type="string" calcext:value-type="string">
            <text:p>&lt;/atari7800&gt;</text:p>
          </table:table-cell>
          <table:table-cell/>
        </table:table-row>
        <table:table-row table:style-name="ro1">
          <table:table-cell office:value-type="string" calcext:value-type="string">
            <text:p>&lt;jaguar&gt;</text:p>
          </table:table-cell>
          <table:table-cell office:value-type="string" calcext:value-type="string">
            <text:p>The Atari Jaguar is a home video game console developed by Atari Corporation and released in North America in November 1993. Part of the fifth generation of video game consoles, it competed with the 16-bit Sega Genesis and Super NES and the 32-bit 3DO Interactive Multiplayer which launched the same year.</text:p>
          </table:table-cell>
          <table:table-cell office:value-type="string" calcext:value-type="string">
            <text:p>&lt;/jaguar&gt;</text:p>
          </table:table-cell>
          <table:table-cell/>
        </table:table-row>
        <table:table-row table:style-name="ro1">
          <table:table-cell office:value-type="string" calcext:value-type="string">
            <text:p>&lt;lynx&gt;</text:p>
          </table:table-cell>
          <table:table-cell office:value-type="string" calcext:value-type="string">
            <text:p>The Atari Lynx is a 16-bit handheld game console that was developed and distributed by Atari Corporation. It was released in September 1989 in North America at a retail price of $149.95. The Lynx was the world's first handheld electronic game with a color LCD screen.</text:p>
          </table:table-cell>
          <table:table-cell office:value-type="string" calcext:value-type="string">
            <text:p>&lt;/lynx&gt;</text:p>
          </table:table-cell>
          <table:table-cell/>
        </table:table-row>
        <table:table-row table:style-name="ro1">
          <table:table-cell office:value-type="string" calcext:value-type="string">
            <text:p>&lt;atarist&gt;</text:p>
          </table:table-cell>
          <table:table-cell office:value-type="string" calcext:value-type="string">
            <text:p>The Atari ST is a line of home computers from Atari Corporation and the successor to the Atari 8-bit family. The 1040ST, released in 1986, is the first personal computer to ship with a megabyte of RAM in the base configuration and also the first with a cost-per-kilobyte of less than US $1.</text:p>
          </table:table-cell>
          <table:table-cell office:value-type="string" calcext:value-type="string">
            <text:p>&lt;/atarist&gt;</text:p>
          </table:table-cell>
          <table:table-cell/>
        </table:table-row>
        <table:table-row table:style-name="ro1">
          <table:table-cell office:value-type="string" calcext:value-type="string">
            <text:p>&lt;atomis&gt;</text:p>
          </table:table-cell>
          <table:table-cell office:value-type="string" calcext:value-type="string">
            <text:p>The Atomiswave is a custom arcade system board and cabinet from Sammy Corporation and is based on Sega's NAOMI system board. The Atomiswave uses interchangeable game cartridges and the cabinet's control panel can be easily switched out with dual joysticks, dual lightguns or a steering wheel.</text:p>
          </table:table-cell>
          <table:table-cell office:value-type="string" calcext:value-type="string">
            <text:p>&lt;/atomis&gt;</text:p>
          </table:table-cell>
          <table:table-cell/>
        </table:table-row>
        <table:table-row table:style-name="ro1">
          <table:table-cell office:value-type="string" calcext:value-type="string">
            <text:p>&lt;c16&gt;</text:p>
          </table:table-cell>
          <table:table-cell office:value-type="string" calcext:value-type="string">
            <text:p>The C16 was a home computer made by Commodore International,intended to be an entry-level computer to replace the VIC-20</text:p>
          </table:table-cell>
          <table:table-cell office:value-type="string" calcext:value-type="string">
            <text:p>&lt;/c16&gt;</text:p>
          </table:table-cell>
          <table:table-cell/>
        </table:table-row>
        <table:table-row table:style-name="ro1">
          <table:table-cell office:value-type="string" calcext:value-type="string">
            <text:p>&lt;c64&gt;</text:p>
          </table:table-cell>
          <table:table-cell office:value-type="string" calcext:value-type="string">
            <text:p>The Commodore 64 is an 8-bit home computer introduced in January 1982 by Commodore International. It is listed in the Guinness World Records as the highest-selling single computer model of all time, with independent estimates placing the number sold between 10 and 17 million units.</text:p>
          </table:table-cell>
          <table:table-cell office:value-type="string" calcext:value-type="string">
            <text:p>&lt;/c64&gt;</text:p>
          </table:table-cell>
          <table:table-cell/>
        </table:table-row>
        <table:table-row table:style-name="ro1">
          <table:table-cell office:value-type="string" calcext:value-type="string">
            <text:p>&lt;c128&gt;</text:p>
          </table:table-cell>
          <table:table-cell office:value-type="string" calcext:value-type="string">
            <text:p>The Commodore 128, also known as the C128, C-128, C= 128, is the last 8-bit home computer that was commercially released by Commodore Business Machines (CBM). Introduced in January 1985 at the CES in Las Vegas, it appeared three years after its predecessor, the bestselling Commodore 64.</text:p>
          </table:table-cell>
          <table:table-cell office:value-type="string" calcext:value-type="string">
            <text:p>&lt;/c128&gt;</text:p>
          </table:table-cell>
          <table:table-cell/>
        </table:table-row>
        <table:table-row table:style-name="ro1">
          <table:table-cell office:value-type="string" calcext:value-type="string">
            <text:p>&lt;dreamcast&gt;</text:p>
          </table:table-cell>
          <table:table-cell office:value-type="string" calcext:value-type="string">
            <text:p>The Dreamcast is a 128-bit video game console which was released by Sega in late 1998 in Japan and from September 1999 in other territories. It was the first entry in the sixth generation of video game consoles, preceding Sony's PlayStation 2, Microsoft's Xbox and the Nintendo GameCube.</text:p>
          </table:table-cell>
          <table:table-cell office:value-type="string" calcext:value-type="string">
            <text:p>&lt;/dreamcast&gt;</text:p>
          </table:table-cell>
          <table:table-cell/>
        </table:table-row>
        <table:table-row table:style-name="ro1">
          <table:table-cell office:value-type="string" calcext:value-type="string">
            <text:p>&lt;famicom&gt;</text:p>
          </table:table-cell>
          <table:table-cell office:value-type="string" calcext:value-type="string">
            <text:p>The Nintendo Famicom is an 8-bit video game console that was released by Nintendo in Japan in 1983. It was released as the Family Computer, commonly shortened as either the romanized contraction Famicom, or abbreviated to FC.</text:p>
          </table:table-cell>
          <table:table-cell office:value-type="string" calcext:value-type="string">
            <text:p>&lt;/famicom&gt;</text:p>
          </table:table-cell>
          <table:table-cell/>
        </table:table-row>
        <table:table-row table:style-name="ro1">
          <table:table-cell office:value-type="string" calcext:value-type="string">
            <text:p>&lt;fds&gt;</text:p>
          </table:table-cell>
          <table:table-cell office:value-type="string" calcext:value-type="string">
            <text:p>The Family Computer Disk System is a peripheral for Nintendo's Family Computer console, released in Japan on February 21, 1986. It uses proprietary floppy disks called "Disk Cards" for data storage.</text:p>
          </table:table-cell>
          <table:table-cell office:value-type="string" calcext:value-type="string">
            <text:p>&lt;/fds&gt;</text:p>
          </table:table-cell>
          <table:table-cell/>
        </table:table-row>
        <table:table-row table:style-name="ro1">
          <table:table-cell office:value-type="string" calcext:value-type="string">
            <text:p>&lt;gameandwatch&gt;</text:p>
          </table:table-cell>
          <table:table-cell office:value-type="string" calcext:value-type="string">
            <text:p>The Game and Watch is a series of handheld electronic games produced by Nintendo from 1980 to 1991. Created by game designer Gunpei Yokoi, each featured a single game, and a clock on an LCD screen.</text:p>
          </table:table-cell>
          <table:table-cell office:value-type="string" calcext:value-type="string">
            <text:p>&lt;/gameandwatch&gt;</text:p>
          </table:table-cell>
          <table:table-cell/>
        </table:table-row>
        <table:table-row table:style-name="ro1">
          <table:table-cell office:value-type="string" calcext:value-type="string">
            <text:p>&lt;gamegear&gt;</text:p>
          </table:table-cell>
          <table:table-cell office:value-type="string" calcext:value-type="string">
            <text:p>The Sega Game Gear was Sega's first handheld game console. It was the third commercially available color handheld console, after the Atari Lynx and the TurboExpress. <text:s/>It shares much of its hardware with the Master System, and can play Master System games by the use of an adapter.</text:p>
          </table:table-cell>
          <table:table-cell office:value-type="string" calcext:value-type="string">
            <text:p>&lt;/gamegear&gt;</text:p>
          </table:table-cell>
          <table:table-cell/>
        </table:table-row>
        <table:table-row table:style-name="ro1">
          <table:table-cell office:value-type="string" calcext:value-type="string">
            <text:p>&lt;gb&gt;</text:p>
          </table:table-cell>
          <table:table-cell office:value-type="string" calcext:value-type="string">
            <text:p>The Game Boy is an 8-bit handheld video game console released in 1989. <text:s/>As the first handheld console in the Game Boy line, it was created by Gunpei Yokoi and Nintendo's Research and Development who had designed the Game and Watch series.</text:p>
          </table:table-cell>
          <table:table-cell office:value-type="string" calcext:value-type="string">
            <text:p>&lt;/gb&gt;</text:p>
          </table:table-cell>
          <table:table-cell/>
        </table:table-row>
        <table:table-row table:style-name="ro1">
          <table:table-cell office:value-type="string" calcext:value-type="string">
            <text:p>&lt;gba&gt;</text:p>
          </table:table-cell>
          <table:table-cell office:value-type="string" calcext:value-type="string">
            <text:p>The Game Boy Advance is a 32-bit handheld video game console developed by Nintendo as the successor to the Game Boy Color. Nintendo's competitors in the handheld market at the time were the Neo Geo Pocket Color, WonderSwan, GP32, Tapwave Zodiac, and the N-Gage.</text:p>
          </table:table-cell>
          <table:table-cell office:value-type="string" calcext:value-type="string">
            <text:p>&lt;/gba&gt;</text:p>
          </table:table-cell>
          <table:table-cell/>
        </table:table-row>
        <table:table-row table:style-name="ro1">
          <table:table-cell office:value-type="string" calcext:value-type="string">
            <text:p>&lt;gbc&gt;</text:p>
          </table:table-cell>
          <table:table-cell office:value-type="string" calcext:value-type="string">
            <text:p>The Game Boy Color, (abbreviated as GBC) is a handheld game console manufactured by Nintendo, which was released in 1998. <text:s/>It is the successor of the Game Boy and features a color screen, but no backlight.</text:p>
          </table:table-cell>
          <table:table-cell office:value-type="string" calcext:value-type="string">
            <text:p>&lt;/gbc&gt;</text:p>
          </table:table-cell>
          <table:table-cell/>
        </table:table-row>
        <table:table-row table:style-name="ro1">
          <table:table-cell office:value-type="string" calcext:value-type="string">
            <text:p>&lt;genesis&gt;</text:p>
          </table:table-cell>
          <table:table-cell office:value-type="string" calcext:value-type="string">
            <text:p>The Genesis (Mega Drive outside of the U.S.) was Sega's third console and the successor to the Master System. The main microprocessor of the Genesis is a 1632-bit Motorola 68000 CPU clocked at 7.6 MHz. The console also provided backwards compatibility with the Master System.</text:p>
          </table:table-cell>
          <table:table-cell office:value-type="string" calcext:value-type="string">
            <text:p>&lt;/genesis&gt;</text:p>
          </table:table-cell>
          <table:table-cell/>
        </table:table-row>
        <table:table-row table:style-name="ro1">
          <table:table-cell office:value-type="string" calcext:value-type="string">
            <text:p>&lt;intellivision&gt;</text:p>
          </table:table-cell>
          <table:table-cell office:value-type="string" calcext:value-type="string">
            <text:p>The Intellivision 'Intelligent Telivision' is a home video game console released by Mattel Electronics in 1979. Development of the console began in 1977, the same year as the introduction of its main competitor, the Atari 2600.</text:p>
          </table:table-cell>
          <table:table-cell office:value-type="string" calcext:value-type="string">
            <text:p>&lt;/intellivision&gt;</text:p>
          </table:table-cell>
          <table:table-cell/>
        </table:table-row>
        <table:table-row table:style-name="ro1">
          <table:table-cell office:value-type="string" calcext:value-type="string">
            <text:p>&lt;mame&gt;</text:p>
          </table:table-cell>
          <table:table-cell office:value-type="string" calcext:value-type="string">
            <text:p>MAME (originally an acronym of Multiple Arcade Machine Emulator) is a free and open-source emulator designed to recreate the hardware of arcade game systems in software on modern personal computers and other platforms.</text:p>
          </table:table-cell>
          <table:table-cell office:value-type="string" calcext:value-type="string">
            <text:p>&lt;/mame&gt;</text:p>
          </table:table-cell>
          <table:table-cell/>
        </table:table-row>
        <table:table-row table:style-name="ro1">
          <table:table-cell office:value-type="string" calcext:value-type="string">
            <text:p>&lt;mastersystem&gt;</text:p>
          </table:table-cell>
          <table:table-cell office:value-type="string" calcext:value-type="string">
            <text:p>The Master System is a third-generation video game console that was released by Sega in 1985. The Master System was a direct competitor to the Nintendo Entertainment System and was technically superior to the NES, which predated its release significantly.</text:p>
          </table:table-cell>
          <table:table-cell office:value-type="string" calcext:value-type="string">
            <text:p>&lt;/mastersystem&gt;</text:p>
          </table:table-cell>
          <table:table-cell/>
        </table:table-row>
        <table:table-row table:style-name="ro1">
          <table:table-cell office:value-type="string" calcext:value-type="string">
            <text:p>&lt;megadrive&gt;</text:p>
          </table:table-cell>
          <table:table-cell office:value-type="string" calcext:value-type="string">
            <text:p>The Megadrive was Sega's third console and the successor to the Master System. The main microprocessor of the Megadrive is a 1632-bit Motorola 68000 CPU clocked at 7.6 MHz. The console also provided backwards compatibility with the Master System.</text:p>
          </table:table-cell>
          <table:table-cell office:value-type="string" calcext:value-type="string">
            <text:p>&lt;/megadrive&gt;</text:p>
          </table:table-cell>
          <table:table-cell/>
        </table:table-row>
        <table:table-row table:style-name="ro1">
          <table:table-cell office:value-type="string" calcext:value-type="string">
            <text:p>&lt;msx&gt;</text:p>
          </table:table-cell>
          <table:table-cell office:value-type="string" calcext:value-type="string">
            <text:p>MSX is a standardized home computer architecture, announced by Microsoft and ASCII on June 16, 1983. <text:s/>Before the success of Nintendo's Family Computer, MSX was the platform for which major Japanese game studios such as Konami and Hudson Soft produced video games.</text:p>
          </table:table-cell>
          <table:table-cell office:value-type="string" calcext:value-type="string">
            <text:p>&lt;/msx&gt;</text:p>
          </table:table-cell>
          <table:table-cell/>
        </table:table-row>
        <table:table-row table:style-name="ro1">
          <table:table-cell office:value-type="string" calcext:value-type="string">
            <text:p>&lt;n64&gt;</text:p>
          </table:table-cell>
          <table:table-cell office:value-type="string" calcext:value-type="string">
            <text:p>Codenamed Ultra64, the Nintendo 64 was released in 1996 and was the last major home console to use the cartridge as its primary storage format. <text:s/>32.93 million units were sold worldwide, with it's main competitors being the Sony PlayStation and the Sega Saturn.</text:p>
          </table:table-cell>
          <table:table-cell office:value-type="string" calcext:value-type="string">
            <text:p>&lt;/n64&gt;</text:p>
          </table:table-cell>
          <table:table-cell/>
        </table:table-row>
        <table:table-row table:style-name="ro1">
          <table:table-cell office:value-type="string" calcext:value-type="string">
            <text:p>&lt;naomi&gt;</text:p>
          </table:table-cell>
          <table:table-cell office:value-type="string" calcext:value-type="string">
            <text:p>The Sega NAOMI (New Arcade Operation Machine Idea) is an arcade system board released in 1998 as a successor to Sega Model 3 hardware. It uses the same architecture as the Sega Dreamcast, and stands as one of Sega's most successful arcade systems of all time, along with the Sega Model 2.</text:p>
          </table:table-cell>
          <table:table-cell office:value-type="string" calcext:value-type="string">
            <text:p>&lt;/naomi&gt;</text:p>
          </table:table-cell>
          <table:table-cell/>
        </table:table-row>
        <table:table-row table:style-name="ro1">
          <table:table-cell office:value-type="string" calcext:value-type="string">
            <text:p>&lt;nds&gt;</text:p>
          </table:table-cell>
          <table:table-cell office:value-type="string" calcext:value-type="string">
            <text:p>The Nintendo DS is a 32-bit dual-screen handheld game console developed and released by Nintendo. The device went on sale in North America on November 21, 2004. The DS, short for "Developers' System" or "Dual Screen", introduced distinctive new features to handheld gaming.</text:p>
          </table:table-cell>
          <table:table-cell office:value-type="string" calcext:value-type="string">
            <text:p>&lt;/nds&gt;</text:p>
          </table:table-cell>
          <table:table-cell/>
        </table:table-row>
        <table:table-row table:style-name="ro1">
          <table:table-cell office:value-type="string" calcext:value-type="string">
            <text:p>&lt;neocd&gt;</text:p>
          </table:table-cell>
          <table:table-cell office:value-type="string" calcext:value-type="string">
            <text:p>The Neo•Geo CD was SNK's second home console, released as a cheaper alternative to the AES system. <text:s/>The internal harware is the same, but the games run on much cheaper to produce CD-ROMs. <text:s/>This allowed SNK to sell games at a more competative price point.</text:p>
          </table:table-cell>
          <table:table-cell office:value-type="string" calcext:value-type="string">
            <text:p>&lt;/neocd&gt;</text:p>
          </table:table-cell>
          <table:table-cell/>
        </table:table-row>
        <table:table-row table:style-name="ro1">
          <table:table-cell office:value-type="string" calcext:value-type="string">
            <text:p>&lt;neogeo&gt;</text:p>
          </table:table-cell>
          <table:table-cell office:value-type="string" calcext:value-type="string">
            <text:p>The Neo•Geo AES was originally launched as a rental console for video game stores in Japan (called Neo Geo Rental System), with its high price causing SNK not to release it for home use – this was later reversed due to high demand and it came into the market as a luxury console.</text:p>
          </table:table-cell>
          <table:table-cell office:value-type="string" calcext:value-type="string">
            <text:p>&lt;/neogeo&gt;</text:p>
          </table:table-cell>
          <table:table-cell/>
        </table:table-row>
        <table:table-row table:style-name="ro1">
          <table:table-cell office:value-type="string" calcext:value-type="string">
            <text:p>&lt;nes&gt;</text:p>
          </table:table-cell>
          <table:table-cell office:value-type="string" calcext:value-type="string">
            <text:p>The Nintendo Entertainment System is an 8-bit video game console that was released by Nintendo in North America during 1985. <text:s/>As the best selling gaming console of its time, the NES helped revitalize the US video game industry following the video game crash of 1983.</text:p>
          </table:table-cell>
          <table:table-cell office:value-type="string" calcext:value-type="string">
            <text:p>&lt;/nes&gt;</text:p>
          </table:table-cell>
          <table:table-cell/>
        </table:table-row>
        <table:table-row table:style-name="ro1">
          <table:table-cell office:value-type="string" calcext:value-type="string">
            <text:p>&lt;ngp&gt;</text:p>
          </table:table-cell>
          <table:table-cell office:value-type="string" calcext:value-type="string">
            <text:p>The Neo Geo Pocket is a monochrome handheld game console released by SNK. It was the company's first handheld system and is part of the Neo Geo family. It debuted in Japan in late 1998.</text:p>
          </table:table-cell>
          <table:table-cell office:value-type="string" calcext:value-type="string">
            <text:p>&lt;/ngp&gt;</text:p>
          </table:table-cell>
          <table:table-cell/>
        </table:table-row>
        <table:table-row table:style-name="ro1">
          <table:table-cell office:value-type="string" calcext:value-type="string">
            <text:p>&lt;openbor&gt;</text:p>
          </table:table-cell>
          <table:table-cell office:value-type="string" calcext:value-type="string">
            <text:p>OpenBOR is a royalty free sprite based side scrolling gaming engine. ... OpenBOR is optimized for side scrolling beat em' up style games (Double Dragon, Streets of Rage, Final Fight), but easily accommodates any sort of gameplay style and feature set you can imagine.</text:p>
          </table:table-cell>
          <table:table-cell office:value-type="string" calcext:value-type="string">
            <text:p>&lt;/openbor&gt;</text:p>
          </table:table-cell>
          <table:table-cell/>
        </table:table-row>
        <table:table-row table:style-name="ro1">
          <table:table-cell office:value-type="string" calcext:value-type="string">
            <text:p>&lt;ngpc&gt;</text:p>
          </table:table-cell>
          <table:table-cell office:value-type="string" calcext:value-type="string">
            <text:p>The Neo Geo Pocket Color is a 16-bit color handheld video game console manufactured by SNK. It is a successor to SNK's monochrome Neo Geo Pocket handheld which debuted in 1998 in Japan, with the Color being fully backward compatible.</text:p>
          </table:table-cell>
          <table:table-cell office:value-type="string" calcext:value-type="string">
            <text:p>&lt;/ngpc&gt;</text:p>
          </table:table-cell>
          <table:table-cell/>
        </table:table-row>
        <table:table-row table:style-name="ro1">
          <table:table-cell office:value-type="string" calcext:value-type="string">
            <text:p>&lt;pc88&gt;</text:p>
          </table:table-cell>
          <table:table-cell office:value-type="string" calcext:value-type="string">
            <text:p>Lineup of Japanese 8-bit personal computers manufactured by NEC from 1979 to 1989.</text:p>
          </table:table-cell>
          <table:table-cell office:value-type="string" calcext:value-type="string">
            <text:p>&lt;/pc88&gt;</text:p>
          </table:table-cell>
          <table:table-cell/>
        </table:table-row>
        <table:table-row table:style-name="ro1">
          <table:table-cell office:value-type="string" calcext:value-type="string">
            <text:p>&lt;pc98&gt;</text:p>
          </table:table-cell>
          <table:table-cell office:value-type="string" calcext:value-type="string">
            <text:p>Lineup of Japanese 16-bit and 32-bit personal computers manufactured by NEC from 1982 to 2000</text:p>
          </table:table-cell>
          <table:table-cell office:value-type="string" calcext:value-type="string">
            <text:p>&lt;/pc98&gt;</text:p>
          </table:table-cell>
          <table:table-cell/>
        </table:table-row>
        <table:table-row table:style-name="ro1">
          <table:table-cell office:value-type="string" calcext:value-type="string">
            <text:p>&lt;pcengine&gt;</text:p>
          </table:table-cell>
          <table:table-cell office:value-type="string" calcext:value-type="string">
            <text:p>The PC Engine was released in Japan on October 30, 1987. <text:s/>It gained strong third-party support and outsold the Famicom at its 1987 debut, eventually becoming the Super Famicom's main rival</text:p>
          </table:table-cell>
          <table:table-cell office:value-type="string" calcext:value-type="string">
            <text:p>&lt;/pcengine&gt;</text:p>
          </table:table-cell>
          <table:table-cell/>
        </table:table-row>
        <table:table-row table:style-name="ro1">
          <table:table-cell office:value-type="string" calcext:value-type="string">
            <text:p>&lt;pcfx&gt;</text:p>
          </table:table-cell>
          <table:table-cell office:value-type="string" calcext:value-type="string">
            <text:p>The PC-FX is a 32-bit home video game console release in 1994. It was intended as the successor to the PC Engine and its international counterpart the TurboGrafx-16, two successful video game consoles from the late 1980s. It is NEC's final foray into the home console market.</text:p>
          </table:table-cell>
          <table:table-cell office:value-type="string" calcext:value-type="string">
            <text:p>&lt;/pcfx&gt;</text:p>
          </table:table-cell>
          <table:table-cell/>
        </table:table-row>
        <table:table-row table:style-name="ro1">
          <table:table-cell office:value-type="string" calcext:value-type="string">
            <text:p>&lt;ports&gt;</text:p>
          </table:table-cell>
          <table:table-cell office:value-type="string" calcext:value-type="string">
            <text:p>Multi-platform ports of software and game engines from PC to DOS</text:p>
          </table:table-cell>
          <table:table-cell office:value-type="string" calcext:value-type="string">
            <text:p>&lt;/ports&gt;</text:p>
          </table:table-cell>
          <table:table-cell/>
        </table:table-row>
        <table:table-row table:style-name="ro1">
          <table:table-cell office:value-type="string" calcext:value-type="string">
            <text:p>&lt;psp&gt;</text:p>
          </table:table-cell>
          <table:table-cell office:value-type="string" calcext:value-type="string">
            <text:p>The PlayStation Portable (PSP) is a handheld game console developed by Sony and released in 2005. It was the first real competitor to Nintendo's handheld domination, where many challengers, such as SNK's Neo Geo Pocket and Nokia's N-Gage, failed.</text:p>
          </table:table-cell>
          <table:table-cell office:value-type="string" calcext:value-type="string">
            <text:p>&lt;/psp&gt;</text:p>
          </table:table-cell>
          <table:table-cell/>
        </table:table-row>
        <table:table-row table:style-name="ro1">
          <table:table-cell office:value-type="string" calcext:value-type="string">
            <text:p>&lt;residual&gt;</text:p>
          </table:table-cell>
          <table:table-cell office:value-type="string" calcext:value-type="string">
            <text:p>ResidualVM is a cross-platform computer program comprising 3D game engine recreations with a common graphical user interface. It supports Grim Fandango, Myst III: Exile and The Longest Journey.</text:p>
          </table:table-cell>
          <table:table-cell office:value-type="string" calcext:value-type="string">
            <text:p>&lt;/residual&gt;</text:p>
          </table:table-cell>
          <table:table-cell/>
        </table:table-row>
        <table:table-row table:style-name="ro1">
          <table:table-cell office:value-type="string" calcext:value-type="string">
            <text:p>&lt;saturn&gt;</text:p>
          </table:table-cell>
          <table:table-cell office:value-type="string" calcext:value-type="string">
            <text:p>The Saturn was initially successful in Japan but failed to sell in large numbers in the U.S. after its May 1995 launch, four months before its scheduled release date. Although it is remembered for several well regarded games, its reputation is mixed due to its complex hardware design.</text:p>
          </table:table-cell>
          <table:table-cell office:value-type="string" calcext:value-type="string">
            <text:p>&lt;/saturn&gt;</text:p>
          </table:table-cell>
          <table:table-cell/>
        </table:table-row>
        <table:table-row table:style-name="ro1">
          <table:table-cell office:value-type="string" calcext:value-type="string">
            <text:p>&lt;scumm&gt;</text:p>
          </table:table-cell>
          <table:table-cell office:value-type="string" calcext:value-type="string">
            <text:p>Script Creation Utility for Maniac Mansion Virtual Machine (ScummVM) is a set of game engine recreations. Originally designed to play LucasArts adventure games that use the SCUMM system, it also supports a variety of non-SCUMM games.</text:p>
          </table:table-cell>
          <table:table-cell office:value-type="string" calcext:value-type="string">
            <text:p>&lt;/scumm&gt;</text:p>
          </table:table-cell>
          <table:table-cell/>
        </table:table-row>
        <table:table-row table:style-name="ro1">
          <table:table-cell office:value-type="string" calcext:value-type="string">
            <text:p>&lt;sega32x&gt;</text:p>
          </table:table-cell>
          <table:table-cell office:value-type="string" calcext:value-type="string">
            <text:p>The Sega 32X is an add-on for the Sega Genesis video game console. Codenamed "Project Mars", the 32X was designed to expand the power of the Genesis <text:s/>until the release of the Sega Saturn. Independent of the Genesis, the 32X uses its own ROM cartridges and has its own library of games.</text:p>
          </table:table-cell>
          <table:table-cell office:value-type="string" calcext:value-type="string">
            <text:p>&lt;/sega32x&gt;</text:p>
          </table:table-cell>
          <table:table-cell/>
        </table:table-row>
        <table:table-row table:style-name="ro1">
          <table:table-cell office:value-type="string" calcext:value-type="string">
            <text:p>&lt;segacd&gt;</text:p>
          </table:table-cell>
          <table:table-cell office:value-type="string" calcext:value-type="string">
            <text:p>The Sega CD is a CD-ROM accessory for the Sega Genesis video game console produced by Sega as part of the fourth generation of video game consoles. The Sega CD lets the user play CD-based games and adds extra hardware functionality, such as a faster central processing unit and graphic enhancements.</text:p>
          </table:table-cell>
          <table:table-cell office:value-type="string" calcext:value-type="string">
            <text:p>&lt;/segacd&gt;</text:p>
          </table:table-cell>
          <table:table-cell/>
        </table:table-row>
        <table:table-row table:style-name="ro1">
          <table:table-cell office:value-type="string" calcext:value-type="string">
            <text:p>&lt;sfc&gt;</text:p>
          </table:table-cell>
          <table:table-cell office:value-type="string" calcext:value-type="string">
            <text:p>The Super Famicom is a 16-bit home video game console developed by Nintendo that was released in 1990 in Japan. <text:s/>The system was renamed as Super Nintendo in other countries.</text:p>
          </table:table-cell>
          <table:table-cell office:value-type="string" calcext:value-type="string">
            <text:p>&lt;/sfc&gt;</text:p>
          </table:table-cell>
          <table:table-cell/>
        </table:table-row>
        <table:table-row table:style-name="ro1">
          <table:table-cell office:value-type="string" calcext:value-type="string">
            <text:p>&lt;sg-1000&gt;</text:p>
          </table:table-cell>
          <table:table-cell office:value-type="string" calcext:value-type="string">
            <text:p>Sega's SG-1000 (a.k.a Mark I) was the company's first attempt at home consoles, released in July of 1983. <text:s/>It was a pretty advanced system for its time and featured impressive technical specifications. <text:s/>Sega released an updated version of the console called the SG-1000 Mark II.</text:p>
          </table:table-cell>
          <table:table-cell office:value-type="string" calcext:value-type="string">
            <text:p>&lt;/sg-1000&gt;</text:p>
          </table:table-cell>
          <table:table-cell/>
        </table:table-row>
        <table:table-row table:style-name="ro1">
          <table:table-cell office:value-type="string" calcext:value-type="string">
            <text:p>&lt;snes&gt;</text:p>
          </table:table-cell>
          <table:table-cell office:value-type="string" calcext:value-type="string">
            <text:p>Nintendo's second home console introduced advanced graphics and sound capabilities compared with other systems at the time, selling over 49 million units worldwide. The console introduced advanced graphics and sound capabilities compared with other systems at the time.</text:p>
          </table:table-cell>
          <table:table-cell office:value-type="string" calcext:value-type="string">
            <text:p>&lt;/snes&gt;</text:p>
          </table:table-cell>
          <table:table-cell/>
        </table:table-row>
        <table:table-row table:style-name="ro1">
          <table:table-cell office:value-type="string" calcext:value-type="string">
            <text:p>&lt;supergrafx&gt;</text:p>
          </table:table-cell>
          <table:table-cell office:value-type="string" calcext:value-type="string">
            <text:p>The SuperGrafx is the successor system to the PC Engine. Originally known as the PC Engine 2 during production stages, it was purported as a true 16-bit home console, featuring improved graphics and audio capabilities over its predecessor. <text:s/>Only 6 games were released that took advantage of the hardware.</text:p>
          </table:table-cell>
          <table:table-cell office:value-type="string" calcext:value-type="string">
            <text:p>&lt;/supergrafx&gt;</text:p>
          </table:table-cell>
          <table:table-cell/>
        </table:table-row>
        <table:table-row table:style-name="ro1">
          <table:table-cell office:value-type="string" calcext:value-type="string">
            <text:p>&lt;tg16&gt;</text:p>
          </table:table-cell>
          <table:table-cell office:value-type="string" calcext:value-type="string">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calcext:value-type="string">
            <text:p>&lt;/tg16&gt;</text:p>
          </table:table-cell>
          <table:table-cell/>
        </table:table-row>
        <table:table-row table:style-name="ro1">
          <table:table-cell office:value-type="string" calcext:value-type="string">
            <text:p>&lt;tg16cd&gt;</text:p>
          </table:table-cell>
          <table:table-cell office:value-type="string" calcext:value-type="string">
            <text:p>The TurboGrafx-CD is an add on for the TurboGrafx-16. It was released to expand the library of games of the TurboGrafx 16. <text:s/>It adds the ability to play full motion video and CD audio as well as greatly expanded storage capacity.</text:p>
          </table:table-cell>
          <table:table-cell office:value-type="string" calcext:value-type="string">
            <text:p>&lt;/tg16cd&gt;</text:p>
          </table:table-cell>
          <table:table-cell/>
        </table:table-row>
        <table:table-row table:style-name="ro1">
          <table:table-cell office:value-type="string" calcext:value-type="string">
            <text:p>&lt;vectrex&gt;</text:p>
          </table:table-cell>
          <table:table-cell office:value-type="string" calcext:value-type="string">
            <text:p>The Vectrex is a unique vector display-based home video game console developed by Smith Engineering. It was first released in North America in November 1982 and then Europe and Japan in 1983.</text:p>
          </table:table-cell>
          <table:table-cell office:value-type="string" calcext:value-type="string">
            <text:p>&lt;/vectrex&gt;</text:p>
          </table:table-cell>
          <table:table-cell/>
        </table:table-row>
        <table:table-row table:style-name="ro1">
          <table:table-cell office:value-type="string" calcext:value-type="string">
            <text:p>&lt;vic20&gt;</text:p>
          </table:table-cell>
          <table:table-cell office:value-type="string" calcext:value-type="string">
            <text:p>The VIC-20 was the first computer of any description to sell one million units.</text:p>
          </table:table-cell>
          <table:table-cell office:value-type="string" calcext:value-type="string">
            <text:p>&lt;/vic20&gt;</text:p>
          </table:table-cell>
          <table:table-cell/>
        </table:table-row>
        <table:table-row table:style-name="ro1">
          <table:table-cell office:value-type="string" calcext:value-type="string">
            <text:p>&lt;videopac&gt;</text:p>
          </table:table-cell>
          <table:table-cell office:value-type="string" calcext:value-type="string">
            <text:p>The Magnavox Odyssey 2, also known as Philips Odyssey 2, is a second generation home video game console that was released in 1978. It was sold in Europe as the Philips Videopac G7000, in Brazil as the Philips Odyssey and in Japan as Odyssey2.</text:p>
          </table:table-cell>
          <table:table-cell office:value-type="string" calcext:value-type="string">
            <text:p>&lt;/videopac&gt;</text:p>
          </table:table-cell>
          <table:table-cell/>
        </table:table-row>
        <table:table-row table:style-name="ro1">
          <table:table-cell office:value-type="string" calcext:value-type="string">
            <text:p>&lt;virtualboy&gt;</text:p>
          </table:table-cell>
          <table:table-cell office:value-type="string" calcext:value-type="string">
            <text:p>The Virtual Boy is a 32-bit tabletop portable video game console created by Nintendo. It was marketed as the first console capable of displaying stereoscopic "3D" graphics. Sales failed to meet targets, and Nintendo ceased distribution and game development in 1996.</text:p>
          </table:table-cell>
          <table:table-cell office:value-type="string" calcext:value-type="string">
            <text:p>&lt;/virtualboy&gt;</text:p>
          </table:table-cell>
          <table:table-cell/>
        </table:table-row>
        <table:table-row table:style-name="ro1">
          <table:table-cell office:value-type="string" calcext:value-type="string">
            <text:p>&lt;wonderswan&gt;</text:p>
          </table:table-cell>
          <table:table-cell office:value-type="string" calcext:value-type="string">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calcext:value-type="string">
            <text:p>&lt;/wonderswan&gt;</text:p>
          </table:table-cell>
          <table:table-cell/>
        </table:table-row>
        <table:table-row table:style-name="ro1">
          <table:table-cell office:value-type="string" calcext:value-type="string">
            <text:p>&lt;wsc&gt;</text:p>
          </table:table-cell>
          <table:table-cell office:value-type="string" calcext:value-type="string">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calcext:value-type="string">
            <text:p>&lt;/wsc&gt;</text:p>
          </table:table-cell>
          <table:table-cell/>
        </table:table-row>
        <table:table-row table:style-name="ro1">
          <table:table-cell office:value-type="string" calcext:value-type="string">
            <text:p>&lt;x68000&gt;</text:p>
          </table:table-cell>
          <table:table-cell office:value-type="string" calcext:value-type="string">
            <text:p>The X68000 is a series of 32-bit Japanese computers created by Sharp. It was the first home system to offer true arcade-quality graphics, also serving as the development machine for the Capcom CPS arcade system.</text:p>
          </table:table-cell>
          <table:table-cell office:value-type="string" calcext:value-type="string">
            <text:p>&lt;/x68000&gt;</text:p>
          </table:table-cell>
          <table:table-cell/>
        </table:table-row>
        <table:table-row table:style-name="ro1">
          <table:table-cell office:value-type="string" calcext:value-type="string">
            <text:p>&lt;zx81&gt;</text:p>
          </table:table-cell>
          <table:table-cell office:value-type="string" calcext:value-type="string">
            <text:p>The ZX81 is a home computer that was produced by Sinclair Research and manufactured in Dundee, Scotland, by Timex Corporation. It was launched in the United Kingdom in March 1981 as the successor to Sinclair's ZX80 and designed to be a low-cost introduction to home computing for the general public.</text:p>
          </table:table-cell>
          <table:table-cell office:value-type="string" calcext:value-type="string">
            <text:p>&lt;/zx81&gt;</text:p>
          </table:table-cell>
          <table:table-cell/>
        </table:table-row>
        <table:table-row table:style-name="ro1">
          <table:table-cell office:value-type="string" calcext:value-type="string">
            <text:p>&lt;spectrum&gt;</text:p>
          </table:table-cell>
          <table:table-cell office:value-type="string" calcext:value-type="string">
            <text:p>The ZX Spectrum is an 8-bit personal home computer released in the United Kingdom in 1982 by Sinclair Research. <text:s/>Referred to during development as the ZX81 Colour and ZX82, it was launched as the ZX Spectrum by Sinclair to highlight the machine's colour display</text:p>
          </table:table-cell>
          <table:table-cell office:value-type="string" calcext:value-type="string">
            <text:p>&lt;/spectrum&gt;</text:p>
          </table:table-cell>
          <table:table-cell/>
        </table:table-row>
        <table:table-row table:style-name="ro1">
          <table:table-cell office:value-type="string" calcext:value-type="string">
            <text:p>&lt;coleco&gt;</text:p>
          </table:table-cell>
          <table:table-cell office:value-type="string" calcext:value-type="string">
            <text:p>The ColecoVision is Coleco Industries' second-generation home video-game console that was released in August 1982.</text:p>
          </table:table-cell>
          <table:table-cell office:value-type="string" calcext:value-type="string">
            <text:p>&lt;/coleco&gt;</text:p>
          </table:table-cell>
          <table:table-cell/>
        </table:table-row>
        <table:table-row table:style-name="ro1">
          <table:table-cell office:value-type="string" calcext:value-type="string">
            <text:p>&lt;cps1&gt;</text:p>
          </table:table-cell>
          <table:table-cell office:value-type="string" calcext:value-type="string">
            <text:p>The Capcom Play System 1 is an arcade system board developed by Capcom that ran game software stored on removable ROM cartridges. More than two dozen arcade titles were released for CPS-1, before Capcom shifted game development over to its successor, the CP System II.</text:p>
          </table:table-cell>
          <table:table-cell office:value-type="string" calcext:value-type="string">
            <text:p>&lt;/cps1&gt;</text:p>
          </table:table-cell>
          <table:table-cell/>
        </table:table-row>
        <table:table-row table:style-name="ro1">
          <table:table-cell office:value-type="string" calcext:value-type="string">
            <text:p>&lt;cps2&gt;</text:p>
          </table:table-cell>
          <table:table-cell office:value-type="string" calcext:value-type="string">
            <text:p>The CPS-2 is an arcade system board that Capcom first used in 1993 for Super Street Fighter II. It was the successor to their previous CP System and Capcom Power System Changer arcade hardware and was succeeded by the CP System III hardware in 1996</text:p>
          </table:table-cell>
          <table:table-cell office:value-type="string" calcext:value-type="string">
            <text:p>&lt;/cps2&gt;</text:p>
          </table:table-cell>
          <table:table-cell/>
        </table:table-row>
        <table:table-row table:style-name="ro1">
          <table:table-cell office:value-type="string" calcext:value-type="string">
            <text:p>&lt;cps3&gt;</text:p>
          </table:table-cell>
          <table:table-cell office:value-type="string" calcext:value-type="string">
            <text:p>The CPS-3 is an arcade system board that was first used by Capcom in 1996 with the arcade game Red Earth. It was the second successor to the CP System arcade hardware, following the CP System II. It would be the last proprietary system board Capcom would produce.</text:p>
          </table:table-cell>
          <table:table-cell office:value-type="string" calcext:value-type="string">
            <text:p>&lt;/cps3&gt;</text:p>
          </table:table-cell>
          <table:table-cell/>
        </table:table-row>
        <table:table-row table:style-name="ro1">
          <table:table-cell office:value-type="string" calcext:value-type="string">
            <text:p>&lt;uzebox&gt;</text:p>
          </table:table-cell>
          <table:table-cell office:value-type="string" calcext:value-type="string">
            <text:p>The Uzebox is a retro-minimalist 8-bit open source game console. It is based on an AVR 8-bit general purpose microcontroller made by Atmel.</text:p>
          </table:table-cell>
          <table:table-cell office:value-type="string" calcext:value-type="string">
            <text:p>&lt;/uzebox&gt;</text:p>
          </table:table-cell>
          <table:table-cell/>
        </table:table-row>
        <table:table-row table:style-name="ro1">
          <table:table-cell office:value-type="string" calcext:value-type="string">
            <text:p>&lt;amigacd32&gt;</text:p>
          </table:table-cell>
          <table:table-cell office:value-type="string" calcext:value-type="string">
            <text:p>The Amiga CD32 is a 32-bit home video game console developed by Commodore and released in Europe, Australia, Canada and Brazil. It was first announced at the Science Museum in London on July 16, 1993, and was released in September of the same year.</text:p>
          </table:table-cell>
          <table:table-cell office:value-type="string" calcext:value-type="string">
            <text:p>&lt;/amigacd32&gt;</text:p>
          </table:table-cell>
          <table:table-cell/>
        </table:table-row>
        <table:table-row table:style-name="ro1">
          <table:table-cell office:value-type="string" calcext:value-type="string">
            <text:p>&lt;atari800&gt;</text:p>
          </table:table-cell>
          <table:table-cell office:value-type="string" calcext:value-type="string">
            <text:p>The Atari 8-bit family is a series of 8-bit home computers introduced by Atari, Inc. in 1979 as the Atari 400 and Atari 800 and manufactured until 1992. All of the machines in the family are technically similar and differ primarily in packaging.</text:p>
          </table:table-cell>
          <table:table-cell office:value-type="string" calcext:value-type="string">
            <text:p>&lt;/atari800&gt;</text:p>
          </table:table-cell>
          <table:table-cell/>
        </table:table-row>
        <table:table-row table:style-name="ro1">
          <table:table-cell office:value-type="string" calcext:value-type="string">
            <text:p>&lt;daphne&gt;</text:p>
          </table:table-cell>
          <table:table-cell office:value-type="string" calcext:value-type="string">
            <text:p>Daphne is an arcade game emulator for Windows, Linux and Mac OS X, developed by Matt Ownby. It runs games for several LaserDisc-based systems, including most Sega LaserDisc hardware games.</text:p>
          </table:table-cell>
          <table:table-cell office:value-type="string" calcext:value-type="string">
            <text:p>&lt;/daphne&gt;</text:p>
          </table:table-cell>
          <table:table-cell/>
        </table:table-row>
        <table:table-row table:style-name="ro1">
          <table:table-cell office:value-type="string" calcext:value-type="string">
            <text:p>&lt;fbneo&gt;</text:p>
          </table:table-cell>
          <table:table-cell office:value-type="string" calcext:value-type="string">
            <text:p>Final Burn Neo is an Emulator for Arcade Games and Select Consoles. It is based on the emulators FinalBurn and old versions of MAME.</text:p>
          </table:table-cell>
          <table:table-cell office:value-type="string" calcext:value-type="string">
            <text:p>&lt;/fbneo&gt;</text:p>
          </table:table-cell>
          <table:table-cell/>
        </table:table-row>
        <table:table-row table:style-name="ro1">
          <table:table-cell office:value-type="string" calcext:value-type="string">
            <text:p>&lt;gc&gt;</text:p>
          </table:table-cell>
          <table:table-cell office:value-type="string" calcext:value-type="string">
            <text:p>The GameCube is Nintendo's entry in the sixth generation of video game consoles and is the successor to their previous console, the Nintendo 64. The GameCube competed with Sony's PlayStation 2 and Microsoft's Xbox.</text:p>
          </table:table-cell>
          <table:table-cell office:value-type="string" calcext:value-type="string">
            <text:p>&lt;/gc&gt;</text:p>
          </table:table-cell>
          <table:table-cell/>
        </table:table-row>
        <table:table-row table:style-name="ro1">
          <table:table-cell office:value-type="string" calcext:value-type="string">
            <text:p>&lt;mplayer &gt;</text:p>
          </table:table-cell>
          <table:table-cell/>
          <table:table-cell office:value-type="string" calcext:value-type="string">
            <text:p>&lt;/&gt;</text:p>
          </table:table-cell>
          <table:table-cell/>
        </table:table-row>
        <table:table-row table:style-name="ro1">
          <table:table-cell office:value-type="string" calcext:value-type="string">
            <text:p>&lt;msx2&gt;</text:p>
          </table:table-cell>
          <table:table-cell office:value-type="string" calcext:value-type="string">
            <text:p>MSX is a standardized home computer architecture, announced by Microsoft and ASCII on June 16, 1983. It was initially conceived by Microsoft as a product for the Eastern sector, and jointly marketed by Kazuhiko Nishi, then vice-president at Microsoft and director at ASCII Corporation.</text:p>
          </table:table-cell>
          <table:table-cell office:value-type="string" calcext:value-type="string">
            <text:p>&lt;/msx2&gt;</text:p>
          </table:table-cell>
          <table:table-cell/>
        </table:table-row>
        <table:table-row table:style-name="ro1">
          <table:table-cell office:value-type="string" calcext:value-type="string">
            <text:p>&lt;pc &gt;</text:p>
          </table:table-cell>
          <table:table-cell/>
          <table:table-cell office:value-type="string" calcext:value-type="string">
            <text:p>&lt;/&gt;</text:p>
          </table:table-cell>
          <table:table-cell/>
        </table:table-row>
        <table:table-row table:style-name="ro1">
          <table:table-cell office:value-type="string" calcext:value-type="string">
            <text:p>&lt;pce-cd&gt;</text:p>
          </table:table-cell>
          <table:table-cell office:value-type="string" calcext:value-type="string">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calcext:value-type="string">
            <text:p>&lt;/pce-cd&gt;</text:p>
          </table:table-cell>
          <table:table-cell/>
        </table:table-row>
        <table:table-row table:style-name="ro1">
          <table:table-cell office:value-type="string" calcext:value-type="string">
            <text:p>&lt;pokemini&gt;</text:p>
          </table:table-cell>
          <table:table-cell office:value-type="string" calcext:value-type="string">
            <text:p>The Pokémon Mini is a handheld game console that was designed and manufactured by Nintendo and themed around the Pokémon media franchise. It is the smallest game system with interchangeable cartridges ever produced by Nintendo.</text:p>
          </table:table-cell>
          <table:table-cell office:value-type="string" calcext:value-type="string">
            <text:p>&lt;/pokemini&gt;</text:p>
          </table:table-cell>
          <table:table-cell/>
        </table:table-row>
        <table:table-row table:style-name="ro1">
          <table:table-cell office:value-type="string" calcext:value-type="string">
            <text:p>&lt;pspminis&gt;</text:p>
          </table:table-cell>
          <table:table-cell office:value-type="string" calcext:value-type="string">
            <text:p>PSP Minis are 100MB or smaller digital games that launched alongside the PSPgo. In total 290 Mini's games were released.</text:p>
          </table:table-cell>
          <table:table-cell office:value-type="string" calcext:value-type="string">
            <text:p>&lt;/pspminis&gt;</text:p>
          </table:table-cell>
          <table:table-cell/>
        </table:table-row>
        <table:table-row table:style-name="ro1">
          <table:table-cell office:value-type="string" calcext:value-type="string">
            <text:p>&lt;sc-3000&gt;</text:p>
          </table:table-cell>
          <table:table-cell office:value-type="string" calcext:value-type="string">
            <text:p>The SC-3000 is the first and only computer to be designed and manufactured by Sega. It was first released in July of 1983 in Japan, and serves as the home computer equivalent of the SG-1000 cartridge-based video game console.</text:p>
          </table:table-cell>
          <table:table-cell office:value-type="string" calcext:value-type="string">
            <text:p>&lt;/sc-3000&gt;</text:p>
          </table:table-cell>
          <table:table-cell/>
        </table:table-row>
        <table:table-row table:style-name="ro1">
          <table:table-cell office:value-type="string" calcext:value-type="string">
            <text:p>&lt;snesmsu1&gt;</text:p>
          </table:table-cell>
          <table:table-cell office:value-type="string" calcext:value-type="string">
            <text:p>The MSU-1 is a cartridge addon chip that allows for many enhancements to SNES games including, but not limited to, full-motion video and CD quality sound by adding up to 4GB of storage for extra content.</text:p>
          </table:table-cell>
          <table:table-cell office:value-type="string" calcext:value-type="string">
            <text:p>&lt;/snesmsu1&gt;</text:p>
          </table:table-cell>
          <table:table-cell/>
        </table:table-row>
        <table:table-row table:style-name="ro1">
          <table:table-cell office:value-type="string" calcext:value-type="string">
            <text:p>&lt;wii&gt;</text:p>
          </table:table-cell>
          <table:table-cell office:value-type="string" calcext:value-type="string">
            <text:p>The Wii is a home video game console released by Nintendo in 2006. As a seventh generation console, the Wii competed with Microsoft's Xbox 360 and Sony's PlayStation 3. Nintendo stated that its console targets a broader demographic than that of the two others.</text:p>
          </table:table-cell>
          <table:table-cell office:value-type="string" calcext:value-type="string">
            <text:p>&lt;/wii&gt;</text:p>
          </table:table-cell>
          <table:table-cell/>
        </table:table-row>
        <table:table-row table:style-name="ro1">
          <table:table-cell office:value-type="string" calcext:value-type="string">
            <text:p>&lt;pico8&gt;</text:p>
          </table:table-cell>
          <table:table-cell office:value-type="string" calcext:value-type="string">
            <text:p>The Pico-8 (stylized as PICO-8) is a virtual machine and game engine created by Lexaloffle Games. It is designed to mimic a fantasy video game console, by emulating the harsh hardware limitations of the video game consoles around the 1980s.</text:p>
          </table:table-cell>
          <table:table-cell office:value-type="string" calcext:value-type="string">
            <text:p>&lt;/pico8&gt;</text:p>
          </table:table-cell>
          <table:table-cell/>
        </table:table-row>
        <table:table-row table:style-name="ro1">
          <table:table-cell office:value-type="string" calcext:value-type="string">
            <text:p>&lt;artoffighting&gt;</text:p>
          </table:table-cell>
          <table:table-cell office:value-type="string" calcext:value-type="string">
            <text:p>Art of Fighting is a fighting video game trilogy that were released for the Neo Geo platform in the early 1990s. It was the second fighting game franchise created by SNK, following the Fatal Fury series and is set in the same fictional universe as a prequel to the Fatal Fury series.</text:p>
          </table:table-cell>
          <table:table-cell office:value-type="string" calcext:value-type="string">
            <text:p>&lt;/artoffighting&gt;</text:p>
          </table:table-cell>
          <table:table-cell/>
        </table:table-row>
        <table:table-row table:style-name="ro1">
          <table:table-cell office:value-type="string" calcext:value-type="string">
            <text:p>&lt;batman&gt;</text:p>
          </table:table-cell>
          <table:table-cell office:value-type="string" calcext:value-type="string">
            <text:p>Batman has appeared in more than 50 video games encompassing computer, mobile phone, and console systems since the 1980s,</text:p>
          </table:table-cell>
          <table:table-cell office:value-type="string" calcext:value-type="string">
            <text:p>&lt;/batman&gt;</text:p>
          </table:table-cell>
          <table:table-cell/>
        </table:table-row>
        <table:table-row table:style-name="ro1">
          <table:table-cell office:value-type="string" calcext:value-type="string">
            <text:p>&lt;capcom&gt;</text:p>
          </table:table-cell>
          <table:table-cell office:value-type="string" calcext:value-type="string">
            <text:p>Capcom is a Japanese video game developer and publisher. It has created a number of multi-million-selling game franchises, including Street Fighter, Mega Man, Darkstalkers, Resident Evil and Ghosts 'n Goblins.</text:p>
          </table:table-cell>
          <table:table-cell office:value-type="string" calcext:value-type="string">
            <text:p>&lt;/capcom&gt;</text:p>
          </table:table-cell>
          <table:table-cell/>
        </table:table-row>
        <table:table-row table:style-name="ro1">
          <table:table-cell office:value-type="string" calcext:value-type="string">
            <text:p>&lt;crashbandicoot&gt;</text:p>
          </table:table-cell>
          <table:table-cell office:value-type="string" calcext:value-type="string">
            <text:p>Crash Bandicoot is a franchise of platform video games. Originally developed by Naughty Dog as an exclusive for Sony's PlayStation console, the series has seen numerous installments created by numerous developers and published on multiple platforms. The franchise is currently owned and published by Activision Blizzard.</text:p>
          </table:table-cell>
          <table:table-cell office:value-type="string" calcext:value-type="string">
            <text:p>&lt;/crashbandicoot&gt;</text:p>
          </table:table-cell>
          <table:table-cell/>
        </table:table-row>
        <table:table-row table:style-name="ro1">
          <table:table-cell office:value-type="string" calcext:value-type="string">
            <text:p>&lt;dbz&gt;</text:p>
          </table:table-cell>
          <table:table-cell office:value-type="string" calcext:value-type="string">
            <text:p>The Dragon Ball video game series are based on the manga and anime series of the same name created by Akira Toriyama. The series follows the adventures of Goku as he trains in martial arts and explores the world in search of the seven wish-granting orbs known as the Dragon Balls.</text:p>
          </table:table-cell>
          <table:table-cell office:value-type="string" calcext:value-type="string">
            <text:p>&lt;/dbz&gt;</text:p>
          </table:table-cell>
          <table:table-cell/>
        </table:table-row>
        <table:table-row table:style-name="ro1">
          <table:table-cell office:value-type="string" calcext:value-type="string">
            <text:p>&lt;donkeykong&gt;</text:p>
          </table:table-cell>
          <table:table-cell office:value-type="string" calcext:value-type="string">
            <text:p>Donkey Kong is a series of video games featuring the adventures of a gorilla called Donkey Kong, conceived by Shigeru Miyamoto in 1981. The franchise consists mainly of two game genres, but also includes additional spin-off titles of various genres.</text:p>
          </table:table-cell>
          <table:table-cell office:value-type="string" calcext:value-type="string">
            <text:p>&lt;/donkeykong&gt;</text:p>
          </table:table-cell>
          <table:table-cell/>
        </table:table-row>
        <table:table-row table:style-name="ro1">
          <table:table-cell office:value-type="string" calcext:value-type="string">
            <text:p>&lt;cavestory&gt;</text:p>
          </table:table-cell>
          <table:table-cell office:value-type="string" calcext:value-type="string">
            <text:p>Cave Story <text:s/>is a 2004 Metroidvania platform-adventure game for Microsoft Windows. It was developed over five years by Japanese developer Daisuke "Pixel" Amaya in his free time. Cave Story features 2D platform mechanics and is reminiscent of the games Amaya played in his youth, such as Metroid and Castlevania</text:p>
          </table:table-cell>
          <table:table-cell office:value-type="string" calcext:value-type="string">
            <text:p>&lt;/cavestory&gt;</text:p>
          </table:table-cell>
          <table:table-cell/>
        </table:table-row>
        <table:table-row table:style-name="ro1">
          <table:table-cell office:value-type="string" calcext:value-type="string">
            <text:p>&lt;castlevania&gt;</text:p>
          </table:table-cell>
          <table:table-cell office:value-type="string" calcext:value-type="string">
            <text:p>Castlevania is an action-adventure gothic horror video game series about vampire hunters created and developed by Konami. It has been released on various platforms, from early systems to modern consoles, as well as handheld devices such as mobile phones.</text:p>
          </table:table-cell>
          <table:table-cell office:value-type="string" calcext:value-type="string">
            <text:p>&lt;/castlevania&gt;</text:p>
          </table:table-cell>
          <table:table-cell/>
        </table:table-row>
        <table:table-row table:style-name="ro1">
          <table:table-cell office:value-type="string" calcext:value-type="string">
            <text:p>&lt;doom&gt;</text:p>
          </table:table-cell>
          <table:table-cell office:value-type="string" calcext:value-type="string">
            <text:p>Doom is a video game franchise that saw its first release in 1993. The series focuses on the exploits of an unnamed space marine operating under the auspices of the Union Aerospace Corporation (UAC), who fights hordes of demons and the undead.</text:p>
          </table:table-cell>
          <table:table-cell office:value-type="string" calcext:value-type="string">
            <text:p>&lt;/doom&gt;</text:p>
          </table:table-cell>
          <table:table-cell/>
        </table:table-row>
        <table:table-row table:style-name="ro1">
          <table:table-cell office:value-type="string" calcext:value-type="string">
            <text:p>&lt;doubledragon&gt;</text:p>
          </table:table-cell>
          <table:table-cell office:value-type="string" calcext:value-type="string">
            <text:p>Double Dragon <text:s/>is a 1987 beat 'em up video game developed by Technōs Japan and distributed in North America and Europe by Taito. The game is a spiritual and technological successor to Technos' earlier beat 'em up, Nekketsu Kōha Kunio-kun (released outside of Japan by Taito as Renegade)</text:p>
          </table:table-cell>
          <table:table-cell office:value-type="string" calcext:value-type="string">
            <text:p>&lt;/doubledragon&gt;</text:p>
          </table:table-cell>
          <table:table-cell/>
        </table:table-row>
        <table:table-row table:style-name="ro1">
          <table:table-cell office:value-type="string" calcext:value-type="string">
            <text:p>&lt;fatalfury&gt;</text:p>
          </table:table-cell>
          <table:table-cell office:value-type="string" calcext:value-type="string">
            <text:p>Fatal Fury is a fighting game series developed by SNK for the Neo Geo system. <text:s/>Fatal Fury and its sister series, Art of Fighting, are set in the same fictional universe. Art of Fighting took place several years prior to the first Fatal Fury.</text:p>
          </table:table-cell>
          <table:table-cell office:value-type="string" calcext:value-type="string">
            <text:p>&lt;/fatalfury&gt;</text:p>
          </table:table-cell>
          <table:table-cell/>
        </table:table-row>
        <table:table-row table:style-name="ro1">
          <table:table-cell office:value-type="string" calcext:value-type="string">
            <text:p>&lt;finalfantasy&gt;</text:p>
          </table:table-cell>
          <table:table-cell office:value-type="string" calcext:value-type="string">
            <text:p>Final Fantasy is a Japanese anthology fantasy series. The franchise centers on a series of fantasy and science fantasy role-playing video games. The first game in the series was released in 1987, with 15 other main-numbered entries being released since then.</text:p>
          </table:table-cell>
          <table:table-cell office:value-type="string" calcext:value-type="string">
            <text:p>&lt;/finalfantasy&gt;</text:p>
          </table:table-cell>
          <table:table-cell/>
        </table:table-row>
        <table:table-row table:style-name="ro1">
          <table:table-cell office:value-type="string" calcext:value-type="string">
            <text:p>&lt;tekken&gt;</text:p>
          </table:table-cell>
          <table:table-cell office:value-type="string" calcext:value-type="string">
            <text:p>Tekken is a Japanese media franchise centered on a series of fighting video and arcade games developed and published by Bandai Namco Entertainment. The main games in the series follow the events of the King of Iron Fist Tournament, where players control a plethora of characters to win the tournament and gain control of the company.</text:p>
          </table:table-cell>
          <table:table-cell office:value-type="string" calcext:value-type="string">
            <text:p>&lt;/tekken&gt;</text:p>
          </table:table-cell>
          <table:table-cell/>
        </table:table-row>
        <table:table-row table:style-name="ro1">
          <table:table-cell office:value-type="string" calcext:value-type="string">
            <text:p>&lt;finalfight&gt;</text:p>
          </table:table-cell>
          <table:table-cell office:value-type="string" calcext:value-type="string">
            <text:p>Final Fight is a series of beat 'em up video games by Capcom, which began with the arcade release of Final Fight in 1989. Set in the fictional Metro City,</text:p>
          </table:table-cell>
          <table:table-cell office:value-type="string" calcext:value-type="string">
            <text:p>&lt;/finalfight&gt;</text:p>
          </table:table-cell>
          <table:table-cell/>
        </table:table-row>
        <table:table-row table:style-name="ro1">
          <table:table-cell office:value-type="string" calcext:value-type="string">
            <text:p>&lt;gta&gt;</text:p>
          </table:table-cell>
          <table:table-cell office:value-type="string" calcext:value-type="string">
            <text:p>Grand Theft Auto is a action adventure series first released on the playstation in 1997. Most games in the series are set in fictional locales modelled on cities, usually either Liberty City as New York City, Vice City as Miami or the State of San Andreas as the States of California and Nevada,</text:p>
          </table:table-cell>
          <table:table-cell office:value-type="string" calcext:value-type="string">
            <text:p>&lt;/gta&gt;</text:p>
          </table:table-cell>
          <table:table-cell/>
        </table:table-row>
        <table:table-row table:style-name="ro1">
          <table:table-cell office:value-type="string" calcext:value-type="string">
            <text:p>&lt;kof&gt;</text:p>
          </table:table-cell>
          <table:table-cell office:value-type="string" calcext:value-type="string">
            <text:p>The King of Fighters is a series of fighting games by SNK that began with the release of The King of Fighters '94 in 1994. The series was developed originally for SNK's Neo Geo MVS arcade hardware.</text:p>
          </table:table-cell>
          <table:table-cell office:value-type="string" calcext:value-type="string">
            <text:p>&lt;/kof&gt;</text:p>
          </table:table-cell>
          <table:table-cell/>
        </table:table-row>
        <table:table-row table:style-name="ro1">
          <table:table-cell office:value-type="string" calcext:value-type="string">
            <text:p>&lt;konami&gt;</text:p>
          </table:table-cell>
          <table:table-cell office:value-type="string" calcext:value-type="string">
            <text:p>Konami is a video game publisher who’s major titles include the action Castlevania series, the survival horror Silent Hill series, the action shooter Contra series, the platform adventure Ganbare Goemon series, the stealth action Metal Gear series.</text:p>
          </table:table-cell>
          <table:table-cell office:value-type="string" calcext:value-type="string">
            <text:p>&lt;/konami&gt;</text:p>
          </table:table-cell>
          <table:table-cell/>
        </table:table-row>
        <table:table-row table:style-name="ro1">
          <table:table-cell office:value-type="string" calcext:value-type="string">
            <text:p>&lt;mario&gt;</text:p>
          </table:table-cell>
          <table:table-cell office:value-type="string" calcext:value-type="string">
            <text:p>Mario is a fictional character in the Mario video game franchise, owned by Nintendo and created by Japanese video game designer Shigeru Miyamoto. Acting as the company's mascot, as well as being the eponymous protagonist of the series, Mario has appeared in over 200 video games since his creation.</text:p>
          </table:table-cell>
          <table:table-cell office:value-type="string" calcext:value-type="string">
            <text:p>&lt;/mario&gt;</text:p>
          </table:table-cell>
          <table:table-cell/>
        </table:table-row>
        <table:table-row table:style-name="ro1">
          <table:table-cell office:value-type="string" calcext:value-type="string">
            <text:p>&lt;megaman&gt;</text:p>
          </table:table-cell>
          <table:table-cell office:value-type="string" calcext:value-type="string">
            <text:p>Mega Man, known as Rockman in Japan, is a science fiction video game franchise created by Capcom, starring a series of robot characters each known by the moniker "Mega Man". Mega Man, released for the Nintendo Entertainment System in 1987, was the first in a series that expanded to over 50 games on multiple systems.</text:p>
          </table:table-cell>
          <table:table-cell office:value-type="string" calcext:value-type="string">
            <text:p>&lt;/megaman&gt;</text:p>
          </table:table-cell>
          <table:table-cell/>
        </table:table-row>
        <table:table-row table:style-name="ro1">
          <table:table-cell office:value-type="string" calcext:value-type="string">
            <text:p>&lt;metalslug&gt;</text:p>
          </table:table-cell>
          <table:table-cell office:value-type="string" calcext:value-type="string">
            <text:p>Metal Slug <text:s/>is a series of run and gun video games originally created by Nazca Corporation before merging with SNK in 1996 after the completion of the first game in the series. Spin-off games include a third-person shooter to commemorate the 10th anniversary of the series and a tower defense game for the mobile platform.</text:p>
          </table:table-cell>
          <table:table-cell office:value-type="string" calcext:value-type="string">
            <text:p>&lt;/metalslug&gt;</text:p>
          </table:table-cell>
          <table:table-cell/>
        </table:table-row>
        <table:table-row table:style-name="ro1">
          <table:table-cell office:value-type="string" calcext:value-type="string">
            <text:p>&lt;metroid&gt;</text:p>
          </table:table-cell>
          <table:table-cell office:value-type="string" calcext:value-type="string">
            <text:p>Metroid is a science fiction action game franchise created by Nintendo. <text:s/>Metroid follows space-faring bounty hunter Samus Aran, who protects the galaxy from the Space Pirates and their attempts to harness the power of the parasitic Metroid creatures.</text:p>
          </table:table-cell>
          <table:table-cell office:value-type="string" calcext:value-type="string">
            <text:p>&lt;/metroid&gt;</text:p>
          </table:table-cell>
          <table:table-cell/>
        </table:table-row>
        <table:table-row table:style-name="ro1">
          <table:table-cell office:value-type="string" calcext:value-type="string">
            <text:p>&lt;midway&gt;</text:p>
          </table:table-cell>
          <table:table-cell office:value-type="string" calcext:value-type="string">
            <text:p>Midway was an American video game developer and publisher. Midway's franchises included Mortal Kombat, Rampage, Spy Hunter, NBA Jam, Cruis'n, and NFL Blitz. Midway folded in 2009</text:p>
          </table:table-cell>
          <table:table-cell office:value-type="string" calcext:value-type="string">
            <text:p>&lt;/midway&gt;</text:p>
          </table:table-cell>
          <table:table-cell/>
        </table:table-row>
        <table:table-row table:style-name="ro1">
          <table:table-cell office:value-type="string" calcext:value-type="string">
            <text:p>&lt;mortalkombat&gt;</text:p>
          </table:table-cell>
          <table:table-cell office:value-type="string" calcext:value-type="string">
            <text:p>Mortal Kombat is a series of games first released in 1992. The original game has spawned many sequels and spin-offs consisting of several action-adventure games, as well as a comic book series and a card game</text:p>
          </table:table-cell>
          <table:table-cell office:value-type="string" calcext:value-type="string">
            <text:p>&lt;/mortalkombat&gt;</text:p>
          </table:table-cell>
          <table:table-cell/>
        </table:table-row>
        <table:table-row table:style-name="ro1">
          <table:table-cell office:value-type="string" calcext:value-type="string">
            <text:p>&lt;namco&gt;</text:p>
          </table:table-cell>
          <table:table-cell office:value-type="string" calcext:value-type="string">
            <text:p>Namco was a Japanese developer and publisher of arcade and home console video games, originally headquartered in Ōta, Tokyo. In 2005 after 50 years they merged into Bandai.</text:p>
          </table:table-cell>
          <table:table-cell office:value-type="string" calcext:value-type="string">
            <text:p>&lt;/namco&gt;</text:p>
          </table:table-cell>
          <table:table-cell/>
        </table:table-row>
        <table:table-row table:style-name="ro1">
          <table:table-cell office:value-type="string" calcext:value-type="string">
            <text:p>&lt;residentevil&gt;</text:p>
          </table:table-cell>
          <table:table-cell office:value-type="string" calcext:value-type="string">
            <text:p>Resident Evil is a series of games created by Capcom. The franchise began with the game Resident Evil, released in 1996 for the PlayStation, and is credited for defining the survival horror genre and returning zombies to popular culture.</text:p>
          </table:table-cell>
          <table:table-cell office:value-type="string" calcext:value-type="string">
            <text:p>&lt;/residentevil&gt;</text:p>
          </table:table-cell>
          <table:table-cell/>
        </table:table-row>
        <table:table-row table:style-name="ro1">
          <table:table-cell office:value-type="string" calcext:value-type="string">
            <text:p>&lt;silenthill&gt;</text:p>
          </table:table-cell>
          <table:table-cell office:value-type="string" calcext:value-type="string">
            <text:p>Silent Hill is a horror media franchise centered on a series of survival horror video games, created by Keiichiro Toyama, developed and published by Konami.</text:p>
          </table:table-cell>
          <table:table-cell office:value-type="string" calcext:value-type="string">
            <text:p>&lt;/silenthill&gt;</text:p>
          </table:table-cell>
          <table:table-cell/>
        </table:table-row>
        <table:table-row table:style-name="ro1">
          <table:table-cell office:value-type="string" calcext:value-type="string">
            <text:p>&lt;sonic&gt;</text:p>
          </table:table-cell>
          <table:table-cell office:value-type="string" calcext:value-type="string">
            <text:p>Sonic is a franchise created and owned by Sega. The franchise follows Sonic, an anthropomorphic blue hedgehog who battles the evil Doctor Eggman, a mad scientist.</text:p>
          </table:table-cell>
          <table:table-cell office:value-type="string" calcext:value-type="string">
            <text:p>&lt;/sonic&gt;</text:p>
          </table:table-cell>
          <table:table-cell/>
        </table:table-row>
        <table:table-row table:style-name="ro1">
          <table:table-cell office:value-type="string" calcext:value-type="string">
            <text:p>&lt;streetfighter&gt;</text:p>
          </table:table-cell>
          <table:table-cell office:value-type="string" calcext:value-type="string">
            <text:p>Street Fighter is a franchise developed and published by Capcom. <text:s/>The first game in the series was released in 1987, followed by five other main series games, various spin-offs and crossovers and numerous appearances in various other media.</text:p>
          </table:table-cell>
          <table:table-cell office:value-type="string" calcext:value-type="string">
            <text:p>&lt;/streetfighter&gt;</text:p>
          </table:table-cell>
          <table:table-cell/>
        </table:table-row>
        <table:table-row table:style-name="ro1">
          <table:table-cell office:value-type="string" calcext:value-type="string">
            <text:p>&lt;tombraider&gt;</text:p>
          </table:table-cell>
          <table:table-cell office:value-type="string" calcext:value-type="string">
            <text:p>Tomb Raider is a media franchise that made its debut in 1996. Since the release of the original Tomb Raider, the series developed into a franchise of the same name, and Lara went on to become a major icon of the video game industry.</text:p>
          </table:table-cell>
          <table:table-cell office:value-type="string" calcext:value-type="string">
            <text:p>&lt;/tombraider&gt;</text:p>
          </table:table-cell>
          <table:table-cell/>
        </table:table-row>
        <table:table-row table:style-name="ro1">
          <table:table-cell office:value-type="string" calcext:value-type="string">
            <text:p>&lt;zelda&gt;</text:p>
          </table:table-cell>
          <table:table-cell office:value-type="string" calcext:value-type="string">
            <text:p>The Legend of Zelda is a high fantasy action-adventure video game franchise created by Japanese game designers Shigeru Miyamoto and Takashi Tezuka. It is primarily developed and published by Nintendo.</text:p>
          </table:table-cell>
          <table:table-cell office:value-type="string" calcext:value-type="string">
            <text:p>&lt;/zelda&gt;</text:p>
          </table:table-cell>
          <table:table-cell/>
        </table:table-row>
        <table:table-row table:style-name="ro1">
          <table:table-cell office:value-type="string" calcext:value-type="string">
            <text:p>&lt;irem&gt;</text:p>
          </table:table-cell>
          <table:table-cell office:value-type="string" calcext:value-type="string">
            <text:p>Irem Software Engineering is a Japanese video game console developer and publisher, and formerly a developer and manufacturer of arcade games as well. The company has its headquarters in Chiyoda, Tokyo.</text:p>
          </table:table-cell>
          <table:table-cell office:value-type="string" calcext:value-type="string">
            <text:p>&lt;/irem&gt;</text:p>
          </table:table-cell>
          <table:table-cell/>
        </table:table-row>
        <table:table-row table:style-name="ro1">
          <table:table-cell office:value-type="string" calcext:value-type="string">
            <text:p>&lt;metalgear&gt;</text:p>
          </table:table-cell>
          <table:table-cell office:value-type="string" calcext:value-type="string">
            <text:p>Metal Gear is a series of stealth action-adventure video games created by Hideo Kojima and developed and published by Konami. The first game, Metal Gear, was released in 1987 for MSX home computers. Several sequels have been released for multiple consoles, which have expanded the plot of the original game.</text:p>
          </table:table-cell>
          <table:table-cell office:value-type="string" calcext:value-type="string">
            <text:p>&lt;/metalgear&gt;</text:p>
          </table:table-cell>
          <table:table-cell/>
        </table:table-row>
        <table:table-row table:style-name="ro1">
          <table:table-cell office:value-type="string" calcext:value-type="string">
            <text:p>&lt;atari&gt;</text:p>
          </table:table-cell>
          <table:table-cell office:value-type="string" calcext:value-type="string">
            <text:p>The original Atari, Inc., founded in Sunnyvale, California in 1972 by Nolan Bushnell and Ted Dabney, was a pioneer in arcade games, home video game consoles, and home computers. The company's products, such as Pong and the Atari 2600, helped define the electronic entertainment industry from the 1970s to the mid-1980s.</text:p>
          </table:table-cell>
          <table:table-cell office:value-type="string" calcext:value-type="string">
            <text:p>&lt;/atari&gt;</text:p>
          </table:table-cell>
          <table:table-cell/>
        </table:table-row>
        <table:table-row table:style-name="ro2">
          <table:table-cell office:value-type="string" calcext:value-type="string">
            <text:p>&lt;dataeast&gt;</text:p>
          </table:table-cell>
          <table:table-cell office:value-type="string" calcext:value-type="string">
            <text:p>Data East Corporation (データイースト株式会社, Dēta Īsuto kabushiki gaisha), also abbreviated as DECO, was a Japanese video game and electronic engineering company. The company was in operation from 1976 to 2003, and released 150 video game titles</text:p>
          </table:table-cell>
          <table:table-cell office:value-type="string" calcext:value-type="string">
            <text:p>&lt;/dataeast&gt;</text:p>
          </table:table-cell>
          <table:table-cell/>
        </table:table-row>
        <table:table-row table:style-name="ro2">
          <table:table-cell office:value-type="string" calcext:value-type="string">
            <text:p>&lt;kaneko&gt;</text:p>
          </table:table-cell>
          <table:table-cell office:value-type="string" calcext:value-type="string">
            <text:p>Kaneko Co. Ltd. (カネコ株式会社), was a Japanese video game publisher founded in Suginami, Tokyo, Japan by Hiroshi Kaneko. It published a number of games both under its brand and other companies, such as Air Buster, Nexzr, Shogun Warriors, DJ Boy, Guts'n, and the Gals Panic series.</text:p>
          </table:table-cell>
          <table:table-cell office:value-type="string" calcext:value-type="string">
            <text:p>&lt;/kaneko&gt;</text:p>
          </table:table-cell>
          <table:table-cell/>
        </table:table-row>
        <table:table-row table:style-name="ro1">
          <table:table-cell office:value-type="string" calcext:value-type="string">
            <text:p>&lt;nintendo&gt;</text:p>
          </table:table-cell>
          <table:table-cell office:value-type="string" calcext:value-type="string">
            <text:p>Nintendo has produced some of the most successful consoles in the video game industry, such as the Game Boy, the Super Nintendo Entertainment System, the Nintendo DS, the Wii, and the Nintendo Switch.</text:p>
          </table:table-cell>
          <table:table-cell office:value-type="string" calcext:value-type="string">
            <text:p>&lt;/nintendo&gt;</text:p>
          </table:table-cell>
          <table:table-cell/>
        </table:table-row>
        <table:table-row table:style-name="ro1">
          <table:table-cell office:value-type="string" calcext:value-type="string">
            <text:p>&lt;sega&gt;</text:p>
          </table:table-cell>
          <table:table-cell office:value-type="string" calcext:value-type="string">
            <text:p>Sega is a Japanese multinational video game developer and publisher headquartered in Shinagawa, Tokyo. Sega has produced several multi-million-selling game franchises, including Sonic the Hedgehog, Total War, and Yakuza, and is the world's most prolific arcade game producer.</text:p>
          </table:table-cell>
          <table:table-cell office:value-type="string" calcext:value-type="string">
            <text:p>&lt;/sega&gt;</text:p>
          </table:table-cell>
          <table:table-cell/>
        </table:table-row>
        <table:table-row table:style-name="ro2">
          <table:table-cell office:value-type="string" calcext:value-type="string">
            <text:p>&lt;snk&gt;</text:p>
          </table:table-cell>
          <table:table-cell office:value-type="string" calcext:value-type="string">
            <text:p>SNK Corporation (株式会社SNK, Kabushiki-gaisha Esu Enu Kē) is a Japanese video game hardware and software company. SNK is known for its creation of the Neo Geo family of arcade, home, and handheld game consoles in 1990.</text:p>
          </table:table-cell>
          <table:table-cell office:value-type="string" calcext:value-type="string">
            <text:p>&lt;/snk&gt;</text:p>
          </table:table-cell>
          <table:table-cell/>
        </table:table-row>
        <table:table-row table:style-name="ro1">
          <table:table-cell office:value-type="string" calcext:value-type="string">
            <text:p>&lt;taito&gt;</text:p>
          </table:table-cell>
          <table:table-cell office:value-type="string" calcext:value-type="string">
            <text:p>Taito is a Japanese company that specializes in video games, toys, arcade cabinets and game centers, based out of Shinjuku, Tokyo. The company was founded by Michael Kogan in 1953 as the Taito Trading Company, importing vodka, vending machines and jukeboxes into Japan. It would begin production of video games in 1973.</text:p>
          </table:table-cell>
          <table:table-cell office:value-type="string" calcext:value-type="string">
            <text:p>&lt;/taito&gt;</text:p>
          </table:table-cell>
          <table:table-cell/>
        </table:table-row>
        <table:table-row table:style-name="ro1">
          <table:table-cell office:value-type="string" calcext:value-type="string">
            <text:p>&lt;toaplan&gt;</text:p>
          </table:table-cell>
          <table:table-cell office:value-type="string" calcext:value-type="string">
            <text:p>Toaplan was a Japanese video game developer responsible for the creation of a wide array of scrolling shooters and other arcade games. Their first shoot 'em up game, Tiger-Heli on arcades, was a success and helped establish Toaplan as a leading producer of shooting games throughout the 1980s and 1990s</text:p>
          </table:table-cell>
          <table:table-cell office:value-type="string" calcext:value-type="string">
            <text:p>&lt;/toaplan&gt;</text:p>
          </table:table-cell>
          <table:table-cell/>
        </table:table-row>
        <table:table-row table:style-name="ro1">
          <table:table-cell office:value-type="string" calcext:value-type="string">
            <text:p>&lt;twoplayer&gt;</text:p>
          </table:table-cell>
          <table:table-cell office:value-type="string" calcext:value-type="string">
            <text:p>“If Pac-Man had affected us as kids, we'd all be running around in dark rooms, munching pills and listening to repetitive electronic music.” ― Marcus Brigstocke</text:p>
          </table:table-cell>
          <table:table-cell office:value-type="string" calcext:value-type="string">
            <text:p>&lt;/twoplayer&gt;</text:p>
          </table:table-cell>
          <table:table-cell/>
        </table:table-row>
        <table:table-row table:style-name="ro1">
          <table:table-cell office:value-type="string" calcext:value-type="string">
            <text:p>&lt;fourplayer&gt;</text:p>
          </table:table-cell>
          <table:table-cell office:value-type="string" calcext:value-type="string">
            <text:p>“There's a difference between playing and playing games. The former is an act of joy, the latter — an act.” ― Vera Nazarian</text:p>
          </table:table-cell>
          <table:table-cell office:value-type="string" calcext:value-type="string">
            <text:p>&lt;/fourplayer&gt;</text:p>
          </table:table-cell>
          <table:table-cell/>
        </table:table-row>
        <table:table-row table:style-name="ro1">
          <table:table-cell office:value-type="string" calcext:value-type="string">
            <text:p>&lt;setupscripts&gt;</text:p>
          </table:table-cell>
          <table:table-cell office:value-type="string" calcext:value-type="string">
            <text:p>“A finite game is played for the purpose of winning, an infinite game for the purpose of continuing the play.” ― James P. Carse</text:p>
          </table:table-cell>
          <table:table-cell office:value-type="string" calcext:value-type="string">
            <text:p>&lt;/setupscripts&gt;</text:p>
          </table:table-cell>
          <table:table-cell/>
        </table:table-row>
        <table:table-row table:style-name="ro1">
          <table:table-cell office:value-type="string" calcext:value-type="string">
            <text:p>&lt;favorites&gt;</text:p>
          </table:table-cell>
          <table:table-cell office:value-type="string" calcext:value-type="string">
            <text:p>“People said that video games are bad because they made you numb to death. The real problem with games is that the player is supposed to try everything. If there was a cave, you go in. If there was a mysterious stranger, you talk to him. But in games you have a million lives, in life, only one” ― Holly Black</text:p>
          </table:table-cell>
          <table:table-cell office:value-type="string" calcext:value-type="string">
            <text:p>&lt;/favorites&gt;</text:p>
          </table:table-cell>
          <table:table-cell/>
        </table:table-row>
        <table:table-row table:style-name="ro1">
          <table:table-cell office:value-type="string" calcext:value-type="string">
            <text:p>&lt;notplayed&gt;</text:p>
          </table:table-cell>
          <table:table-cell office:value-type="string" calcext:value-type="string">
            <text:p>“A delayed game is eventually good, a bad game is bad forever.” ― Shigeru Miyamoto</text:p>
          </table:table-cell>
          <table:table-cell office:value-type="string" calcext:value-type="string">
            <text:p>&lt;/notplayed&gt;</text:p>
          </table:table-cell>
          <table:table-cell/>
        </table:table-row>
        <table:table-row table:style-name="ro1">
          <table:table-cell office:value-type="string" calcext:value-type="string">
            <text:p>&lt;lastplayed&gt;</text:p>
          </table:table-cell>
          <table:table-cell office:value-type="string" calcext:value-type="string">
            <text:p>“The worst thing a kid can say about homework is that it is too hard. The worst thing a kid can say about a game is it's too easy.” ― Henry Jenkins</text:p>
          </table:table-cell>
          <table:table-cell office:value-type="string" calcext:value-type="string">
            <text:p>&lt;/lastplayed&gt;</text:p>
          </table:table-cell>
          <table:table-cell/>
        </table:table-row>
        <table:table-row table:style-name="ro1">
          <table:table-cell office:value-type="string" calcext:value-type="string">
            <text:p>&lt;allgames&gt;</text:p>
          </table:table-cell>
          <table:table-cell office:value-type="string" calcext:value-type="string">
            <text:p>“We do not stop playing because we grow old, we grow old because we stop playing!” ― Benjamin Franklin</text:p>
          </table:table-cell>
          <table:table-cell office:value-type="string" calcext:value-type="string">
            <text:p>&lt;/allgames&gt;</text:p>
          </table:table-cell>
          <table:table-cell/>
        </table:table-row>
        <table:table-row table:style-name="ro1">
          <table:table-cell office:value-type="string" calcext:value-type="string">
            <text:p>&lt;quake&gt;</text:p>
          </table:table-cell>
          <table:table-cell office:value-type="string" calcext:value-type="string">
            <text:p>Quake is a series of first-person shooter video games, developed by id Software and, as of 2010, published by Bethesda Softworks. The series is composed of the eponymous game from 1996 and its nonlinear, standalone sequels which vary in setting and plot.</text:p>
          </table:table-cell>
          <table:table-cell office:value-type="string" calcext:value-type="string">
            <text:p>&lt;/quake&gt;</text:p>
          </table:table-cell>
          <table:table-cell/>
        </table:table-row>
        <table:table-row table:style-name="ro1">
          <table:table-cell office:value-type="string" calcext:value-type="string">
            <text:p>&lt;cheevos&gt;</text:p>
          </table:table-cell>
          <table:table-cell office:value-type="string" calcext:value-type="string">
            <text:p>Retroachievements.org is a service that provides a trophyachievement unlocking mechanism similar to modern consoles, for retro games. Supported systems include Sega Megadrive, Super Nintendo, Nintendo 64, Playstation and Neo-Geo.</text:p>
          </table:table-cell>
          <table:table-cell office:value-type="string" calcext:value-type="string">
            <text:p>&lt;/cheevos&gt;</text:p>
          </table:table-cell>
          <table:table-cell/>
        </table:table-row>
        <table:table-row table:style-name="ro1">
          <table:table-cell office:value-type="string" calcext:value-type="string">
            <text:p>&lt;atlus&gt;</text:p>
          </table:table-cell>
          <table:table-cell office:value-type="string" calcext:value-type="string">
            <text:p>Atlus is a Japanese video game developer, publisher, and distribution company based in Tokyo. A subsidiary of Sega, the company is known for its Megami Tensei, Persona, Etrian Odyssey, and Trauma Center series, among others. Its corporate mascot is Jack Frost, a snowman-like character from their Shin Megami Tensei series.</text:p>
          </table:table-cell>
          <table:table-cell office:value-type="string" calcext:value-type="string">
            <text:p>&lt;/atlus&gt;</text:p>
          </table:table-cell>
          <table:table-cell/>
        </table:table-row>
        <table:table-row table:style-name="ro1">
          <table:table-cell office:value-type="string" calcext:value-type="string">
            <text:p>&lt;activision&gt;</text:p>
          </table:table-cell>
          <table:table-cell office:value-type="string" calcext:value-type="string">
            <text:p>Activision was formed in October 1979 in Sunnyvale, California, by former Atari game developers, upset at how they were treated at Atari, to develop their own games for the popular Atari 2600 home video game console. Activision was the first independent, third-party, console video game developer.</text:p>
          </table:table-cell>
          <table:table-cell office:value-type="string" calcext:value-type="string">
            <text:p>&lt;/activision&gt;</text:p>
          </table:table-cell>
          <table:table-cell/>
        </table:table-row>
        <table:table-row table:style-name="ro1">
          <table:table-cell office:value-type="string" calcext:value-type="string">
            <text:p>&lt;codemasters&gt;</text:p>
          </table:table-cell>
          <table:table-cell office:value-type="string" calcext:value-type="string">
            <text:p>The Codemasters Software Company is a British video game developer and publisher based in Southam, England. Founded by brothers Richard and David Darling in October 1986, Codemasters is one of the oldest British game studios, and in 2005 was named the best independent video game developer by magazine Develop.</text:p>
          </table:table-cell>
          <table:table-cell office:value-type="string" calcext:value-type="string">
            <text:p>&lt;/codemasters&gt;</text:p>
          </table:table-cell>
          <table:table-cell/>
        </table:table-row>
        <table:table-row table:style-name="ro1">
          <table:table-cell office:value-type="string" calcext:value-type="string">
            <text:p>&lt;acclaim&gt;</text:p>
          </table:table-cell>
          <table:table-cell office:value-type="string" calcext:value-type="string">
            <text:p>Acclaim Entertainment, Inc. was an American video game publisher based in Glen Cove, New York. Formed by former Activision employees named Acclaim so that it would be above Activision and Accolade (Also formed by former Activision employees) on alphabetical lists.</text:p>
          </table:table-cell>
          <table:table-cell office:value-type="string" calcext:value-type="string">
            <text:p>&lt;/acclaim&gt;</text:p>
          </table:table-cell>
          <table:table-cell/>
        </table:table-row>
        <table:table-row table:style-name="ro1">
          <table:table-cell office:value-type="string" calcext:value-type="string">
            <text:p>&lt;ocean&gt;</text:p>
          </table:table-cell>
          <table:table-cell office:value-type="string" calcext:value-type="string">
            <text:p>Ocean Software Ltd was a British software development company, that became one of the biggest European video game developers and publishers of the 1980s and 1990s. Ocean was the first games company to secure movie licences which included Rambo, Short Circuit and Cobra</text:p>
          </table:table-cell>
          <table:table-cell office:value-type="string" calcext:value-type="string">
            <text:p>&lt;/ocean&gt;</text:p>
          </table:table-cell>
          <table:table-cell/>
        </table:table-row>
        <table:table-row table:style-name="ro1">
          <table:table-cell office:value-type="string" calcext:value-type="string">
            <text:p>&lt;rockstar&gt;</text:p>
          </table:table-cell>
          <table:table-cell office:value-type="string" calcext:value-type="string">
            <text:p>Rockstar Games, Inc. is an American video game publisher based in New York City. The company was established in December 1998 as a subsidiary of Take-Two Interactive, using the assets Take-Two had previously acquired from BMG Interactive including DMA Design, creators of Grand Theft Auto.</text:p>
          </table:table-cell>
          <table:table-cell office:value-type="string" calcext:value-type="string">
            <text:p>&lt;/rockstar&gt;</text:p>
          </table:table-cell>
          <table:table-cell/>
        </table:table-row>
        <table:table-row table:style-name="ro1">
          <table:table-cell office:value-type="string" calcext:value-type="string">
            <text:p>&lt;ultimate&gt;</text:p>
          </table:table-cell>
          <table:table-cell office:value-type="string" calcext:value-type="string">
            <text:p>Ashby Computers and Graphics Limited was a British video game developer and publisher, founded in 1982, by ex-arcade game developers Tim and Chris Stamper. Ultimate released a series of successful games for the ZX Spectrum, Amstrad CPC, BBC Micro, MSX and Commodore 64 computers from 1983 until its closure in 1988.</text:p>
          </table:table-cell>
          <table:table-cell office:value-type="string" calcext:value-type="string">
            <text:p>&lt;/ultimate&gt;</text:p>
          </table:table-cell>
          <table:table-cell/>
        </table:table-row>
        <table:table-row table:style-name="ro1">
          <table:table-cell office:value-type="string" calcext:value-type="string">
            <text:p>&lt;ea&gt;</text:p>
          </table:table-cell>
          <table:table-cell office:value-type="string" calcext:value-type="string">
            <text:p>Electronic Arts Inc. (EA) is an American video game company headquartered in Redwood City, California. It is the second-largest gaming company in the Americas and Europe by revenue and market capitalization after Activision Blizzard and ahead of Take-Two Interactive, CD Projekt, and Ubisoft as of May 2020.</text:p>
          </table:table-cell>
          <table:table-cell office:value-type="string" calcext:value-type="string">
            <text:p>&lt;/ea&gt;</text:p>
          </table:table-cell>
          <table:table-cell/>
        </table:table-row>
        <table:table-row table:style-name="ro1">
          <table:table-cell office:value-type="string" calcext:value-type="string">
            <text:p>&lt;easports&gt;</text:p>
          </table:table-cell>
          <table:table-cell office:value-type="string" calcext:value-type="string">
            <text:p>EA Sports is a division of Electronic Arts that develops and publishes sports video games. Formerly a marketing gimmick of EA, in which they tried to imitate real-life sports networks by calling themselves the "EA Sports Network" it soon grew up to become a sub-label on its own, releasing game series such as FIFA and Madden NFL.</text:p>
          </table:table-cell>
          <table:table-cell office:value-type="string" calcext:value-type="string">
            <text:p>&lt;/easports&gt;</text:p>
          </table:table-cell>
          <table:table-cell/>
        </table:table-row>
        <table:table-row table:style-name="ro1">
          <table:table-cell office:value-type="string" calcext:value-type="string">
            <text:p>&lt;eidos&gt;</text:p>
          </table:table-cell>
          <table:table-cell office:value-type="string" calcext:value-type="string">
            <text:p>Eidos Interactive was a British software publisher from 1995 to 2005 most famous for the Tomb Raider series of games along with the Championship Manager series. Following a series of takeoevers it is now owned by the Japanese Square Enix group.</text:p>
          </table:table-cell>
          <table:table-cell office:value-type="string" calcext:value-type="string">
            <text:p>&lt;/eidos&gt;</text:p>
          </table:table-cell>
          <table:table-cell/>
        </table:table-row>
        <table:table-row table:style-name="ro1">
          <table:table-cell office:value-type="string" calcext:value-type="string">
            <text:p>&lt;gt&gt;</text:p>
          </table:table-cell>
          <table:table-cell office:value-type="string" calcext:value-type="string">
            <text:p>The GT Interactive Software Corporation (GTI) was founded in February 1993 as a division of GoodTimes Home Video, a video-tape distributor owned by the Cayre family, with Ron Chaimowitz as co-founder and president. Afer multiple mergers and buy outs the company is currently part of Atari.inc</text:p>
          </table:table-cell>
          <table:table-cell office:value-type="string" calcext:value-type="string">
            <text:p>&lt;/gt&gt;</text:p>
          </table:table-cell>
          <table:table-cell/>
        </table:table-row>
        <table:table-row table:style-name="ro1">
          <table:table-cell office:value-type="string" calcext:value-type="string">
            <text:p>&lt;infogrames&gt;</text:p>
          </table:table-cell>
          <table:table-cell office:value-type="string" calcext:value-type="string">
            <text:p>Infogrames was a software developer and publisher from 1983 to 2009 most famous for the Alone In The Dark series. The company is now part of, and known as, Atari.inc</text:p>
          </table:table-cell>
          <table:table-cell office:value-type="string" calcext:value-type="string">
            <text:p>&lt;/infogrames&gt;</text:p>
          </table:table-cell>
          <table:table-cell/>
        </table:table-row>
        <table:table-row table:style-name="ro1">
          <table:table-cell office:value-type="string" calcext:value-type="string">
            <text:p>&lt;lucasarts&gt;</text:p>
          </table:table-cell>
          <table:table-cell office:value-type="string" calcext:value-type="string">
            <text:p>LucasArts Entertainment Company, doing business as Lucasfilm Games, is an American licensor. Until 2013, it was also a video game developer and publisher. LucasArts is best known for its graphic adventure games, as well as games based on the Star Wars and Indiana Jones franchises.</text:p>
          </table:table-cell>
          <table:table-cell office:value-type="string" calcext:value-type="string">
            <text:p>&lt;/lucasarts&gt;</text:p>
          </table:table-cell>
          <table:table-cell/>
        </table:table-row>
        <table:table-row table:style-name="ro1">
          <table:table-cell office:value-type="string" calcext:value-type="string">
            <text:p>&lt;simpsons&gt;</text:p>
          </table:table-cell>
          <table:table-cell office:value-type="string" calcext:value-type="string">
            <text:p>The Simpsons is a satirical depiction of American life, epitomized by the Simpson family, which consists of Homer, Marge, Bart, Lisa, and Maggie. The original TV show is set in the fictional town of Springfield and parodies American culture and society, television, and the human condition.</text:p>
          </table:table-cell>
          <table:table-cell office:value-type="string" calcext:value-type="string">
            <text:p>&lt;/simpsons&gt;</text:p>
          </table:table-cell>
          <table:table-cell/>
        </table:table-row>
        <table:table-row table:style-name="ro1">
          <table:table-cell office:value-type="string" calcext:value-type="string">
            <text:p>&lt;tmnt&gt;</text:p>
          </table:table-cell>
          <table:table-cell office:value-type="string" calcext:value-type="string">
            <text:p>The Teenage Mutant Ninja Turtles are four superhero turtles. Named after Italian Renaissance artists, they were trained in the Japanese martial art of ninjutsu. From their home in the sewers of New York City, they battle various enemies while attempting to remain hidden from society.</text:p>
          </table:table-cell>
          <table:table-cell office:value-type="string" calcext:value-type="string">
            <text:p>&lt;/tmnt&gt;</text:p>
          </table:table-cell>
          <table:table-cell/>
        </table:table-row>
        <table:table-row table:style-name="ro1">
          <table:table-cell office:value-type="string" calcext:value-type="string">
            <text:p>&lt;battletoads&gt;</text:p>
          </table:table-cell>
          <table:table-cell office:value-type="string" calcext:value-type="string">
            <text:p>Battletoads is a video game media franchise by Rare that began with the original beat 'em up game Battletoads in 1991. Starring three anthropomorphic toads named after skin conditions, Rash, Zitz, and Pimple, the series was created to rival the Teenage Mutant Ninja Turtles games series.</text:p>
          </table:table-cell>
          <table:table-cell office:value-type="string" calcext:value-type="string">
            <text:p>&lt;/battletoads&gt;</text:p>
          </table:table-cell>
          <table:table-cell/>
        </table:table-row>
        <table:table-row table:style-name="ro1">
          <table:table-cell office:value-type="string" calcext:value-type="string">
            <text:p>&lt;pokemon&gt;</text:p>
          </table:table-cell>
          <table:table-cell office:value-type="string" calcext:value-type="string">
            <text:p>Pokémon is a series of video games <text:s/>published by Nintendo and The Pokémon Company. Created by Satoshi Tajiri, the first games, Pocket Monsters Red and Green, released in 1996 in Japan for the Game Boy, and the main series of role-playing video games (RPGs), referred as the "core series" by their developers, have continued on each generation of Nintendo's handhelds.</text:p>
          </table:table-cell>
          <table:table-cell office:value-type="string" calcext:value-type="string">
            <text:p>&lt;/pokemon&gt;</text:p>
          </table:table-cell>
          <table:table-cell/>
        </table:table-row>
        <table:table-row table:style-name="ro1">
          <table:table-cell office:value-type="string" calcext:value-type="string">
            <text:p>&lt;lego&gt;</text:p>
          </table:table-cell>
          <table:table-cell office:value-type="string" calcext:value-type="string">
            <text:p>Since 1995, 85 commercial video games based on Lego, the construction system produced by The Lego Group, have been released. Genres have included adventure games, board games and racing games.</text:p>
          </table:table-cell>
          <table:table-cell office:value-type="string" calcext:value-type="string">
            <text:p>&lt;/lego&gt;</text:p>
          </table:table-cell>
          <table:table-cell/>
        </table:table-row>
        <table:table-row table:style-name="ro1">
          <table:table-cell office:value-type="string" calcext:value-type="string">
            <text:p>&lt;tic80&gt;</text:p>
          </table:table-cell>
          <table:table-cell office:value-type="string" calcext:value-type="string">
            <text:p>TIC-80 is a fantasy computer for making, playing and sharing tiny games. Games are restricted to 240x136 pixels display, 16 color palette, 256 8x8 color sprites, 4 channel sound and etc.</text:p>
          </table:table-cell>
          <table:table-cell office:value-type="string" calcext:value-type="string">
            <text:p>&lt;/tic80&gt;</text:p>
          </table:table-cell>
          <table:table-cell/>
        </table:table-row>
        <table:table-row table:style-name="ro1">
          <table:table-cell office:value-type="string" calcext:value-type="string">
            <text:p>&lt;samsho&gt;</text:p>
          </table:table-cell>
          <table:table-cell office:value-type="string" calcext:value-type="string">
            <text:p>Samurai Shodown, known in Japan as Samurai Spirits, is a fighting game series by SNK. Set in 18th-century Japan, the games also include foreign-born characters and fictional monsters.</text:p>
          </table:table-cell>
          <table:table-cell office:value-type="string" calcext:value-type="string">
            <text:p>&lt;/samsho&gt;</text:p>
          </table:table-cell>
          <table:table-cell/>
        </table:table-row>
        <table:table-row table:style-name="ro1">
          <table:table-cell office:value-type="string" calcext:value-type="string">
            <text:p>&lt;solarus&gt;</text:p>
          </table:table-cell>
          <table:table-cell office:value-type="string" calcext:value-type="string">
            <text:p>Solarus is a Lightweight, free and open-source game engine for Action-RPGs. Built in C++, it runs games made in Lua.</text:p>
          </table:table-cell>
          <table:table-cell office:value-type="string" calcext:value-type="string">
            <text:p>&lt;/solarus&gt;</text:p>
          </table:table-cell>
          <table:table-cell/>
        </table:table-row>
        <table:table-row table:style-name="ro1">
          <table:table-cell office:value-type="string" calcext:value-type="string">
            <text:p>&lt;ddr&gt;</text:p>
          </table:table-cell>
          <table:table-cell office:value-type="string" calcext:value-type="string">
            <text:p>Dance Dance Revolution (also known as Dancing Stage in earlier European games), is a poineering series of music video game series produced by Konami. Introduced in Japan in 1998 players stand on a "dance platform" and hit colored arrows in time to musical and visual cues.</text:p>
          </table:table-cell>
          <table:table-cell office:value-type="string" calcext:value-type="string">
            <text:p>&lt;/ddr&gt;</text:p>
          </table:table-cell>
          <table:table-cell/>
        </table:table-row>
        <table:table-row table:style-name="ro1">
          <table:table-cell office:value-type="string" calcext:value-type="string">
            <text:p>&lt;tux&gt;</text:p>
          </table:table-cell>
          <table:table-cell office:value-type="string" calcext:value-type="string">
            <text:p>SuperTux, SuperTux Kart, and SuperTux Party are open source games inspired by the Super Mario games. Developed since the mid 90's they feature a wide range of open source mascots such as Tux, Mozilla Thunderbird, and Pidgin.</text:p>
          </table:table-cell>
          <table:table-cell office:value-type="string" calcext:value-type="string">
            <text:p>&lt;/tux&gt;</text:p>
          </table:table-cell>
          <table:table-cell/>
        </table:table-row>
        <table:table-row table:style-name="ro1">
          <table:table-cell office:value-type="string" calcext:value-type="string">
            <text:p>&lt;subset.ratio&gt;</text:p>
          </table:table-cell>
          <table:table-cell office:value-type="string" calcext:value-type="string">
            <text:p>Screen Ratio</text:p>
          </table:table-cell>
          <table:table-cell office:value-type="string" calcext:value-type="string">
            <text:p>&lt;/subset.ratio&gt;</text:p>
          </table:table-cell>
          <table:table-cell/>
        </table:table-row>
        <table:table-row table:style-name="ro1">
          <table:table-cell office:value-type="string" calcext:value-type="string">
            <text:p>&lt;d1970s&gt;</text:p>
          </table:table-cell>
          <table:table-cell office:value-type="string" calcext:value-type="string">
            <text:p>The 1970's saw the start of the golden age of arcade games. Coin operated arcade machines became popular featuring classics such as Pac-Man, Galaxians and Space Invaders. It also saw the arrival of the first home consoles such as the Atari 2600.</text:p>
          </table:table-cell>
          <table:table-cell office:value-type="string" calcext:value-type="string">
            <text:p>&lt;/d1970s&gt;</text:p>
          </table:table-cell>
          <table:table-cell/>
        </table:table-row>
        <table:table-row table:style-name="ro1">
          <table:table-cell office:value-type="string" calcext:value-type="string">
            <text:p>&lt;d1980s&gt;</text:p>
          </table:table-cell>
          <table:table-cell office:value-type="string" calcext:value-type="string">
            <text:p>The 1980's saw the dawn of affordable home gaming systems with home computers from the likes of Sinclair and Commadore and the first large-scale console releases from heavyweights Sega and Nintendo</text:p>
          </table:table-cell>
          <table:table-cell office:value-type="string" calcext:value-type="string">
            <text:p>&lt;/d1980s&gt;</text:p>
          </table:table-cell>
          <table:table-cell/>
        </table:table-row>
        <table:table-row table:style-name="ro1">
          <table:table-cell office:value-type="string" calcext:value-type="string">
            <text:p>&lt;d1990s&gt;</text:p>
          </table:table-cell>
          <table:table-cell office:value-type="string" calcext:value-type="string">
            <text:p>The 1990's saw the re-emergance of arcade's as heavy hitting fighting games like Streetfighter, Tekken and Mortal Kombat were released. For the home market saw the release of 5th Gen.eration consoles such as the Sony Playstation, Sega Saturn, and Nintendo 64</text:p>
          </table:table-cell>
          <table:table-cell office:value-type="string" calcext:value-type="string">
            <text:p>&lt;/d1990s&gt;</text:p>
          </table:table-cell>
          <table:table-cell/>
        </table:table-row>
        <table:table-row table:style-name="ro1">
          <table:table-cell office:value-type="string" calcext:value-type="string">
            <text:p>&lt;easyrpg&gt;</text:p>
          </table:table-cell>
          <table:table-cell office:value-type="string" calcext:value-type="string">
            <text:p>Easy RPG is a free and open source role playing game interpreter and editor that allows you to play games compatible with RPG Maker 2000 and 2003.</text:p>
          </table:table-cell>
          <table:table-cell office:value-type="string" calcext:value-type="string">
            <text:p>&lt;/easyrpg&gt;</text:p>
          </table:table-cell>
          <table:table-cell/>
        </table:table-row>
        <table:table-row table:style-name="ro1">
          <table:table-cell office:value-type="string" calcext:value-type="string">
            <text:p>&lt;panlog&gt;</text:p>
          </table:table-cell>
          <table:table-cell office:value-type="string" calcext:value-type="string">
            <text:p>Panel logos</text:p>
          </table:table-cell>
          <table:table-cell office:value-type="string" calcext:value-type="string">
            <text:p>&lt;/panlog&gt;</text:p>
          </table:table-cell>
          <table:table-cell/>
        </table:table-row>
        <table:table-row table:style-name="ro1">
          <table:table-cell office:value-type="string" calcext:value-type="string">
            <text:p>&lt;default&gt;</text:p>
          </table:table-cell>
          <table:table-cell office:value-type="string" calcext:value-type="string">
            <text:p>Default</text:p>
          </table:table-cell>
          <table:table-cell office:value-type="string" calcext:value-type="string">
            <text:p>&lt;/default&gt;</text:p>
          </table:table-cell>
          <table:table-cell/>
        </table:table-row>
        <table:table-row table:style-name="ro1">
          <table:table-cell office:value-type="string" calcext:value-type="string">
            <text:p>&lt;panel&gt;</text:p>
          </table:table-cell>
          <table:table-cell office:value-type="string" calcext:value-type="string">
            <text:p>Panel</text:p>
          </table:table-cell>
          <table:table-cell office:value-type="string" calcext:value-type="string">
            <text:p>&lt;/panel&gt;</text:p>
          </table:table-cell>
          <table:table-cell/>
        </table:table-row>
        <table:table-row table:style-name="ro1">
          <table:table-cell office:value-type="string" calcext:value-type="string">
            <text:p>&lt;smallpanel&gt;</text:p>
          </table:table-cell>
          <table:table-cell office:value-type="string" calcext:value-type="string">
            <text:p>Small Panel</text:p>
          </table:table-cell>
          <table:table-cell office:value-type="string" calcext:value-type="string">
            <text:p>&lt;/smallpanel&gt;</text:p>
          </table:table-cell>
          <table:table-cell/>
        </table:table-row>
        <table:table-row table:style-name="ro1">
          <table:table-cell office:value-type="string" calcext:value-type="string">
            <text:p>&lt;panelbox&gt;</text:p>
          </table:table-cell>
          <table:table-cell office:value-type="string" calcext:value-type="string">
            <text:p>Panel with Boxart</text:p>
          </table:table-cell>
          <table:table-cell office:value-type="string" calcext:value-type="string">
            <text:p>&lt;/panelbox&gt;</text:p>
          </table:table-cell>
          <table:table-cell table:formula="of:=CONCATENATE([.A226];[.B226];[.C226])" office:value-type="string" office:string-value="&lt;panelbox&gt;Panel with Boxart&lt;/panelbox&gt;" calcext:value-type="string">
            <text:p>&lt;panelbox&gt;Panel with Boxart&lt;/panelbox&gt;</text:p>
          </table:table-cell>
        </table:table-row>
        <table:table-row table:style-name="ro1" table:number-rows-repeated="1048349">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17:12:13.681608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ta:initial-creator>
    <meta:creation-date>2021-03-08T16:05:38.233253729</meta:creation-date>
    <dc:date>2021-03-08T17:12:59.188171546</dc:date>
    <dc:creator>Dave </dc:creator>
    <meta:editing-duration>PT1M12S</meta:editing-duration>
    <meta:editing-cycles>2</meta:editing-cycles>
    <meta:generator>LibreOffice/7.1.1.2$Linux_X86_64 LibreOffice_project/10$Build-2</meta:generator>
    <meta:document-statistic meta:table-count="2" meta:cell-count="1579" meta:object-count="0"/>
  </office:meta>
</office:document-meta>
</file>